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30000005B606C8470.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30000005C3F52F8AE.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1"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Table31" style:family="table">
      <style:table-properties style:width="17.798cm" table:align="left" style:writing-mode="lr-tb"/>
    </style:style>
    <style:style style:name="Table31.A" style:family="table-column">
      <style:table-column-properties style:column-width="7.325cm"/>
    </style:style>
    <style:style style:name="Table31.B" style:family="table-column">
      <style:table-column-properties style:column-width="10.472cm"/>
    </style:style>
    <style:style style:name="Table31.1" style:family="table-row">
      <style:table-row-properties style:keep-together="true" fo:keep-together="auto"/>
    </style:style>
    <style:style style:name="Table3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2" style:family="table">
      <style:table-properties style:width="17.798cm" table:align="left" style:writing-mode="lr-tb"/>
    </style:style>
    <style:style style:name="Table32.A" style:family="table-column">
      <style:table-column-properties style:column-width="7.325cm"/>
    </style:style>
    <style:style style:name="Table32.B" style:family="table-column">
      <style:table-column-properties style:column-width="10.472cm"/>
    </style:style>
    <style:style style:name="Table32.1" style:family="table-row">
      <style:table-row-properties style:keep-together="true" fo:keep-together="auto"/>
    </style:style>
    <style:style style:name="Table3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3" style:family="table">
      <style:table-properties style:width="17.798cm" table:align="left" style:writing-mode="lr-tb"/>
    </style:style>
    <style:style style:name="Table33.A" style:family="table-column">
      <style:table-column-properties style:column-width="7.325cm"/>
    </style:style>
    <style:style style:name="Table33.B" style:family="table-column">
      <style:table-column-properties style:column-width="10.472cm"/>
    </style:style>
    <style:style style:name="Table33.1" style:family="table-row">
      <style:table-row-properties style:keep-together="true" fo:keep-together="auto"/>
    </style:style>
    <style:style style:name="Table3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4" style:family="table">
      <style:table-properties style:width="17.798cm" table:align="left" style:writing-mode="lr-tb"/>
    </style:style>
    <style:style style:name="Table34.A" style:family="table-column">
      <style:table-column-properties style:column-width="7.325cm"/>
    </style:style>
    <style:style style:name="Table34.B" style:family="table-column">
      <style:table-column-properties style:column-width="10.472cm"/>
    </style:style>
    <style:style style:name="Table34.1" style:family="table-row">
      <style:table-row-properties style:keep-together="true" fo:keep-together="auto"/>
    </style:style>
    <style:style style:name="Table3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5" style:family="table">
      <style:table-properties style:width="17.798cm" table:align="left" style:writing-mode="lr-tb"/>
    </style:style>
    <style:style style:name="Table35.A" style:family="table-column">
      <style:table-column-properties style:column-width="7.325cm"/>
    </style:style>
    <style:style style:name="Table35.B" style:family="table-column">
      <style:table-column-properties style:column-width="10.472cm"/>
    </style:style>
    <style:style style:name="Table35.1" style:family="table-row">
      <style:table-row-properties style:keep-together="true" fo:keep-together="auto"/>
    </style:style>
    <style:style style:name="Table3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6" style:family="table">
      <style:table-properties style:width="17.798cm" table:align="left" style:writing-mode="lr-tb"/>
    </style:style>
    <style:style style:name="Table36.A" style:family="table-column">
      <style:table-column-properties style:column-width="7.325cm"/>
    </style:style>
    <style:style style:name="Table36.B" style:family="table-column">
      <style:table-column-properties style:column-width="10.472cm"/>
    </style:style>
    <style:style style:name="Table36.1" style:family="table-row">
      <style:table-row-properties style:keep-together="true" fo:keep-together="auto"/>
    </style:style>
    <style:style style:name="Table3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7" style:family="table">
      <style:table-properties style:width="17.798cm" table:align="left" style:writing-mode="lr-tb"/>
    </style:style>
    <style:style style:name="Table37.A" style:family="table-column">
      <style:table-column-properties style:column-width="7.303cm"/>
    </style:style>
    <style:style style:name="Table37.B" style:family="table-column">
      <style:table-column-properties style:column-width="10.495cm"/>
    </style:style>
    <style:style style:name="Table37.1" style:family="table-row">
      <style:table-row-properties style:keep-together="true" fo:keep-together="auto"/>
    </style:style>
    <style:style style:name="Table3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8" style:family="table">
      <style:table-properties style:width="17.798cm" table:align="left" style:writing-mode="lr-tb"/>
    </style:style>
    <style:style style:name="Table38.A" style:family="table-column">
      <style:table-column-properties style:column-width="7.303cm"/>
    </style:style>
    <style:style style:name="Table38.B" style:family="table-column">
      <style:table-column-properties style:column-width="10.495cm"/>
    </style:style>
    <style:style style:name="Table38.1" style:family="table-row">
      <style:table-row-properties style:keep-together="true" fo:keep-together="auto"/>
    </style:style>
    <style:style style:name="Table3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9" style:family="table">
      <style:table-properties style:width="17.798cm" table:align="left" style:writing-mode="lr-tb"/>
    </style:style>
    <style:style style:name="Table39.A" style:family="table-column">
      <style:table-column-properties style:column-width="7.303cm"/>
    </style:style>
    <style:style style:name="Table39.B" style:family="table-column">
      <style:table-column-properties style:column-width="10.495cm"/>
    </style:style>
    <style:style style:name="Table39.1" style:family="table-row">
      <style:table-row-properties style:keep-together="true" fo:keep-together="auto"/>
    </style:style>
    <style:style style:name="Table3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0" style:family="table">
      <style:table-properties style:width="17.798cm" table:align="left" style:writing-mode="lr-tb"/>
    </style:style>
    <style:style style:name="Table40.A" style:family="table-column">
      <style:table-column-properties style:column-width="7.303cm"/>
    </style:style>
    <style:style style:name="Table40.B" style:family="table-column">
      <style:table-column-properties style:column-width="10.495cm"/>
    </style:style>
    <style:style style:name="Table40.1" style:family="table-row">
      <style:table-row-properties style:keep-together="true" fo:keep-together="auto"/>
    </style:style>
    <style:style style:name="Table4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1" style:family="table">
      <style:table-properties style:width="17.798cm" table:align="left" style:writing-mode="lr-tb"/>
    </style:style>
    <style:style style:name="Table41.A" style:family="table-column">
      <style:table-column-properties style:column-width="7.303cm"/>
    </style:style>
    <style:style style:name="Table41.B" style:family="table-column">
      <style:table-column-properties style:column-width="10.495cm"/>
    </style:style>
    <style:style style:name="Table41.1" style:family="table-row">
      <style:table-row-properties style:keep-together="true" fo:keep-together="auto"/>
    </style:style>
    <style:style style:name="Table4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2" style:family="table">
      <style:table-properties style:width="17.798cm" table:align="left" style:writing-mode="lr-tb"/>
    </style:style>
    <style:style style:name="Table42.A" style:family="table-column">
      <style:table-column-properties style:column-width="7.303cm"/>
    </style:style>
    <style:style style:name="Table42.B" style:family="table-column">
      <style:table-column-properties style:column-width="10.495cm"/>
    </style:style>
    <style:style style:name="Table42.1" style:family="table-row">
      <style:table-row-properties style:keep-together="true" fo:keep-together="auto"/>
    </style:style>
    <style:style style:name="Table4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3" style:family="table">
      <style:table-properties style:width="17.798cm" table:align="left" style:writing-mode="lr-tb"/>
    </style:style>
    <style:style style:name="Table43.A" style:family="table-column">
      <style:table-column-properties style:column-width="7.325cm"/>
    </style:style>
    <style:style style:name="Table43.B" style:family="table-column">
      <style:table-column-properties style:column-width="10.472cm"/>
    </style:style>
    <style:style style:name="Table43.1" style:family="table-row">
      <style:table-row-properties style:keep-together="true" fo:keep-together="auto"/>
    </style:style>
    <style:style style:name="Table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4" style:family="table">
      <style:table-properties style:width="17.798cm" table:align="left" style:writing-mode="lr-tb"/>
    </style:style>
    <style:style style:name="Table44.A" style:family="table-column">
      <style:table-column-properties style:column-width="7.325cm"/>
    </style:style>
    <style:style style:name="Table44.B" style:family="table-column">
      <style:table-column-properties style:column-width="10.472cm"/>
    </style:style>
    <style:style style:name="Table44.1" style:family="table-row">
      <style:table-row-properties style:keep-together="true" fo:keep-together="auto"/>
    </style:style>
    <style:style style:name="Table4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5" style:family="table">
      <style:table-properties style:width="17.798cm" table:align="left" style:writing-mode="lr-tb"/>
    </style:style>
    <style:style style:name="Table45.A" style:family="table-column">
      <style:table-column-properties style:column-width="7.325cm"/>
    </style:style>
    <style:style style:name="Table45.B" style:family="table-column">
      <style:table-column-properties style:column-width="10.472cm"/>
    </style:style>
    <style:style style:name="Table45.1" style:family="table-row">
      <style:table-row-properties style:keep-together="true" fo:keep-together="auto"/>
    </style:style>
    <style:style style:name="Table4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6" style:family="table">
      <style:table-properties style:width="17.798cm" table:align="left" style:writing-mode="lr-tb"/>
    </style:style>
    <style:style style:name="Table46.A" style:family="table-column">
      <style:table-column-properties style:column-width="7.325cm"/>
    </style:style>
    <style:style style:name="Table46.B" style:family="table-column">
      <style:table-column-properties style:column-width="10.472cm"/>
    </style:style>
    <style:style style:name="Table46.1" style:family="table-row">
      <style:table-row-properties style:keep-together="true" fo:keep-together="auto"/>
    </style:style>
    <style:style style:name="Table4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7" style:family="table">
      <style:table-properties style:width="17.798cm" table:align="left" style:writing-mode="lr-tb"/>
    </style:style>
    <style:style style:name="Table47.A" style:family="table-column">
      <style:table-column-properties style:column-width="7.325cm"/>
    </style:style>
    <style:style style:name="Table47.B" style:family="table-column">
      <style:table-column-properties style:column-width="10.472cm"/>
    </style:style>
    <style:style style:name="Table47.1" style:family="table-row">
      <style:table-row-properties style:keep-together="true" fo:keep-together="auto"/>
    </style:style>
    <style:style style:name="Table4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8" style:family="table">
      <style:table-properties style:width="17.798cm" table:align="left" style:writing-mode="lr-tb"/>
    </style:style>
    <style:style style:name="Table48.A" style:family="table-column">
      <style:table-column-properties style:column-width="7.325cm"/>
    </style:style>
    <style:style style:name="Table48.B" style:family="table-column">
      <style:table-column-properties style:column-width="10.472cm"/>
    </style:style>
    <style:style style:name="Table48.1" style:family="table-row">
      <style:table-row-properties style:keep-together="true" fo:keep-together="auto"/>
    </style:style>
    <style:style style:name="Table4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9" style:family="table">
      <style:table-properties style:width="17.798cm" table:align="left" style:writing-mode="lr-tb"/>
    </style:style>
    <style:style style:name="Table49.A" style:family="table-column">
      <style:table-column-properties style:column-width="7.303cm"/>
    </style:style>
    <style:style style:name="Table49.B" style:family="table-column">
      <style:table-column-properties style:column-width="10.495cm"/>
    </style:style>
    <style:style style:name="Table49.1" style:family="table-row">
      <style:table-row-properties style:keep-together="true" fo:keep-together="auto"/>
    </style:style>
    <style:style style:name="Table4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0" style:family="table">
      <style:table-properties style:width="17.798cm" table:align="left" style:writing-mode="lr-tb"/>
    </style:style>
    <style:style style:name="Table50.A" style:family="table-column">
      <style:table-column-properties style:column-width="7.303cm"/>
    </style:style>
    <style:style style:name="Table50.B" style:family="table-column">
      <style:table-column-properties style:column-width="10.495cm"/>
    </style:style>
    <style:style style:name="Table50.1" style:family="table-row">
      <style:table-row-properties style:keep-together="true" fo:keep-together="auto"/>
    </style:style>
    <style:style style:name="Table5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1" style:family="table">
      <style:table-properties style:width="17.798cm" table:align="left" style:writing-mode="lr-tb"/>
    </style:style>
    <style:style style:name="Table51.A" style:family="table-column">
      <style:table-column-properties style:column-width="7.303cm"/>
    </style:style>
    <style:style style:name="Table51.B" style:family="table-column">
      <style:table-column-properties style:column-width="10.495cm"/>
    </style:style>
    <style:style style:name="Table51.1" style:family="table-row">
      <style:table-row-properties style:keep-together="true" fo:keep-together="auto"/>
    </style:style>
    <style:style style:name="Table5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2" style:family="table">
      <style:table-properties style:width="17.798cm" table:align="left" style:writing-mode="lr-tb"/>
    </style:style>
    <style:style style:name="Table52.A" style:family="table-column">
      <style:table-column-properties style:column-width="7.303cm"/>
    </style:style>
    <style:style style:name="Table52.B" style:family="table-column">
      <style:table-column-properties style:column-width="10.495cm"/>
    </style:style>
    <style:style style:name="Table52.1" style:family="table-row">
      <style:table-row-properties style:keep-together="true" fo:keep-together="auto"/>
    </style:style>
    <style:style style:name="Table5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3" style:family="table">
      <style:table-properties style:width="17.798cm" table:align="left" style:writing-mode="lr-tb"/>
    </style:style>
    <style:style style:name="Table53.A" style:family="table-column">
      <style:table-column-properties style:column-width="7.303cm"/>
    </style:style>
    <style:style style:name="Table53.B" style:family="table-column">
      <style:table-column-properties style:column-width="10.495cm"/>
    </style:style>
    <style:style style:name="Table53.1" style:family="table-row">
      <style:table-row-properties style:keep-together="true" fo:keep-together="auto"/>
    </style:style>
    <style:style style:name="Table5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4" style:family="table">
      <style:table-properties style:width="17.798cm" table:align="left" style:writing-mode="lr-tb"/>
    </style:style>
    <style:style style:name="Table54.A" style:family="table-column">
      <style:table-column-properties style:column-width="7.303cm"/>
    </style:style>
    <style:style style:name="Table54.B" style:family="table-column">
      <style:table-column-properties style:column-width="10.495cm"/>
    </style:style>
    <style:style style:name="Table54.1" style:family="table-row">
      <style:table-row-properties style:keep-together="true" fo:keep-together="auto"/>
    </style:style>
    <style:style style:name="Table5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5" style:family="table">
      <style:table-properties style:width="17.798cm" table:align="left" style:writing-mode="lr-tb"/>
    </style:style>
    <style:style style:name="Table55.A" style:family="table-column">
      <style:table-column-properties style:column-width="7.303cm"/>
    </style:style>
    <style:style style:name="Table55.B" style:family="table-column">
      <style:table-column-properties style:column-width="10.495cm"/>
    </style:style>
    <style:style style:name="Table55.1" style:family="table-row">
      <style:table-row-properties style:keep-together="true" fo:keep-together="auto"/>
    </style:style>
    <style:style style:name="Table5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6" style:family="table">
      <style:table-properties style:width="17.798cm" table:align="left" style:writing-mode="lr-tb"/>
    </style:style>
    <style:style style:name="Table56.A" style:family="table-column">
      <style:table-column-properties style:column-width="7.325cm"/>
    </style:style>
    <style:style style:name="Table56.B" style:family="table-column">
      <style:table-column-properties style:column-width="10.472cm"/>
    </style:style>
    <style:style style:name="Table56.1" style:family="table-row">
      <style:table-row-properties style:keep-together="true" fo:keep-together="auto"/>
    </style:style>
    <style:style style:name="Table5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7" style:family="table">
      <style:table-properties style:width="17.798cm" table:align="left" style:writing-mode="lr-tb"/>
    </style:style>
    <style:style style:name="Table57.A" style:family="table-column">
      <style:table-column-properties style:column-width="7.303cm"/>
    </style:style>
    <style:style style:name="Table57.B" style:family="table-column">
      <style:table-column-properties style:column-width="10.495cm"/>
    </style:style>
    <style:style style:name="Table57.1" style:family="table-row">
      <style:table-row-properties style:keep-together="true" fo:keep-together="auto"/>
    </style:style>
    <style:style style:name="Table5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8" style:family="table">
      <style:table-properties style:width="17.798cm" table:align="left" style:writing-mode="lr-tb"/>
    </style:style>
    <style:style style:name="Table58.A" style:family="table-column">
      <style:table-column-properties style:column-width="7.325cm"/>
    </style:style>
    <style:style style:name="Table58.B" style:family="table-column">
      <style:table-column-properties style:column-width="10.472cm"/>
    </style:style>
    <style:style style:name="Table58.1" style:family="table-row">
      <style:table-row-properties style:keep-together="true" fo:keep-together="auto"/>
    </style:style>
    <style:style style:name="Table5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9" style:family="table">
      <style:table-properties style:width="17.798cm" table:align="left" style:writing-mode="lr-tb"/>
    </style:style>
    <style:style style:name="Table59.A" style:family="table-column">
      <style:table-column-properties style:column-width="7.303cm"/>
    </style:style>
    <style:style style:name="Table59.B" style:family="table-column">
      <style:table-column-properties style:column-width="10.495cm"/>
    </style:style>
    <style:style style:name="Table59.1" style:family="table-row">
      <style:table-row-properties style:keep-together="true" fo:keep-together="auto"/>
    </style:style>
    <style:style style:name="Table5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0" style:family="table">
      <style:table-properties style:width="17.798cm" table:align="left" style:writing-mode="lr-tb"/>
    </style:style>
    <style:style style:name="Table60.A" style:family="table-column">
      <style:table-column-properties style:column-width="7.325cm"/>
    </style:style>
    <style:style style:name="Table60.B" style:family="table-column">
      <style:table-column-properties style:column-width="10.472cm"/>
    </style:style>
    <style:style style:name="Table60.1" style:family="table-row">
      <style:table-row-properties style:keep-together="true" fo:keep-together="auto"/>
    </style:style>
    <style:style style:name="Table6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1" style:family="table">
      <style:table-properties style:width="17.798cm" table:align="left" style:writing-mode="lr-tb"/>
    </style:style>
    <style:style style:name="Table61.A" style:family="table-column">
      <style:table-column-properties style:column-width="7.325cm"/>
    </style:style>
    <style:style style:name="Table61.B" style:family="table-column">
      <style:table-column-properties style:column-width="10.472cm"/>
    </style:style>
    <style:style style:name="Table61.1" style:family="table-row">
      <style:table-row-properties style:keep-together="true" fo:keep-together="auto"/>
    </style:style>
    <style:style style:name="Table6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2" style:family="table">
      <style:table-properties style:width="17.798cm" table:align="left" style:writing-mode="lr-tb"/>
    </style:style>
    <style:style style:name="Table62.A" style:family="table-column">
      <style:table-column-properties style:column-width="7.325cm"/>
    </style:style>
    <style:style style:name="Table62.B" style:family="table-column">
      <style:table-column-properties style:column-width="10.472cm"/>
    </style:style>
    <style:style style:name="Table62.1" style:family="table-row">
      <style:table-row-properties style:keep-together="true" fo:keep-together="auto"/>
    </style:style>
    <style:style style:name="Table6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3" style:family="table">
      <style:table-properties style:width="17.798cm" table:align="left" style:writing-mode="lr-tb"/>
    </style:style>
    <style:style style:name="Table63.A" style:family="table-column">
      <style:table-column-properties style:column-width="7.325cm"/>
    </style:style>
    <style:style style:name="Table63.B" style:family="table-column">
      <style:table-column-properties style:column-width="10.472cm"/>
    </style:style>
    <style:style style:name="Table63.1" style:family="table-row">
      <style:table-row-properties style:keep-together="true" fo:keep-together="auto"/>
    </style:style>
    <style:style style:name="Table6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4" style:family="table">
      <style:table-properties style:width="17.798cm" table:align="left" style:writing-mode="lr-tb"/>
    </style:style>
    <style:style style:name="Table64.A" style:family="table-column">
      <style:table-column-properties style:column-width="7.325cm"/>
    </style:style>
    <style:style style:name="Table64.B" style:family="table-column">
      <style:table-column-properties style:column-width="10.472cm"/>
    </style:style>
    <style:style style:name="Table64.1" style:family="table-row">
      <style:table-row-properties style:keep-together="true" fo:keep-together="auto"/>
    </style:style>
    <style:style style:name="Table6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5" style:family="table">
      <style:table-properties style:width="17.798cm" table:align="left" style:writing-mode="lr-tb"/>
    </style:style>
    <style:style style:name="Table65.A" style:family="table-column">
      <style:table-column-properties style:column-width="7.325cm"/>
    </style:style>
    <style:style style:name="Table65.B" style:family="table-column">
      <style:table-column-properties style:column-width="10.472cm"/>
    </style:style>
    <style:style style:name="Table65.1" style:family="table-row">
      <style:table-row-properties style:keep-together="true" fo:keep-together="auto"/>
    </style:style>
    <style:style style:name="Table6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6" style:family="table">
      <style:table-properties style:width="17.798cm" table:align="left" style:writing-mode="lr-tb"/>
    </style:style>
    <style:style style:name="Table66.A" style:family="table-column">
      <style:table-column-properties style:column-width="7.325cm"/>
    </style:style>
    <style:style style:name="Table66.B" style:family="table-column">
      <style:table-column-properties style:column-width="10.472cm"/>
    </style:style>
    <style:style style:name="Table66.1" style:family="table-row">
      <style:table-row-properties style:keep-together="true" fo:keep-together="auto"/>
    </style:style>
    <style:style style:name="Table6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7" style:family="table">
      <style:table-properties style:width="17.798cm" table:align="left" style:writing-mode="lr-tb"/>
    </style:style>
    <style:style style:name="Table67.A" style:family="table-column">
      <style:table-column-properties style:column-width="7.325cm"/>
    </style:style>
    <style:style style:name="Table67.B" style:family="table-column">
      <style:table-column-properties style:column-width="10.472cm"/>
    </style:style>
    <style:style style:name="Table67.1" style:family="table-row">
      <style:table-row-properties style:keep-together="true" fo:keep-together="auto"/>
    </style:style>
    <style:style style:name="Table6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8" style:family="table">
      <style:table-properties style:width="17.798cm" table:align="left" style:writing-mode="lr-tb"/>
    </style:style>
    <style:style style:name="Table68.A" style:family="table-column">
      <style:table-column-properties style:column-width="7.303cm"/>
    </style:style>
    <style:style style:name="Table68.B" style:family="table-column">
      <style:table-column-properties style:column-width="10.495cm"/>
    </style:style>
    <style:style style:name="Table68.1" style:family="table-row">
      <style:table-row-properties style:keep-together="true" fo:keep-together="auto"/>
    </style:style>
    <style:style style:name="Table6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9" style:family="table">
      <style:table-properties style:width="17.798cm" table:align="left" style:writing-mode="lr-tb"/>
    </style:style>
    <style:style style:name="Table69.A" style:family="table-column">
      <style:table-column-properties style:column-width="7.303cm"/>
    </style:style>
    <style:style style:name="Table69.B" style:family="table-column">
      <style:table-column-properties style:column-width="10.495cm"/>
    </style:style>
    <style:style style:name="Table69.1" style:family="table-row">
      <style:table-row-properties style:keep-together="true" fo:keep-together="auto"/>
    </style:style>
    <style:style style:name="Table6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0" style:family="table">
      <style:table-properties style:width="17.798cm" table:align="left" style:writing-mode="lr-tb"/>
    </style:style>
    <style:style style:name="Table70.A" style:family="table-column">
      <style:table-column-properties style:column-width="7.303cm"/>
    </style:style>
    <style:style style:name="Table70.B" style:family="table-column">
      <style:table-column-properties style:column-width="10.495cm"/>
    </style:style>
    <style:style style:name="Table70.1" style:family="table-row">
      <style:table-row-properties style:keep-together="true" fo:keep-together="auto"/>
    </style:style>
    <style:style style:name="Table7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1" style:family="table">
      <style:table-properties style:width="17.798cm" table:align="left" style:writing-mode="lr-tb"/>
    </style:style>
    <style:style style:name="Table71.A" style:family="table-column">
      <style:table-column-properties style:column-width="7.303cm"/>
    </style:style>
    <style:style style:name="Table71.B" style:family="table-column">
      <style:table-column-properties style:column-width="10.495cm"/>
    </style:style>
    <style:style style:name="Table71.1" style:family="table-row">
      <style:table-row-properties style:keep-together="true" fo:keep-together="auto"/>
    </style:style>
    <style:style style:name="Table7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2" style:family="table">
      <style:table-properties style:width="17.798cm" table:align="left" style:writing-mode="lr-tb"/>
    </style:style>
    <style:style style:name="Table72.A" style:family="table-column">
      <style:table-column-properties style:column-width="7.303cm"/>
    </style:style>
    <style:style style:name="Table72.B" style:family="table-column">
      <style:table-column-properties style:column-width="10.495cm"/>
    </style:style>
    <style:style style:name="Table72.1" style:family="table-row">
      <style:table-row-properties style:keep-together="true" fo:keep-together="auto"/>
    </style:style>
    <style:style style:name="Table7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3" style:family="table">
      <style:table-properties style:width="17.798cm" table:align="left" style:writing-mode="lr-tb"/>
    </style:style>
    <style:style style:name="Table73.A" style:family="table-column">
      <style:table-column-properties style:column-width="7.303cm"/>
    </style:style>
    <style:style style:name="Table73.B" style:family="table-column">
      <style:table-column-properties style:column-width="10.495cm"/>
    </style:style>
    <style:style style:name="Table73.1" style:family="table-row">
      <style:table-row-properties style:keep-together="true" fo:keep-together="auto"/>
    </style:style>
    <style:style style:name="Table7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4" style:family="table">
      <style:table-properties style:width="17.798cm" table:align="left" style:writing-mode="lr-tb"/>
    </style:style>
    <style:style style:name="Table74.A" style:family="table-column">
      <style:table-column-properties style:column-width="7.303cm"/>
    </style:style>
    <style:style style:name="Table74.B" style:family="table-column">
      <style:table-column-properties style:column-width="10.495cm"/>
    </style:style>
    <style:style style:name="Table74.1" style:family="table-row">
      <style:table-row-properties style:keep-together="true" fo:keep-together="auto"/>
    </style:style>
    <style:style style:name="Table7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5" style:family="table">
      <style:table-properties style:width="17.798cm" table:align="left" style:writing-mode="lr-tb"/>
    </style:style>
    <style:style style:name="Table75.A" style:family="table-column">
      <style:table-column-properties style:column-width="7.303cm"/>
    </style:style>
    <style:style style:name="Table75.B" style:family="table-column">
      <style:table-column-properties style:column-width="10.495cm"/>
    </style:style>
    <style:style style:name="Table75.1" style:family="table-row">
      <style:table-row-properties style:keep-together="true" fo:keep-together="auto"/>
    </style:style>
    <style:style style:name="Table7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6" style:family="table">
      <style:table-properties style:width="17.798cm" table:align="left" style:writing-mode="lr-tb"/>
    </style:style>
    <style:style style:name="Table76.A" style:family="table-column">
      <style:table-column-properties style:column-width="7.303cm"/>
    </style:style>
    <style:style style:name="Table76.B" style:family="table-column">
      <style:table-column-properties style:column-width="10.495cm"/>
    </style:style>
    <style:style style:name="Table76.1" style:family="table-row">
      <style:table-row-properties style:keep-together="true" fo:keep-together="auto"/>
    </style:style>
    <style:style style:name="Table7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7" style:family="table">
      <style:table-properties style:width="17.798cm" table:align="left" style:writing-mode="lr-tb"/>
    </style:style>
    <style:style style:name="Table77.A" style:family="table-column">
      <style:table-column-properties style:column-width="7.303cm"/>
    </style:style>
    <style:style style:name="Table77.B" style:family="table-column">
      <style:table-column-properties style:column-width="10.495cm"/>
    </style:style>
    <style:style style:name="Table77.1" style:family="table-row">
      <style:table-row-properties style:keep-together="true" fo:keep-together="auto"/>
    </style:style>
    <style:style style:name="Table7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8" style:family="table">
      <style:table-properties style:width="17.798cm" table:align="left" style:writing-mode="lr-tb"/>
    </style:style>
    <style:style style:name="Table78.A" style:family="table-column">
      <style:table-column-properties style:column-width="7.303cm"/>
    </style:style>
    <style:style style:name="Table78.B" style:family="table-column">
      <style:table-column-properties style:column-width="10.495cm"/>
    </style:style>
    <style:style style:name="Table78.1" style:family="table-row">
      <style:table-row-properties style:keep-together="true" fo:keep-together="auto"/>
    </style:style>
    <style:style style:name="Table7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9" style:family="table">
      <style:table-properties style:width="17.798cm" table:align="left" style:writing-mode="lr-tb"/>
    </style:style>
    <style:style style:name="Table79.A" style:family="table-column">
      <style:table-column-properties style:column-width="7.303cm"/>
    </style:style>
    <style:style style:name="Table79.B" style:family="table-column">
      <style:table-column-properties style:column-width="10.495cm"/>
    </style:style>
    <style:style style:name="Table79.1" style:family="table-row">
      <style:table-row-properties style:keep-together="true" fo:keep-together="auto"/>
    </style:style>
    <style:style style:name="Table7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0" style:family="table">
      <style:table-properties style:width="17.798cm" table:align="left" style:writing-mode="lr-tb"/>
    </style:style>
    <style:style style:name="Table80.A" style:family="table-column">
      <style:table-column-properties style:column-width="7.303cm"/>
    </style:style>
    <style:style style:name="Table80.B" style:family="table-column">
      <style:table-column-properties style:column-width="10.495cm"/>
    </style:style>
    <style:style style:name="Table80.1" style:family="table-row">
      <style:table-row-properties style:keep-together="true" fo:keep-together="auto"/>
    </style:style>
    <style:style style:name="Table8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 style:family="table">
      <style:table-properties style:width="17.81cm" table:align="center" style:writing-mode="lr-tb"/>
    </style:style>
    <style:style style:name="Table81.A" style:family="table-column">
      <style:table-column-properties style:column-width="3.367cm"/>
    </style:style>
    <style:style style:name="Table81.B" style:family="table-column">
      <style:table-column-properties style:column-width="3.597cm"/>
    </style:style>
    <style:style style:name="Table81.C" style:family="table-column">
      <style:table-column-properties style:column-width="3.717cm"/>
    </style:style>
    <style:style style:name="Table81.E" style:family="table-column">
      <style:table-column-properties style:column-width="3.533cm"/>
    </style:style>
    <style:style style:name="Table81.1" style:family="table-row">
      <style:table-row-properties style:keep-together="true" fo:keep-together="auto"/>
    </style:style>
    <style:style style:name="Table8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shadow="none"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style>
    <style:style style:name="P32" style:family="paragraph" style:parent-style-name="Standard">
      <style:text-properties style:font-name="Times New Roman" style:font-name-asian="宋体1" style:font-size-complex="10.5pt"/>
    </style:style>
    <style:style style:name="P33" style:family="paragraph" style:parent-style-name="Standard">
      <style:text-properties style:font-name="Times New Roman" style:font-name-asian="宋体1" style:font-name-complex="Courier New" style:font-size-complex="10.5pt"/>
    </style:style>
    <style:style style:name="P34" style:family="paragraph" style:parent-style-name="Standard">
      <style:text-properties style:font-name="Times New Roman" fo:font-weight="bold" style:font-name-asian="宋体1" style:font-weight-asian="bold" style:font-name-complex="Courier New" style:font-size-complex="10.5pt"/>
    </style:style>
    <style:style style:name="P3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6" style:family="paragraph" style:parent-style-name="Standard">
      <style:paragraph-properties fo:text-align="start" style:justify-single-word="false"/>
    </style:style>
    <style:style style:name="P37" style:family="paragraph" style:parent-style-name="Standard">
      <style:text-properties style:font-name="宋体1"/>
    </style:style>
    <style:style style:name="P38" style:family="paragraph" style:parent-style-name="Standard">
      <style:text-properties style:font-name="宋体1" style:font-name-asian="宋体1"/>
    </style:style>
    <style:style style:name="P39" style:family="paragraph" style:parent-style-name="Standard">
      <style:text-properties style:font-name="宋体1" style:font-name-asian="宋体1" style:font-name-complex="Courier New"/>
    </style:style>
    <style:style style:name="P40" style:family="paragraph" style:parent-style-name="Standard">
      <style:text-properties style:font-name="宋体1" style:font-name-asian="宋体1" style:font-name-complex="Courier New" style:font-size-complex="10.5pt"/>
    </style:style>
    <style:style style:name="P41" style:family="paragraph" style:parent-style-name="Standard">
      <style:paragraph-properties style:snap-to-layout-grid="false"/>
      <style:text-properties style:font-name="宋体1" style:font-name-asian="宋体1" style:font-name-complex="Courier New" style:font-size-complex="10.5pt"/>
    </style:style>
    <style:style style:name="P42"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3" style:family="paragraph" style:parent-style-name="Standard">
      <style:paragraph-properties fo:text-align="center" style:justify-single-word="false" style:snap-to-layout-grid="false"/>
      <style:text-properties style:font-name="宋体1" style:font-name-asian="宋体1" style:font-name-complex="Courier New"/>
    </style:style>
    <style:style style:name="P44" style:family="paragraph" style:parent-style-name="Standard">
      <style:paragraph-properties style:snap-to-layout-grid="false"/>
      <style:text-properties style:font-name="宋体1" style:font-name-asian="宋体1" style:font-name-complex="Courier New"/>
    </style:style>
    <style:style style:name="P45" style:family="paragraph" style:parent-style-name="Standard">
      <style:paragraph-properties fo:text-align="center" style:justify-single-word="false"/>
      <style:text-properties style:font-name="宋体1" style:font-name-asian="宋体1"/>
    </style:style>
    <style:style style:name="P46" style:family="paragraph" style:parent-style-name="Standard">
      <style:paragraph-properties fo:text-align="center" style:justify-single-word="false" style:snap-to-layout-grid="false"/>
      <style:text-properties style:font-name="宋体1" style:font-name-asian="宋体1"/>
    </style:style>
    <style:style style:name="P47" style:family="paragraph" style:parent-style-name="Standard">
      <style:paragraph-properties style:snap-to-layout-grid="false"/>
      <style:text-properties style:font-name="宋体1" style:font-name-asian="宋体1"/>
    </style:style>
    <style:style style:name="P48" style:family="paragraph" style:parent-style-name="Standard">
      <style:text-properties style:font-name="宋体1" fo:font-weight="bold" style:font-name-asian="宋体1" style:font-weight-asian="bold"/>
    </style:style>
    <style:style style:name="P49" style:family="paragraph" style:parent-style-name="Standard">
      <style:text-properties style:font-name="宋体1" fo:font-weight="bold" style:font-name-asian="宋体1" style:font-weight-asian="bold" style:font-name-complex="Courier New"/>
    </style:style>
    <style:style style:name="P50" style:family="paragraph" style:parent-style-name="Standard">
      <style:text-properties style:font-name="宋体1" fo:font-weight="bold" style:font-name-asian="宋体1" style:font-weight-asian="bold" style:font-name-complex="Courier New" style:font-size-complex="10.5pt"/>
    </style:style>
    <style:style style:name="P51"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2" style:family="paragraph" style:parent-style-name="Standard">
      <style:paragraph-properties fo:text-align="center" style:justify-single-word="false" style:snap-to-layout-grid="false"/>
      <style:text-properties style:font-name="宋体1" fo:font-weight="bold" style:font-name-asian="宋体1" style:font-weight-asian="bold" style:font-name-complex="Courier New"/>
    </style:style>
    <style:style style:name="P53" style:family="paragraph" style:parent-style-name="Standard">
      <style:paragraph-properties style:snap-to-layout-grid="false"/>
      <style:text-properties style:font-name="宋体1" fo:font-weight="bold" style:font-name-asian="宋体1" style:font-weight-asian="bold" style:font-name-complex="Courier New"/>
    </style:style>
    <style:style style:name="P54"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5" style:family="paragraph" style:parent-style-name="Standard">
      <style:text-properties style:font-name="宋体1" fo:language="zxx" fo:country="none" style:font-name-asian="宋体1" style:language-asian="zxx" style:country-asian="none"/>
    </style:style>
    <style:style style:name="P56" style:family="paragraph" style:parent-style-name="Standard">
      <style:text-properties style:font-name="宋体1" fo:language="zxx" fo:country="none" style:font-name-asian="宋体1" style:language-asian="zxx" style:country-asian="none" style:font-name-complex="Courier New"/>
    </style:style>
    <style:style style:name="P57"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8"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9"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60"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61"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62"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3" style:family="paragraph" style:parent-style-name="Standard">
      <style:text-properties style:font-name="宋体1" fo:font-weight="normal" style:font-name-asian="宋体1" style:font-weight-asian="normal" style:font-weight-complex="normal"/>
    </style:style>
    <style:style style:name="P64" style:family="paragraph" style:parent-style-name="Standard">
      <style:text-properties style:font-name="宋体1" style:font-name-complex="Courier New" style:font-size-complex="10.5pt"/>
    </style:style>
    <style:style style:name="P65" style:family="paragraph" style:parent-style-name="Standard">
      <style:text-properties style:font-name="Courier New1" fo:font-weight="bold" style:font-name-asian="宋体1" style:font-weight-asian="bold" style:font-name-complex="Courier New"/>
    </style:style>
    <style:style style:name="P66" style:family="paragraph" style:parent-style-name="Standard">
      <style:text-properties style:font-name="Courier New1" fo:font-weight="bold" style:font-name-asian="宋体1" style:font-weight-asian="bold" style:font-name-complex="Courier New" style:font-size-complex="10.5pt"/>
    </style:style>
    <style:style style:name="P67"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8" style:family="paragraph" style:parent-style-name="Standard">
      <style:text-properties style:font-name="Courier New1" fo:font-weight="bold" style:font-name-asian="Courier New1" style:font-weight-asian="bold" style:font-name-complex="Courier New" style:font-size-complex="10.5pt"/>
    </style:style>
    <style:style style:name="P69"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70" style:family="paragraph" style:parent-style-name="Standard">
      <style:text-properties style:font-name="Courier New1" fo:font-weight="bold" style:font-name-asian="Courier New1" style:font-weight-asian="bold" style:font-weight-complex="bold"/>
    </style:style>
    <style:style style:name="P71"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72" style:family="paragraph" style:parent-style-name="Standard">
      <style:text-properties style:font-name="Courier New1" fo:font-weight="normal" style:font-name-asian="宋体1" style:font-weight-asian="normal" style:font-weight-complex="normal"/>
    </style:style>
    <style:style style:name="P73" style:family="paragraph" style:parent-style-name="Standard">
      <style:text-properties style:font-name="Courier New1" style:font-name-asian="宋体1"/>
    </style:style>
    <style:style style:name="P74" style:family="paragraph" style:parent-style-name="Standard">
      <style:text-properties style:use-window-font-color="true" style:font-name="Courier New1" fo:font-weight="bold" style:font-weight-asian="bold" style:font-weight-complex="bold"/>
    </style:style>
    <style:style style:name="P75"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6"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7" style:family="paragraph" style:parent-style-name="Standard">
      <style:paragraph-properties fo:margin-left="0cm" fo:margin-right="0cm" fo:text-indent="0.741cm" style:auto-text-indent="false"/>
    </style:style>
    <style:style style:name="P78"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9"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80"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81"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2" style:family="paragraph" style:parent-style-name="Standard">
      <style:paragraph-properties fo:margin-left="0cm" fo:margin-right="0cm" fo:text-indent="0.741cm" style:auto-text-indent="false"/>
      <style:text-properties style:font-name="宋体1" style:font-name-asian="宋体1"/>
    </style:style>
    <style:style style:name="P83"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4"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5"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86" style:family="paragraph" style:parent-style-name="Standard">
      <style:paragraph-properties fo:margin-left="0.741cm" fo:margin-right="0cm" fo:text-indent="0cm" style:auto-text-indent="false"/>
    </style:style>
    <style:style style:name="P87"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8"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89"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90"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91"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92" style:family="paragraph" style:parent-style-name="Standard">
      <style:paragraph-properties fo:margin-left="0.185cm" fo:margin-right="0cm" fo:text-indent="-0.185cm" style:auto-text-indent="false"/>
    </style:style>
    <style:style style:name="P93"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94"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6"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7" style:family="paragraph" style:parent-style-name="Standard">
      <style:paragraph-properties fo:margin-left="0.185cm" fo:margin-right="0cm" fo:text-indent="0.556cm" style:auto-text-indent="false"/>
      <style:text-properties style:font-name="Courier New" fo:font-weight="bold" style:font-weight-asian="bold" style:font-name-complex="Courier New" style:font-size-complex="10.5pt"/>
    </style:style>
    <style:style style:name="P98" style:family="paragraph" style:parent-style-name="Standard">
      <style:paragraph-properties fo:margin-left="0cm" fo:margin-right="0cm" fo:text-indent="0cm" style:auto-text-indent="false"/>
      <style:text-properties style:font-name="宋体1" style:font-name-asian="宋体1"/>
    </style:style>
    <style:style style:name="P99"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100"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101"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102"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3" style:family="paragraph" style:parent-style-name="Table_20_Contents">
      <style:text-properties style:font-name="Courier New1" fo:font-weight="bold" style:font-name-asian="Courier New1" style:font-weight-asian="bold" style:font-weight-complex="bold"/>
    </style:style>
    <style:style style:name="P104"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5"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6"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7"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8"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09"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10" style:family="paragraph" style:parent-style-name="Table_20_Contents">
      <style:text-properties style:font-name="Times New Roman" style:font-name-asian="宋体1" style:font-name-complex="Courier New" style:font-size-complex="10.5pt"/>
    </style:style>
    <style:style style:name="P111" style:family="paragraph" style:parent-style-name="Table_20_Contents">
      <style:text-properties style:font-name="宋体1" style:font-name-asian="宋体1" style:font-name-complex="Courier New" style:font-size-complex="10.5pt"/>
    </style:style>
    <style:style style:name="P112"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3" style:family="paragraph" style:parent-style-name="Contents_20_2">
      <style:paragraph-properties>
        <style:tab-stops>
          <style:tab-stop style:position="19.006cm" style:type="right" style:leader-style="dotted" style:leader-text="."/>
        </style:tab-stops>
      </style:paragraph-properties>
    </style:style>
    <style:style style:name="P114" style:family="paragraph" style:parent-style-name="Contents_20_1">
      <style:paragraph-properties>
        <style:tab-stops>
          <style:tab-stop style:position="19.006cm" style:type="right" style:leader-style="dotted" style:leader-text="."/>
        </style:tab-stops>
      </style:paragraph-properties>
    </style:style>
    <style:style style:name="P115" style:family="paragraph" style:parent-style-name="Contents_20_3">
      <style:paragraph-properties>
        <style:tab-stops>
          <style:tab-stop style:position="19.006cm" style:type="right" style:leader-style="dotted" style:leader-text="."/>
        </style:tab-stops>
      </style:paragraph-properties>
    </style:style>
    <style:style style:name="P11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17"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18"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19"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0"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21"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22"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23"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24"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25"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26"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8"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9"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0"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31"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32"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33"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34"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35"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52" style:family="paragraph" style:parent-style-name="Standard" style:list-style-name="L2"/>
    <style:style style:name="P153" style:family="paragraph" style:parent-style-name="Standard" style:list-style-name="L12">
      <style:text-properties style:font-name="宋体1" style:font-name-asian="宋体1"/>
    </style:style>
    <style:style style:name="P154" style:family="paragraph" style:parent-style-name="Standard" style:list-style-name="L13">
      <style:text-properties style:font-name="宋体1" style:font-name-asian="宋体1"/>
    </style:style>
    <style:style style:name="P155" style:family="paragraph" style:parent-style-name="Standard" style:list-style-name="L15">
      <style:text-properties style:font-name="宋体1" style:font-name-asian="宋体1"/>
    </style:style>
    <style:style style:name="P156" style:family="paragraph" style:parent-style-name="Standard">
      <style:text-properties style:font-name="宋体1" style:font-name-asian="宋体1" style:font-name-complex="Courier New" style:font-size-complex="10.5pt"/>
    </style:style>
    <style:style style:name="P157" style:family="paragraph" style:parent-style-name="Standard" style:list-style-name="L19">
      <style:text-properties style:font-name="宋体1" style:font-name-asian="宋体1" style:font-name-complex="Courier New" style:font-size-complex="10.5pt"/>
    </style:style>
    <style:style style:name="P158" style:family="paragraph" style:parent-style-name="Standard" style:list-style-name="L20">
      <style:text-properties style:font-name="宋体1" style:font-name-asian="宋体1" style:font-name-complex="Courier New" style:font-size-complex="10.5pt"/>
    </style:style>
    <style:style style:name="P159" style:family="paragraph" style:parent-style-name="Standard" style:list-style-name="L71">
      <style:text-properties style:font-name="宋体1" style:font-name-asian="宋体1" style:font-name-complex="Courier New" style:font-size-complex="10.5pt"/>
    </style:style>
    <style:style style:name="P160" style:family="paragraph" style:parent-style-name="Standard" style:list-style-name="L72">
      <style:text-properties style:font-name="宋体1" style:font-name-asian="宋体1" style:font-name-complex="Courier New" style:font-size-complex="10.5pt"/>
    </style:style>
    <style:style style:name="P161" style:family="paragraph" style:parent-style-name="Standard" style:list-style-name="L78">
      <style:text-properties style:font-name="宋体1" style:font-name-asian="宋体1" style:font-name-complex="Courier New" style:font-size-complex="10.5pt"/>
    </style:style>
    <style:style style:name="P162" style:family="paragraph" style:parent-style-name="Standard" style:list-style-name="L79">
      <style:text-properties style:font-name="宋体1" style:font-name-asian="宋体1" style:font-name-complex="Courier New" style:font-size-complex="10.5pt"/>
    </style:style>
    <style:style style:name="P163" style:family="paragraph" style:parent-style-name="Standard" style:list-style-name="L88">
      <style:text-properties style:font-name="宋体1" style:font-name-asian="宋体1" style:font-name-complex="Courier New" style:font-size-complex="10.5pt"/>
    </style:style>
    <style:style style:name="P164" style:family="paragraph" style:parent-style-name="Standard" style:list-style-name="L47">
      <style:text-properties style:font-name="宋体1" style:font-name-asian="宋体1"/>
    </style:style>
    <style:style style:name="P165" style:family="paragraph" style:parent-style-name="Standard" style:list-style-name="L48">
      <style:text-properties style:font-name="宋体1" style:font-name-asian="宋体1"/>
    </style:style>
    <style:style style:name="P166" style:family="paragraph" style:parent-style-name="Standard" style:list-style-name="L49">
      <style:text-properties style:font-name="宋体1" style:font-name-asian="宋体1"/>
    </style:style>
    <style:style style:name="P167" style:family="paragraph" style:parent-style-name="Standard" style:list-style-name="L70">
      <style:text-properties style:font-name="宋体1" style:font-name-asian="宋体1"/>
    </style:style>
    <style:style style:name="P168" style:family="paragraph" style:parent-style-name="Standard" style:list-style-name="L84">
      <style:text-properties style:font-name="宋体1" style:font-name-asian="宋体1"/>
    </style:style>
    <style:style style:name="P169" style:family="paragraph" style:parent-style-name="Standard" style:list-style-name="L90">
      <style:text-properties style:font-name="宋体1" style:font-name-asian="宋体1"/>
    </style:style>
    <style:style style:name="P170" style:family="paragraph" style:parent-style-name="Standard" style:list-style-name="L91">
      <style:text-properties style:font-name="宋体1" style:font-name-asian="宋体1"/>
    </style:style>
    <style:style style:name="P171" style:family="paragraph" style:parent-style-name="Standard">
      <style:text-properties style:font-name="宋体1" fo:font-weight="bold" style:font-name-asian="宋体1" style:font-weight-asian="bold" style:font-name-complex="Courier New" style:font-size-complex="10.5pt"/>
    </style:style>
    <style:style style:name="P172" style:family="paragraph" style:parent-style-name="Standard" style:list-style-name="L41">
      <style:text-properties style:font-name="宋体1" fo:font-weight="bold" style:font-name-asian="宋体1" style:font-weight-asian="bold" style:font-name-complex="Courier New" style:font-size-complex="10.5pt"/>
    </style:style>
    <style:style style:name="P173" style:family="paragraph" style:parent-style-name="Standard" style:list-style-name="L44">
      <style:text-properties style:font-name="宋体1" fo:font-weight="bold" style:font-name-asian="宋体1" style:font-weight-asian="bold" style:font-name-complex="Courier New" style:font-size-complex="10.5pt"/>
    </style:style>
    <style:style style:name="P174" style:family="paragraph" style:parent-style-name="Standard" style:list-style-name="L45">
      <style:text-properties style:font-name="宋体1" fo:font-weight="bold" style:font-name-asian="宋体1" style:font-weight-asian="bold" style:font-name-complex="Courier New" style:font-size-complex="10.5pt"/>
    </style:style>
    <style:style style:name="P175"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176"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177"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178"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179"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180"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181"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182"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183"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184"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185"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186"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187"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188"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189"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190"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191"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192"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193"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194"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195"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196"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197"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198"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199"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00"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01"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02"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03"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04"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05"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06"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207" style:family="paragraph" style:parent-style-name="Standard" style:list-style-name="L46"/>
    <style:style style:name="P208" style:family="paragraph" style:parent-style-name="Standard" style:list-style-name="L53">
      <style:text-properties style:font-name="Courier New1" fo:font-weight="bold" style:font-name-asian="宋体1" style:font-weight-asian="bold" style:font-name-complex="Courier New" style:font-size-complex="10.5pt"/>
    </style:style>
    <style:style style:name="P209" style:family="paragraph" style:parent-style-name="Standard" style:list-style-name="L54">
      <style:text-properties style:font-name="Courier New1" fo:font-weight="bold" style:font-name-asian="宋体1" style:font-weight-asian="bold" style:font-name-complex="Courier New" style:font-size-complex="10.5pt"/>
    </style:style>
    <style:style style:name="P210" style:family="paragraph" style:parent-style-name="Standard" style:list-style-name="L78"/>
    <style:style style:name="P211" style:family="paragraph" style:parent-style-name="Standard" style:list-style-name="L79"/>
    <style:style style:name="P212" style:family="paragraph" style:parent-style-name="Standard">
      <style:text-properties style:font-name="Courier New1" fo:font-weight="bold" style:font-name-asian="宋体1" style:font-weight-asian="bold" style:font-name-complex="Courier New" style:font-size-complex="10.5pt"/>
    </style:style>
    <style:style style:name="P213"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214" style:family="paragraph" style:parent-style-name="Standard" style:list-style-name="L14">
      <style:paragraph-properties fo:margin-left="0cm" fo:margin-right="0cm" fo:text-indent="0.741cm" style:auto-text-indent="false"/>
    </style:style>
    <style:style style:name="P215"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216" style:family="paragraph" style:parent-style-name="Heading_20_1" style:list-style-name="WW8Num13">
      <style:paragraph-properties fo:margin-left="0.75cm" fo:margin-right="0cm" fo:text-indent="-0.75cm" style:auto-text-indent="false"/>
    </style:style>
    <style:style style:name="P217"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218"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21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22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22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22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22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22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225"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226"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227"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22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22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3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23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3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23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234"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235"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236" style:family="paragraph" style:parent-style-name="Heading_20_3" style:list-style-name="WW8Num13">
      <style:paragraph-properties fo:margin-left="1.251cm" fo:margin-right="0cm" fo:text-indent="-1.251cm" style:auto-text-indent="false"/>
    </style:style>
    <style:style style:name="P237"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238" style:family="paragraph" style:parent-style-name="Table_20_Contents">
      <style:text-properties style:font-name="Courier New1" fo:font-weight="bold" style:font-name-asian="Courier New1" style:font-weight-asian="bold" style:font-weight-complex="bold"/>
    </style:style>
    <style:style style:name="P239" style:family="paragraph">
      <style:paragraph-properties fo:text-align="center" style:writing-mode="lr-tb"/>
      <style:text-properties fo:font-size="24pt"/>
    </style:style>
    <style:style style:name="P240" style:family="paragraph">
      <style:paragraph-properties style:writing-mode="lr-tb"/>
    </style:style>
    <style:style style:name="P241" style:family="paragraph">
      <style:paragraph-properties fo:text-align="justify" style:writing-mode="lr-tb"/>
    </style:style>
    <style:style style:name="P242" style:family="paragraph">
      <style:paragraph-properties fo:margin-left="0.185cm" fo:margin-right="0cm" fo:text-align="justify" fo:text-indent="-0.145cm" style:writing-mode="lr-tb"/>
    </style:style>
    <style:style style:name="P243" style:family="paragraph">
      <style:paragraph-properties fo:text-align="center" style:writing-mode="lr-tb"/>
    </style:style>
    <style:style style:name="P244"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Courier New" fo:font-weight="bold" style:font-weight-asian="bold" style:font-name-complex="Courier New"/>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size-complex="10.5pt" style:font-weight-complex="normal"/>
    </style:style>
    <style:style style:name="T16" style:family="text">
      <style:text-properties fo:font-size="10.5pt" fo:font-weight="normal" style:font-size-asian="10.5pt" style:font-weight-asian="normal" style:font-name-complex="Courier New" style:font-size-complex="10.5pt" style:font-weight-complex="normal"/>
    </style:style>
    <style:style style:name="T17" style:family="text">
      <style:text-properties fo:font-size="12pt" fo:font-weight="bold" style:font-size-asian="12pt" style:font-weight-asian="bold" style:font-size-complex="10.5pt" style:font-weight-complex="normal"/>
    </style:style>
    <style:style style:name="T18" style:family="text">
      <style:text-properties fo:font-size="12pt" fo:font-weight="bold" style:font-size-asian="12pt" style:font-weight-asian="bold" style:font-name-complex="Courier New"/>
    </style:style>
    <style:style style:name="T19" style:family="text">
      <style:text-properties fo:font-size="12pt" fo:font-weight="bold" style:font-size-asian="12pt" style:font-weight-asian="bold" style:font-name-complex="Courier New" style:font-size-complex="10.5pt"/>
    </style:style>
    <style:style style:name="T20" style:family="text">
      <style:text-properties fo:font-style="italic" style:font-style-asian="italic" style:font-style-complex="italic"/>
    </style:style>
    <style:style style:name="T21" style:family="text">
      <style:text-properties style:font-name-asian="宋体1"/>
    </style:style>
    <style:style style:name="T22" style:family="text">
      <style:text-properties style:font-name-asian="宋体1" style:font-size-complex="10.5pt"/>
    </style:style>
    <style:style style:name="T23" style:family="text">
      <style:text-properties style:font-size-complex="10.5pt"/>
    </style:style>
    <style:style style:name="T24" style:family="text">
      <style:text-properties style:font-name="Times New Roman"/>
    </style:style>
    <style:style style:name="T25" style:family="text">
      <style:text-properties style:font-name="Times New Roman" fo:font-size="10.5pt" fo:font-weight="normal" style:font-size-asian="10.5pt" style:font-weight-asian="normal" style:font-size-complex="10.5pt" style:font-weight-complex="normal"/>
    </style:style>
    <style:style style:name="T26" style:family="text">
      <style:text-properties style:font-name="Times New Roman" fo:font-size="10.5pt" fo:font-weight="normal" style:font-size-asian="10.5pt" style:font-weight-asian="normal" style:font-weight-complex="normal"/>
    </style:style>
    <style:style style:name="T27" style:family="text">
      <style:text-properties style:font-name="Times New Roman" fo:font-size="10.5pt" fo:font-weight="normal" style:font-size-asian="10.5pt" style:font-weight-asian="normal" style:font-name-complex="Courier New" style:font-size-complex="10.5pt" style:font-weight-complex="normal"/>
    </style:style>
    <style:style style:name="T28" style:family="text">
      <style:text-properties style:font-name="Times New Roman" fo:font-size="10.5pt" fo:font-weight="normal" style:font-name-asian="宋体1" style:font-size-asian="10.5pt" style:font-weight-asian="normal" style:font-size-complex="10.5pt" style:font-weight-complex="normal"/>
    </style:style>
    <style:style style:name="T29"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30" style:family="text">
      <style:text-properties style:font-name="Times New Roman" fo:font-size="10.5pt" fo:font-weight="bold" style:font-size-asian="10.5pt" style:font-weight-asian="bold" style:font-name-complex="Courier New" style:font-size-complex="10.5pt" style:font-weight-complex="normal"/>
    </style:style>
    <style:style style:name="T31" style:family="text">
      <style:text-properties style:font-name="Times New Roman" fo:font-size="12pt" fo:font-weight="bold" style:font-size-asian="12pt" style:font-weight-asian="bold" style:font-size-complex="10.5pt" style:font-weight-complex="normal"/>
    </style:style>
    <style:style style:name="T32" style:family="text">
      <style:text-properties style:font-name="Times New Roman" fo:font-size="12pt" fo:font-weight="bold" style:font-name-asian="宋体1" style:font-size-asian="12pt" style:font-weight-asian="bold" style:font-size-complex="10.5pt" style:font-weight-complex="normal"/>
    </style:style>
    <style:style style:name="T33" style:family="text">
      <style:text-properties style:font-name="Times New Roman" style:font-name-asian="宋体1"/>
    </style:style>
    <style:style style:name="T34" style:family="text">
      <style:text-properties style:font-name="Times New Roman" style:font-name-asian="宋体1" style:font-size-complex="10.5pt"/>
    </style:style>
    <style:style style:name="T35" style:family="text">
      <style:text-properties style:font-name="Times New Roman" style:font-name-asian="宋体1" style:font-name-complex="Courier New" style:font-size-complex="10.5pt"/>
    </style:style>
    <style:style style:name="T36" style:family="text">
      <style:text-properties style:font-name="Times New Roman" style:font-size-complex="10.5pt"/>
    </style:style>
    <style:style style:name="T37" style:family="text">
      <style:text-properties style:font-name="Times New Roman" style:font-name-complex="Courier New"/>
    </style:style>
    <style:style style:name="T38" style:family="text">
      <style:text-properties style:font-name="Times New Roman" style:font-name-complex="Courier New" style:font-size-complex="10.5pt"/>
    </style:style>
    <style:style style:name="T39" style:family="text">
      <style:text-properties style:font-name="Times New Roman" fo:font-weight="bold" style:font-weight-asian="bold" style:font-name-complex="Courier New" style:font-size-complex="10.5pt"/>
    </style:style>
    <style:style style:name="T40" style:family="text">
      <style:text-properties style:font-name="Times New Roman" fo:font-weight="bold" style:font-name-asian="宋体1" style:font-weight-asian="bold" style:font-name-complex="Courier New" style:font-size-complex="10.5pt" style:font-weight-complex="bold"/>
    </style:style>
    <style:style style:name="T41" style:family="text">
      <style:text-properties style:font-name="Times New Roman" fo:font-weight="normal" style:font-weight-asian="normal" style:font-name-complex="Courier New" style:font-size-complex="10.5pt"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style:font-name-asian="Times New Roman"/>
    </style:style>
    <style:style style:name="T48" style:family="text">
      <style:text-properties style:font-name="Times New Roman" style:font-name-asian="Times New Roman" style:font-name-complex="Courier New" style:font-size-complex="10.5pt"/>
    </style:style>
    <style:style style:name="T49" style:family="text">
      <style:text-properties fo:font-size="16pt" fo:font-weight="bold" style:font-size-asian="16pt" style:font-weight-asian="bold" style:font-size-complex="16pt" style:font-weight-complex="normal"/>
    </style:style>
    <style:style style:name="T50" style:family="text">
      <style:text-properties fo:font-weight="bold" style:font-weight-asian="bold"/>
    </style:style>
    <style:style style:name="T51" style:family="text">
      <style:text-properties fo:font-weight="bold" style:font-weight-asian="bold" style:font-name-complex="Courier New"/>
    </style:style>
    <style:style style:name="T52" style:family="text">
      <style:text-properties fo:font-weight="bold" style:font-weight-asian="bold" style:font-name-complex="Courier New" style:font-size-complex="10.5pt"/>
    </style:style>
    <style:style style:name="T53" style:family="text">
      <style:text-properties fo:font-weight="bold" style:font-weight-asian="bold" style:font-name-complex="Courier New" style:font-size-complex="10.5pt" style:font-weight-complex="bold"/>
    </style:style>
    <style:style style:name="T54" style:family="text">
      <style:text-properties fo:font-weight="bold" style:font-weight-asian="bold" style:font-weight-complex="bold"/>
    </style:style>
    <style:style style:name="T55" style:family="text">
      <style:text-properties style:font-name-complex="Courier New"/>
    </style:style>
    <style:style style:name="T56" style:family="text">
      <style:text-properties style:font-name-complex="Courier New" style:font-size-complex="10.5pt"/>
    </style:style>
    <style:style style:name="T57" style:family="text">
      <style:text-properties fo:font-variant="normal" fo:text-transform="none" fo:color="#006666" fo:font-size="9pt" fo:letter-spacing="normal" fo:font-style="normal" fo:font-weight="normal" style:font-name-complex="Courier New" style:font-size-complex="10.5pt"/>
    </style:style>
    <style:style style:name="T58" style:family="text">
      <style:text-properties style:font-name="宋体1" style:font-name-asian="宋体1"/>
    </style:style>
    <style:style style:name="T59" style:family="text">
      <style:text-properties style:font-name="宋体1" style:font-name-asian="宋体1" style:font-name-complex="Courier New" style:font-size-complex="10.5pt"/>
    </style:style>
    <style:style style:name="T60" style:family="text">
      <style:text-properties style:font-name="宋体1" fo:font-weight="normal" style:font-name-asian="宋体1" style:font-weight-asian="normal" style:font-weight-complex="normal"/>
    </style:style>
    <style:style style:name="T61" style:family="text">
      <style:text-properties style:font-name="宋体1" fo:font-weight="normal" style:font-name-asian="宋体1" style:font-weight-asian="normal" style:font-name-complex="Courier New" style:font-size-complex="10.5pt" style:font-weight-complex="normal"/>
    </style:style>
    <style:style style:name="T62" style:family="text">
      <style:text-properties fo:font-weight="normal"/>
    </style:style>
    <style:style style:name="T63" style:family="text">
      <style:text-properties fo:font-weight="normal" style:font-weight-asian="normal" style:font-weight-complex="normal"/>
    </style:style>
    <style:style style:name="T64" style:family="text">
      <style:text-properties fo:font-weight="normal" style:font-weight-asian="normal" style:font-name-complex="Courier New" style:font-size-complex="10.5pt" style:font-weight-complex="normal"/>
    </style:style>
    <style:style style:name="T65" style:family="text">
      <style:text-properties fo:font-weight="normal" style:font-name-asian="宋体1" style:font-weight-asian="normal" style:font-weight-complex="normal"/>
    </style:style>
    <style:style style:name="T66" style:family="text">
      <style:text-properties fo:font-weight="normal" style:font-name-asian="Haettenschweiler" style:font-weight-asian="normal" style:font-weight-complex="normal"/>
    </style:style>
    <style:style style:name="T67" style:family="text">
      <style:text-properties style:font-name="Courier New1" fo:font-weight="normal" style:font-name-asian="宋体1" style:font-weight-asian="normal" style:font-weight-complex="normal"/>
    </style:style>
    <style:style style:name="T68" style:family="text">
      <style:text-properties style:font-name="Courier New1" fo:font-weight="bold" style:font-weight-asian="bold" style:font-name-complex="Courier New" style:font-size-complex="10.5pt"/>
    </style:style>
    <style:style style:name="T69" style:family="text">
      <style:text-properties style:font-name-asian="Courier New1"/>
    </style:style>
    <style:style style:name="T70"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1" style:family="text">
      <style:text-properties style:font-weight-asian="normal"/>
    </style:style>
    <style:style style:name="T72" style:family="text">
      <style:text-properties style:font-weight-complex="normal"/>
    </style:style>
    <style:style style:name="T73" style:family="text">
      <style:text-properties style:font-name="Times New Roman"/>
    </style:style>
    <style:style style:name="T74" style:family="text">
      <style:text-properties style:font-name="Times New Roman" style:font-name-complex="Courier New" style:font-size-complex="10.5pt"/>
    </style:style>
    <style:style style:name="T75" style:family="text">
      <style:text-properties style:font-name="Times New Roman" fo:font-weight="normal" style:font-weight-asian="normal" style:font-name-complex="Courier New" style:font-size-complex="10.5pt" style:font-weight-complex="normal"/>
    </style:style>
    <style:style style:name="T76"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7" style:family="text">
      <style:text-properties style:use-window-font-color="true" style:font-name="Times New Roman" fo:font-size="10.5pt" fo:language="en" fo:country="US" fo:font-weight="bold" style:letter-kerning="true" style:font-name-asian="宋体" style:font-size-asian="10.5pt" style:language-asian="zh" style:country-asian="CN" style:font-weight-asian="bold" style:font-name-complex="Times New Roman" style:font-size-complex="12pt" style:language-complex="ar" style:country-complex="SA"/>
    </style:style>
    <style:style style:name="T78"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79"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0" style:family="text">
      <style:text-properties style:use-window-font-color="true" style:font-name="宋体"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81"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82" style:family="text">
      <style:text-properties style:use-window-font-color="true" style:font-name="宋体"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83"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84"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5"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6"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87"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5"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9" style:family="graphic">
      <style:graphic-properties draw:stroke="solid" svg:stroke-width="0.026cm" svg:stroke-color="#333333"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svg:stroke-opacity="100%" draw:stroke-linejoin="round" draw:fill="none" draw:fill-color="#c0c0c0"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1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3" style:family="graphic">
      <style:graphic-properties style:run-through="foreground"/>
    </style:style>
    <style:style style:name="gr14"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6"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17"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8"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9"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0"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1"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3"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24"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2"/>
      <text:p text:style-name="P24">The libcstl Library User Guide</text:p>
      <text:p text:style-name="P5"><text:s text:c="48"/></text:p>
      <text:p text:style-name="P13"/>
      <text:p text:style-name="P13"><draw:frame draw:style-name="fr1" draw:name="图形1" text:anchor-type="paragraph" svg:width="7.938cm" svg:height="10.266cm" draw:z-index="17"><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20">The libcstl Library User Guide</text:span> for libcstl 2.0.</text:p>
      <text:p text:style-name="P27">Copyright (C) 2008, 2009, 2010 Wangbo &lt;activesys.wb@gmail.com&gt;</text:p>
      <text:p text:style-name="P36"><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14">第一章简介<text:tab/>7</text:p>
          <text:p text:style-name="P113">第一节关于这本指南 <text:tab/>7</text:p>
          <text:p text:style-name="P113">第二节关于libcstl<text:tab/>8</text:p>
          <text:p text:style-name="P113">第三节libcstl的编译和安装<text:tab/>10</text:p>
          <text:p text:style-name="P115">1.编译和安装<text:tab/>10</text:p>
          <text:p text:style-name="P115">2.特殊的编译选项<text:tab/>11</text:p>
          <text:p text:style-name="P114">第二章libcstl库的基本概念<text:tab/>11</text:p>
          <text:p text:style-name="P113">第一节libcstl的组成部分<text:tab/>12</text:p>
          <text:p text:style-name="P113">第二节容器<text:tab/>12</text:p>
          <text:p text:style-name="P115">1.序列容器<text:tab/>14</text:p>
          <text:p text:style-name="P115">2.关联容器<text:tab/>19</text:p>
          <text:p text:style-name="P115">3.容器适配器<text:tab/>20</text:p>
          <text:p text:style-name="P113">第三节迭代器<text:tab/>20</text:p>
          <text:p text:style-name="P115">1.使用关联容器的例子<text:tab/>23</text:p>
          <text:p text:style-name="P115">2.迭代器种类<text:tab/>29</text:p>
          <text:p text:style-name="P113">第四节算法和函数<text:tab/>30</text:p>
          <text:p text:style-name="P115">1.数据区间<text:tab/>32</text:p>
          <text:p text:style-name="P115">2.处理多个数据区间<text:tab/>34</text:p>
          <text:p text:style-name="P115">3.质变算法<text:tab/>36</text:p>
          <text:p text:style-name="P115">4.质变算法和关联容器<text:tab/>40</text:p>
          <text:p text:style-name="P115">5.算法和容器操作函数<text:tab/>42</text:p>
          <text:p text:style-name="P115">6.用户自定义规则<text:tab/>43</text:p>
          <text:p text:style-name="P115">7.自定义规则，函数和谓词<text:tab/>46</text:p>
          <text:p text:style-name="P115">8.libcstl函数<text:tab/>51</text:p>
          <text:p text:style-name="P113">第五节libcstl容器的使用过程<text:tab/>52</text:p>
          <text:p text:style-name="P115">1.libcstl容器的使用过程<text:tab/>52</text:p>
          <text:p text:style-name="P115">2.数据类型的使用<text:tab/>53</text:p>
          <text:p text:style-name="P114">第三章libcstl工具类型<text:tab/>54</text:p>
          <text:p text:style-name="P113">第一节bool_t<text:tab/>54</text:p>
          <text:p text:style-name="P113">第二节pair_t<text:tab/>54</text:p>
          <text:p text:style-name="P115">1.pair_t的使用过程<text:tab/>54</text:p>
          <text:p text:style-name="P115">2.pair_t的主要操作<text:tab/>55</text:p>
          <text:p text:style-name="P115">3.pair_t的应用实例 <text:tab/>55</text:p>
          <text:p text:style-name="P113">第三节range_t<text:tab/>59</text:p>
          <text:p text:style-name="P114">第四章libcstl容器<text:tab/>59</text:p>
          <text:p text:style-name="P113">第一节容器的特点<text:tab/>59</text:p>
          <text:p text:style-name="P113">第二节vector_t<text:tab/>62</text:p>
          <text:p text:style-name="P115">1.vector_t的能力<text:tab/>63</text:p>
          <text:p text:style-name="P115">2.vector_t的操作<text:tab/>63</text:p>
          <text:p text:style-name="P115">3.将vector_t作为数组使用<text:tab/>65</text:p>
          <text:p text:style-name="P115">4.vector_t的使用实例<text:tab/>65</text:p>
          <text:p text:style-name="P113"><text:soft-page-break/>第三节deque_t<text:tab/>67</text:p>
          <text:p text:style-name="P115">1.deque_t的能力<text:tab/>67</text:p>
          <text:p text:style-name="P115">2.deque_t的操作<text:tab/>68</text:p>
          <text:p text:style-name="P115">3.deque_t的应用实例<text:tab/>69</text:p>
          <text:p text:style-name="P113">第四节list_t<text:tab/>70</text:p>
          <text:p text:style-name="P115">1.list_t的能力<text:tab/>70</text:p>
          <text:p text:style-name="P115">2.list_t的操作<text:tab/>70</text:p>
          <text:p text:style-name="P115">3.list_t的使用实例<text:tab/>72</text:p>
          <text:p text:style-name="P113">第五节slist_t<text:tab/>74</text:p>
          <text:p text:style-name="P115">1.slist_t的能力<text:tab/>74</text:p>
          <text:p text:style-name="P115">2.slist_t的操作<text:tab/>75</text:p>
          <text:p text:style-name="P115">3.slist_t使用实例<text:tab/>76</text:p>
          <text:p text:style-name="P113">第六节set_t和multiset_t<text:tab/>78</text:p>
          <text:p text:style-name="P115">1.set_t和multiset_t的能力<text:tab/>79</text:p>
          <text:p text:style-name="P115">2.set_t和multiset_t操作<text:tab/>79</text:p>
          <text:p text:style-name="P115">3.set_t和multiset_t的使用实例<text:tab/>83</text:p>
          <text:p text:style-name="P113">第七节map_t和multimap_t<text:tab/>86</text:p>
          <text:p text:style-name="P115">1.map_t和multimap_t的能力<text:tab/>87</text:p>
          <text:p text:style-name="P115">2.map_t和multimap_t的操作<text:tab/>87</text:p>
          <text:p text:style-name="P115">3.将map_t作为关联数组使用<text:tab/>90</text:p>
          <text:p text:style-name="P115">4.map_t和multimap_t的使用实例<text:tab/>90</text:p>
          <text:p text:style-name="P113">第八节hash_set_t,hash_multiset_t,hash_map_t,hash_multimap_t<text:tab/>95</text:p>
          <text:p text:style-name="P115">1.hash关联容器的能力<text:tab/>96</text:p>
          <text:p text:style-name="P115">2.hash容器的操作<text:tab/>96</text:p>
          <text:p text:style-name="P115">3.将hash_map_t作为关联数组使用<text:tab/>100</text:p>
          <text:p text:style-name="P115">4.hash容器的使用实例<text:tab/>100</text:p>
          <text:p text:style-name="P113">第九节怎样选择容器类型<text:tab/>102</text:p>
          <text:p text:style-name="P114">第五章libcstl迭代器<text:tab/>104</text:p>
          <text:p text:style-name="P113">第一节迭代器的种类<text:tab/>104</text:p>
          <text:p text:style-name="P115">1.input_iterator_t<text:tab/>105</text:p>
          <text:p text:style-name="P115">2.output_iterator_t<text:tab/>106</text:p>
          <text:p text:style-name="P115">3.forward_iterator_t<text:tab/>106</text:p>
          <text:p text:style-name="P115">4.bidirectional_iterator_t<text:tab/>106</text:p>
          <text:p text:style-name="P115">5.random_access_iterator_t<text:tab/>106</text:p>
          <text:p text:style-name="P113">第二节迭代器的辅助操作<text:tab/>108</text:p>
          <text:p text:style-name="P115">1.使用iterator_advance()移动迭代器<text:tab/>109</text:p>
          <text:p text:style-name="P115">2.使用iterator_distance()计算迭代器之间的距离<text:tab/>110</text:p>
          <text:p text:style-name="P114">第六章libcstl函数<text:tab/>111</text:p>
          <text:p text:style-name="P113">第一节函数的作用<text:tab/>111</text:p>
          <text:p text:style-name="P115">1.作为谓词<text:tab/>111</text:p>
          <text:p text:style-name="P115">2.作为行为规则<text:tab/>114</text:p>
          <text:p text:style-name="P113">第二节函数的类型<text:tab/>115</text:p>
          <text:p text:style-name="P115">1.一元函数<text:tab/>115</text:p>
          <text:p text:style-name="P115">2.二元函数<text:tab/>115</text:p>
          <text:p text:style-name="P113"><text:soft-page-break/>第三节预定义的函数<text:tab/>115</text:p>
          <text:p text:style-name="P115">1.算术运算函数<text:tab/>115</text:p>
          <text:p text:style-name="P115">2.关系运算函数<text:tab/>116</text:p>
          <text:p text:style-name="P115">3.逻辑运算函数<text:tab/>116</text:p>
          <text:p text:style-name="P115">4.其他函数<text:tab/>116</text:p>
          <text:p text:style-name="P114">第七章libcstl算法<text:tab/>116</text:p>
          <text:p text:style-name="P113">第一节算法的分类<text:tab/>117</text:p>
          <text:p text:style-name="P113">第二节非质变算法<text:tab/>117</text:p>
          <text:p text:style-name="P115">1.查找单一数据<text:tab/>119</text:p>
          <text:p text:style-name="P115">2.数据区间匹配<text:tab/>126</text:p>
          <text:p text:style-name="P113">第三节质变算法<text:tab/>136</text:p>
          <text:p text:style-name="P115">1.拷贝数据<text:tab/>138</text:p>
          <text:p text:style-name="P115">2.交换数据<text:tab/>144</text:p>
          <text:p text:style-name="P115">3.数据变换<text:tab/>146</text:p>
          <text:p text:style-name="P115">4.数据替换<text:tab/>149</text:p>
          <text:p text:style-name="P115">5.数据填充<text:tab/>151</text:p>
          <text:p text:style-name="P115">6.移除数据<text:tab/>153</text:p>
          <text:p text:style-name="P115">7.逆序<text:tab/>156</text:p>
          <text:p text:style-name="P115">8.旋转数据<text:tab/>158</text:p>
          <text:p text:style-name="P115">9.随机重排<text:tab/>159</text:p>
          <text:p text:style-name="P115">10.划分<text:tab/>162</text:p>
          <text:p text:style-name="P113">第四节排序算法<text:tab/>164</text:p>
          <text:p text:style-name="P115">1.排序<text:tab/>165</text:p>
          <text:p text:style-name="P115">2.二分查找<text:tab/>178</text:p>
          <text:p text:style-name="P115">3.合并<text:tab/>182</text:p>
          <text:p text:style-name="P115">4.与集合有关的算法<text:tab/>184</text:p>
          <text:p text:style-name="P115">5.堆算法<text:tab/>188</text:p>
          <text:p text:style-name="P115">6.最大数据和最小数据<text:tab/>190</text:p>
          <text:p text:style-name="P115">7.按词典顺序比较<text:tab/>193</text:p>
          <text:p text:style-name="P115">8.排列组合<text:tab/>197</text:p>
          <text:p text:style-name="P113">第五节算术算法<text:tab/>199</text:p>
          <text:p text:style-name="P115">1. 依次赋值<text:tab/>199</text:p>
          <text:p text:style-name="P115">2.求和算法<text:tab/>200</text:p>
          <text:p text:style-name="P115">3.计算内积<text:tab/>202</text:p>
          <text:p text:style-name="P115">4.局部总和<text:tab/>203</text:p>
          <text:p text:style-name="P115">5.相邻数据的差<text:tab/>204</text:p>
          <text:p text:style-name="P115">6.幂运算<text:tab/>206</text:p>
          <text:p text:style-name="P114">第八章libcstl容器适配器<text:tab/>207</text:p>
          <text:p text:style-name="P113">第一节stack_t<text:tab/>207</text:p>
          <text:p text:style-name="P115">1.stack_t的操作<text:tab/>208</text:p>
          <text:p text:style-name="P115">2.stack_t的使用实例<text:tab/>208</text:p>
          <text:p text:style-name="P113">第二节queue_t<text:tab/>209</text:p>
          <text:p text:style-name="P115">1.queue_t的操作<text:tab/>210</text:p>
          <text:p text:style-name="P115">2.queue_t的使用实例<text:tab/>211</text:p>
          <text:p text:style-name="P113"><text:soft-page-break/>第三节priority_queue_t<text:tab/>212</text:p>
          <text:p text:style-name="P115">1.priority_queue_t的操作<text:tab/>212</text:p>
          <text:p text:style-name="P115">2.priority_queue_t的使用实例<text:tab/>213</text:p>
          <text:p text:style-name="P114">第九章libcstl字符串<text:tab/>214</text:p>
          <text:p text:style-name="P113">第一节两个string_t的使用实例<text:tab/>214</text:p>
          <text:p text:style-name="P115">1.第一个例子:提取文件名模版<text:tab/>214</text:p>
          <text:p text:style-name="P115">2.第二个例子:提取单词并逆序打印<text:tab/>217</text:p>
          <text:p text:style-name="P113">第二节string_t类型的描述<text:tab/>219</text:p>
          <text:p text:style-name="P115">1.strint_t的能力<text:tab/>219</text:p>
          <text:p text:style-name="P115">2.string_t的操作概览<text:tab/>219</text:p>
          <text:p text:style-name="P115">3.初始化和销毁<text:tab/>220</text:p>
          <text:p text:style-name="P115">4.string_t和C字符串<text:tab/>220</text:p>
          <text:p text:style-name="P115">5.string_t的大小和容量<text:tab/>221</text:p>
          <text:p text:style-name="P115">6.string_t数据访问<text:tab/>221</text:p>
          <text:p text:style-name="P115">7.string_t比较操作<text:tab/>221</text:p>
          <text:p text:style-name="P115">8.赋值<text:tab/>222</text:p>
          <text:p text:style-name="P115">9.数据交换<text:tab/>223</text:p>
          <text:p text:style-name="P115">10.添加和连接<text:tab/>223</text:p>
          <text:p text:style-name="P115">11.插入数据<text:tab/>224</text:p>
          <text:p text:style-name="P115">12.删除数据<text:tab/>224</text:p>
          <text:p text:style-name="P115">13.替换<text:tab/>224</text:p>
          <text:p text:style-name="P115">14.子串<text:tab/>225</text:p>
          <text:p text:style-name="P115">15.输入输出<text:tab/>225</text:p>
          <text:p text:style-name="P115">16.查找<text:tab/>226</text:p>
          <text:p text:style-name="P115">17.NPOS值<text:tab/>227</text:p>
          <text:p text:style-name="P115">18.迭代器支持<text:tab/>227</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list xml:id="list1041307858" text:style-name="WW8Num13">
        <text:list-item>
          <text:h text:style-name="P216" text:outline-level="1">简介</text:h>
          <text:list>
            <text:list-item>
              <text:h text:style-name="P219" text:outline-level="2"><text:span text:style-name="T49">关于这本指南</text:span><text:span text:style-name="T17"><text:tab/></text:span></text:h>
            </text:list-item>
          </text:list>
        </text:list-item>
      </text:list>
      <text:p text:style-name="P38"><text:span text:style-name="T31"><text:tab/></text:span><text:span text:style-name="T25">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1533116801" text:style-name="L1">
        <text:list-item>
          <text:p text:style-name="P117">第一章：简介</text:p>
        </text:list-item>
      </text:list>
      <text:p text:style-name="P28"><text:tab/> <text:s text:c="4"/>简单介绍本书的结构和相关的内容，简单介绍libcstl库。</text:p>
      <text:list xml:id="list1204000716" text:style-name="L2">
        <text:list-item>
          <text:p text:style-name="P152">第二章：libcstl库的基本概念</text:p>
        </text:list-item>
      </text:list>
      <text:p text:style-name="P28"><text:tab/> <text:s text:c="4"/>介绍使用libcstl库需要知道的基本概念，库的组成部分，包含的头文件，要使用到的数据机构等。</text:p>
      <text:list xml:id="list838113870" text:style-name="L3">
        <text:list-item>
          <text:p text:style-name="P118">第三章：工具类型</text:p>
        </text:list-item>
      </text:list>
      <text:p text:style-name="P28"><text:tab/> <text:s text:c="4"/>这一章主要介绍libcstl提供的小的工具类型，一些辅助的数据结构和宏定义。</text:p>
      <text:list xml:id="list2181880242" text:style-name="L4">
        <text:list-item>
          <text:p text:style-name="P119">第四章：容器</text:p>
        </text:list-item>
      </text:list>
      <text:p text:style-name="P28"><text:tab/> <text:s text:c="4"/>这一章解释容器的概念，介绍各个容器的功能以及对各个容器的能力进行对比。</text:p>
      <text:list xml:id="list577631245" text:style-name="L5">
        <text:list-item>
          <text:p text:style-name="P120">第五章：迭代器</text:p>
        </text:list-item>
      </text:list>
      <text:p text:style-name="P28"><text:tab/> <text:s text:c="4"/>详细讨论迭代器的概念，功能，用途以及迭代器的一些辅助函数。</text:p>
      <text:list xml:id="list1806946787" text:style-name="L6">
        <text:list-item>
          <text:p text:style-name="P121">第六章：函数</text:p>
        </text:list-item>
      </text:list>
      <text:p text:style-name="P28"><text:tab/> <text:s text:c="4"/>讨论libcstl库的一元函数，二元函数以及谓词的用法。</text:p>
      <text:list xml:id="list1034552946" text:style-name="L7">
        <text:list-item>
          <text:p text:style-name="P122">第七章：算法</text:p>
        </text:list-item>
      </text:list>
      <text:p text:style-name="P28"><text:tab/> <text:s text:c="4"/>列举了讨论了算法的应用，详细的讨论了算法的适用范围，对各种算法进行了比较。</text:p>
      <text:list xml:id="list766174454" text:style-name="L8">
        <text:list-item>
          <text:p text:style-name="P123">第八章：容器适配器</text:p>
        </text:list-item>
      </text:list>
      <text:p text:style-name="P28"><text:tab/> <text:s text:c="4"/>详细描述了特殊的容器 – 容器适配器，介绍了适配器的特点和用法。</text:p>
      <text:list xml:id="list1175185553" text:style-name="L9">
        <text:list-item>
          <text:p text:style-name="P124">第九章：字符串</text:p>
        </text:list-item>
      </text:list>
      <text:p text:style-name="P28"><text:tab/> <text:s text:c="4"/>描述了libcstl提供的字符串类型，它不同于传统的C字符串。</text:p>
      <text:list xml:id="list1415458716" text:style-name="L10">
        <text:list-item>
          <text:p text:style-name="P125">第十章：类型机制</text:p>
        </text:list-item>
      </text:list>
      <text:p text:style-name="P28"><text:tab/> <text:s text:c="4"/>描述了libcstl对于用户自定义类型的处理，以及类型的注册和管理机制。</text:p>
      <text:list xml:id="list188004770" text:style-name="L11">
        <text:list-item>
          <text:p text:style-name="P126">附录：对于直接以数据为参数的函数的使用</text:p>
        </text:list-item>
      </text:list>
      <text:p text:style-name="P28"><text:tab/> <text:s text:c="4"/>讨论了一种特殊的接口函数的使用方法和技巧。</text:p>
      <text:p text:style-name="P28"><text:soft-page-break/></text:p>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75">[wb@ActiveSys ~]$ tar zxvf libcstl-2.0.0.tar.gz</text:p>
            <text:p text:style-name="P75">...</text:p>
            <text:p text:style-name="P76">[wb@ActiveSys ~]$ cd libcstl-2.0.0</text:p>
          </table:table-cell>
        </table:table-row>
      </table:table>
      <text:p text:style-name="P28"/>
      <text:p text:style-name="P28"><text:tab/>使用蓝灰色表示代码，例如:</text:p>
      <table:table table:name="表格8" table:style-name="表格8">
        <table:table-column table:style-name="表格8.A"/>
        <table:table-row>
          <table:table-cell table:style-name="表格8.A1" office:value-type="string">
            <text:p text:style-name="P69">#include &lt;stdio.h&gt; </text:p>
            <text:p text:style-name="P69">#include &lt;cstl/cvector.h&gt; </text:p>
            <text:p text:style-name="P69"/>
            <text:p text:style-name="P69">int main(int argc, char* argv[]) </text:p>
            <text:p text:style-name="P69">{ </text:p>
            <text:p text:style-name="P69"><text:s text:c="4"/>vector_t* pvec_v1 = create_vector(int); </text:p>
            <text:p text:style-name="P69"/>
            <text:p text:style-name="P69"><text:s text:c="4"/>if(pvec_v1 == NULL) </text:p>
            <text:p text:style-name="P69"><text:s text:c="4"/>{ </text:p>
            <text:p text:style-name="P69"><text:s text:c="8"/>return -1; </text:p>
            <text:p text:style-name="P69"><text:s text:c="4"/>} </text:p>
            <text:p text:style-name="P69"/>
            <text:p text:style-name="P69"><text:s text:c="4"/>vector_init(pvec_v1); </text:p>
            <text:p text:style-name="P69"/>
            <text:p text:style-name="P69"><text:s text:c="4"/>vector_push_back(pvec_v1, 1); </text:p>
            <text:p text:style-name="P69"><text:s text:c="4"/>printf("Vector length is %d.\n", vector_size(pvec_v1)); </text:p>
            <text:p text:style-name="P69"/>
            <text:p text:style-name="P69"><text:s text:c="4"/>vector_push_back(pvec_v1, 2); </text:p>
            <text:p text:style-name="P69"><text:s text:c="4"/>printf("Vector length is now %d.\n", vector_size(pvec_v1)); </text:p>
            <text:p text:style-name="P69"/>
            <text:p text:style-name="P69"><text:s text:c="4"/>vector_destroy(pvec_v1); </text:p>
            <text:p text:style-name="P69"/>
            <text:p text:style-name="P69"><text:s text:c="4"/>return 0; </text:p>
            <text:p text:style-name="P69">}</text:p>
          </table:table-cell>
        </table:table-row>
      </table:table>
      <text:p text:style-name="P28"/>
      <text:list xml:id="list511679362" text:continue-list="list1041307858" text:style-name="WW8Num13">
        <text:list-item>
          <text:list>
            <text:list-item>
              <text:h text:style-name="P220" text:outline-level="2">关于<text:span text:style-name="T24">libcstl</text:span></text:h>
            </text:list-item>
          </text:list>
        </text:list-item>
      </text:list>
      <text:p text:style-name="P37"><text:span text:style-name="T32"><text:tab/></text:span><text:span text:style-name="T28">libcstl</text:span><text:span text:style-name="T22">是使用</text:span><text:span text:style-name="T34">ANSI C</text:span><text:span text:style-name="T22">编写的通用的数据结构和常用算法的库, 它模仿</text:span><text:span text:style-name="T34">STL</text:span><text:span text:style-name="T22">的接口形式, 包括序列容器,关联容器,容器适配器,迭代器,函数,算法等.</text:span><text:span text:style-name="T28">libcstl</text:span><text:span text:style-name="T22">为</text:span><text:span text:style-name="T34">C</text:span><text:span text:style-name="T22">编程中的数据管理提供了方便易用的程序库。</text:span></text:p>
      <text:p text:style-name="P37"><text:span text:style-name="T22"><text:tab/></text:span><text:span text:style-name="T34">libcstl分为容器，迭代器，函数和算法四部分，此外2.0版本还添加了类型机制，这是一种为用户提供了方便使用自定义类型的机制。</text:span></text:p>
      <text:p text:style-name="P3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text:soft-page-break/>特定的功能，容器适配器不支持迭代器操作，因此适配器也不能够用于算法操作。</text:p>
      <text:p text:style-name="P3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2"><text:tab/>算法是通用的，它通过迭代器来操作数据区间中的数据，这样就可以对任何符合要求的容器以及数据区间应用算法。正式因为通用的关系，相同功能的算法和容器本身的操作函数，后者更高效。</text:p>
      <text:p text:style-name="P32"><text:tab/>函数以及谓词是规范算法行为的，可以使用特定的函数或者算法来改变算法的行为，带有_if后缀的算法都要求使用函数或者谓词。</text:p>
      <text:p text:style-name="P32"><text:tab/>字符串是一种特殊的容器，它只保存字符类型，同时也支持许多针对字符串特有的操作。</text:p>
      <text:p text:style-name="P32"><text:tab/>类型机制是2.0添加的新功能，它为用户使用自定义类型提供了便利，可以让用户像使用基本类型一样使用自定义类型。</text:p>
      <text:p text:style-name="P32"/>
      <text:p text:style-name="P3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ext:soft-page-break/>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2"/>
      <text:list xml:id="list1622658946" text:continue-numbering="true" text:style-name="WW8Num13">
        <text:list-item>
          <text:list>
            <text:list-item>
              <text:h text:style-name="P222" text:outline-level="2"><text:span text:style-name="T36">libcstl</text:span><text:span text:style-name="T4">的编译和安装</text:span></text:h>
              <text:list>
                <text:list-item>
                  <text:h text:style-name="P228" text:outline-level="3">编译和安装</text:h>
                </text:list-item>
              </text:list>
            </text:list-item>
          </text:list>
        </text:list-item>
      </text:list>
      <text:p text:style-name="P38"><text:span text:style-name="T23"><text:tab/>首先需要在</text:span><text:span text:style-name="T36">libcstl</text:span><text:span text:style-name="T23">的主页中下载源代码压缩包</text:span><text:span text:style-name="T36">libcstl-2.0.0.tar.gz</text:span><text:span text:style-name="T23">，解压后进入目录</text:span><text:span text:style-name="T36">libcstl-2.0.0</text:span><text:span text:style-name="T23">：</text:span></text:p>
      <table:table table:name="表格2" table:style-name="表格2">
        <table:table-column table:style-name="表格2.A"/>
        <table:table-row>
          <table:table-cell table:style-name="表格2.A1" office:value-type="string">
            <text:p text:style-name="P75">[wb@ActiveSys ~]$ tar zxvf libcstl-2.0.0.tar.gz</text:p>
            <text:p text:style-name="P75">...</text:p>
            <text:p text:style-name="P76">[wb@ActiveSys ~]$ cd libcstl-2.0.0</text:p>
          </table:table-cell>
        </table:table-row>
      </table:table>
      <text:p text:style-name="P98"><text:span text:style-name="T57"><text:tab/></text:span><text:span text:style-name="T56">然后执行</text:span><text:span text:style-name="T38">make</text:span><text:span text:style-name="T56">编译</text:span><text:span text:style-name="T27">libcstl</text:span><text:span text:style-name="T38">:</text:span></text:p>
      <table:table table:name="表格3" table:style-name="表格3">
        <table:table-column table:style-name="表格3.A"/>
        <table:table-row>
          <table:table-cell table:style-name="表格3.A1" office:value-type="string">
            <text:p text:style-name="P76"><text:bookmark text:name="编译和安装"/>[wb@ActiveSys libcstl-2.0.0]$ make</text:p>
          </table:table-cell>
        </table:table-row>
      </table:table>
      <text:p text:style-name="P99"><text:span text:style-name="T50"><text:tab/></text:span>接下来安装<text:span text:style-name="T26">libcstl</text:span>库(需要<text:span text:style-name="T24">root</text:span>权限):</text:p>
      <table:table table:name="表格4" table:style-name="表格4">
        <table:table-column table:style-name="表格4.A"/>
        <table:table-row>
          <table:table-cell table:style-name="表格4.A1" office:value-type="string">
            <text:p text:style-name="P74"><text:bookmark text:name="编译和安装1"/>[wb@ActiveSys libcstl-2.0.0]# make install</text:p>
          </table:table-cell>
        </table:table-row>
      </table:table>
      <text:p text:style-name="P99"><text:span text:style-name="T50"><text:tab/></text:span>这样编译并安装了<text:span text:style-name="T26">libcstl</text:span>库.</text:p>
      <text:p text:style-name="P84">卸载<text:span text:style-name="T26">libcstl</text:span>库同样需要<text:span text:style-name="T24">root</text:span>权限:</text:p>
      <table:table table:name="表格5" table:style-name="表格5">
        <table:table-column table:style-name="表格5.A"/>
        <table:table-row>
          <table:table-cell table:style-name="表格5.A1" office:value-type="string">
            <text:p text:style-name="P76"><text:bookmark text:name="编译和安装2"/>[wb@ActiveSys libcstl-2.0.0]# make uninstall</text:p>
          </table:table-cell>
        </table:table-row>
      </table:table>
      <text:p text:style-name="P100"><text:tab/>如果哦以前安装过<text:span text:style-name="T24">libcstl</text:span>库，清使用更新更新命令:</text:p>
      <table:table table:name="表格6" table:style-name="表格6">
        <table:table-column table:style-name="表格6.A"/>
        <table:table-row>
          <table:table-cell table:style-name="表格6.A1" office:value-type="string">
            <text:p text:style-name="P76">[wb@ActiveSys libcstl-2.0.0]# make update</text:p>
          </table:table-cell>
        </table:table-row>
      </table:table>
      <text:p text:style-name="P100"/>
      <text:p text:style-name="P100"><text:tab/>上面介绍的是<text:span text:style-name="T24">Linux</text:span>下的编译安装方法，<text:span text:style-name="T24">libcstl-2.0也提供了Windows下的编译工程，在解压后的目录中有目录build-win，其中两个目录vc8和vc9分别对应VS2005和VS2008的工程文件。</text:span></text:p>
      <text:p text:style-name="P102"/>
      <text:list xml:id="list1940060046" text:continue-numbering="true" text:style-name="WW8Num13">
        <text:list-item>
          <text:list>
            <text:list-item>
              <text:list>
                <text:list-item>
                  <text:h text:style-name="P228" text:outline-level="3">特殊的编译选项</text:h>
                </text:list-item>
              </text:list>
            </text:list-item>
          </text:list>
        </text:list-item>
      </text:list>
      <text:p text:style-name="P1"><text:span text:style-name="T56"><text:tab/></text:span><text:span text:style-name="T59">在</text:span><text:span text:style-name="T29">libcstl</text:span><text:span text:style-name="T35">-2.0.0</text:span><text:span text:style-name="T59">目录下有一个</text:span><text:span text:style-name="T35">Makefile</text:span><text:span text:style-name="T59">文件,文件中定义了一个有关编译选项的变量:</text:span></text:p>
      <table:table table:name="表格10" table:style-name="表格10">
        <table:table-column table:style-name="表格10.A"/>
        <text:soft-page-break/>
        <table:table-row>
          <table:table-cell table:style-name="表格10.A1" office:value-type="string">
            <text:p text:style-name="P65">CFLAGS_EX = -DNDEBUG</text:p>
          </table:table-cell>
        </table:table-row>
      </table:table>
      <text:p text:style-name="P38"><text:span text:style-name="T52"><text:tab/></text:span><text:span text:style-name="T56">其中</text:span><text:span text:style-name="T38">NDEBUG</text:span><text:span text:style-name="T56">都是</text:span><text:span text:style-name="T27">libcstl</text:span><text:span text:style-name="T56">的默认编译选项, 如果想要修改默认编译选项就请修改</text:span><text:span text:style-name="T41">CFLAGS_EX </text:span><text:span text:style-name="T56">变量: 想要添加编译选项请在这一行的后面添加</text:span><text:span text:style-name="T48"> -DXXXX </text:span><text:span text:style-name="T56">(其中</text:span><text:span text:style-name="T38">XXXX</text:span><text:span text:style-name="T56">是要添加的编译选项),如果要删除就直接删除</text:span><text:span text:style-name="T38">-DXXXX</text:span><text:span text:style-name="T56">选项.</text:span></text:p>
      <text:p text:style-name="P40"><text:tab/><text:span text:style-name="T24">l</text:span><text:span text:style-name="T26">ibcstl</text:span>编译过程中的可用编译选项有:</text:p>
      <text:p text:style-name="P40"/>
      <text:list xml:id="list2039171101" text:style-name="L12">
        <text:list-item>
          <text:p text:style-name="P153"><text:span text:style-name="T39">NDEBUG</text:span><text:span text:style-name="T52"> </text:span><text:span text:style-name="T56">控制断言.</text:span></text:p>
        </text:list-item>
      </text:list>
      <text:p text:style-name="P84">定义这个编译选项可以去掉库中的断言.当库函数接受到非法参数时,断言就会报错,但是有断言的版本执行效率低(非断言版本效率大约是有断言版本的<text:span text:style-name="T24">20~40</text:span>倍).</text:p>
      <text:p text:style-name="P84"/>
      <text:list xml:id="list551241070" text:style-name="L13">
        <text:list-item>
          <text:p text:style-name="P154"><text:span text:style-name="T39">CSTL_STACK_VECTOR_SEQUENCE</text:span><text:span text:style-name="T52"> </text:span><text:span text:style-name="T56">以</text:span><text:span text:style-name="T38">vector_t</text:span><text:span text:style-name="T56">容器为</text:span><text:span text:style-name="T38">stack_t</text:span><text:span text:style-name="T56">适配器的底层实现.</text:span></text:p>
        </text:list-item>
        <text:list-item>
          <text:p text:style-name="P154"><text:span text:style-name="T39">CSTL_STACK_LIST_SEQUENCE</text:span><text:span text:style-name="T56"> 以</text:span><text:span text:style-name="T38">list_t</text:span><text:span text:style-name="T56">容器为</text:span><text:span text:style-name="T38">stack_t</text:span><text:span text:style-name="T56">适配器的底层实现.</text:span></text:p>
        </text:list-item>
      </text:list>
      <text:p text:style-name="P84">这两个选项都是控制<text:span text:style-name="T24">stack_t</text:span>适配器的底层实现的.如果不指定则使用<text:span text:style-name="T24">deque_t</text:span>作为<text:span text:style-name="T24">stack_t</text:span>的底层实现.</text:p>
      <text:p text:style-name="P84"/>
      <text:list xml:id="list456403449" text:style-name="L14">
        <text:list-item>
          <text:p text:style-name="P214"><text:span text:style-name="T54">CSTL_QUEUE_LIST_SEQUENCE</text:span><text:span text:style-name="T40"> </text:span><text:span text:style-name="T59">以</text:span><text:span text:style-name="T35">list_t</text:span><text:span text:style-name="T59">容器为</text:span><text:span text:style-name="T35">queue_t</text:span><text:span text:style-name="T59">适配器的底层实现.</text:span></text:p>
        </text:list-item>
      </text:list>
      <text:p text:style-name="P84">这个选项控制<text:span text:style-name="T24">queue_t</text:span>的底层实现.如果不指定则使用<text:span text:style-name="T24">deque_t</text:span>为<text:span text:style-name="T24">queue_t</text:span>的底层实现.</text:p>
      <text:p text:style-name="P84"/>
      <text:list xml:id="list1323970025" text:style-name="L15">
        <text:list-item>
          <text:p text:style-name="P155"><text:span text:style-name="T39">CSTL_SET_AVL_TREE</text:span><text:span text:style-name="T38"> </text:span><text:span text:style-name="T56">以</text:span><text:span text:style-name="T38">avl</text:span><text:span text:style-name="T56">树作为</text:span><text:span text:style-name="T38">set_t</text:span><text:span text:style-name="T56">的底层实现.</text:span></text:p>
        </text:list-item>
        <text:list-item>
          <text:p text:style-name="P155"><text:span text:style-name="T39">CSTL_MULTISET_AVL_TREE</text:span><text:span text:style-name="T38"> </text:span><text:span text:style-name="T56">以</text:span><text:span text:style-name="T38">avl</text:span><text:span text:style-name="T56">树作为</text:span><text:span text:style-name="T38">multiset_t</text:span><text:span text:style-name="T56">的底层实现.</text:span></text:p>
        </text:list-item>
        <text:list-item>
          <text:p text:style-name="P155"><text:span text:style-name="T39">CSTL_MAP_AVL_TREE</text:span><text:span text:style-name="T38"> </text:span><text:span text:style-name="T56">以</text:span><text:span text:style-name="T38">avl</text:span><text:span text:style-name="T56">树作为</text:span><text:span text:style-name="T38">map_t</text:span><text:span text:style-name="T56">的底层实现.</text:span></text:p>
        </text:list-item>
        <text:list-item>
          <text:p text:style-name="P155"><text:span text:style-name="T39">CSTL_MULTISET_AVL_TREE</text:span><text:span text:style-name="T56"> 以</text:span><text:span text:style-name="T38">avl</text:span><text:span text:style-name="T56">树作为</text:span><text:span text:style-name="T38">multimap_t</text:span><text:span text:style-name="T56">的底层实现.</text:span></text:p>
        </text:list-item>
      </text:list>
      <text:p text:style-name="P84">以上四个选项是控制关联容器的底层实现的,如果不指定则对应的关联容器使用红黑树作为底层实现(红黑树比<text:span text:style-name="T24">avl</text:span>树快<text:span text:style-name="T24">40%</text:span>).默认使用红黑树作为底层实现.</text:p>
      <text:p text:style-name="P99"/>
      <text:list xml:id="list1130178011" text:continue-list="list1940060046" text:style-name="WW8Num13">
        <text:list-item>
          <text:h text:style-name="P217" text:outline-level="1">libcstl库的基本概念</text:h>
        </text:list-item>
      </text:list>
      <text:p text:style-name="P60"><text:span text:style-name="T55"><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7">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2001934721" text:continue-numbering="true" text:style-name="WW8Num13">
        <text:list-item>
          <text:list>
            <text:list-item>
              <text:h text:style-name="P221" text:outline-level="2"><text:span text:style-name="T24">libcstl</text:span>的组成部分</text:h>
            </text:list-item>
          </text:list>
        </text:list-item>
      </text:list>
      <text:p text:style-name="P29"><text:tab/>libcstl由很多部分组成，其中最主要的有容器，迭代器，算法以及函数。</text:p>
      <text:list xml:id="list689358543" text:style-name="L16">
        <text:list-item>
          <text:p text:style-name="P127">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246080147" text:style-name="L17">
        <text:list-item>
          <text:p text:style-name="P128">迭代器</text:p>
        </text:list-item>
      </text:list>
      <text:p text:style-name="P29"><text:soft-page-break/><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1844122117" text:style-name="L18">
        <text:list-item>
          <text:p text:style-name="P129">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
      <text:p text:style-name="P29"><text:tab/>libcstl通过迭代器将数据和算法分离，任何算法都可以和任何容器交互作用。</text:p>
      <text:p text:style-name="P30"><draw:frame draw:style-name="fr2" draw:name="图形2" text:anchor-type="paragraph" svg:width="19.006cm" svg:height="9.608cm" draw:z-index="18"><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236222288" text:continue-list="list2001934721" text:style-name="WW8Num13">
        <text:list-item>
          <text:list>
            <text:list-item>
              <text:h text:style-name="P224" text:outline-level="2">容器</text:h>
            </text:list-item>
          </text:list>
        </text:list-item>
      </text:list>
      <text:p text:style-name="P38"><text:span text:style-name="T18"><text:tab/></text:span><text:span text:style-name="T56">容器是用来保存和管理数据的，为了满足不同的需要</text:span><text:span text:style-name="T38">libcstl</text:span><text:span text:style-name="T56">提供了多种容器：</text:span></text:p>
      <text:p text:style-name="P45"><draw:frame draw:style-name="fr2" draw:name="图形3" text:anchor-type="paragraph" svg:width="19.006cm" svg:height="9.703cm" draw:z-index="19"><draw:image xlink:href="Pictures/10000000000002C300000169831C3E19.jpg" xlink:type="simple" xlink:show="embed" xlink:actuate="onLoad"/></draw:frame><text:soft-page-break/><text:span text:style-name="T56">图</text:span><text:span text:style-name="T38">2.2 </text:span><text:span text:style-name="T56">序列容器</text:span></text:p>
      <text:p text:style-name="P45"><draw:frame draw:style-name="fr2" draw:name="图形4" text:anchor-type="paragraph" svg:width="19.006cm" svg:height="12.155cm" draw:z-index="20"><draw:image xlink:href="Pictures/10000000000002BE000001C1430EB966.jpg" xlink:type="simple" xlink:show="embed" xlink:actuate="onLoad"/></draw:frame>图<text:span text:style-name="T24">2.3 <text:s/></text:span>关联容器</text:p>
      <text:p text:style-name="P40"/>
      <text:p text:style-name="P40"><text:soft-page-break/><text:tab/>总的来说容器分为两大类，序列容器和关联容器：</text:p>
      <text:list xml:id="list1299246657" text:style-name="L19">
        <text:list-item>
          <text:p text:style-name="P157">序列容器</text:p>
        </text:list-item>
      </text:list>
      <text:p text:style-name="P40"><text:tab/>序列容器中的数据的顺序与数据插入到容器中的次序有关,而与数据本身的值无关.<text:span text:style-name="T26">libcstl</text:span>提供的序列容器有:<text:span text:style-name="T24">vector_t, list_t, deque_t, slist_t.</text:span></text:p>
      <text:list xml:id="list396298245" text:style-name="L20">
        <text:list-item>
          <text:p text:style-name="P158">关联容器</text:p>
        </text:list-item>
      </text:list>
      <text:p text:style-name="P40"><text:tab/>关联容器中数据是有序的,容器中数据的顺序取决于特定的排序规则而与数据插入到容器中的次序无关.<text:span text:style-name="T26">libcstl</text:span>提供的关联容器有:<text:span text:style-name="T24">set_t, map_t, multiset_t, multimap_t, hash_set_t, hash_map_t, hash_multiset_t, hash_multimap_t.</text:span></text:p>
      <text:p text:style-name="P33"/>
      <text:p text:style-name="P3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3"/>
      <text:list xml:id="list79817582" text:continue-list="list236222288" text:style-name="WW8Num13">
        <text:list-item>
          <text:list>
            <text:list-item>
              <text:list>
                <text:list-item>
                  <text:h text:style-name="P234" text:outline-level="3">序列容器</text:h>
                </text:list-item>
              </text:list>
            </text:list-item>
          </text:list>
        </text:list-item>
      </text:list>
      <text:p text:style-name="P40"><text:tab/><text:span text:style-name="T26">libcstl</text:span>提供四种序列容器<text:span text:style-name="T24">:vector_t, list_t, deque_t, slist_t.</text:span></text:p>
      <text:list xml:id="list1369077620" text:style-name="L21">
        <text:list-item>
          <text:p text:style-name="P130">vector_t</text:p>
        </text:list-item>
      </text:list>
      <text:p text:style-name="P40"><text:tab/><text:span text:style-name="T24">vector_t的行为类似于数组，但是它可以根据需要动态的生长，这样就可以</text:span>使用下标来随即的访问<text:span text:style-name="T24">vector_t</text:span>中的数据.在<text:span text:style-name="T24">vector_t</text:span>的末尾插入或者删除数据是非常高效的，但是在开头或者中间插入或者删除数据效率就会很低，因为<text:span text:style-name="T24">vector_t要移动后面的数据。</text:span></text:p>
      <text:p text:style-name="P40"><text:tab/>下面的例子定义了一个保存整型数据的<text:span text:style-name="T24">vector_t，然后向其中插入6个数据并打印出来：</text:span></text:p>
      <table:table table:name="表格9" table:style-name="表格9">
        <table:table-column table:style-name="表格9.A"/>
        <table:table-row>
          <table:table-cell table:style-name="表格9.A1" office:value-type="string">
            <text:p text:style-name="P68">/* </text:p>
            <text:p text:style-name="P68"><text:s/>* vector1.c </text:p>
            <text:p text:style-name="P68"><text:s/>* compile with : -lcstl </text:p>
            <text:p text:style-name="P68"><text:s/>*/ </text:p>
            <text:p text:style-name="P68"/>
            <text:p text:style-name="P68">#include &lt;stdio.h&gt; </text:p>
            <text:p text:style-name="P68">#include &lt;cstl/cvector.h&gt; </text:p>
            <text:p text:style-name="P68"/>
            <text:p text:style-name="P68">int main(int argc, char* argv[]) </text:p>
            <text:p text:style-name="P68">{ </text:p>
            <text:p text:style-name="P68"><text:s text:c="4"/>/* vector conatiner for integer elements */ </text:p>
            <text:p text:style-name="P68"><text:s text:c="4"/>vector_t* pvec_coll = create_vector(int); </text:p>
            <text:p text:style-name="P68"><text:s text:c="4"/>int i = 0; </text:p>
            <text:p text:style-name="P68"/>
            <text:p text:style-name="P68"><text:s text:c="4"/>if(pvec_coll == NULL) </text:p>
            <text:p text:style-name="P68"><text:s text:c="4"/>{ </text:p>
            <text:p text:style-name="P68"><text:s text:c="8"/>return -1; </text:p>
            <text:p text:style-name="P68"><text:s text:c="4"/>} </text:p>
            <text:p text:style-name="P68"/>
            <text:p text:style-name="P68"><text:s text:c="4"/>vector_init(pvec_coll); </text:p>
            <text:p text:style-name="P68"/>
            <text:p text:style-name="P68"><text:s text:c="4"/>/* append elements with 1 to 6 */ </text:p>
            <text:p text:style-name="P68"><text:soft-page-break/><text:s text:c="4"/>for(i = 1; i &lt;= 6; ++i) </text:p>
            <text:p text:style-name="P68"><text:s text:c="4"/>{ </text:p>
            <text:p text:style-name="P68"><text:s text:c="8"/>vector_push_back(pvec_coll, i); </text:p>
            <text:p text:style-name="P68"><text:s text:c="4"/>} </text:p>
            <text:p text:style-name="P68"/>
            <text:p text:style-name="P68"><text:s text:c="4"/>/* print all elements followed by space */ </text:p>
            <text:p text:style-name="P68"><text:s text:c="4"/>for(i = 0; i &lt; vector_size(pvec_coll); ++i) </text:p>
            <text:p text:style-name="P68"><text:s text:c="4"/>{ </text:p>
            <text:p text:style-name="P68"><text:s text:c="8"/>printf("%d ", *(int*)vector_at(pvec_coll, i)); </text:p>
            <text:p text:style-name="P68"><text:s text:c="4"/>} </text:p>
            <text:p text:style-name="P68"><text:s text:c="4"/>printf("\n"); </text:p>
            <text:p text:style-name="P68"/>
            <text:p text:style-name="P68"><text:s text:c="4"/>vector_destroy(pvec_coll); </text:p>
            <text:p text:style-name="P68"/>
            <text:p text:style-name="P68"><text:s text:c="4"/>return 0; </text:p>
            <text:p text:style-name="P68">}</text:p>
          </table:table-cell>
        </table:table-row>
      </table:table>
      <text:p text:style-name="P50"/>
      <text:p text:style-name="P40">使用<text:span text:style-name="T24">vector_t</text:span>容器必须包含头文件</text:p>
      <text:p text:style-name="P66">#include &lt;cstl/cvector.h&gt;</text:p>
      <text:p text:style-name="P40">创建一个存储<text:span text:style-name="T24">int</text:span>类型数据的<text:span text:style-name="T24">vector_t</text:span></text:p>
      <text:p text:style-name="P68">vector_t* pvec_coll = create_vector(int); </text:p>
      <text:p text:style-name="P40"><text:span text:style-name="T24">vector_t</text:span>在没有初始化的时候是不能使用的，下面是初始化的代码</text:p>
      <text:p text:style-name="P68">vector_init(pvec_coll); </text:p>
      <text:p text:style-name="P40">我们使用<text:span text:style-name="T43">vector_push_back()</text:span>函数向<text:span text:style-name="T24">vector_t</text:span>中添加数据</text:p>
      <text:p text:style-name="P68">for(i = 1; i &lt;= 6; ++i) </text:p>
      <text:p text:style-name="P68">{ </text:p>
      <text:p text:style-name="P68"><text:s text:c="4"/>vector_push_back(pvec_coll, i); </text:p>
      <text:p text:style-name="P68">} </text:p>
      <text:p text:style-name="P40"><text:span text:style-name="T24">vector_size()</text:span>函数返回<text:span text:style-name="T24">vector_t</text:span>容器中数据的个数, <text:span text:style-name="T24">vector_at()</text:span>是通过下标对<text:span text:style-name="T24">vector_t</text:span>容器中数据进行访问，它返回的是指向容器中相应数据的指针，要打印出数据的内容我们使用如下的代码：</text:p>
      <text:p text:style-name="P68">for(i = 0; i &lt; vector_size(pvec_coll); ++i) </text:p>
      <text:p text:style-name="P68">{ </text:p>
      <text:p text:style-name="P68"><text:s text:c="4"/>printf("%d ", *(int*)vector_at(pvec_coll, i)); </text:p>
      <text:p text:style-name="P68">} </text:p>
      <text:p text:style-name="P40">最后销毁<text:span text:style-name="T24">vector_t</text:span>容器，以释放容器本身和为了保存数据申请的资源</text:p>
      <text:p text:style-name="P68">vector_destroy(pvec_coll); </text:p>
      <text:p text:style-name="P40"/>
      <text:p text:style-name="P40">这段代码输出的结果如下：</text:p>
      <text:p text:style-name="P34">1 2 3 4 5 6 </text:p>
      <text:p text:style-name="P50"/>
      <text:list xml:id="list1724196169" text:style-name="L22">
        <text:list-item>
          <text:p text:style-name="P131">deque_t</text:p>
        </text:list-item>
      </text:list>
      <text:p text:style-name="P40"><text:tab/><text:span text:style-name="T24">deque_t</text:span>是双端队列,它也是一个动态数组,但是可以在两端生长,所以在开头和结尾插入和删除数据都很高效,但是在中间插入和删除数据很慢，因为它也要移动数据。</text:p>
      <text:p text:style-name="P40"><text:soft-page-break/><text:tab/>与上面的例子类似，这次向<text:span text:style-name="T24">deque_t</text:span>中添加<text:span text:style-name="T24">6</text:span>个浮点数并打印出来：</text:p>
      <table:table table:name="表格11" table:style-name="表格11">
        <table:table-column table:style-name="表格11.A"/>
        <table:table-row>
          <table:table-cell table:style-name="表格11.A1" office:value-type="string">
            <text:p text:style-name="P103">/* </text:p>
            <text:p text:style-name="P103"><text:s/>* deque1.c </text:p>
            <text:p text:style-name="P103"><text:s/>* compile with : -lcstl </text:p>
            <text:p text:style-name="P103"><text:s/>*/ </text:p>
            <text:p text:style-name="P103"/>
            <text:p text:style-name="P103">#include &lt;stdio.h&gt; </text:p>
            <text:p text:style-name="P103">#include &lt;cstl/cdeque.h&gt; </text:p>
            <text:p text:style-name="P103"/>
            <text:p text:style-name="P103">int main(int argc, char* argv[]) </text:p>
            <text:p text:style-name="P103">{ </text:p>
            <text:p text:style-name="P103"><text:s text:c="4"/>/* deque container for float-point elements */ </text:p>
            <text:p text:style-name="P103"><text:s text:c="4"/>deque_t* pdq_coll = create_deque(float); </text:p>
            <text:p text:style-name="P103"><text:s text:c="4"/>int i = 0; </text:p>
            <text:p text:style-name="P103"/>
            <text:p text:style-name="P103"><text:s text:c="4"/>if(pdq_coll == NULL) </text:p>
            <text:p text:style-name="P103"><text:s text:c="4"/>{ </text:p>
            <text:p text:style-name="P103"><text:s text:c="8"/>return -1; </text:p>
            <text:p text:style-name="P103"><text:s text:c="4"/>} </text:p>
            <text:p text:style-name="P103"/>
            <text:p text:style-name="P103"><text:s text:c="4"/>deque_init(pdq_coll); </text:p>
            <text:p text:style-name="P103"/>
            <text:p text:style-name="P103"><text:s text:c="4"/>/* insert elements from 1.1 to 6.6 each at the front */ </text:p>
            <text:p text:style-name="P103"><text:s text:c="4"/>for(i = 1; i &lt;= 6; ++i) </text:p>
            <text:p text:style-name="P103"><text:s text:c="4"/>{ </text:p>
            <text:p text:style-name="P103"><text:s text:c="8"/>/* insert at the front */ </text:p>
            <text:p text:style-name="P103"><text:s text:c="8"/>deque_push_front(pdq_coll, i * 1.1); </text:p>
            <text:p text:style-name="P103"><text:s text:c="4"/>} </text:p>
            <text:p text:style-name="P103"/>
            <text:p text:style-name="P103"><text:s text:c="4"/>/* print all elements followed by a space */ </text:p>
            <text:p text:style-name="P103"><text:s text:c="4"/>for(i = 0; i &lt; deque_size(pdq_coll); ++i) </text:p>
            <text:p text:style-name="P103"><text:s text:c="4"/>{ </text:p>
            <text:p text:style-name="P103"><text:s text:c="8"/>printf("%f ", *(float*)deque_at(pdq_coll, i)); </text:p>
            <text:p text:style-name="P103"><text:s text:c="4"/>} </text:p>
            <text:p text:style-name="P103"><text:s text:c="4"/>printf("\n"); </text:p>
            <text:p text:style-name="P103"/>
            <text:p text:style-name="P103"><text:s text:c="4"/>deque_destroy(pdq_coll); </text:p>
            <text:p text:style-name="P103"/>
            <text:p text:style-name="P103"><text:s text:c="4"/>return 0; </text:p>
            <text:p text:style-name="P103">}</text:p>
          </table:table-cell>
        </table:table-row>
      </table:table>
      <text:p text:style-name="P50"/>
      <text:p text:style-name="P40">使用<text:span text:style-name="T24">deque_t</text:span>需要包含头文件</text:p>
      <text:p text:style-name="P104">#include &lt;cstl/cdeque.h&gt; </text:p>
      <text:p text:style-name="P40"><text:soft-page-break/>创建一个保存浮点数类型数据的<text:span text:style-name="T24">deque_t</text:span>容器并初始化</text:p>
      <text:p text:style-name="P103">deque_t* pdq_coll = create_deque(float); </text:p>
      <text:p text:style-name="P103">...</text:p>
      <text:p text:style-name="P104">deque_init(pdq_coll); </text:p>
      <text:p text:style-name="P40">在<text:span text:style-name="T24">deque_t</text:span>开头插入数据</text:p>
      <text:p text:style-name="P104">deque_push_front(pdq_coll, i * 1.1); </text:p>
      <text:p text:style-name="P106">以这种方式插入数据得到的结果是与插入顺序相反的序列，结果如下：</text:p>
      <text:p text:style-name="P109">6.600000 5.500000 4.400000 3.300000 2.200000 1.100000 </text:p>
      <text:p text:style-name="P109">这是因为每一个数据都插入到了第一个数据的前面。</text:p>
      <text:p text:style-name="P110"><text:span text:style-name="T65">deque_t</text:span><text:span text:style-name="T60">容器也提供了</text:span><text:span text:style-name="T65">deque_size()</text:span><text:span text:style-name="T60">函数和</text:span><text:span text:style-name="T65">deque_at()</text:span><text:span text:style-name="T60">函数，所以我们也可以使用与第一个例子相同的方式打印数据：</text:span></text:p>
      <text:p text:style-name="P70">for(i = 0; i &lt; deque_size(pdq_coll); ++i) </text:p>
      <text:p text:style-name="P103">{ </text:p>
      <text:p text:style-name="P103"><text:s text:c="4"/>printf("%f ", *(float*)deque_at(pdq_coll, i)); </text:p>
      <text:p text:style-name="P104">} </text:p>
      <text:p text:style-name="P40">最后也要销毁<text:span text:style-name="T24">deque_t</text:span></text:p>
      <text:p text:style-name="P104">deque_destroy(pdq_coll); </text:p>
      <text:p text:style-name="P50"/>
      <text:p text:style-name="P40"><text:tab/>因为<text:span text:style-name="T24">deque_t是双端队列，所以它也提供了deque_push_back()</text:span>函数向<text:span text:style-name="T24">deque_t的末尾</text:span>插入数据,相反<text:span text:style-name="T24">vector_t</text:span>并没有提供<text:span text:style-name="T24">vector_push_front()</text:span>这样的函数,因为在<text:span text:style-name="T24">vector_t</text:span>开头插入数据效率很低.</text:p>
      <text:p text:style-name="P40"/>
      <text:list xml:id="list495565979" text:style-name="L23">
        <text:list-item>
          <text:p text:style-name="P132">list_t</text:p>
        </text:list-item>
      </text:list>
      <text:p text:style-name="P40"><text:tab/><text:span text:style-name="T24">list_t</text:span>是一个双向链表.它不具备随即访问数据的能力,如果要访问第十个元素就必须从第一个开始向后遍历,一直找到第十个元素为止,但是对于一个给定的元素找到它的前驱和后继都是非常快的.<text:span text:style-name="T24">list_t</text:span>的优点是在任意位置删除和插入数据都非常快.</text:p>
      <text:p text:style-name="P40"><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103">/* </text:p>
            <text:p text:style-name="P103"><text:s/>* list1.c </text:p>
            <text:p text:style-name="P103"><text:s/>* compile with : -lcstl </text:p>
            <text:p text:style-name="P103"><text:s/>*/ </text:p>
            <text:p text:style-name="P103"/>
            <text:p text:style-name="P103">#include &lt;stdio.h&gt; </text:p>
            <text:p text:style-name="P103">#include &lt;cstl/clist.h&gt; </text:p>
            <text:p text:style-name="P103"/>
            <text:p text:style-name="P103">int main(int argc, char* argv[]) </text:p>
            <text:p text:style-name="P103">{ </text:p>
            <text:p text:style-name="P103"><text:s text:c="4"/>/* list container for character elements */ </text:p>
            <text:p text:style-name="P103"><text:s text:c="4"/>list_t* plist_coll = create_list(char); </text:p>
            <text:p text:style-name="P103"><text:s text:c="4"/>char c = '\0'; </text:p>
            <text:p text:style-name="P103"/>
            <text:p text:style-name="P103"><text:s text:c="4"/>if(plist_coll == NULL) </text:p>
            <text:p text:style-name="P103"><text:s text:c="4"/>{ </text:p>
            <text:p text:style-name="P103"><text:s text:c="8"/>return -1; </text:p>
            <text:p text:style-name="P103"><text:s text:c="4"/>} </text:p>
            <text:p text:style-name="P103"><text:soft-page-break/><text:s/></text:p>
            <text:p text:style-name="P103"><text:s text:c="4"/>list_init(plist_coll); </text:p>
            <text:p text:style-name="P103"/>
            <text:p text:style-name="P103"><text:s text:c="4"/>/* append elements from 'a' to 'z' */ </text:p>
            <text:p text:style-name="P103"><text:s text:c="4"/>for(c = 'a'; c &lt;= 'z'; ++c) </text:p>
            <text:p text:style-name="P103"><text:s text:c="4"/>{ </text:p>
            <text:p text:style-name="P103"><text:s text:c="8"/>list_push_back(plist_coll, c); </text:p>
            <text:p text:style-name="P103"><text:s text:c="4"/>} </text:p>
            <text:p text:style-name="P103"/>
            <text:p text:style-name="P103"><text:s text:c="4"/>/* print all elements </text:p>
            <text:p text:style-name="P103"><text:s text:c="5"/>* - while there are elements </text:p>
            <text:p text:style-name="P103"><text:s text:c="5"/>* - print and remove the first element </text:p>
            <text:p text:style-name="P103"><text:s text:c="5"/>*/ </text:p>
            <text:p text:style-name="P103"><text:s text:c="4"/>while(!list_empty(plist_coll)) </text:p>
            <text:p text:style-name="P103"><text:s text:c="4"/>{ </text:p>
            <text:p text:style-name="P103"><text:s text:c="8"/>printf("%c ", *(char*)list_front(plist_coll)); </text:p>
            <text:p text:style-name="P103"><text:s text:c="8"/>list_pop_front(plist_coll); </text:p>
            <text:p text:style-name="P103"><text:s text:c="4"/>} </text:p>
            <text:p text:style-name="P103"><text:s text:c="4"/>printf("\n"); </text:p>
            <text:p text:style-name="P103"/>
            <text:p text:style-name="P103"><text:s text:c="4"/>list_destroy(plist_coll); </text:p>
            <text:p text:style-name="P103"/>
            <text:p text:style-name="P103"><text:s text:c="4"/>return 0; </text:p>
            <text:p text:style-name="P103">}</text:p>
          </table:table-cell>
        </table:table-row>
      </table:table>
      <text:p text:style-name="P50"/>
      <text:p text:style-name="P40">使用<text:span text:style-name="T24">list_t</text:span>需要包含头文件</text:p>
      <text:p text:style-name="P104">#include &lt;cstl/clist.h&gt; </text:p>
      <text:p text:style-name="P40">创建一个字符类型的<text:span text:style-name="T24">list_t</text:span>并初始化</text:p>
      <text:p text:style-name="P104">list_t* plist_coll = create_list(char); </text:p>
      <text:p text:style-name="P104">...</text:p>
      <text:p text:style-name="P104">list_init(plist_coll); </text:p>
      <text:p text:style-name="P40">向<text:span text:style-name="T24">list_t</text:span>中插入字符</text:p>
      <text:p text:style-name="P70">for(c = 'a'; c &lt;= 'z'; ++c) </text:p>
      <text:p text:style-name="P103">{ </text:p>
      <text:p text:style-name="P103"><text:s text:c="4"/>list_push_back(plist_coll, c); </text:p>
      <text:p text:style-name="P104">} </text:p>
      <text:p text:style-name="P40"><text:span text:style-name="T24">list_empty()</text:span>判断<text:span text:style-name="T24">list_t</text:span>是否为空,<text:span text:style-name="T24">list_front()</text:span>访问第一个元素,<text:span text:style-name="T24">list_pop_front()</text:span>删除第一个元素，打印并删除数据的代码：</text:p>
      <text:p text:style-name="P70">while(!list_empty(plist_coll)) </text:p>
      <text:p text:style-name="P103">{ </text:p>
      <text:p text:style-name="P103"><text:s text:c="4"/>printf("%c ", *(char*)list_front(plist_coll)); </text:p>
      <text:p text:style-name="P103"><text:s text:c="4"/>list_pop_front(plist_coll); </text:p>
      <text:p text:style-name="P104">} </text:p>
      <text:p text:style-name="P40">销毁<text:span text:style-name="T24">list_t</text:span></text:p>
      <text:p text:style-name="P104"><text:soft-page-break/>list_destroy(plist_coll); </text:p>
      <text:p text:style-name="P40">最后的结果:</text:p>
      <text:p text:style-name="P35">a b c d e f g h i j k l m n o p q r s t u v w x y z </text:p>
      <text:p text:style-name="P34"/>
      <text:p text:style-name="P62"><text:tab/>向上面这样遍历一个链表后链表中的数据就都被删除了，如果要保留数据清使用迭代器对链表进行遍历，迭代器在后面具体介绍。</text:p>
      <text:p text:style-name="P50"/>
      <text:list xml:id="list935552251" text:style-name="L24">
        <text:list-item>
          <text:p text:style-name="P133">slist_t</text:p>
        </text:list-item>
      </text:list>
      <text:p text:style-name="P40"><text:tab/><text:span text:style-name="T24">slist_t</text:span>是一个单链表<text:span text:style-name="T24">(stl</text:span>标准中并不包含<text:span text:style-name="T24">slist</text:span>,但是<text:span text:style-name="T24">sgi stl</text:span>包含一个单链表<text:span text:style-name="T24">slist)</text:span>.它与<text:span text:style-name="T24">list_t</text:span>的特点相同,对于任意位置的插入和删除数据都是非常快的.但是<text:span text:style-name="T24">slist_t</text:span>寻找前驱的操作效率很低,因为它必须从第一个元素开始查找.</text:p>
      <text:p text:style-name="P40"><text:tab/></text:p>
      <text:list xml:id="list227659869" text:style-name="L25">
        <text:list-item>
          <text:p text:style-name="P134">string_t</text:p>
        </text:list-item>
      </text:list>
      <text:p text:style-name="P40"><text:tab/><text:span text:style-name="T24">string_t</text:span>的行为与<text:span text:style-name="T24">vector_t</text:span>相似,但是它主要用来存储字符串,同时它还提供了很多关于字符串的特殊操作.</text:p>
      <text:list xml:id="list617768182" text:continue-list="list79817582" text:style-name="WW8Num13">
        <text:list-item>
          <text:list>
            <text:list-item>
              <text:list>
                <text:list-item>
                  <text:h text:style-name="P234" text:outline-level="3">关联容器</text:h>
                </text:list-item>
              </text:list>
            </text:list-item>
          </text:list>
        </text:list-item>
      </text:list>
      <text:p text:style-name="P38"><text:span text:style-name="T52"><text:tab/></text:span><text:span text:style-name="T56">关联容器对容器中保存的数据自动排序,这种排序是基于数据本身的值或者数据定义的键值。关联容器对数据排序的默认规则是小于操作，对于基本类型和</text:span><text:span text:style-name="T38">libcstl</text:span><text:span text:style-name="T56">内部的容器类型还有一些工具类型等</text:span><text:span text:style-name="T38">libcstl</text:span><text:span text:style-name="T56">库都提供了默认的小于操作函数，但是用户自定义类型的默认小于操作函数可以在注册这个类型的时候指定(类型注册机制在第十章介绍)。</text:span></text:p>
      <text:p text:style-name="P40"><text:tab/>关联容器分集合和映射两种，集合和映射的不同点在于集合对数据的排序是基于数据本身，但是映射是以键/值对的方式保存数据，所以映射对数据的排序是基于键的。</text:p>
      <text:p text:style-name="P40"><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38"><text:span text:style-name="T56"><text:tab/>关联容器为了实现对数据进行自动排序的功能一般都采用平衡二叉树的结构，</text:span><text:span text:style-name="T38">libcstl</text:span><text:span text:style-name="T56">采用了两种平衡二叉树来实现关联容器，</text:span><text:span text:style-name="T38">AVL</text:span><text:span text:style-name="T56">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8">libcstl</text:span><text:span text:style-name="T56">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0"><text:tab/>下面列出了<text:span text:style-name="T24">libcstl</text:span>库提供的全部关联容器类型：</text:p>
      <text:list xml:id="list1466084829" text:style-name="L26">
        <text:list-item>
          <text:p text:style-name="P135">set_t</text:p>
        </text:list-item>
      </text:list>
      <text:p text:style-name="P40"><text:tab/><text:span text:style-name="T24">set_t</text:span>容器根据它保存的数据进行自动排序,每一个数据在容器中只出现一次,重复的数据是不允许的。</text:p>
      <text:list xml:id="list222832508" text:style-name="L27">
        <text:list-item>
          <text:p text:style-name="P136">mulitset_t</text:p>
        </text:list-item>
      </text:list>
      <text:p text:style-name="P40"><text:tab/><text:span text:style-name="T24">multiset_t</text:span>容器除了允许保存的数据重复,其他的与<text:span text:style-name="T24">set_t</text:span>容器相同。</text:p>
      <text:list xml:id="list195383783" text:style-name="L28">
        <text:list-item>
          <text:p text:style-name="P137">map_t</text:p>
        </text:list-item>
      </text:list>
      <text:p text:style-name="P40"><text:tab/><text:span text:style-name="T24">map_t</text:span>容器中保存的是数据<text:span text:style-name="T24">key/value</text:span>对,数据根据<text:span text:style-name="T24">key</text:span>值自动排序,不允许有<text:span text:style-name="T24">key</text:span>重复的数据.同时<text:span text:style-name="T24">map_t</text:span>具有关联数组的能力,使用<text:span text:style-name="T24">key</text:span>值可以随即访问<text:span text:style-name="T24">map_t</text:span>中相应的<text:span text:style-name="T24">value</text:span>值。</text:p>
      <text:list xml:id="list1929655972" text:style-name="L29">
        <text:list-item>
          <text:p text:style-name="P138">multimap_t</text:p>
        </text:list-item>
      </text:list>
      <text:p text:style-name="P84"><text:span text:style-name="T24">multimap_t</text:span>允许有<text:span text:style-name="T24">key</text:span>值重复的<text:span text:style-name="T24">key/value</text:span>数据,并且它不具备关联数组的性质,除此之外与<text:span text:style-name="T24">map_t</text:span>特点相同。</text:p>
      <text:list xml:id="list830785352" text:style-name="L30">
        <text:list-item>
          <text:p text:style-name="P139">hash_set_t</text:p>
        </text:list-item>
      </text:list>
      <text:p text:style-name="P84"><text:span text:style-name="T24">hash_set_t</text:span>除了底层采用<text:span text:style-name="T24">hash</text:span>表实现外其他的特性与<text:span text:style-name="T24">set_t</text:span>相同。</text:p>
      <text:list xml:id="list1660359580" text:style-name="L31">
        <text:list-item>
          <text:p text:style-name="P140"><text:soft-page-break/>hash_multiset_t</text:p>
        </text:list-item>
      </text:list>
      <text:p text:style-name="P84"><text:span text:style-name="T24">hash_multiset_t</text:span>除了底层采用<text:span text:style-name="T24">hash</text:span>表实现外其他的特性与<text:span text:style-name="T24">multiset_t</text:span>相同。</text:p>
      <text:list xml:id="list1274137519" text:style-name="L32">
        <text:list-item>
          <text:p text:style-name="P141">hash_map_t</text:p>
        </text:list-item>
      </text:list>
      <text:p text:style-name="P84"><text:span text:style-name="T24">hash_map_t</text:span>除了底层采用<text:span text:style-name="T24">hash</text:span>表实现外其他的特性与<text:span text:style-name="T24">map_t</text:span>相同。</text:p>
      <text:list xml:id="list1993634462" text:style-name="L33">
        <text:list-item>
          <text:p text:style-name="P142">hash_multimap_t</text:p>
        </text:list-item>
      </text:list>
      <text:p text:style-name="P84"><text:span text:style-name="T24">hash_multimap_t</text:span>除了底层采用<text:span text:style-name="T24">hash</text:span>实现外其他的特性与<text:span text:style-name="T24">multimap_t</text:span>相同。</text:p>
      <text:p text:style-name="P84"/>
      <text:p text:style-name="P84">由于操作关联容器要用到迭代器，所以关联容器的例子在介绍完迭代器之后给出。</text:p>
      <text:list xml:id="list1839668218" text:continue-list="list617768182" text:style-name="WW8Num13">
        <text:list-item>
          <text:list>
            <text:list-item>
              <text:list>
                <text:list-item>
                  <text:h text:style-name="P234" text:outline-level="3">容器适配器</text:h>
                </text:list-item>
              </text:list>
            </text:list-item>
          </text:list>
        </text:list-item>
      </text:list>
      <text:p text:style-name="P84">除了以上这些容器之外,<text:span text:style-name="T26">libcstl</text:span>为了特殊的目的还提供了容器适配器,它们都是基本的容器实现的。</text:p>
      <text:list xml:id="list309838197" text:style-name="L34">
        <text:list-item>
          <text:p text:style-name="P143">stack_t</text:p>
        </text:list-item>
      </text:list>
      <text:p text:style-name="P84"><text:span text:style-name="T24">stack_t</text:span>是堆栈,它采用<text:span text:style-name="T24">LIFO</text:span>(后进先出)的原则来管理数据。</text:p>
      <text:list xml:id="list1267382508" text:style-name="L35">
        <text:list-item>
          <text:p text:style-name="P144">queue_t</text:p>
        </text:list-item>
      </text:list>
      <text:p text:style-name="P84"><text:span text:style-name="T24">queue_t</text:span>是队列,它采用<text:span text:style-name="T24">FIFO</text:span>(先进先出)的原则管理数据。</text:p>
      <text:list xml:id="list382630453" text:style-name="L36">
        <text:list-item>
          <text:p text:style-name="P145">priority_queue_t</text:p>
        </text:list-item>
      </text:list>
      <text:p text:style-name="P84"><text:span text:style-name="T24">priority_queue_t</text:span>是优先队列,它保存的数据具有优先级,<text:span text:style-name="T26">libcstl</text:span>默认的数据值越大优先级越大.每次从队列中取出的都是具有最大优先级的数据。</text:p>
      <text:p text:style-name="P84"/>
      <text:p text:style-name="P84">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097631262" text:continue-list="list1839668218" text:style-name="WW8Num13">
        <text:list-item>
          <text:list>
            <text:list-item>
              <text:h text:style-name="P224" text:outline-level="2">迭代器</text:h>
            </text:list-item>
          </text:list>
        </text:list-item>
      </text:list>
      <text:p text:style-name="P84">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84">迭代器是将容器的内部结构隐藏，通过使用它可以对不同的容器进行同样的操作，同时对于不同的容器迭代器也有特殊的操作，但是下面的这些操作是迭代器共同的：</text:p>
      <text:list xml:id="list2075633378" text:style-name="L37">
        <text:list-item>
          <text:p text:style-name="P146">iterator_get_value()</text:p>
        </text:list-item>
      </text:list>
      <text:p text:style-name="P84">获得迭代器所指的数据,将迭代器所指的数据拷贝到指定的缓冲区中。</text:p>
      <text:list xml:id="list113300200" text:style-name="L38">
        <text:list-item>
          <text:p text:style-name="P147">iterator_get_pointer()</text:p>
        </text:list-item>
      </text:list>
      <text:p text:style-name="P84">获得迭代器所指的数据的指针。</text:p>
      <text:list xml:id="list1107653302" text:style-name="L39">
        <text:list-item>
          <text:p text:style-name="P148">iterator_next()</text:p>
        </text:list-item>
      </text:list>
      <text:p text:style-name="P84">指向下一个数据,使迭代器向前行进一步。</text:p>
      <text:list xml:id="list1062183677" text:style-name="L40">
        <text:list-item>
          <text:p text:style-name="P149">iterator_equal() <text:span text:style-name="T63">和</text:span> iterator_not_equal()</text:p>
        </text:list-item>
      </text:list>
      <text:p text:style-name="P84">判断两个迭代器是否指向相同的位置。</text:p>
      <text:list xml:id="list1487607311" text:style-name="L41">
        <text:list-item>
          <text:p text:style-name="P172"><text:span text:style-name="T63">赋值运算符</text:span> =</text:p>
        </text:list-item>
      </text:list>
      <text:p text:style-name="P84"><text:soft-page-break/>在<text:span text:style-name="T24">libcstl</text:span>中，迭代器类型可以直接使用赋值运算符 = 来进行赋值。</text:p>
      <text:p text:style-name="P99"/>
      <text:p text:style-name="P99"><text:tab/>上面都是迭代器本身的操作，下面我们来看一看容器是怎样和迭代器建立联系的：</text:p>
      <text:p text:style-name="P84">为了实现容器和迭代器的相互操作,所有的容器都提供了基本的函数。</text:p>
      <text:list xml:id="list1254506466" text:style-name="L42">
        <text:list-item>
          <text:p text:style-name="P150">xxxx_begin()</text:p>
        </text:list-item>
      </text:list>
      <text:p text:style-name="P84">获得指向特定容器中第一个数据的迭代器(如果有第一个数据)。例如<text:span text:style-name="T24">vector_t</text:span>容器就是<text:span text:style-name="T24">vector_begin()。</text:span></text:p>
      <text:list xml:id="list912719424" text:style-name="L43">
        <text:list-item>
          <text:p text:style-name="P151">xxxx_end()</text:p>
        </text:list-item>
      </text:list>
      <text:p text:style-name="P84">获得指向特定容器末尾的迭代器，这个末尾是指容器中最后一个数据的下一个位置。例如<text:span text:style-name="T24">vector_t</text:span>容器就是<text:span text:style-name="T24">vector_end()。</text:span></text:p>
      <text:p text:style-name="P58"><draw:frame draw:style-name="fr3" draw:name="图形5" text:anchor-type="paragraph" svg:width="19.006cm" svg:height="6.468cm" draw:z-index="21"><draw:image xlink:href="Pictures/10000000000002CA000000F35AC7D34C.jpg" xlink:type="simple" xlink:show="embed" xlink:actuate="onLoad"/></draw:frame>图<text:span text:style-name="T47"> 2.4 xxxx_begin()</text:span><text:span text:style-name="T58"> 和 </text:span><text:span text:style-name="T47">xxxx_end()</text:span></text:p>
      <text:p text:style-name="P57"/>
      <text:p text:style-name="P40"><text:tab/>这样的xxxx_begin()和xxxx_end()就组成了一个左闭右开区间[xxxx_begin(), xxxx_end())，这样的好处是便利时对结束条件判断比较方便，如果容器为空那么xxxx_begin()就等于xxxx_end()。</text:p>
      <text:p text:style-name="P84">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103">/* </text:p>
            <text:p text:style-name="P103"><text:s/>* list2.c </text:p>
            <text:p text:style-name="P103"><text:s/>* compile with : -lcstl </text:p>
            <text:p text:style-name="P103"><text:s/>*/ </text:p>
            <text:p text:style-name="P103"/>
            <text:p text:style-name="P103">#include &lt;stdio.h&gt; </text:p>
            <text:p text:style-name="P103">#include &lt;cstl/clist.h&gt; </text:p>
            <text:p text:style-name="P103"/>
            <text:p text:style-name="P103">int main(int argc, char* argv[]) </text:p>
            <text:p text:style-name="P103">{ </text:p>
            <text:p text:style-name="P103"><text:s text:c="4"/>/* list container for character elements */ </text:p>
            <text:p text:style-name="P103"><text:s text:c="4"/>list_t* plist_coll = create_list(char); </text:p>
            <text:p text:style-name="P103"><text:s text:c="4"/>list_iterator_t it_pos; </text:p>
            <text:p text:style-name="P103"><text:s text:c="4"/>char c = '\0'; </text:p>
            <text:p text:style-name="P103"/>
            <text:p text:style-name="P103"><text:s text:c="4"/>if(plist_coll == NULL) </text:p>
            <text:p text:style-name="P103"><text:s text:c="4"/>{ </text:p>
            <text:p text:style-name="P103"><text:soft-page-break/><text:s text:c="8"/>return -1; </text:p>
            <text:p text:style-name="P103"><text:s text:c="4"/>} </text:p>
            <text:p text:style-name="P103"/>
            <text:p text:style-name="P103"><text:s text:c="4"/>list_init(plist_coll); </text:p>
            <text:p text:style-name="P103"/>
            <text:p text:style-name="P103"><text:s text:c="4"/>/* append elements from 'a' to 'z' */ </text:p>
            <text:p text:style-name="P103"><text:s text:c="4"/>for(c = 'a'; c &lt;= 'z'; ++c) </text:p>
            <text:p text:style-name="P103"><text:s text:c="4"/>{ </text:p>
            <text:p text:style-name="P103"><text:s text:c="8"/>list_push_back(plist_coll, c); </text:p>
            <text:p text:style-name="P103"><text:s text:c="4"/>} </text:p>
            <text:p text:style-name="P103"/>
            <text:p text:style-name="P103"><text:s text:c="4"/>/* print all elements </text:p>
            <text:p text:style-name="P103"><text:s text:c="5"/>* - iterate over all elements </text:p>
            <text:p text:style-name="P103"><text:s text:c="5"/>*/ </text:p>
            <text:p text:style-name="P103"><text:s text:c="4"/>for(it_pos = list_begin(plist_coll); </text:p>
            <text:p text:style-name="P103"><text:s text:c="8"/>!iterator_equal(it_pos, list_end(plist_coll)); </text:p>
            <text:p text:style-name="P103"><text:s text:c="8"/>it_pos = iterator_next(it_pos)) </text:p>
            <text:p text:style-name="P103"><text:s text:c="4"/>{ </text:p>
            <text:p text:style-name="P103"><text:s text:c="8"/>printf("%c ", *(char*)iterator_get_pointer(it_pos)); </text:p>
            <text:p text:style-name="P103"><text:s text:c="4"/>} </text:p>
            <text:p text:style-name="P103"><text:s text:c="4"/>printf("\n"); </text:p>
            <text:p text:style-name="P103"/>
            <text:p text:style-name="P103"><text:s text:c="4"/>list_destroy(plist_coll); </text:p>
            <text:p text:style-name="P103"/>
            <text:p text:style-name="P103"><text:s text:c="4"/>return 0; </text:p>
            <text:p text:style-name="P103">}</text:p>
          </table:table-cell>
        </table:table-row>
      </table:table>
      <text:p text:style-name="P101"/>
      <text:p text:style-name="P40">首先要定义一个迭代器：</text:p>
      <text:p text:style-name="P104">list_iterator_t it_pos; </text:p>
      <text:p text:style-name="P106">迭代器与容器不同它不需要创建和初始化，定义之后直接就可以使用，使用之后也无需销毁。</text:p>
      <text:p text:style-name="P40">使用<text:span text:style-name="T43">it_pos </text:span>遍历<text:span text:style-name="T24">list_t</text:span>容器,并获得每一个数据的指针,将每一个数据打印出来:</text:p>
      <text:p text:style-name="P103">for(it_pos = list_begin(plist_coll); </text:p>
      <text:p text:style-name="P103"><text:s text:c="4"/>!iterator_equal(it_pos, list_end(plist_coll)); </text:p>
      <text:p text:style-name="P103"><text:s text:c="4"/>it_pos = iterator_next(it_pos)) </text:p>
      <text:p text:style-name="P103">{ </text:p>
      <text:p text:style-name="P103"><text:s text:c="4"/>printf("%c ", *(char*)iterator_get_pointer(it_pos)); </text:p>
      <text:p text:style-name="P104">} </text:p>
      <text:p text:style-name="P40">操作过程如图:</text:p>
      <text:p text:style-name="P58"><draw:frame draw:style-name="fr2" draw:name="图形6" text:anchor-type="paragraph" svg:width="19.006cm" svg:height="6.405cm" draw:z-index="22"><draw:image xlink:href="Pictures/10000000000002CB000000F18D932DDF.jpg" xlink:type="simple" xlink:show="embed" xlink:actuate="onLoad"/></draw:frame><text:soft-page-break/>图 <text:span text:style-name="T24">2.5 </text:span>使用迭代器遍历链表中的数据</text:p>
      <text:p text:style-name="P57"/>
      <text:p text:style-name="P57">在遍历的开始首先让迭代器<text:span text:style-name="T24">it_pos</text:span>指向链表的第一个数据：</text:p>
      <text:p text:style-name="P107">it_pos = list_begin(plist_coll); </text:p>
      <text:p text:style-name="P57">然后判断当前位置是否为链表的末尾：</text:p>
      <text:p text:style-name="P107">!iterator_equal(it_pos, list_end(plist_coll)); </text:p>
      <text:p text:style-name="P108">如果不是链表的末尾就或者指向当前数据的指针，并将数据打印出来：</text:p>
      <text:p text:style-name="P107">printf("%c ", *(char*)iterator_get_pointer(it_pos)); </text:p>
      <text:p text:style-name="P108">然后在移动到下一个数据的位置：</text:p>
      <text:p text:style-name="P107">it_pos = iterator_next(it_pos)</text:p>
      <text:list xml:id="list966894483" text:continue-list="list1097631262" text:style-name="WW8Num13">
        <text:list-item>
          <text:list>
            <text:list-item>
              <text:list>
                <text:list-item>
                  <text:h text:style-name="P234" text:outline-level="3">使用关联容器的例子</text:h>
                </text:list-item>
              </text:list>
            </text:list-item>
          </text:list>
        </text:list-item>
      </text:list>
      <text:p text:style-name="P50"><text:tab/><text:span text:style-name="T60">上面例子</text:span><text:span text:style-name="T66">中的</text:span><text:span text:style-name="T60">遍历是通用的，它可以用在任何容器中，下面就将这种便利用在关联容器中。下面这些例子都是使用关联容器的例子：</text:span></text:p>
      <text:list xml:id="list1997696675" text:style-name="L44">
        <text:list-item>
          <text:p text:style-name="P173"><text:span text:style-name="T44">set_t</text:span><text:span text:style-name="T60">和</text:span><text:span text:style-name="T44">multiset_t</text:span><text:span text:style-name="T60">的例子</text:span></text:p>
        </text:list-item>
      </text:list>
      <text:p text:style-name="P62"><text:tab/>下面的例子展示了如何向<text:span text:style-name="T24">set_t</text:span>中插入数据并使用迭代器将数据打印出来：</text:p>
      <table:table table:name="表格14" table:style-name="表格14">
        <table:table-column table:style-name="表格14.A"/>
        <table:table-row>
          <table:table-cell table:style-name="表格14.A1" office:value-type="string">
            <text:p text:style-name="P103">/* </text:p>
            <text:p text:style-name="P103"><text:s/>* set1.c </text:p>
            <text:p text:style-name="P103"><text:s/>* compile with : -lcstl </text:p>
            <text:p text:style-name="P103"><text:s/>*/ </text:p>
            <text:p text:style-name="P103"/>
            <text:p text:style-name="P103">#include &lt;stdio.h&gt; </text:p>
            <text:p text:style-name="P103">#include &lt;cstl/cset.h&gt; </text:p>
            <text:p text:style-name="P103"/>
            <text:p text:style-name="P103">int main(int argc, char* argv[]) </text:p>
            <text:p text:style-name="P103">{ </text:p>
            <text:p text:style-name="P103"><text:s text:c="4"/>/* set container for int values */ </text:p>
            <text:p text:style-name="P103"><text:s text:c="4"/>set_t* pset_coll = create_set(int); </text:p>
            <text:p text:style-name="P103"><text:s text:c="4"/>set_iterator_t it_pos; </text:p>
            <text:p text:style-name="P103"><text:soft-page-break/><text:s/></text:p>
            <text:p text:style-name="P103"><text:s text:c="4"/>if(pset_coll == NULL) </text:p>
            <text:p text:style-name="P103"><text:s text:c="4"/>{ </text:p>
            <text:p text:style-name="P103"><text:s text:c="8"/>return -1; </text:p>
            <text:p text:style-name="P103"><text:s text:c="4"/>} </text:p>
            <text:p text:style-name="P103"/>
            <text:p text:style-name="P103"><text:s text:c="4"/>set_init(pset_coll); </text:p>
            <text:p text:style-name="P103"/>
            <text:p text:style-name="P103"><text:s text:c="4"/>/* </text:p>
            <text:p text:style-name="P103"><text:s text:c="5"/>* insert elements for 1 to 6 in arbitray order </text:p>
            <text:p text:style-name="P103"><text:s text:c="5"/>* - value 1 gets inserted twice </text:p>
            <text:p text:style-name="P103"><text:s text:c="5"/>*/ </text:p>
            <text:p text:style-name="P103"><text:s text:c="4"/>set_insert(pset_coll, 3); </text:p>
            <text:p text:style-name="P103"><text:s text:c="4"/>set_insert(pset_coll, 1); </text:p>
            <text:p text:style-name="P103"><text:s text:c="4"/>set_insert(pset_coll, 6); </text:p>
            <text:p text:style-name="P103"><text:s text:c="4"/>set_insert(pset_coll, 4); </text:p>
            <text:p text:style-name="P103"><text:s text:c="4"/>set_insert(pset_coll, 1); </text:p>
            <text:p text:style-name="P103"><text:s text:c="4"/>set_insert(pset_coll, 2); </text:p>
            <text:p text:style-name="P103"><text:s text:c="4"/>set_insert(pset_coll, 5); </text:p>
            <text:p text:style-name="P103"/>
            <text:p text:style-name="P103"><text:s text:c="4"/>/* </text:p>
            <text:p text:style-name="P103"><text:s text:c="5"/>* print all elements </text:p>
            <text:p text:style-name="P103"><text:s text:c="5"/>* - iterate over all elements </text:p>
            <text:p text:style-name="P103"><text:s text:c="5"/>*/ </text:p>
            <text:p text:style-name="P103"><text:s text:c="4"/>for(it_pos = set_begin(pset_coll); </text:p>
            <text:p text:style-name="P103"><text:s text:c="8"/>!iterator_equal(it_pos, set_end(pse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set_destroy(pset_coll); </text:p>
            <text:p text:style-name="P103"/>
            <text:p text:style-name="P103"><text:s text:c="4"/>return 0; </text:p>
            <text:p text:style-name="P103">}</text:p>
          </table:table-cell>
        </table:table-row>
      </table:table>
      <text:p text:style-name="P50"/>
      <text:p text:style-name="P40">要使用<text:span text:style-name="T24">set_t</text:span>必须包含头文件</text:p>
      <text:p text:style-name="P104">#include &lt;cstl/cset.h&gt; </text:p>
      <text:p text:style-name="P62">然后创建并初始化一个保存<text:span text:style-name="T24">int</text:span>类型的<text:span text:style-name="T24">set_t</text:span></text:p>
      <text:p text:style-name="P35">set_t提供了set_insert()函数，使用它向容器中插入数据。set_t并没有提供set_push_back()或者set_push_front()这样的操作函数，因为在数据插入到容器之前它的位置是未知的。</text:p>
      <text:p text:style-name="P103">set_insert(pset_coll, 3); </text:p>
      <text:p text:style-name="P103"><text:soft-page-break/>set_insert(pset_coll, 1); </text:p>
      <text:p text:style-name="P103">set_insert(pset_coll, 6); </text:p>
      <text:p text:style-name="P103">set_insert(pset_coll, 4); </text:p>
      <text:p text:style-name="P103">set_insert(pset_coll, 1); </text:p>
      <text:p text:style-name="P103">set_insert(pset_coll, 2); </text:p>
      <text:p text:style-name="P104">set_insert(pset_coll, 5); </text:p>
      <text:p text:style-name="P104"/>
      <text:p text:style-name="P40">向<text:span text:style-name="T24">set_t</text:span>中插入了<text:span text:style-name="T24">7</text:span>个数据但是实际上容器只保存了<text:span text:style-name="T24">6</text:span>个,第二次插入数据1的时候因为容器中已经有数据1了所以插入失败,数据在<text:span text:style-name="T24">set_t</text:span>中的可能保存形式:</text:p>
      <text:p text:style-name="P59"><draw:frame draw:style-name="fr3" draw:name="图形7" text:anchor-type="paragraph" svg:width="19.006cm" svg:height="7.26cm" draw:z-index="23"><draw:image xlink:href="Pictures/10000000000002C800000110898A491B.jpg" xlink:type="simple" xlink:show="embed" xlink:actuate="onLoad"/></draw:frame>图 <text:span text:style-name="T24">2.6</text:span> 插入数据后的<text:span text:style-name="T24">set_t</text:span>容器</text:p>
      <text:p text:style-name="P54"/>
      <text:p text:style-name="P40">接下来是使用迭代器遍历<text:span text:style-name="T24">set_t</text:span>,使用了和上面的例子相同的遍历方式:</text:p>
      <text:p text:style-name="P70">for(it_pos = set_begin(pset_coll); </text:p>
      <text:p text:style-name="P103"><text:s text:c="4"/>!iterator_equal(it_pos, set_end(pset_coll)); </text:p>
      <text:p text:style-name="P103"><text:s text:c="4"/>it_pos = iterator_next(it_pos)) </text:p>
      <text:p text:style-name="P103">{ </text:p>
      <text:p text:style-name="P103"><text:s text:c="4"/>printf("%d ", *(int*)iterator_get_pointer(it_pos)); </text:p>
      <text:p text:style-name="P104">} </text:p>
      <text:p text:style-name="P40"/>
      <text:p text:style-name="P40">虽然用户在遍历的时候使用的操作是一样的，但是由于内部结构不同迭代器遍历的过程中内部实现还是要根据各个容器的具体情况，让我们来看看关联容器使用迭代器遍历时是什么情况：</text:p>
      <text:p text:style-name="P59"><draw:frame draw:style-name="fr2" draw:name="图形8" text:anchor-type="paragraph" svg:width="19.006cm" svg:height="10.634cm" draw:z-index="24"><draw:image xlink:href="Pictures/10000000000002C90000018F9956E6C7.jpg" xlink:type="simple" xlink:show="embed" xlink:actuate="onLoad"/></draw:frame><text:soft-page-break/>图 <text:span text:style-name="T24">2.7 </text:span>通过迭代器遍历关联容器</text:p>
      <text:p text:style-name="P40">上面例子的结果:</text:p>
      <text:p text:style-name="P35">1 2 3 4 5 6 </text:p>
      <text:p text:style-name="P40">如果使用<text:span text:style-name="T24">multiset_t</text:span>代替<text:span text:style-name="T24">set_t</text:span>,第二次插入数据1就不会失败,输出结果如下:</text:p>
      <text:p text:style-name="P35">1 1 2 3 4 5 6 </text:p>
      <text:p text:style-name="P50"/>
      <text:list xml:id="list1669758209" text:style-name="L45">
        <text:list-item>
          <text:p text:style-name="P174"><text:span text:style-name="T60">使用</text:span><text:span text:style-name="T44">map_t</text:span><text:span text:style-name="T60">和</text:span><text:span text:style-name="T44">multimap_t</text:span><text:span text:style-name="T60">的例子</text:span></text:p>
        </text:list-item>
      </text:list>
      <text:p text:style-name="P50"><text:span text:style-name="T60"><text:tab/></text:span><text:span text:style-name="T44">map_t</text:span><text:span text:style-name="T60">和</text:span><text:span text:style-name="T4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103">/* </text:p>
            <text:p text:style-name="P103"><text:s/>* multimap1.c </text:p>
            <text:p text:style-name="P103"><text:s/>* compile with : -lcstl </text:p>
            <text:p text:style-name="P103"><text:s/>*/ </text:p>
            <text:p text:style-name="P103"/>
            <text:p text:style-name="P103">#include &lt;stdio.h&gt; </text:p>
            <text:p text:style-name="P103">#include &lt;cstl/cmap.h&gt; </text:p>
            <text:p text:style-name="P103">#include &lt;cstl/cutility.h&gt; </text:p>
            <text:p text:style-name="P103"/>
            <text:p text:style-name="P103">int main(int argc, char* argv[]) </text:p>
            <text:p text:style-name="P103">{ </text:p>
            <text:p text:style-name="P103"><text:s text:c="4"/>/* multimap container for int/c-string value */ </text:p>
            <text:p text:style-name="P103"><text:s text:c="4"/>multimap_t* pmmap_coll = create_multimap(int, char*); </text:p>
            <text:p text:style-name="P103"><text:s text:c="4"/>multimap_iterator_t it_pos; </text:p>
            <text:p text:style-name="P103"><text:soft-page-break/><text:s text:c="4"/>pair_t* ppair_elem = create_pair(int, char*); </text:p>
            <text:p text:style-name="P103"/>
            <text:p text:style-name="P103"><text:s text:c="4"/>if(pmmap_coll == NULL || ppair_elem == NULL) </text:p>
            <text:p text:style-name="P103"><text:s text:c="4"/>{ </text:p>
            <text:p text:style-name="P103"><text:s text:c="8"/>return -1; </text:p>
            <text:p text:style-name="P103"><text:s text:c="4"/>} </text:p>
            <text:p text:style-name="P103"/>
            <text:p text:style-name="P103"><text:s text:c="4"/>multimap_init(pmmap_coll); </text:p>
            <text:p text:style-name="P103"><text:s text:c="4"/>pair_init(ppair_elem); </text:p>
            <text:p text:style-name="P103"/>
            <text:p text:style-name="P103"><text:s text:c="4"/>/* </text:p>
            <text:p text:style-name="P103"><text:s text:c="5"/>* insert some elements in arbitray order </text:p>
            <text:p text:style-name="P103"><text:s text:c="5"/>* - a value with key 1 gets inserted twice </text:p>
            <text:p text:style-name="P103"><text:s text:c="5"/>*/ </text:p>
            <text:p text:style-name="P103"><text:s text:c="4"/>pair_make(ppair_elem, 5, "tagged"); </text:p>
            <text:p text:style-name="P103"><text:s text:c="4"/>multimap_insert(pmmap_coll, ppair_elem); </text:p>
            <text:p text:style-name="P103"><text:s text:c="4"/>pair_make(ppair_elem, 2, "a"); </text:p>
            <text:p text:style-name="P103"><text:s text:c="4"/>multimap_insert(pmmap_coll, ppair_elem); </text:p>
            <text:p text:style-name="P103"><text:s text:c="4"/>pair_make(ppair_elem, 1, "this"); </text:p>
            <text:p text:style-name="P103"><text:s text:c="4"/>multimap_insert(pmmap_coll, ppair_elem); </text:p>
            <text:p text:style-name="P103"><text:s text:c="4"/>pair_make(ppair_elem, 4, "of"); </text:p>
            <text:p text:style-name="P103"><text:s text:c="4"/>multimap_insert(pmmap_coll, ppair_elem); </text:p>
            <text:p text:style-name="P103"><text:s text:c="4"/>pair_make(ppair_elem, 6, "strings"); </text:p>
            <text:p text:style-name="P103"><text:s text:c="4"/>multimap_insert(pmmap_coll, ppair_elem); </text:p>
            <text:p text:style-name="P103"><text:s text:c="4"/>pair_make(ppair_elem, 1, "is"); </text:p>
            <text:p text:style-name="P103"><text:s text:c="4"/>multimap_insert(pmmap_coll, ppair_elem); </text:p>
            <text:p text:style-name="P103"><text:s text:c="4"/>pair_make(ppair_elem, 3, "multimap"); </text:p>
            <text:p text:style-name="P103"><text:s text:c="4"/>multimap_insert(pmmap_coll, ppair_elem); </text:p>
            <text:p text:style-name="P103"/>
            <text:p text:style-name="P103"><text:s text:c="4"/>/* </text:p>
            <text:p text:style-name="P103"><text:s text:c="5"/>* print all element values </text:p>
            <text:p text:style-name="P103"><text:s text:c="5"/>* - iterate over all elements </text:p>
            <text:p text:style-name="P103"><text:s text:c="5"/>* - element member second is value </text:p>
            <text:p text:style-name="P103"><text:s text:c="5"/>*/ </text:p>
            <text:p text:style-name="P103"><text:s text:c="4"/>for(it_pos = multimap_begin(pmmap_coll); </text:p>
            <text:p text:style-name="P103"><text:s text:c="8"/>!iterator_equal(it_pos, multimap_end(pmmap_coll)); </text:p>
            <text:p text:style-name="P103"><text:s text:c="8"/>it_pos = iterator_next(it_pos)) </text:p>
            <text:p text:style-name="P103"><text:s text:c="4"/>{ </text:p>
            <text:p text:style-name="P103"><text:s text:c="8"/>printf("%s ", (char*)pair_second(iterator_get_pointer(it_pos))); </text:p>
            <text:p text:style-name="P103"><text:s text:c="4"/>} </text:p>
            <text:p text:style-name="P103"><text:s text:c="4"/>printf("\n"); </text:p>
            <text:p text:style-name="P103"/>
            <text:p text:style-name="P103"><text:s text:c="4"/>multimap_destroy(pmmap_coll); </text:p>
            <text:p text:style-name="P103"><text:soft-page-break/><text:s text:c="4"/>pair_destroy(ppair_elem); </text:p>
            <text:p text:style-name="P103"/>
            <text:p text:style-name="P103"><text:s text:c="4"/>return 0; </text:p>
            <text:p text:style-name="P103">}</text:p>
          </table:table-cell>
        </table:table-row>
      </table:table>
      <text:p text:style-name="P50"/>
      <text:p text:style-name="P40">输出的结果是:</text:p>
      <text:p text:style-name="P35">this is a multimap of tagged strings </text:p>
      <text:p text:style-name="P35">this和is的键都是1，所以在结果中this和is有可能顺序颠倒。虽然this和is具有同样的键但是multimap_t允许键重复。</text:p>
      <text:p text:style-name="P38"><text:span text:style-name="T52"><text:tab/></text:span><text:span text:style-name="T56">这个例子有点复杂</text:span></text:p>
      <text:p text:style-name="P40"><text:tab/>首先, <text:span text:style-name="T24">multiset_t</text:span>使用<text:span text:style-name="T24">pair_t</text:span>来描述<text:span text:style-name="T24">key/value，</text:span>所以<text:span text:style-name="T24">multimap_t</text:span>中保存的是<text:span text:style-name="T24">pair_t。因此在程序中要声明一个pair_t并将数据保存在其中，然后插入到multimap_t中。这也是代码中在调用</text:span><text:span text:style-name="T47"> </text:span><text:span text:style-name="T46">multimap_insert(</text:span><text:span text:style-name="T43">)</text:span><text:span text:style-name="T44">之前都调用了</text:span><text:span text:style-name="T43">pair_make()</text:span><text:span text:style-name="T44">。</text:span></text:p>
      <text:p text:style-name="P40"><text:tab/>其次,由于<text:span text:style-name="T24">multimap_t</text:span>中保存的是<text:span text:style-name="T24">pair_t，所以在遍历的过程中获得的数据的指针都是指向pair_t类型的，我们要获得的值要通过pair_t的操作函数</text:span><text:span text:style-name="T46"> pair_second()</text:span><text:span text:style-name="T44">来获得：</text:span></text:p>
      <text:p text:style-name="P104">printf("%s ", (char*)pair_second(iterator_get_pointer(it_pos))); </text:p>
      <text:p text:style-name="P40"><text:tab/><text:span text:style-name="T24">pair_t</text:span>类型第三章中详细的介绍。</text:p>
      <text:p text:style-name="P40"/>
      <text:list xml:id="list48054095" text:style-name="L46">
        <text:list-item>
          <text:p text:style-name="P207"><text:span text:style-name="T61">将</text:span><text:span text:style-name="T45">map_t</text:span><text:span text:style-name="T61">作为关联数组</text:span></text:p>
        </text:list-item>
      </text:list>
      <text:p text:style-name="P40"><text:tab/><text:span text:style-name="T24">map_t</text:span>和<text:span text:style-name="T24">multimap_t</text:span>的主要区别在于<text:span text:style-name="T24">map_t</text:span>不允许键重复。除了这些，<text:span text:style-name="T24">map_t</text:span>还可以作为关联数组使用：</text:p>
      <table:table table:name="表格16" table:style-name="表格16">
        <table:table-column table:style-name="表格16.A"/>
        <table:table-row>
          <table:table-cell table:style-name="表格16.A1" office:value-type="string">
            <text:p text:style-name="P103">/* </text:p>
            <text:p text:style-name="P103"><text:s/>* map1.c </text:p>
            <text:p text:style-name="P103"><text:s/>* compile with : -lcstl </text:p>
            <text:p text:style-name="P103"><text:s/>*/ </text:p>
            <text:p text:style-name="P103"/>
            <text:p text:style-name="P103">#include &lt;stdio.h&gt; </text:p>
            <text:p text:style-name="P103">#include &lt;cstl/cmap.h&gt; </text:p>
            <text:p text:style-name="P103"/>
            <text:p text:style-name="P103">int main(int argc, char* argv[]) </text:p>
            <text:p text:style-name="P103">{ </text:p>
            <text:p text:style-name="P103"><text:s text:c="4"/>/* map container for c-string/double value */ </text:p>
            <text:p text:style-name="P103"><text:s text:c="4"/>map_t* pmap_coll = create_map(char*, double); </text:p>
            <text:p text:style-name="P103"><text:s text:c="4"/>map_iterator_t it_pos; </text:p>
            <text:p text:style-name="P103"/>
            <text:p text:style-name="P103"><text:s text:c="4"/>if(pmap_coll == NULL) </text:p>
            <text:p text:style-name="P103"><text:s text:c="4"/>{ </text:p>
            <text:p text:style-name="P103"><text:s text:c="8"/>return -1; </text:p>
            <text:p text:style-name="P103"><text:s text:c="4"/>} </text:p>
            <text:p text:style-name="P103"/>
            <text:p text:style-name="P103"><text:s text:c="4"/>map_init(pmap_coll); </text:p>
            <text:p text:style-name="P103"/>
            <text:p text:style-name="P103"><text:s text:c="4"/>/* insert some element into the collection */ </text:p>
            <text:p text:style-name="P103"><text:s text:c="4"/>*(double*)map_at(pmap_coll, "VAT") = 0.15; </text:p>
            <text:p text:style-name="P103"><text:s text:c="4"/>*(double*)map_at(pmap_coll, "Pi") = 3.1415; </text:p>
            <text:p text:style-name="P103"><text:s text:c="4"/>*(double*)map_at(pmap_coll, "an arbitray number") = 445.903; </text:p>
            <text:p text:style-name="P103"><text:soft-page-break/><text:s text:c="4"/>*(double*)map_at(pmap_coll, "Null") = 0.0; </text:p>
            <text:p text:style-name="P103"/>
            <text:p text:style-name="P103"><text:s text:c="4"/>/* </text:p>
            <text:p text:style-name="P103"><text:s text:c="5"/>* print all element values </text:p>
            <text:p text:style-name="P103"><text:s text:c="5"/>* - iterate over all elements </text:p>
            <text:p text:style-name="P103"><text:s text:c="5"/>* - element member first is key </text:p>
            <text:p text:style-name="P103"><text:s text:c="5"/>* - element member second is value </text:p>
            <text:p text:style-name="P103"><text:s text:c="5"/>*/ </text:p>
            <text:p text:style-name="P103"><text:s text:c="4"/>for(it_pos = map_begin(pmap_coll); </text:p>
            <text:p text:style-name="P103"><text:s text:c="8"/>!iterator_equal(it_pos, map_end(pmap_coll)); </text:p>
            <text:p text:style-name="P103"><text:s text:c="8"/>it_pos = iterator_next(it_pos)) </text:p>
            <text:p text:style-name="P103"><text:s text:c="4"/>{ </text:p>
            <text:p text:style-name="P103"><text:s text:c="8"/>printf("key: \"%s\" value: %lf\n", </text:p>
            <text:p text:style-name="P103"><text:s text:c="12"/>(char*)pair_first(iterator_get_pointer(it_pos)), </text:p>
            <text:p text:style-name="P103"><text:s text:c="12"/>*(double*)pair_second(iterator_get_pointer(it_pos))); </text:p>
            <text:p text:style-name="P103"><text:s text:c="4"/>} </text:p>
            <text:p text:style-name="P103"/>
            <text:p text:style-name="P103"><text:s text:c="4"/>map_destroy(pmap_coll); </text:p>
            <text:p text:style-name="P103"/>
            <text:p text:style-name="P103"><text:s text:c="4"/>return 0; </text:p>
            <text:p text:style-name="P103">}</text:p>
          </table:table-cell>
        </table:table-row>
      </table:table>
      <text:p text:style-name="P50"/>
      <text:p text:style-name="P40"><text:span text:style-name="T24">map_t提供了map_at()操作函数，</text:span>允许使用以键值为下标直接修改<text:span text:style-name="T24">map_t</text:span>中的数据。<text:span text:style-name="T44">map_at()</text:span><text:span text:style-name="T60">与其他容器的</text:span><text:span text:style-name="T44">at()</text:span><text:span text:style-name="T60">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5">*(double*)map_at(pmap_coll, "VAT") = 0.15; </text:p>
      <text:p text:style-name="P106">如果像下面这样的写法：</text:p>
      <text:p text:style-name="P105">map_at(pmap_coll, "VAT"); </text:p>
      <text:p text:style-name="P111"><text:span text:style-name="T46">“VAT”</text:span><text:span text:style-name="T63">键对应的值就是双精度浮点值的默认值</text:span><text:span text:style-name="T42">0.0</text:span><text:span text:style-name="T63">。</text:span></text:p>
      <text:p text:style-name="P112"/>
      <text:p text:style-name="P40">执行结果:</text:p>
      <text:p text:style-name="P35">key: "Null" value: 0.000000 </text:p>
      <text:p text:style-name="P35">key: "Pi" value: 3.141500 </text:p>
      <text:p text:style-name="P35">key: "VAT" value: 0.150000 </text:p>
      <text:p text:style-name="P35">key: "an arbitray number" value: 445.903000</text:p>
      <text:list xml:id="list1234051945" text:continue-list="list966894483" text:style-name="WW8Num13">
        <text:list-item>
          <text:list>
            <text:list-item>
              <text:list>
                <text:list-item>
                  <text:h text:style-name="P234" text:outline-level="3">迭代器种类</text:h>
                </text:list-item>
              </text:list>
            </text:list-item>
          </text:list>
        </text:list-item>
      </text:list>
      <text:p text:style-name="P62"><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38"><text:span text:style-name="T64"><text:tab/>根据迭代已经访问数据的能力，可以将迭代器分为五大类(具体的种类在第五章中介绍)，所有的</text:span><text:span text:style-name="T41">libcstl</text:span><text:span text:style-name="T64">提供的容器的迭代器都属于其中的三类：</text:span></text:p>
      <text:list xml:id="list498419864" text:style-name="L47">
        <text:list-item>
          <text:p text:style-name="P164"><text:soft-page-break/><text:span text:style-name="T56">单向迭代器</text:span><text:span text:style-name="T41">(forward_iterator_t)</text:span></text:p>
        </text:list-item>
      </text:list>
      <text:p text:style-name="P40"><text:tab/>单向迭代器只能向下一个元素移动:使用<text:span text:style-name="T24">iterator_next()</text:span>操作,拥有这类迭代器类型的容器只有<text:span text:style-name="T24">slist_t</text:span>。</text:p>
      <text:list xml:id="list1874686651" text:style-name="L48">
        <text:list-item>
          <text:p text:style-name="P165"><text:span text:style-name="T56">双向迭代器</text:span><text:span text:style-name="T41">(bidirectional_iterator_t)</text:span></text:p>
        </text:list-item>
      </text:list>
      <text:p text:style-name="P40"><text:tab/>双向迭代器可以向两个方向迭代，向下一个元素使用<text:span text:style-name="T24">iterator_next()</text:span>操作，向前一个元素使用<text:span text:style-name="T24">iterator_prev()</text:span>操作，拥有这类迭代器类型的容器有<text:span text:style-name="T24">list_t</text:span>, <text:span text:style-name="T24">set_t</text:span>, <text:span text:style-name="T24">multiset_t</text:span>, <text:span text:style-name="T24">map_t</text:span>, <text:span text:style-name="T24">multimap_t, hash_set_t, hash_multiset_t, hash_map_t,</text:span></text:p>
      <text:p text:style-name="P33">hash_multimap_t。</text:p>
      <text:list xml:id="list1851024507" text:style-name="L49">
        <text:list-item>
          <text:p text:style-name="P166"><text:span text:style-name="T56">随机访问迭代器</text:span><text:span text:style-name="T41">(random_access_iterator_t)</text:span></text:p>
        </text:list-item>
      </text:list>
      <text:p text:style-name="P40"><text:tab/>随即访问迭代器具有随即访问的能力,此为还可以进行关系比较，可以一次移动多个数据，还可以计算两个迭代器的差值。拥有这类迭代器类型的容器有<text:span text:style-name="T24">vector_t</text:span>和<text:span text:style-name="T24">deque_t。</text:span></text:p>
      <text:list xml:id="list986050020" text:continue-list="list1234051945" text:style-name="WW8Num13">
        <text:list-item>
          <text:list>
            <text:list-item>
              <text:h text:style-name="P224" text:outline-level="2">算法和函数</text:h>
            </text:list-item>
          </text:list>
        </text:list-item>
      </text:list>
      <text:p text:style-name="P38"><text:span text:style-name="T18"><text:tab/></text:span><text:span text:style-name="T27">libcstl</text:span><text:span text:style-name="T56">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103">/* </text:p>
            <text:p text:style-name="P103"><text:s/>* algo1.c </text:p>
            <text:p text:style-name="P103"><text:s/>* compile with : -lcstl </text:p>
            <text:p text:style-name="P103"><text:s/>*/ </text:p>
            <text:p text:style-name="P103"/>
            <text:p text:style-name="P103">#include &lt;stdio.h&gt; </text:p>
            <text:p text:style-name="P103">#include &lt;cstl/cvector.h&gt; </text:p>
            <text:p text:style-name="P103">#include &lt;cstl/calgorithm.h&gt; </text:p>
            <text:p text:style-name="P103"/>
            <text:p text:style-name="P103">int main(int argc, char* argv[]) </text:p>
            <text:p text:style-name="P103">{ </text:p>
            <text:p text:style-name="P103"><text:s text:c="4"/>vector_t* pvec_coll = create_vector(int); </text:p>
            <text:p text:style-name="P103"><text:s text:c="4"/>vector_iterator_t it_pos; </text:p>
            <text:p text:style-name="P103"/>
            <text:p text:style-name="P103"><text:s text:c="4"/>if(pvec_coll == NULL) </text:p>
            <text:p text:style-name="P103"><text:s text:c="4"/>{ </text:p>
            <text:p text:style-name="P103"><text:s text:c="8"/>return -1; </text:p>
            <text:p text:style-name="P103"><text:s text:c="4"/>} </text:p>
            <text:p text:style-name="P103"/>
            <text:p text:style-name="P103"><text:s text:c="4"/>vector_init(pvec_coll); </text:p>
            <text:p text:style-name="P103"/>
            <text:p text:style-name="P103"><text:s text:c="4"/>/* insert elements from 1 to 6 in arbitrary order */ </text:p>
            <text:p text:style-name="P103"><text:s text:c="4"/>vector_push_back(pvec_coll, 3); </text:p>
            <text:p text:style-name="P103"><text:s text:c="4"/>vector_push_back(pvec_coll, 2); </text:p>
            <text:p text:style-name="P103"><text:s text:c="4"/>vector_push_back(pvec_coll, 5); </text:p>
            <text:p text:style-name="P103"><text:s text:c="4"/>vector_push_back(pvec_coll, 6); </text:p>
            <text:p text:style-name="P103"><text:soft-page-break/><text:s text:c="4"/>vector_push_back(pvec_coll, 4); </text:p>
            <text:p text:style-name="P103"><text:s text:c="4"/>vector_push_back(pvec_coll, 1); </text:p>
            <text:p text:style-name="P103"/>
            <text:p text:style-name="P103"><text:s text:c="4"/>/* find and print minimum and maximum element */ </text:p>
            <text:p text:style-name="P103"><text:s text:c="4"/>it_pos = algo_min_element(vector_begin(pvec_coll), vector_end(pvec_coll)); </text:p>
            <text:p text:style-name="P103"><text:s text:c="4"/>printf("min: %d\n", *(int*)iterator_get_pointer(it_pos)); </text:p>
            <text:p text:style-name="P103"><text:s text:c="4"/>it_pos = algo_max_element(vector_begin(pvec_coll), vector_end(pvec_coll)); </text:p>
            <text:p text:style-name="P103"><text:s text:c="4"/>printf("max: %d\n", *(int*)iterator_get_pointer(it_pos)); </text:p>
            <text:p text:style-name="P103"/>
            <text:p text:style-name="P103"><text:s text:c="4"/>/* sort all elements */ </text:p>
            <text:p text:style-name="P103"><text:s text:c="4"/>algo_sort(vector_begin(pvec_coll), vector_end(pvec_coll)); </text:p>
            <text:p text:style-name="P103"/>
            <text:p text:style-name="P103"><text:s text:c="4"/>/* find the first element with value 3 */ </text:p>
            <text:p text:style-name="P103"><text:s text:c="4"/>it_pos = algo_find(vector_begin(pvec_coll), vector_end(pvec_coll), 3); </text:p>
            <text:p text:style-name="P103"/>
            <text:p text:style-name="P103"><text:s text:c="4"/>/* </text:p>
            <text:p text:style-name="P103"><text:s text:c="5"/>* reverse the order of the found element with value 3 </text:p>
            <text:p text:style-name="P103"><text:s text:c="5"/>* and all following elements </text:p>
            <text:p text:style-name="P103"><text:s text:c="5"/>*/ </text:p>
            <text:p text:style-name="P103"><text:s text:c="4"/>algo_reverse(it_pos, vector_end(pvec_coll)); </text:p>
            <text:p text:style-name="P103"/>
            <text:p text:style-name="P103"><text:s text:c="4"/>/* print all elements */ </text:p>
            <text:p text:style-name="P103"><text:s text:c="4"/>for(it_pos = vector_begin(pvec_coll); </text:p>
            <text:p text:style-name="P103"><text:s text:c="8"/>!iterator_equal(it_pos, vector_end(pvec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vector_destroy(pvec_coll); </text:p>
            <text:p text:style-name="P103"/>
            <text:p text:style-name="P103"><text:s text:c="4"/>return 0; </text:p>
            <text:p text:style-name="P103">}</text:p>
          </table:table-cell>
        </table:table-row>
      </table:table>
      <text:p text:style-name="P50"/>
      <text:p text:style-name="P40">要使用<text:span text:style-name="T26">libcstl</text:span>算法必须包含头文件</text:p>
      <text:p text:style-name="P104">#include &lt;cstl/calgorithm.h&gt; </text:p>
      <text:p text:style-name="P40">最开始的两个算法是<text:span text:style-name="T24">algo_min_element()</text:span>和<text:span text:style-name="T24">algo_max_element()</text:span>这两个算法都是接受两个迭代器作为参数,并把它视为一个数据区间，在这个区间内分别找出最小的元素和最大的元素，返回指向找到的元素的迭代器。</text:p>
      <text:p text:style-name="P40">接下来的算法<text:span text:style-name="T24">algo_sort()</text:span>是将两个迭代器表示的数据区间中的数据进行排序，结果是：</text:p>
      <text:p text:style-name="P35">1 2 3 4 5 6</text:p>
      <text:p text:style-name="P40">然后通过<text:span text:style-name="T24">algo_find()</text:span>算法找到元素<text:span text:style-name="T24">3</text:span>的位置</text:p>
      <text:p text:style-name="P104">it_pos = algo_find(vector_begin(pvec_coll), vector_end(pvec_coll), 3); </text:p>
      <text:p text:style-name="P40"><text:soft-page-break/>成功就返回指向数据3的位置的迭代器，如果失败返回数据区间末尾的迭代器。</text:p>
      <text:p text:style-name="P40">然后把从数据<text:span text:style-name="T24">3</text:span>的位置开始到容器的末尾数据逆序</text:p>
      <text:p text:style-name="P104">algo_reverse(it_pos, vector_end(pvec_coll)); </text:p>
      <text:p text:style-name="P40">这样例子中程序的输出结果就是：</text:p>
      <text:p text:style-name="P35">min: 1 </text:p>
      <text:p text:style-name="P35">max: 6 </text:p>
      <text:p text:style-name="P35">1 2 6 5 4 3 </text:p>
      <text:list xml:id="list2082137092" text:continue-numbering="true" text:style-name="WW8Num13">
        <text:list-item>
          <text:list>
            <text:list-item>
              <text:list>
                <text:list-item>
                  <text:h text:style-name="P234" text:outline-level="3">数据区间</text:h>
                </text:list-item>
              </text:list>
            </text:list-item>
          </text:list>
        </text:list-item>
      </text:list>
      <text:p text:style-name="P40"><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0"><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0"><text:tab/>虽然这样做会有很多好处,但是也有不足:</text:p>
      <table:table table:name="表格18" table:style-name="表格18">
        <table:table-column table:style-name="表格18.A"/>
        <table:table-row>
          <table:table-cell table:style-name="表格18.A1" office:value-type="string">
            <text:p text:style-name="P103">/* </text:p>
            <text:p text:style-name="P103"><text:s/>* find1.c </text:p>
            <text:p text:style-name="P103"><text:s/>* compile with : -lcstl </text:p>
            <text:p text:style-name="P103"><text:s/>*/ </text:p>
            <text:p text:style-name="P103"/>
            <text:p text:style-name="P103">#include &lt;stdio.h&gt; </text:p>
            <text:p text:style-name="P103">#include &lt;cstl/clist.h&gt; </text:p>
            <text:p text:style-name="P103">#include &lt;cstl/calgorithm.h&gt; </text:p>
            <text:p text:style-name="P103"/>
            <text:p text:style-name="P103">int main(int argc, char* argv[]) </text:p>
            <text:p text:style-name="P103">{ </text:p>
            <text:p text:style-name="P103"><text:s text:c="4"/>list_t* plist_coll = create_list(int); </text:p>
            <text:p text:style-name="P103"><text:s text:c="4"/>list_iterator_t it_pos; </text:p>
            <text:p text:style-name="P103"><text:s text:c="4"/>list_iterator_t it_pos25; </text:p>
            <text:p text:style-name="P103"><text:s text:c="4"/>list_iterator_t it_pos35; </text:p>
            <text:p text:style-name="P103"><text:s text:c="4"/>int i = 0; </text:p>
            <text:p text:style-name="P103"/>
            <text:p text:style-name="P103"><text:s text:c="4"/>if(plist_coll == NULL) </text:p>
            <text:p text:style-name="P103"><text:s text:c="4"/>{ </text:p>
            <text:p text:style-name="P103"><text:s text:c="8"/>return -1; </text:p>
            <text:p text:style-name="P103"><text:s text:c="4"/>} </text:p>
            <text:p text:style-name="P103"/>
            <text:p text:style-name="P103"><text:s text:c="4"/>list_init(plist_coll); </text:p>
            <text:p text:style-name="P103"/>
            <text:p text:style-name="P103"><text:soft-page-break/><text:s text:c="4"/>/* insert elements from 20 to 40 */ </text:p>
            <text:p text:style-name="P103"><text:s text:c="4"/>for(i = 20; i &lt;= 40; ++i) </text:p>
            <text:p text:style-name="P103"><text:s text:c="4"/>{ </text:p>
            <text:p text:style-name="P103"><text:s text:c="8"/>list_push_back(plist_coll, i); </text:p>
            <text:p text:style-name="P103"><text:s text:c="4"/>} </text:p>
            <text:p text:style-name="P103"/>
            <text:p text:style-name="P103"><text:s text:c="4"/>/* </text:p>
            <text:p text:style-name="P103"><text:s text:c="5"/>* find position of element with value 3 </text:p>
            <text:p text:style-name="P103"><text:s text:c="5"/>* - there is none, so it_pos gets end() </text:p>
            <text:p text:style-name="P103"><text:s text:c="5"/>*/ </text:p>
            <text:p text:style-name="P103"><text:s text:c="4"/>it_pos = algo_find(list_begin(plist_coll), list_end(plist_coll), 3); </text:p>
            <text:p text:style-name="P103"/>
            <text:p text:style-name="P103"><text:s text:c="4"/>/* </text:p>
            <text:p text:style-name="P103"><text:s text:c="5"/>* reverse the order of element between found element and then end </text:p>
            <text:p text:style-name="P103"><text:s text:c="5"/>* - because the it_pos is end(), it reverses an empty range </text:p>
            <text:p text:style-name="P103"><text:s text:c="5"/>*/ </text:p>
            <text:p text:style-name="P103"><text:s text:c="4"/>algo_reverse(it_pos, list_end(plist_coll)); </text:p>
            <text:p text:style-name="P103"/>
            <text:p text:style-name="P103"><text:s text:c="4"/>/* find the position of value 25 and 35 */ </text:p>
            <text:p text:style-name="P103"><text:s text:c="4"/>it_pos25 = algo_find(list_begin(plist_coll), list_end(plist_coll), 25); </text:p>
            <text:p text:style-name="P103"><text:s text:c="4"/>it_pos35 = algo_find(list_begin(plist_coll), list_end(plist_coll), 35); </text:p>
            <text:p text:style-name="P103"/>
            <text:p text:style-name="P103"><text:s text:c="4"/>/* </text:p>
            <text:p text:style-name="P103"><text:s text:c="5"/>* print the maximum of corresponding range </text:p>
            <text:p text:style-name="P103"><text:s text:c="5"/>* - note: including pos25 and exculding pos35 </text:p>
            <text:p text:style-name="P103"><text:s text:c="5"/>*/ </text:p>
            <text:p text:style-name="P103"><text:s text:c="4"/>printf("max: %d\n",</text:p>
            <text:p text:style-name="P103"><text:s text:c="8"/>*(int*)iterator_get_pointer(algo_max_element(it_pos25, it_pos35))); </text:p>
            <text:p text:style-name="P103"/>
            <text:p text:style-name="P103"><text:s text:c="4"/>list_destroy(plist_coll); </text:p>
            <text:p text:style-name="P103"/>
            <text:p text:style-name="P103"><text:s text:c="4"/>return 0; </text:p>
            <text:p text:style-name="P103">}</text:p>
          </table:table-cell>
        </table:table-row>
      </table:table>
      <text:p text:style-name="P50"/>
      <text:p text:style-name="P40">首先使用<text:span text:style-name="T24">20</text:span>到<text:span text:style-name="T24">40</text:span>的整数填充<text:span text:style-name="T24">list_t，</text:span>当查找数据<text:span text:style-name="T24">3</text:span>的位置时会失败，<text:span text:style-name="T24">algo_find()</text:span>返回要处理的数据区间的末尾，在这个例子中是<text:span text:style-name="T24">list_end()。</text:span>接下来我们调用<text:span text:style-name="T24">algo_reverse()</text:span>对<text:span text:style-name="T43">it_pos </text:span>和<text:span text:style-name="T24">list_end()</text:span>范围进行逆序的处理，这是没有问题的，<text:span text:style-name="T43">it_pos </text:span>等于<text:span text:style-name="T24">list_end()</text:span>相当于调用</text:p>
      <text:p text:style-name="P104">algo_reverse(list_end(plist_coll), list_end(plist_coll)); </text:p>
      <text:p text:style-name="P40">这个算法空转，没有任何效果。</text:p>
      <text:p text:style-name="P40">然后在<text:span text:style-name="T24">list_t</text:span>中查找<text:span text:style-name="T24">25</text:span>和<text:span text:style-name="T24">35</text:span>两个数据的位置,分别是<text:span text:style-name="T43">it_pos25</text:span>和<text:span text:style-name="T43">it_pos35</text:span><text:span text:style-name="T67">，</text:span>然后调用<text:span text:style-name="T24">algo_max_element()</text:span>算法找出范围<text:span text:style-name="T24">[</text:span><text:span text:style-name="T43">it_pos25</text:span><text:span text:style-name="T24">, </text:span><text:span text:style-name="T43">it_pos35</text:span><text:span text:style-name="T24">)</text:span>中的最大元素，结果是<text:span text:style-name="T24">34</text:span>而不是<text:span text:style-name="T24">35</text:span>。</text:p>
      <text:p text:style-name="P35">max: 34</text:p>
      <text:p text:style-name="P40">这是因为指向数据<text:span text:style-name="T24">35</text:span>的迭代器<text:span text:style-name="T43">it_pos35 </text:span>是区间的末端，不会被处理，要想处理数据<text:span text:style-name="T24">35</text:span>就必须将<text:span text:style-name="T43">it_pos35 </text:span>指向下一个<text:soft-page-break/>数据:</text:p>
      <text:p text:style-name="P67">it_pos35 = iterator_next(it_pos35);</text:p>
      <text:p text:style-name="P40">这次再查找得到了正确的结果：</text:p>
      <text:p text:style-name="P35">max: 35</text:p>
      <text:p text:style-name="P40">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4">[</text:span><text:span text:style-name="T43">it_pos25</text:span><text:span text:style-name="T24">, </text:span><text:span text:style-name="T43">it_pos35</text:span><text:span text:style-name="T24">)</text:span>是有效的区间，如果<text:span text:style-name="T43">it_pos25</text:span>在<text:span text:style-name="T43">it_pos35 </text:span>之后，那么就会使区间无效，<text:span text:style-name="T24">algo_max_element()</text:span>会执行未定义的操作，造成危险。</text:p>
      <text:list xml:id="list1181258734" text:continue-numbering="true" text:style-name="WW8Num13">
        <text:list-item>
          <text:list>
            <text:list-item>
              <text:list>
                <text:list-item>
                  <text:h text:style-name="P234" text:outline-level="3">处理多个数据区间</text:h>
                </text:list-item>
              </text:list>
            </text:list-item>
          </text:list>
        </text:list-item>
      </text:list>
      <text:p text:style-name="P38"><text:span text:style-name="T52"><text:tab/></text:span><text:span text:style-name="T56">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103">/* </text:p>
            <text:p text:style-name="P103"><text:s/>* copy1.c </text:p>
            <text:p text:style-name="P103"><text:s/>* compile with : -lcstl </text:p>
            <text:p text:style-name="P103"><text:s/>*/ </text:p>
            <text:p text:style-name="P103"/>
            <text:p text:style-name="P103">#include &lt;stdio.h&gt; </text:p>
            <text:p text:style-name="P103">#include &lt;cstl/cvector.h&gt; </text:p>
            <text:p text:style-name="P103">#include &lt;cstl/clist.h&gt; </text:p>
            <text:p text:style-name="P103">#include &lt;cstl/calgorithm.h&gt; </text:p>
            <text:p text:style-name="P103"/>
            <text:p text:style-name="P103">int main(int argc, char* argv[]) </text:p>
            <text:p text:style-name="P103">{ </text:p>
            <text:p text:style-name="P103"><text:s text:c="4"/>list_t* plist_coll1 = create_list(int); </text:p>
            <text:p text:style-name="P103"><text:s text:c="4"/>vector_t* pvec_coll2 = create_vector(int); </text:p>
            <text:p text:style-name="P103"><text:s text:c="4"/>int i = 0; </text:p>
            <text:p text:style-name="P103"/>
            <text:p text:style-name="P103"><text:s text:c="4"/>if(plist_coll1 == NULL || pvec_coll2 == NULL) </text:p>
            <text:p text:style-name="P103"><text:s text:c="4"/>{ </text:p>
            <text:p text:style-name="P103"><text:s text:c="8"/>return -1; </text:p>
            <text:p text:style-name="P103"><text:s text:c="4"/>} </text:p>
            <text:p text:style-name="P103"/>
            <text:p text:style-name="P103"><text:s text:c="4"/>list_init(plist_coll1); </text:p>
            <text:p text:style-name="P103"><text:s text:c="4"/>vector_init(pvec_coll2); </text:p>
            <text:p text:style-name="P103"/>
            <text:p text:style-name="P103"><text:s text:c="4"/>for(i = 1; i &lt;= 9; ++i) </text:p>
            <text:p text:style-name="P103"><text:s text:c="4"/>{ </text:p>
            <text:p text:style-name="P103"><text:s text:c="8"/>list_push_back(plist_coll1, i); </text:p>
            <text:p text:style-name="P103"><text:s text:c="4"/>} </text:p>
            <text:p text:style-name="P103"><text:soft-page-break/><text:s/></text:p>
            <text:p text:style-name="P103"><text:s text:c="4"/>/* </text:p>
            <text:p text:style-name="P103"><text:s text:c="5"/>* RUNTIME ERROR. </text:p>
            <text:p text:style-name="P103"><text:s text:c="5"/>* overwrites nonexisting elements in the destination. </text:p>
            <text:p text:style-name="P103"><text:s text:c="5"/>*/ </text:p>
            <text:p text:style-name="P103"><text:s text:c="4"/>algo_copy(list_begin(plist_coll1), list_end(plist_coll1), /* source */ </text:p>
            <text:p text:style-name="P103"><text:s text:c="8"/>vector_begin(pvec_coll2)); <text:s text:c="27"/>/* destination */ </text:p>
            <text:p text:style-name="P103"/>
            <text:p text:style-name="P103"><text:s text:c="4"/>list_destroy(plist_coll1); </text:p>
            <text:p text:style-name="P103"><text:s text:c="4"/>vector_destroy(pvec_coll2); </text:p>
            <text:p text:style-name="P103"/>
            <text:p text:style-name="P103"><text:s text:c="4"/>return 0; </text:p>
            <text:p text:style-name="P103">}</text:p>
          </table:table-cell>
        </table:table-row>
      </table:table>
      <text:p text:style-name="P50"/>
      <text:p text:style-name="P40">在调用算法<text:span text:style-name="T24">algo_copy</text:span>时将第一个范围内的所有数据<text:span text:style-name="T24">[list_begin(), list_end())</text:span>拷贝到以<text:span text:style-name="T24">vector_begin()</text:span>开始的第二个范围内,算法执行的都是覆盖的操作而不是插入，所以要求第二个范围有足够的空间，如果没有足够的空间(像上面的例子中那样)那么结果是为定义的。使用断言版本的<text:span text:style-name="T24">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103">/* </text:p>
            <text:p text:style-name="P103"><text:s/>* copy2.c </text:p>
            <text:p text:style-name="P103"><text:s/>* compile with : -lcstl </text:p>
            <text:p text:style-name="P103"><text:s/>*/ </text:p>
            <text:p text:style-name="P103"/>
            <text:p text:style-name="P103">#include &lt;stdio.h&gt; </text:p>
            <text:p text:style-name="P103">#include &lt;cstl/clist.h&gt; </text:p>
            <text:p text:style-name="P103">#include &lt;cstl/cdeque.h&gt; </text:p>
            <text:p text:style-name="P103">#include &lt;cstl/cvector.h&gt; </text:p>
            <text:p text:style-name="P103">#include &lt;cstl/calgorithm.h&gt; </text:p>
            <text:p text:style-name="P103"/>
            <text:p text:style-name="P103">int main(int argc, char* argv[]) </text:p>
            <text:p text:style-name="P103">{ </text:p>
            <text:p text:style-name="P103"><text:s text:c="4"/>list_t* plist_coll1 = create_list(int); </text:p>
            <text:p text:style-name="P103"><text:s text:c="4"/>vector_t* pvec_coll2 = create_vector(int); </text:p>
            <text:p text:style-name="P103"><text:s text:c="4"/>deque_t* pdeq_coll3 = create_deque(int); </text:p>
            <text:p text:style-name="P103"><text:s text:c="4"/>int i = 0; </text:p>
            <text:p text:style-name="P103"/>
            <text:p text:style-name="P103"><text:s text:c="4"/>if(plist_coll1 == NULL || pvec_coll2 == NULL || pdeq_coll3 == NULL) </text:p>
            <text:p text:style-name="P103"><text:s text:c="4"/>{ </text:p>
            <text:p text:style-name="P103"><text:s text:c="8"/>return -1; </text:p>
            <text:p text:style-name="P103"><text:s text:c="4"/>} </text:p>
            <text:p text:style-name="P103"/>
            <text:p text:style-name="P103"><text:s text:c="4"/>list_init(plist_coll1); </text:p>
            <text:p text:style-name="P103"><text:s text:c="4"/>vector_init(pvec_coll2); </text:p>
            <text:p text:style-name="P103"><text:soft-page-break/><text:s/></text:p>
            <text:p text:style-name="P103"><text:s text:c="4"/>/* insert elements from 1 to 9 */ </text:p>
            <text:p text:style-name="P103"><text:s text:c="4"/>for(i = 1; i &lt;= 9; ++i) </text:p>
            <text:p text:style-name="P103"><text:s text:c="4"/>{ </text:p>
            <text:p text:style-name="P103"><text:s text:c="8"/>list_push_back(plist_coll1, i); </text:p>
            <text:p text:style-name="P103"><text:s text:c="4"/>} </text:p>
            <text:p text:style-name="P103"/>
            <text:p text:style-name="P103"><text:s text:c="4"/>/* </text:p>
            <text:p text:style-name="P103"><text:s text:c="5"/>* resize distination to have enough room for </text:p>
            <text:p text:style-name="P103"><text:s text:c="5"/>* the overwrite algorithm </text:p>
            <text:p text:style-name="P103"><text:s text:c="5"/>*/ </text:p>
            <text:p text:style-name="P103"><text:s text:c="4"/>vector_resize(pvec_coll2, list_size(plist_coll1)); </text:p>
            <text:p text:style-name="P103"/>
            <text:p text:style-name="P103"><text:s text:c="4"/>/* copy elements from first to second collection */ </text:p>
            <text:p text:style-name="P103"><text:s text:c="4"/>algo_copy(list_begin(plist_coll1), list_end(plist_coll1),</text:p>
            <text:p text:style-name="P103"><text:s text:c="8"/>vector_begin(pvec_coll2)); </text:p>
            <text:p text:style-name="P103"/>
            <text:p text:style-name="P103"><text:s text:c="4"/>/* initialize third collection with enough room */ </text:p>
            <text:p text:style-name="P103"><text:s text:c="4"/>deque_init_n(pdeq_coll3, list_size(plist_coll1)); </text:p>
            <text:p text:style-name="P103"/>
            <text:p text:style-name="P103"><text:s text:c="4"/>/* copy elements from first to third collection */ </text:p>
            <text:p text:style-name="P103"><text:s text:c="4"/>algo_copy(list_begin(plist_coll1), list_end(plist_coll1), </text:p>
            <text:p text:style-name="P103"><text:s text:c="8"/>deque_begin(pdeq_coll3)); </text:p>
            <text:p text:style-name="P103"/>
            <text:p text:style-name="P103"><text:s text:c="4"/>list_destroy(plist_coll1); </text:p>
            <text:p text:style-name="P103"><text:s text:c="4"/>vector_destroy(pvec_coll2); </text:p>
            <text:p text:style-name="P103"><text:s text:c="4"/>deque_destroy(pdeq_coll3); </text:p>
            <text:p text:style-name="P103"/>
            <text:p text:style-name="P103"><text:s text:c="4"/>return 0; </text:p>
            <text:p text:style-name="P103">}</text:p>
          </table:table-cell>
        </table:table-row>
      </table:table>
      <text:p text:style-name="P50"/>
      <text:p text:style-name="P40"><text:span text:style-name="T24">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823551718" text:continue-numbering="true" text:style-name="WW8Num13">
        <text:list-item>
          <text:list>
            <text:list-item>
              <text:list>
                <text:list-item>
                  <text:h text:style-name="P234" text:outline-level="3">质变算法</text:h>
                </text:list-item>
              </text:list>
            </text:list-item>
          </text:list>
        </text:list-item>
      </text:list>
      <text:p text:style-name="P40"><text:tab/>有些算法对数据区间内的数据进行修改，这些算法可能移除，或者修改了数据，我们把这样的算法叫质变算法。</text:p>
      <text:p text:style-name="P40"><text:tab/>典型的质变算法<text:span text:style-name="T24">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103">/* </text:p>
            <text:p text:style-name="P103"><text:s/>* remove1.c </text:p>
            <text:p text:style-name="P103"><text:s/>* compile with : -lcstl </text:p>
            <text:p text:style-name="P103"><text:soft-page-break/><text:s/>*/ </text:p>
            <text:p text:style-name="P103"/>
            <text:p text:style-name="P103">#include &lt;stdio.h&gt; </text:p>
            <text:p text:style-name="P103">#include &lt;cstl/clist.h&gt; </text:p>
            <text:p text:style-name="P103">#include &lt;cstl/calgorithm.h&gt; </text:p>
            <text:p text:style-name="P103"/>
            <text:p text:style-name="P103">int main(int argc, char* argv[]) </text:p>
            <text:p text:style-name="P103">{ </text:p>
            <text:p text:style-name="P103"><text:s text:c="4"/>list_t* plist_coll = create_list(int); </text:p>
            <text:p text:style-name="P103"><text:s text:c="4"/>list_iterator_t it_pos; </text:p>
            <text:p text:style-name="P103"><text:s text:c="4"/>int i = 0; </text:p>
            <text:p text:style-name="P103"/>
            <text:p text:style-name="P103"><text:s text:c="4"/>if(plist_coll == NULL) </text:p>
            <text:p text:style-name="P103"><text:s text:c="4"/>{ </text:p>
            <text:p text:style-name="P103"><text:s text:c="8"/>return -1; </text:p>
            <text:p text:style-name="P103"><text:s text:c="4"/>} </text:p>
            <text:p text:style-name="P103"/>
            <text:p text:style-name="P103"><text:s text:c="4"/>list_init(plist_coll); </text:p>
            <text:p text:style-name="P103"/>
            <text:p text:style-name="P103"><text:s text:c="4"/>/* insert element from 1 to 6 and 6 to 1 */ </text:p>
            <text:p text:style-name="P103"><text:s text:c="4"/>for(i = 1; i &lt;= 6; ++i) </text:p>
            <text:p text:style-name="P103"><text:s text:c="4"/>{ </text:p>
            <text:p text:style-name="P103"><text:s text:c="8"/>list_push_back(plist_coll, i); </text:p>
            <text:p text:style-name="P103"><text:s text:c="8"/>list_push_front(plist_coll, i); </text:p>
            <text:p text:style-name="P103"><text:s text:c="4"/>} </text:p>
            <text:p text:style-name="P103"/>
            <text:p text:style-name="P103"><text:s text:c="4"/>/* print all elements of the list */ </text:p>
            <text:p text:style-name="P103"><text:s text:c="4"/>printf("Pre: <text:s/>"); </text:p>
            <text:p text:style-name="P103"><text:s text:c="4"/>for(it_pos = list_begin(plist_coll); </text:p>
            <text:p text:style-name="P103"><text:s text:c="8"/>!iterator_equal(it_pos, list_end(plis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 remove all elements with value 3 */ </text:p>
            <text:p text:style-name="P103"><text:s text:c="4"/>algo_remove(list_begin(plist_coll), list_end(plist_coll), 3); </text:p>
            <text:p text:style-name="P103"/>
            <text:p text:style-name="P103"><text:s text:c="4"/>printf("Post: "); </text:p>
            <text:p text:style-name="P103"><text:s text:c="4"/>for(it_pos = list_begin(plist_coll); </text:p>
            <text:p text:style-name="P103"><text:s text:c="8"/>!iterator_equal(it_pos, list_end(plist_coll)); </text:p>
            <text:p text:style-name="P103"><text:s text:c="8"/>it_pos = iterator_next(it_pos)) </text:p>
            <text:p text:style-name="P103"><text:soft-page-break/><text:s text:c="4"/>{ </text:p>
            <text:p text:style-name="P103"><text:s text:c="8"/>printf("%d ", *(int*)iterator_get_pointer(it_pos)); </text:p>
            <text:p text:style-name="P103"><text:s text:c="4"/>} </text:p>
            <text:p text:style-name="P103"><text:s text:c="4"/>printf("\n"); </text:p>
            <text:p text:style-name="P103"/>
            <text:p text:style-name="P103"><text:s text:c="4"/>list_destroy(plist_coll); </text:p>
            <text:p text:style-name="P103"/>
            <text:p text:style-name="P103"><text:s text:c="4"/>return 0; </text:p>
            <text:p text:style-name="P103">}</text:p>
          </table:table-cell>
        </table:table-row>
      </table:table>
      <text:p text:style-name="P50"/>
      <text:p text:style-name="P40">您可能认为结果是所有数值等于3的数据都被从数据区间中删除了，然而结果却不像想象中那样：</text:p>
      <text:p text:style-name="P35">Pre: <text:s/>6 5 4 3 2 1 1 2 3 4 5 6 </text:p>
      <text:p text:style-name="P35">Post: 6 5 4 2 1 1 2 4 5 6 5 6 </text:p>
      <text:p text:style-name="P50"/>
      <text:p text:style-name="P84">执行<text:span text:style-name="T24">algo_remove()</text:span>后数据的数目并没有减少，改变的是所有的3被后面的数据覆盖，在范围的末尾两个数据并没有被覆盖。这个算法更应该叫做移除而不是删除。</text:p>
      <text:p text:style-name="P58"><draw:frame draw:style-name="fr1" draw:name="图形9" text:anchor-type="paragraph" svg:width="19.006cm" svg:height="3.604cm" draw:z-index="25"><draw:image xlink:href="Pictures/10000000000002CD00000088B6FD58E5.jpg" xlink:type="simple" xlink:show="embed" xlink:actuate="onLoad"/></draw:frame>图 <text:span text:style-name="T24">2.8 algo_remove()</text:span></text:p>
      <text:p text:style-name="P40">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103">/* </text:p>
            <text:p text:style-name="P103"><text:s/>* remove2.c </text:p>
            <text:p text:style-name="P103"><text:s/>* compile with : -lcstl </text:p>
            <text:p text:style-name="P103"><text:s/>*/ </text:p>
            <text:p text:style-name="P103"/>
            <text:p text:style-name="P103">#include &lt;stdio.h&gt; </text:p>
            <text:p text:style-name="P103">#include &lt;cstl/clist.h&gt; </text:p>
            <text:p text:style-name="P103">#include &lt;cstl/calgorithm.h&gt; </text:p>
            <text:p text:style-name="P103"/>
            <text:p text:style-name="P103">int main(int argc, char* argv[]) </text:p>
            <text:p text:style-name="P103">{ </text:p>
            <text:p text:style-name="P103"><text:s text:c="4"/>list_t* plist_coll = create_list(int); </text:p>
            <text:p text:style-name="P103"><text:s text:c="4"/>list_iterator_t it_pos; </text:p>
            <text:p text:style-name="P103"><text:s text:c="4"/>list_iterator_t it_end; </text:p>
            <text:p text:style-name="P103"><text:s text:c="4"/>int i = 0; </text:p>
            <text:p text:style-name="P103"/>
            <text:p text:style-name="P103"><text:s text:c="4"/>if(plist_coll == NULL) </text:p>
            <text:p text:style-name="P103"><text:soft-page-break/><text:s text:c="4"/>{ </text:p>
            <text:p text:style-name="P103"><text:s text:c="8"/>return -1; </text:p>
            <text:p text:style-name="P103"><text:s text:c="4"/>} </text:p>
            <text:p text:style-name="P103"/>
            <text:p text:style-name="P103"><text:s text:c="4"/>list_init(plist_coll); </text:p>
            <text:p text:style-name="P103"/>
            <text:p text:style-name="P103"><text:s text:c="4"/>/* insert element from 1 to 6 and 6 to 1 */ </text:p>
            <text:p text:style-name="P103"><text:s text:c="4"/>for(i = 1; i &lt;= 6; ++i) </text:p>
            <text:p text:style-name="P103"><text:s text:c="4"/>{ </text:p>
            <text:p text:style-name="P103"><text:s text:c="8"/>list_push_back(plist_coll, i); </text:p>
            <text:p text:style-name="P103"><text:s text:c="8"/>list_push_front(plist_coll, i); </text:p>
            <text:p text:style-name="P103"><text:s text:c="4"/>} </text:p>
            <text:p text:style-name="P103"/>
            <text:p text:style-name="P103"><text:s text:c="4"/>/* print all elements of the list */ </text:p>
            <text:p text:style-name="P103"><text:s text:c="4"/>for(it_pos = list_begin(plist_coll); </text:p>
            <text:p text:style-name="P103"><text:s text:c="8"/>!iterator_equal(it_pos, list_end(plis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 remove all elements with value 3 */ </text:p>
            <text:p text:style-name="P103"><text:s text:c="4"/>it_end = algo_remove(list_begin(plist_coll), list_end(plist_coll), 3); </text:p>
            <text:p text:style-name="P103"/>
            <text:p text:style-name="P103"><text:s text:c="4"/>/* print resulting elements of the collection */ </text:p>
            <text:p text:style-name="P103"><text:s text:c="4"/>for(it_pos = list_begin(plist_coll); </text:p>
            <text:p text:style-name="P103"><text:s text:c="8"/>!iterator_equal(it_pos, it_end);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 print number of resulting elements */ </text:p>
            <text:p text:style-name="P103"><text:s text:c="4"/>printf("number of removed elements: %d\n", </text:p>
            <text:p text:style-name="P103"><text:s text:c="8"/>iterator_distance(it_end, list_end(plist_coll))); </text:p>
            <text:p text:style-name="P103"/>
            <text:p text:style-name="P103"><text:s text:c="4"/>/* remove "removed" elements */ </text:p>
            <text:p text:style-name="P103"><text:s text:c="4"/>list_erase_range(plist_coll, it_end, list_end(plist_coll)); </text:p>
            <text:p text:style-name="P103"/>
            <text:p text:style-name="P103"><text:s text:c="4"/>/* print all elements of modified collection */ </text:p>
            <text:p text:style-name="P103"><text:s text:c="4"/>for(it_pos = list_begin(plist_coll); </text:p>
            <text:p text:style-name="P103"><text:soft-page-break/><text:s text:c="8"/>!iterator_equal(it_pos, list_end(plis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list_destroy(plist_coll); </text:p>
            <text:p text:style-name="P103"/>
            <text:p text:style-name="P103"><text:s text:c="4"/>return 0; </text:p>
            <text:p text:style-name="P103">}</text:p>
          </table:table-cell>
        </table:table-row>
      </table:table>
      <text:p text:style-name="P50"/>
      <text:p text:style-name="P40">在这个例子中<text:span text:style-name="T24">algo_remove()</text:span>返回了删除数据<text:span text:style-name="T24">3</text:span>后的有效数据区间的结尾迭代器。</text:p>
      <text:p text:style-name="P104">it_end = algo_remove(list_begin(plist_coll), list_end(plist_coll), 3); </text:p>
      <text:p text:style-name="P40">可以使用这个新的结尾做很多工作,如获得这个新结尾和实际结尾之间的距离，也就是实际删除的数据的数目。</text:p>
      <text:p text:style-name="P104">iterator_distance(it_end, list_end(plist_coll));</text:p>
      <text:p text:style-name="P40">还可以把残余的数据从<text:span text:style-name="T47"> </text:span><text:span text:style-name="T46">plist_coll </text:span>中真正的删除掉。</text:p>
      <text:p text:style-name="P104">list_erase_range(plist_coll, it_end, list_end(plist_coll)); </text:p>
      <text:p text:style-name="P40">输出结果：</text:p>
      <text:p text:style-name="P35">6 5 4 3 2 1 1 2 3 4 5 6 </text:p>
      <text:p text:style-name="P35">6 5 4 2 1 1 2 4 5 6 </text:p>
      <text:p text:style-name="P35">number of removed elements: 2 </text:p>
      <text:p text:style-name="P35">6 5 4 2 1 1 2 4 5 6 </text:p>
      <text:p text:style-name="P40"/>
      <text:p text:style-name="P40"><text:tab/>为什么<text:span text:style-name="T24">algo_remove()</text:span>不真正的删除数据呢，这是因为算法是独立于容器的，算法并不知道容器内部数据的保存形式，由容器自己执行删除操作更容易和高效，同时<text:span text:style-name="T24">algo_remove()</text:span>返回新的结尾迭代器这样对于将这个容器用于其他算法也不会产生任何影响。</text:p>
      <text:list xml:id="list588608822" text:continue-numbering="true" text:style-name="WW8Num13">
        <text:list-item>
          <text:list>
            <text:list-item>
              <text:list>
                <text:list-item>
                  <text:h text:style-name="P234" text:outline-level="3">质变算法和关联容器</text:h>
                </text:list-item>
              </text:list>
            </text:list-item>
          </text:list>
        </text:list-item>
      </text:list>
      <text:p text:style-name="P40"><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103">/* </text:p>
            <text:p text:style-name="P103"><text:s/>* remove3.c </text:p>
            <text:p text:style-name="P103"><text:s/>* compile with : -lcstl </text:p>
            <text:p text:style-name="P103"><text:s/>*/ </text:p>
            <text:p text:style-name="P103"/>
            <text:p text:style-name="P103">#include &lt;stdio.h&gt; </text:p>
            <text:p text:style-name="P103">#include &lt;cstl/cset.h&gt; </text:p>
            <text:p text:style-name="P103">#include &lt;cstl/calgorithm.h&gt; </text:p>
            <text:p text:style-name="P103"><text:soft-page-break/><text:s/></text:p>
            <text:p text:style-name="P103">int main(int argc, char* argv[]) </text:p>
            <text:p text:style-name="P103">{ </text:p>
            <text:p text:style-name="P103"><text:s text:c="4"/>set_t* pset_coll = create_set(int); </text:p>
            <text:p text:style-name="P103"><text:s text:c="4"/>set_iterator_t it_pos; </text:p>
            <text:p text:style-name="P103"><text:s text:c="4"/>size_t t_num = 0; </text:p>
            <text:p text:style-name="P103"><text:s text:c="4"/>int i = 0; </text:p>
            <text:p text:style-name="P103"/>
            <text:p text:style-name="P103"><text:s text:c="4"/>if(pset_coll == NULL) </text:p>
            <text:p text:style-name="P103"><text:s text:c="4"/>{ </text:p>
            <text:p text:style-name="P103"><text:s text:c="8"/>return -1; </text:p>
            <text:p text:style-name="P103"><text:s text:c="4"/>} </text:p>
            <text:p text:style-name="P103"/>
            <text:p text:style-name="P103"><text:s text:c="4"/>set_init(pset_coll); </text:p>
            <text:p text:style-name="P103"/>
            <text:p text:style-name="P103"><text:s text:c="4"/>for(i = 1; i &lt;= 9; ++i) </text:p>
            <text:p text:style-name="P103"><text:s text:c="4"/>{ </text:p>
            <text:p text:style-name="P103"><text:s text:c="8"/>set_insert(pset_coll, i); </text:p>
            <text:p text:style-name="P103"><text:s text:c="4"/>} </text:p>
            <text:p text:style-name="P103"/>
            <text:p text:style-name="P103"><text:s text:c="4"/>/* print all elements of set */ </text:p>
            <text:p text:style-name="P103"><text:s text:c="4"/>for(it_pos = set_begin(pset_coll); </text:p>
            <text:p text:style-name="P103"><text:s text:c="8"/>!iterator_equal(it_pos, set_end(pse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 remove all element with value 3 */ </text:p>
            <text:p text:style-name="P103"><text:s text:c="4"/>t_num = set_erase(pset_coll, 3); </text:p>
            <text:p text:style-name="P103"><text:s text:c="4"/>printf("number of removed elements: %u.\n", t_num); </text:p>
            <text:p text:style-name="P103"/>
            <text:p text:style-name="P103"><text:s text:c="4"/>/* printf all elements of the modified set */ </text:p>
            <text:p text:style-name="P103"><text:s text:c="4"/>for(it_pos = set_begin(pset_coll); </text:p>
            <text:p text:style-name="P103"><text:s text:c="8"/>!iterator_equal(it_pos, set_end(pset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set_destroy(pset_coll); </text:p>
            <text:p text:style-name="P103"><text:soft-page-break/><text:s/></text:p>
            <text:p text:style-name="P103"><text:s text:c="4"/>return 0; </text:p>
            <text:p text:style-name="P103">}</text:p>
          </table:table-cell>
        </table:table-row>
      </table:table>
      <text:p text:style-name="P50"/>
      <text:p text:style-name="P40">可见关联容器本身也提供了很多修改数据的操作函数，这个例子的输出结果:</text:p>
      <text:p text:style-name="P35">1 2 3 4 5 6 7 8 9 </text:p>
      <text:p text:style-name="P35">number of removed elements: 1. </text:p>
      <text:p text:style-name="P35">1 2 4 5 6 7 8 9 </text:p>
      <text:list xml:id="list1176314711" text:continue-numbering="true" text:style-name="WW8Num13">
        <text:list-item>
          <text:list>
            <text:list-item>
              <text:list>
                <text:list-item>
                  <text:h text:style-name="P234" text:outline-level="3">算法和容器操作函数</text:h>
                </text:list-item>
              </text:list>
            </text:list-item>
          </text:list>
        </text:list-item>
      </text:list>
      <text:p text:style-name="P38"><text:span text:style-name="T64"><text:tab/></text:span><text:span text:style-name="T41">libcstl</text:span><text:span text:style-name="T64">提供了很多的算法，但是有时算法未必是最高效的，如果容器提供了实现同样功能的操作函数的话，那么使用操作函数会更高效。主要的原因是</text:span><text:span text:style-name="T56">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103">/* </text:p>
            <text:p text:style-name="P103"><text:s/>* remove4.c </text:p>
            <text:p text:style-name="P103"><text:s/>* compile with : -lcstl </text:p>
            <text:p text:style-name="P103"><text:s/>*/ </text:p>
            <text:p text:style-name="P103"/>
            <text:p text:style-name="P103">#include &lt;stdio.h&gt; </text:p>
            <text:p text:style-name="P103">#include &lt;cstl/clist.h&gt; </text:p>
            <text:p text:style-name="P103">#include &lt;cstl/calgorithm.h&gt; </text:p>
            <text:p text:style-name="P103"/>
            <text:p text:style-name="P103">int main(int argc, char* argv[]) </text:p>
            <text:p text:style-name="P103">{ </text:p>
            <text:p text:style-name="P103"><text:s text:c="4"/>list_t* plist_coll = create_list(int); </text:p>
            <text:p text:style-name="P103"><text:s text:c="4"/>int i = 0; </text:p>
            <text:p text:style-name="P103"/>
            <text:p text:style-name="P103"><text:s text:c="4"/>if(plist_coll == NULL) </text:p>
            <text:p text:style-name="P103"><text:s text:c="4"/>{ </text:p>
            <text:p text:style-name="P103"><text:s text:c="8"/>return -1; </text:p>
            <text:p text:style-name="P103"><text:s text:c="4"/>} </text:p>
            <text:p text:style-name="P103"/>
            <text:p text:style-name="P103"><text:s text:c="4"/>list_init(plist_coll); </text:p>
            <text:p text:style-name="P103"/>
            <text:p text:style-name="P103"><text:s text:c="4"/>for(i = 1; i &lt;= 6; ++i) </text:p>
            <text:p text:style-name="P103"><text:s text:c="4"/>{ </text:p>
            <text:p text:style-name="P103"><text:s text:c="8"/>list_push_back(plist_coll, i); </text:p>
            <text:p text:style-name="P103"><text:s text:c="8"/>list_push_front(plist_coll, i); </text:p>
            <text:p text:style-name="P103"><text:s text:c="4"/>} </text:p>
            <text:p text:style-name="P103"><text:soft-page-break/><text:s/></text:p>
            <text:p text:style-name="P103"><text:s text:c="4"/>/* </text:p>
            <text:p text:style-name="P103"><text:s text:c="5"/>* remove all elements with value 3 </text:p>
            <text:p text:style-name="P103"><text:s text:c="5"/>* - poor performance </text:p>
            <text:p text:style-name="P103"><text:s text:c="5"/>*/ </text:p>
            <text:p text:style-name="P103"><text:s text:c="4"/>list_erase_range(plist_coll, </text:p>
            <text:p text:style-name="P103"><text:s text:c="8"/>algo_remove(list_begin(plist_coll), list_end(plist_coll), 3), </text:p>
            <text:p text:style-name="P103"><text:s text:c="8"/>list_end(plist_coll)); </text:p>
            <text:p text:style-name="P103"/>
            <text:p text:style-name="P103"><text:s text:c="4"/>/* </text:p>
            <text:p text:style-name="P103"><text:s text:c="5"/>* remove all elements with value 4 </text:p>
            <text:p text:style-name="P103"><text:s text:c="5"/>* - good performance </text:p>
            <text:p text:style-name="P103"><text:s text:c="5"/>*/ </text:p>
            <text:p text:style-name="P103"><text:s text:c="4"/>list_remove(plist_coll, 4); </text:p>
            <text:p text:style-name="P103"/>
            <text:p text:style-name="P103"><text:s text:c="4"/>list_destroy(plist_coll); </text:p>
            <text:p text:style-name="P103"/>
            <text:p text:style-name="P103"><text:s text:c="4"/>return 0; </text:p>
            <text:p text:style-name="P103">}</text:p>
          </table:table-cell>
        </table:table-row>
      </table:table>
      <text:p text:style-name="P50"/>
      <text:p text:style-name="P40">上面的例子中进行了两次删除操作，第一次使用先调用<text:span text:style-name="T24">algo_remove()</text:span>算法用后面的数据覆盖了值为3的数据之后在调用<text:span text:style-name="T24">list_erase_range()</text:span>来删除后面的”无效数据”。而第二次删除直接在链表结构中将值等于4的数据节点移除并销毁，真样就比第一种方法效率高了很多。</text:p>
      <text:list xml:id="list1292835174" text:continue-numbering="true" text:style-name="WW8Num13">
        <text:list-item>
          <text:list>
            <text:list-item>
              <text:list>
                <text:list-item>
                  <text:h text:style-name="P234" text:outline-level="3">用户自定义规则</text:h>
                </text:list-item>
              </text:list>
            </text:list-item>
          </text:list>
        </text:list-item>
      </text:list>
      <text:p text:style-name="P38"><text:span text:style-name="T52"><text:tab/></text:span><text:span text:style-name="T56">为了使算法更具有扩展性和功能更强大，</text:span><text:span text:style-name="T38">libcstl</text:span><text:span text:style-name="T56">的算法大部分都提供了扩展的版本，允许使用自定义的规则来改变算法的行为。用户可以将自定义的规则作为算法的参数传递给</text:span><text:span text:style-name="T38">algo_xxxx_if()</text:span><text:span text:style-name="T56">这样的算法版本。大部分的算法都提供了这种带有</text:span><text:span text:style-name="T38">_if</text:span><text:span text:style-name="T56">的版本，如</text:span><text:span text:style-name="T38">algo_remove()</text:span><text:span text:style-name="T56">和</text:span><text:span text:style-name="T38">algo_remove_if()，</text:span><text:span text:style-name="T56">第一个算法删除与指定数据相等的数据，第二个算法删除符合指定条件的数据。有些算法要求用户必须提供自定义的规则，如</text:span><text:span text:style-name="T38">algo_for_each()</text:span><text:span text:style-name="T56">这个算法对范围内的每一个数据进行用户定义的操作：</text:span></text:p>
      <table:table table:name="表格25" table:style-name="表格25">
        <table:table-column table:style-name="表格25.A"/>
        <table:table-row>
          <table:table-cell table:style-name="表格25.A1" office:value-type="string">
            <text:p text:style-name="P103">/* </text:p>
            <text:p text:style-name="P103"><text:s/>* foreach1.c </text:p>
            <text:p text:style-name="P103"><text:s/>* compile with : -lcstl </text:p>
            <text:p text:style-name="P103"><text:s/>*/ </text:p>
            <text:p text:style-name="P103"/>
            <text:p text:style-name="P103">#include &lt;stdio.h&gt; </text:p>
            <text:p text:style-name="P103">#include &lt;cstl/cvector.h&gt; </text:p>
            <text:p text:style-name="P103">#include &lt;cstl/calgorithm.h&gt; </text:p>
            <text:p text:style-name="P103"/>
            <text:p text:style-name="P103">static void _print(const void* cpv_input, void* pv_output) </text:p>
            <text:p text:style-name="P103"><text:soft-page-break/>{ </text:p>
            <text:p text:style-name="P103"><text:s text:c="4"/>printf("%d ", *(int*)cpv_input); </text:p>
            <text:p text:style-name="P103">} </text:p>
            <text:p text:style-name="P103"/>
            <text:p text:style-name="P103">int main(int argc, char* argv[]) </text:p>
            <text:p text:style-name="P103">{ </text:p>
            <text:p text:style-name="P103"><text:s text:c="4"/>vector_t* pvec_coll = create_vector(int); </text:p>
            <text:p text:style-name="P103"><text:s text:c="4"/>int i = 0; </text:p>
            <text:p text:style-name="P103"/>
            <text:p text:style-name="P103"><text:s text:c="4"/>if(pvec_coll == NULL) </text:p>
            <text:p text:style-name="P103"><text:s text:c="4"/>{ </text:p>
            <text:p text:style-name="P103"><text:s text:c="8"/>return -1; </text:p>
            <text:p text:style-name="P103"><text:s text:c="4"/>} </text:p>
            <text:p text:style-name="P103"/>
            <text:p text:style-name="P103"><text:s text:c="4"/>vector_init(pvec_coll); </text:p>
            <text:p text:style-name="P103"/>
            <text:p text:style-name="P103"><text:s text:c="4"/>for(i = 1; i &lt;= 9; ++i) </text:p>
            <text:p text:style-name="P103"><text:s text:c="4"/>{ </text:p>
            <text:p text:style-name="P103"><text:s text:c="8"/>vector_push_back(pvec_coll, i); </text:p>
            <text:p text:style-name="P103"><text:s text:c="4"/>} </text:p>
            <text:p text:style-name="P103"/>
            <text:p text:style-name="P103"><text:s text:c="4"/>algo_for_each(vector_begin(pvec_coll), vector_end(pvec_coll), _print); </text:p>
            <text:p text:style-name="P103"><text:s text:c="4"/>printf("\n"); </text:p>
            <text:p text:style-name="P103"/>
            <text:p text:style-name="P103"><text:s text:c="4"/>vector_destroy(pvec_coll); </text:p>
            <text:p text:style-name="P103"/>
            <text:p text:style-name="P103"><text:s text:c="4"/>return 0; </text:p>
            <text:p text:style-name="P103">}</text:p>
          </table:table-cell>
        </table:table-row>
      </table:table>
      <text:p text:style-name="P50"/>
      <text:p text:style-name="P40"><text:span text:style-name="T24">algo_for_each()</text:span>算法对于<text:span text:style-name="T24">[vector_begin(), vector_end())</text:span>中的每一个数据应用函数<text:span text:style-name="T24">_print</text:span>输出其值，结果：</text:p>
      <text:p text:style-name="P35">1 2 3 4 5 6 7 8 9 </text:p>
      <text:p text:style-name="P40"/>
      <text:p text:style-name="P40">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103">/* </text:p>
            <text:p text:style-name="P103"><text:s/>* transform1.c </text:p>
            <text:p text:style-name="P103"><text:s/>* compile with : -lcstl </text:p>
            <text:p text:style-name="P103"><text:s/>*/ </text:p>
            <text:p text:style-name="P103"/>
            <text:p text:style-name="P103">#include &lt;stdio.h&gt; </text:p>
            <text:p text:style-name="P103">#include &lt;cstl/cvector.h&gt; </text:p>
            <text:p text:style-name="P103">#include &lt;cstl/cset.h&gt; </text:p>
            <text:p text:style-name="P103">#include &lt;cstl/calgorithm.h&gt; </text:p>
            <text:p text:style-name="P103"><text:soft-page-break/><text:s/></text:p>
            <text:p text:style-name="P103">static void _print(const void* cpv_input, void* pv_output) </text:p>
            <text:p text:style-name="P103">{ </text:p>
            <text:p text:style-name="P103"><text:s text:c="4"/>printf("%d ", *(int*)cpv_input); </text:p>
            <text:p text:style-name="P103">} </text:p>
            <text:p text:style-name="P103"/>
            <text:p text:style-name="P103">static void _square(const void* cpv_input, void* pv_output) </text:p>
            <text:p text:style-name="P103">{ </text:p>
            <text:p text:style-name="P103"><text:s text:c="4"/>*(int*)pv_output = *(int*)cpv_input * *(int*)cpv_input; </text:p>
            <text:p text:style-name="P103">} </text:p>
            <text:p text:style-name="P103"/>
            <text:p text:style-name="P103">int main(int argc, char* argv[]) </text:p>
            <text:p text:style-name="P103">{ </text:p>
            <text:p text:style-name="P103"><text:s text:c="4"/>set_t* pset_coll1 = create_set(int); </text:p>
            <text:p text:style-name="P103"><text:s text:c="4"/>vector_t* pvec_coll2 = create_vector(int); </text:p>
            <text:p text:style-name="P103"><text:s text:c="4"/>int i = 0; </text:p>
            <text:p text:style-name="P103"/>
            <text:p text:style-name="P103"><text:s text:c="4"/>if(pset_coll1 == NULL || pvec_coll2 == NULL) </text:p>
            <text:p text:style-name="P103"><text:s text:c="4"/>{ </text:p>
            <text:p text:style-name="P103"><text:s text:c="8"/>return -1; </text:p>
            <text:p text:style-name="P103"><text:s text:c="4"/>} </text:p>
            <text:p text:style-name="P103"/>
            <text:p text:style-name="P103"><text:s text:c="4"/>set_init(pset_coll1); </text:p>
            <text:p text:style-name="P103"><text:s text:c="4"/>vector_init(pvec_coll2); </text:p>
            <text:p text:style-name="P103"/>
            <text:p text:style-name="P103"><text:s text:c="4"/>for(i = 1; i &lt;= 9; ++i) </text:p>
            <text:p text:style-name="P103"><text:s text:c="4"/>{ </text:p>
            <text:p text:style-name="P103"><text:s text:c="8"/>set_insert(pset_coll1, i); </text:p>
            <text:p text:style-name="P103"><text:s text:c="4"/>} </text:p>
            <text:p text:style-name="P103"/>
            <text:p text:style-name="P103"><text:s text:c="4"/>printf("initialized: "); </text:p>
            <text:p text:style-name="P103"><text:s text:c="4"/>algo_for_each(set_begin(pset_coll1), set_end(pset_coll1), _print); </text:p>
            <text:p text:style-name="P103"><text:s text:c="4"/>printf("\n"); </text:p>
            <text:p text:style-name="P103"/>
            <text:p text:style-name="P103"><text:s text:c="4"/>/* transform each element from coll1 to coll2 */ </text:p>
            <text:p text:style-name="P103"><text:s text:c="4"/>vector_resize(pvec_coll2, set_size(pset_coll1)); </text:p>
            <text:p text:style-name="P103"><text:s text:c="4"/>algo_transform(set_begin(pset_coll1), set_end(pset_coll1), </text:p>
            <text:p text:style-name="P103"><text:s text:c="8"/>vector_begin(pvec_coll2), _square); </text:p>
            <text:p text:style-name="P103"/>
            <text:p text:style-name="P103"><text:s text:c="4"/>printf("squared: "); </text:p>
            <text:p text:style-name="P103"><text:s text:c="4"/>algo_for_each(vector_begin(pvec_coll2), vector_end(pvec_coll2), _print); </text:p>
            <text:p text:style-name="P103"><text:s text:c="4"/>printf("\n"); </text:p>
            <text:p text:style-name="P103"/>
            <text:p text:style-name="P103"><text:soft-page-break/><text:s text:c="4"/>set_destroy(pset_coll1); </text:p>
            <text:p text:style-name="P103"><text:s text:c="4"/>vector_destroy(pvec_coll2); </text:p>
            <text:p text:style-name="P103"/>
            <text:p text:style-name="P103"><text:s text:c="4"/>return 0; </text:p>
            <text:p text:style-name="P103">}</text:p>
          </table:table-cell>
        </table:table-row>
      </table:table>
      <text:p text:style-name="P50"/>
      <text:p text:style-name="P40">上面的例子中<text:span text:style-name="T24">_square</text:span>为了在从<text:span text:style-name="T43">pset_coll1 </text:span>到<text:span text:style-name="T43">pvec_coll2 </text:span>的数据传送过程中产生整数的平方。</text:p>
      <text:p text:style-name="P59"><draw:frame draw:style-name="fr4" draw:name="图形10" text:anchor-type="paragraph" svg:y="-0.194cm" svg:width="19.006cm" svg:height="8.915cm" draw:z-index="26"><draw:image xlink:href="Pictures/10000000000002C80000014EA6625447.jpg" xlink:type="simple" xlink:show="embed" xlink:actuate="onLoad"/></draw:frame>图 <text:span text:style-name="T24">2.9 algo_transform()</text:span>的执行方式</text:p>
      <text:p text:style-name="P40">输出结果:</text:p>
      <text:p text:style-name="P35">initialized: 1 2 3 4 5 6 7 8 9 </text:p>
      <text:p text:style-name="P35">squared: 1 4 9 16 25 36 49 64 81 </text:p>
      <text:list xml:id="list2168871863" text:continue-numbering="true" text:style-name="WW8Num13">
        <text:list-item>
          <text:list>
            <text:list-item>
              <text:list>
                <text:list-item>
                  <text:h text:style-name="P234" text:outline-level="3">自定义规则，函数和谓词</text:h>
                </text:list-item>
              </text:list>
            </text:list-item>
          </text:list>
        </text:list-item>
      </text:list>
      <text:p text:style-name="P63"><text:span text:style-name="T56"><text:tab/>观察上面两个例子所使用的自定义规则，你会发现这些规则的形式很奇怪，不论是</text:span><text:span text:style-name="T38">_print</text:span><text:span text:style-name="T56">还是</text:span><text:span text:style-name="T38">_square它们都是这样的形式：</text:span></text:p>
      <text:p text:style-name="P104">void xxxx(const void* cpv_input, void* pv_output) ;</text:p>
      <text:p text:style-name="P63"><text:span text:style-name="T56">这就是</text:span><text:span text:style-name="T38">libcstl</text:span><text:span text:style-name="T56">规定的自定义规则的函数形式，只有这样形式的规则才会被算法接受。将规则限定为这种形式是为了能够处理任何的数据类型，无论什么数据类型都可以采用这样的方式来制定规则。</text:span></text:p>
      <text:p text:style-name="P62"><text:tab/>除了上面的形式之外，还有一种形式的规则也是被算法接受的：</text:p>
      <text:p text:style-name="P104">void xxxx(const void* cpv_first, const void* cpv_second, void* pv_output) ;</text:p>
      <text:p text:style-name="P62">只有这两种形式被算法接受，我们把前者叫做一元函数，把后者叫做二元函数。它们是不同的规则形式不能混淆，有的函数只接受一元函数作为规则，有的函数只接受二元函数作为规则。</text:p>
      <text:p text:style-name="P62"><text:tab/>对于一元函数和二元函数来说最后一个参数都是输出，前面的参数是输入。</text:p>
      <text:p text:style-name="P38"><text:span text:style-name="T64"><text:tab/>算法在使用这些自定义规则的时候，大部分的规则的输出参数都是</text:span><text:span text:style-name="T41">bool_t</text:span><text:span text:style-name="T64">类型的(</text:span><text:span text:style-name="T41">bool_t是辅助类型在第三章介</text:span><text:soft-page-break/><text:span text:style-name="T41">绍</text:span><text:span text:style-name="T64">)，还有些输出参数不是</text:span><text:span text:style-name="T41">bool_t</text:span><text:span text:style-name="T64">类型的如上面两个例子中的自定义规则</text:span><text:span text:style-name="T41">_print</text:span><text:span text:style-name="T64">和</text:span><text:span text:style-name="T41">_square</text:span><text:span text:style-name="T64">。我们把输出参数是</text:span><text:span text:style-name="T41">bool_t</text:span><text:span text:style-name="T64">类型的函数叫做谓词。因此谓词也有一元谓词和二元谓词。下面的这些例子展示了如何定义和使用谓词：</text:span></text:p>
      <text:p text:style-name="P38"><text:span text:style-name="T52"><text:tab/></text:span><text:span text:style-name="T56">下面是一个使用一元谓词判断素数的例子:</text:span></text:p>
      <table:table table:name="表格27" table:style-name="表格27">
        <table:table-column table:style-name="表格27.A"/>
        <table:table-row>
          <table:table-cell table:style-name="表格27.A1" office:value-type="string">
            <text:p text:style-name="P103">/* </text:p>
            <text:p text:style-name="P103"><text:s/>* prime1.c </text:p>
            <text:p text:style-name="P103"><text:s/>* compile with : -lcstl </text:p>
            <text:p text:style-name="P103"><text:s/>*/ </text:p>
            <text:p text:style-name="P103"/>
            <text:p text:style-name="P103">#include &lt;stdio.h&gt; </text:p>
            <text:p text:style-name="P103">#include &lt;stdlib.h&gt; </text:p>
            <text:p text:style-name="P103">#include &lt;cstl/clist.h&gt; </text:p>
            <text:p text:style-name="P103">#include &lt;cstl/calgorithm.h&gt; </text:p>
            <text:p text:style-name="P103"/>
            <text:p text:style-name="P103">static void _is_prime(const void* cpv_input, void* pv_output) </text:p>
            <text:p text:style-name="P103">{ </text:p>
            <text:p text:style-name="P103"><text:s text:c="4"/>int number = abs(*(int*)cpv_input); </text:p>
            <text:p text:style-name="P103"><text:s text:c="4"/>int divisor = 0; </text:p>
            <text:p text:style-name="P103"/>
            <text:p text:style-name="P103"><text:s text:c="4"/>/* 0 and 1 are prime number */ </text:p>
            <text:p text:style-name="P103"><text:s text:c="4"/>if(number == 0 || number == 1) </text:p>
            <text:p text:style-name="P103"><text:s text:c="4"/>{ </text:p>
            <text:p text:style-name="P103"><text:s text:c="8"/>*(bool_t*)pv_output = true; </text:p>
            <text:p text:style-name="P103"><text:s text:c="8"/>return; </text:p>
            <text:p text:style-name="P103"><text:s text:c="4"/>} </text:p>
            <text:p text:style-name="P103"/>
            <text:p text:style-name="P103"><text:s text:c="4"/>for(divisor = number / 2; number % divisor != 0; --divisor) </text:p>
            <text:p text:style-name="P103"><text:s text:c="4"/>{ </text:p>
            <text:p text:style-name="P103"><text:s text:c="8"/>continue; </text:p>
            <text:p text:style-name="P103"><text:s text:c="4"/>} </text:p>
            <text:p text:style-name="P103"/>
            <text:p text:style-name="P103"><text:s text:c="4"/>*(bool_t*)pv_output = divisor == 1 ? true : false; </text:p>
            <text:p text:style-name="P103">} </text:p>
            <text:p text:style-name="P103"/>
            <text:p text:style-name="P103">int main(int argc, char* argv[]) </text:p>
            <text:p text:style-name="P103">{ </text:p>
            <text:p text:style-name="P103"><text:s text:c="4"/>list_t* plist_coll = create_list(int); </text:p>
            <text:p text:style-name="P103"><text:s text:c="4"/>list_iterator_t it_pos; </text:p>
            <text:p text:style-name="P103"><text:s text:c="4"/>int i = 0; </text:p>
            <text:p text:style-name="P103"><text:s/></text:p>
            <text:p text:style-name="P103"><text:s text:c="4"/>if(plist_coll == NULL) </text:p>
            <text:p text:style-name="P103"><text:s text:c="4"/>{ </text:p>
            <text:p text:style-name="P103"><text:s text:c="8"/>return -1; </text:p>
            <text:p text:style-name="P103"><text:s text:c="4"/>} </text:p>
            <text:p text:style-name="P103"><text:soft-page-break/></text:p>
            <text:p text:style-name="P103"><text:s text:c="4"/>list_init(plist_coll); </text:p>
            <text:p text:style-name="P103"/>
            <text:p text:style-name="P103"><text:s text:c="4"/>for(i = 24; i &lt;= 30; ++i) </text:p>
            <text:p text:style-name="P103"><text:s text:c="4"/>{ </text:p>
            <text:p text:style-name="P103"><text:s text:c="8"/>list_push_back(plist_coll, i); </text:p>
            <text:p text:style-name="P103"><text:s text:c="4"/>} </text:p>
            <text:p text:style-name="P103"/>
            <text:p text:style-name="P103"><text:s text:c="4"/>/* search for prime number */ </text:p>
            <text:p text:style-name="P103"><text:s text:c="4"/>it_pos = algo_find_if(list_begin(plist_coll), list_end(plist_coll), _is_prime); </text:p>
            <text:p text:style-name="P103"><text:s text:c="4"/>if(iterator_equal(it_pos, list_end(plist_coll))) </text:p>
            <text:p text:style-name="P103"><text:s text:c="4"/>{ </text:p>
            <text:p text:style-name="P103"><text:s text:c="8"/>printf("no prime number found.\n"); </text:p>
            <text:p text:style-name="P103"><text:s text:c="4"/>} </text:p>
            <text:p text:style-name="P103"><text:s text:c="4"/>else </text:p>
            <text:p text:style-name="P103"><text:s text:c="4"/>{ </text:p>
            <text:p text:style-name="P103"><text:s text:c="8"/>printf("%d is the first prime.\n", *(int*)iterator_get_pointer(it_pos)); </text:p>
            <text:p text:style-name="P103"><text:s text:c="4"/>} </text:p>
            <text:p text:style-name="P103"/>
            <text:p text:style-name="P103"><text:s text:c="4"/>list_destroy(plist_coll); </text:p>
            <text:p text:style-name="P103"/>
            <text:p text:style-name="P103"><text:s text:c="4"/>return 0; </text:p>
            <text:p text:style-name="P103">}</text:p>
          </table:table-cell>
        </table:table-row>
      </table:table>
      <text:p text:style-name="P50"/>
      <text:p text:style-name="P40">在这个例子中<text:span text:style-name="T24">algo_find_if()</text:span>算法在制定的范围内查找第一个使一元谓词获得<text:span text:style-name="T24">true</text:span>输出的数据，这个一元谓词就是<text:span text:style-name="T24">_is_prime</text:span>函数.在一元谓词<text:span text:style-name="T24">_is_prime</text:span>中计算数据是否为素数，如果是将输出<text:span text:style-name="T24">pv_output</text:span>设置为<text:span text:style-name="T24">true</text:span>否则设置为<text:span text:style-name="T24">false。</text:span>输出结果：</text:p>
      <text:p text:style-name="P35">29 is the first prime.</text:p>
      <text:p text:style-name="P50"/>
      <text:p text:style-name="P62"><text:tab/>下面再来看一个使用二元谓词的例子：</text:p>
      <table:table table:name="表格28" table:style-name="表格28">
        <table:table-column table:style-name="表格28.A"/>
        <table:table-row>
          <table:table-cell table:style-name="表格28.A1" office:value-type="string">
            <text:p text:style-name="P103">/* </text:p>
            <text:p text:style-name="P103"><text:s/>* sort1.c </text:p>
            <text:p text:style-name="P103"><text:s/>* compile with : -lcstl </text:p>
            <text:p text:style-name="P103"><text:s/>*/ </text:p>
            <text:p text:style-name="P103"/>
            <text:p text:style-name="P103">#include &lt;stdio.h&gt; </text:p>
            <text:p text:style-name="P103">#include &lt;string.h&gt; </text:p>
            <text:p text:style-name="P103">#include &lt;cstl/cdeque.h&gt; </text:p>
            <text:p text:style-name="P103">#include &lt;cstl/calgorithm.h&gt; </text:p>
            <text:p text:style-name="P103"/>
            <text:p text:style-name="P103">typedef struct _tagperson </text:p>
            <text:p text:style-name="P103">{ </text:p>
            <text:p text:style-name="P103"><text:s text:c="4"/>char s_firstname[21]; </text:p>
            <text:p text:style-name="P103"><text:soft-page-break/><text:s text:c="4"/>char s_lastname[21]; </text:p>
            <text:p text:style-name="P103">}person_t; </text:p>
            <text:p text:style-name="P103"/>
            <text:p text:style-name="P103">static void _print(const void* cpv_input, void* pv_output) </text:p>
            <text:p text:style-name="P103">{ </text:p>
            <text:p text:style-name="P103"><text:s text:c="4"/>printf("%s.%s ", </text:p>
            <text:p text:style-name="P103"><text:s text:c="8"/>((person_t*)cpv_input)-&gt;s_firstname, </text:p>
            <text:p text:style-name="P103"><text:s text:c="8"/>((person_t*)cpv_input)-&gt;s_lastname); </text:p>
            <text:p text:style-name="P103">} </text:p>
            <text:p text:style-name="P103"/>
            <text:p text:style-name="P103">static void _person_sort_criterion( </text:p>
            <text:p text:style-name="P103"><text:s text:c="4"/>const void* cpv_first, const void* cpv_second, void* pv_output) </text:p>
            <text:p text:style-name="P103">{ </text:p>
            <text:p text:style-name="P103"><text:s text:c="4"/>person_t* pt_first = (person_t*)cpv_first; </text:p>
            <text:p text:style-name="P103"><text:s text:c="4"/>person_t* pt_second = (person_t*)cpv_second; </text:p>
            <text:p text:style-name="P103"><text:s text:c="4"/>int n_result1 = strncmp(pt_first-&gt;s_firstname, pt_second-&gt;s_firstname, 21); </text:p>
            <text:p text:style-name="P103"><text:s text:c="4"/>int n_result2 = strncmp(pt_first-&gt;s_lastname, pt_second-&gt;s_lastname, 21); </text:p>
            <text:p text:style-name="P103"/>
            <text:p text:style-name="P103"><text:s text:c="4"/>if(n_result1 &lt; 0 || (n_result1 == 0 &amp;&amp; n_result2 &lt; 0)) </text:p>
            <text:p text:style-name="P103"><text:s text:c="4"/>{ </text:p>
            <text:p text:style-name="P103"><text:s text:c="8"/>*(bool_t*)pv_output = true; </text:p>
            <text:p text:style-name="P103"><text:s text:c="4"/>} </text:p>
            <text:p text:style-name="P103"><text:s text:c="4"/>else </text:p>
            <text:p text:style-name="P103"><text:s text:c="4"/>{ </text:p>
            <text:p text:style-name="P103"><text:s text:c="8"/>*(bool_t*)pv_output = false; </text:p>
            <text:p text:style-name="P103"><text:s text:c="4"/>} </text:p>
            <text:p text:style-name="P103">} </text:p>
            <text:p text:style-name="P103"/>
            <text:p text:style-name="P103">int main(int argc, char* argv[]) </text:p>
            <text:p text:style-name="P103">{ </text:p>
            <text:p text:style-name="P103"><text:s text:c="4"/>deque_t* pdeq_coll = NULL; </text:p>
            <text:p text:style-name="P103"><text:s text:c="4"/>person_t t_person; </text:p>
            <text:p text:style-name="P103"/>
            <text:p text:style-name="P103"><text:s text:c="4"/>type_register(person_t, NULL, NULL, NULL, NULL); </text:p>
            <text:p text:style-name="P103"><text:s text:c="4"/>pdeq_coll = create_deque(person_t); </text:p>
            <text:p text:style-name="P103"><text:s text:c="4"/>if(pdeq_coll == NULL) </text:p>
            <text:p text:style-name="P103"><text:s text:c="4"/>{ </text:p>
            <text:p text:style-name="P103"><text:s text:c="8"/>return -1; </text:p>
            <text:p text:style-name="P103"><text:s text:c="4"/>} </text:p>
            <text:p text:style-name="P103"/>
            <text:p text:style-name="P103"><text:s text:c="4"/>deque_init(pdeq_coll); </text:p>
            <text:p text:style-name="P103"/>
            <text:p text:style-name="P103"><text:s text:c="4"/>memset(t_person.s_firstname, '\0', 21); </text:p>
            <text:p text:style-name="P103"><text:soft-page-break/><text:s text:c="4"/>memset(t_person.s_lastname, '\0', 21); </text:p>
            <text:p text:style-name="P103"><text:s text:c="4"/>strcpy(t_person.s_firstname, "Jonh"); </text:p>
            <text:p text:style-name="P103"><text:s text:c="4"/>strcpy(t_person.s_lastname, "right"); </text:p>
            <text:p text:style-name="P103"><text:s text:c="4"/>deque_push_back(pdeq_coll, &amp;t_person); </text:p>
            <text:p text:style-name="P103"><text:s text:c="4"/>memset(t_person.s_firstname, '\0', 21); </text:p>
            <text:p text:style-name="P103"><text:s text:c="4"/>memset(t_person.s_lastname, '\0', 21); </text:p>
            <text:p text:style-name="P103"><text:s text:c="4"/>strcpy(t_person.s_firstname, "Bill"); </text:p>
            <text:p text:style-name="P103"><text:s text:c="4"/>strcpy(t_person.s_lastname, "killer"); </text:p>
            <text:p text:style-name="P103"><text:s text:c="4"/>deque_push_back(pdeq_coll, &amp;t_person); </text:p>
            <text:p text:style-name="P103"><text:s text:c="4"/>memset(t_person.s_firstname, '\0', 21); </text:p>
            <text:p text:style-name="P103"><text:s text:c="4"/>memset(t_person.s_lastname, '\0', 21); </text:p>
            <text:p text:style-name="P103"><text:s text:c="4"/>strcpy(t_person.s_firstname, "Jonh"); </text:p>
            <text:p text:style-name="P103"><text:s text:c="4"/>strcpy(t_person.s_lastname, "sound"); </text:p>
            <text:p text:style-name="P103"><text:s text:c="4"/>deque_push_back(pdeq_coll, &amp;t_person); </text:p>
            <text:p text:style-name="P103"><text:s text:c="4"/>memset(t_person.s_firstname, '\0', 21); </text:p>
            <text:p text:style-name="P103"><text:s text:c="4"/>memset(t_person.s_lastname, '\0', 21); </text:p>
            <text:p text:style-name="P103"><text:s text:c="4"/>strcpy(t_person.s_firstname, "Bin"); </text:p>
            <text:p text:style-name="P103"><text:s text:c="4"/>strcpy(t_person.s_lastname, "lee"); </text:p>
            <text:p text:style-name="P103"><text:s text:c="4"/>deque_push_back(pdeq_coll, &amp;t_person); </text:p>
            <text:p text:style-name="P103"><text:s text:c="4"/>memset(t_person.s_firstname, '\0', 21); </text:p>
            <text:p text:style-name="P103"><text:s text:c="4"/>memset(t_person.s_lastname, '\0', 21); </text:p>
            <text:p text:style-name="P103"><text:s text:c="4"/>strcpy(t_person.s_firstname, "Lee"); </text:p>
            <text:p text:style-name="P103"><text:s text:c="4"/>strcpy(t_person.s_lastname, "bird"); </text:p>
            <text:p text:style-name="P103"><text:s text:c="4"/>deque_push_back(pdeq_coll, &amp;t_person); </text:p>
            <text:p text:style-name="P103"/>
            <text:p text:style-name="P103"><text:s text:c="4"/>algo_for_each(deque_begin(pdeq_coll), deque_end(pdeq_coll), _print); </text:p>
            <text:p text:style-name="P103"><text:s text:c="4"/>printf("\n"); </text:p>
            <text:p text:style-name="P103"/>
            <text:p text:style-name="P103"><text:s text:c="4"/>algo_sort_if(deque_begin(pdeq_coll), deque_end(pdeq_coll),</text:p>
            <text:p text:style-name="P103"><text:s text:c="8"/>_person_sort_criterion); </text:p>
            <text:p text:style-name="P103"/>
            <text:p text:style-name="P103"><text:s text:c="4"/>algo_for_each(deque_begin(pdeq_coll), deque_end(pdeq_coll), _print); </text:p>
            <text:p text:style-name="P103"><text:s text:c="4"/>printf("\n"); </text:p>
            <text:p text:style-name="P103"/>
            <text:p text:style-name="P103"><text:s text:c="4"/>deque_destroy(pdeq_coll); </text:p>
            <text:p text:style-name="P103"/>
            <text:p text:style-name="P103"><text:s text:c="4"/>return 0; </text:p>
            <text:p text:style-name="P103">}</text:p>
          </table:table-cell>
        </table:table-row>
      </table:table>
      <text:p text:style-name="P62">输出的结果是：</text:p>
      <text:p text:style-name="P35">Jonh.right Bill.killer Jonh.sound Bin.lee Lee.bird </text:p>
      <text:p text:style-name="P35">Bill.killer Bin.lee Jonh.right Jonh.sound Lee.bird </text:p>
      <text:p text:style-name="P35">可以看出是按照<text:span text:style-name="T69">_person_sort_criterion()</text:span>制定的规则排序的。</text:p>
      <text:list xml:id="list926495203" text:continue-numbering="true" text:style-name="WW8Num13">
        <text:list-item>
          <text:list>
            <text:list-item>
              <text:list>
                <text:list-item>
                  <text:h text:style-name="P236" text:outline-level="3"><text:soft-page-break/>libcstl函数</text:h>
                </text:list-item>
              </text:list>
            </text:list-item>
          </text:list>
        </text:list-item>
      </text:list>
      <text:p text:style-name="P38"><text:span text:style-name="T52"><text:tab/></text:span><text:span text:style-name="T64">通过前面的例子我们知道可以通过自定义规则来扩展或者改变算法的行为，从而增强算法的能力和扩展性。那是不是只要使用自定义规则我们就要自己去编写新的规则呢？答案是否定的，因为</text:span><text:span text:style-name="T41">libcstl</text:span><text:span text:style-name="T64">库提供了大量的自定义规则，在这里我们把这些</text:span><text:span text:style-name="T41">libcstl</text:span><text:span text:style-name="T64">库预定以的自定义规则叫做</text:span><text:span text:style-name="T41">libcstl</text:span><text:span text:style-name="T64">函数，这些函数中一大部分是谓词。它们的形式都符合上面我们看到的算法接受的函数形式。要使用这些预定义的函数必须包含头文件：</text:span></text:p>
      <text:p text:style-name="P66">#include &lt;cstl/cfunctional.h&gt;</text:p>
      <text:p text:style-name="P40">下面是一个使用了<text:span text:style-name="T26">libcstl</text:span>预定义的二元函数的例子：</text:p>
      <table:table table:name="表格29" table:style-name="表格29">
        <table:table-column table:style-name="表格29.A"/>
        <table:table-row>
          <table:table-cell table:style-name="表格29.A1" office:value-type="string">
            <text:p text:style-name="P103">/* </text:p>
            <text:p text:style-name="P103"><text:s/>* sort2.c </text:p>
            <text:p text:style-name="P103"><text:s/>* compile with : -lcstl </text:p>
            <text:p text:style-name="P103"><text:s/>*/ </text:p>
            <text:p text:style-name="P103"/>
            <text:p text:style-name="P103">#include &lt;stdio.h&gt; </text:p>
            <text:p text:style-name="P103">#include &lt;cstl/cdeque.h&gt; </text:p>
            <text:p text:style-name="P103">#include &lt;cstl/calgorithm.h&gt; </text:p>
            <text:p text:style-name="P103">#include &lt;cstl/cfunctional.h&gt; </text:p>
            <text:p text:style-name="P103"/>
            <text:p text:style-name="P103">int main(int argc, char* argv[]) </text:p>
            <text:p text:style-name="P103">{ </text:p>
            <text:p text:style-name="P103"><text:s text:c="4"/>deque_t* pdeq_coll = create_deque(int); </text:p>
            <text:p text:style-name="P103"><text:s text:c="4"/>deque_iterator_t it_pos; </text:p>
            <text:p text:style-name="P103"/>
            <text:p text:style-name="P103"><text:s text:c="4"/>if(pdeq_coll == NULL) </text:p>
            <text:p text:style-name="P103"><text:s text:c="4"/>{ </text:p>
            <text:p text:style-name="P103"><text:s text:c="8"/>return -1; </text:p>
            <text:p text:style-name="P103"><text:s text:c="4"/>} </text:p>
            <text:p text:style-name="P103"/>
            <text:p text:style-name="P103"><text:s text:c="4"/>deque_init(pdeq_coll); </text:p>
            <text:p text:style-name="P103"/>
            <text:p text:style-name="P103"><text:s text:c="4"/>deque_push_back(pdeq_coll, 34); </text:p>
            <text:p text:style-name="P103"><text:s text:c="4"/>deque_push_back(pdeq_coll, 22); </text:p>
            <text:p text:style-name="P103"><text:s text:c="4"/>deque_push_back(pdeq_coll, 90); </text:p>
            <text:p text:style-name="P103"><text:s text:c="4"/>deque_push_back(pdeq_coll, 51); </text:p>
            <text:p text:style-name="P103"><text:s text:c="4"/>deque_push_back(pdeq_coll, 11); </text:p>
            <text:p text:style-name="P103"><text:s text:c="4"/>deque_push_back(pdeq_coll, 47); </text:p>
            <text:p text:style-name="P103"><text:s text:c="4"/>deque_push_back(pdeq_coll, 33); </text:p>
            <text:p text:style-name="P103"/>
            <text:p text:style-name="P103"><text:s text:c="4"/>for(it_pos = deque_begin(pdeq_coll); </text:p>
            <text:p text:style-name="P103"><text:s text:c="8"/>!iterator_equal(it_pos, deque_end(pdeq_coll)); </text:p>
            <text:p text:style-name="P103"><text:s text:c="8"/>it_pos = iterator_next(it_pos)) </text:p>
            <text:p text:style-name="P103"><text:soft-page-break/><text:s text:c="4"/>{ </text:p>
            <text:p text:style-name="P103"><text:s text:c="8"/>printf("%d ", *(int*)iterator_get_pointer(it_pos)); </text:p>
            <text:p text:style-name="P103"><text:s text:c="4"/>} </text:p>
            <text:p text:style-name="P103"><text:s text:c="4"/>printf("\n"); </text:p>
            <text:p text:style-name="P103"/>
            <text:p text:style-name="P103"><text:s text:c="4"/>algo_sort(deque_begin(pdeq_coll), deque_end(pdeq_coll)); </text:p>
            <text:p text:style-name="P103"><text:s text:c="4"/>for(it_pos = deque_begin(pdeq_coll); </text:p>
            <text:p text:style-name="P103"><text:s text:c="8"/>!iterator_equal(it_pos, deque_end(pdeq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algo_sort_if(deque_begin(pdeq_coll), deque_end(pdeq_coll), fun_greater_int); </text:p>
            <text:p text:style-name="P103"><text:s text:c="4"/>for(it_pos = deque_begin(pdeq_coll); </text:p>
            <text:p text:style-name="P103"><text:s text:c="8"/>!iterator_equal(it_pos, deque_end(pdeq_coll)); </text:p>
            <text:p text:style-name="P103"><text:s text:c="8"/>it_pos = iterator_next(it_pos)) </text:p>
            <text:p text:style-name="P103"><text:s text:c="4"/>{ </text:p>
            <text:p text:style-name="P103"><text:s text:c="8"/>printf("%d ", *(int*)iterator_get_pointer(it_pos)); </text:p>
            <text:p text:style-name="P103"><text:s text:c="4"/>} </text:p>
            <text:p text:style-name="P103"><text:s text:c="4"/>printf("\n"); </text:p>
            <text:p text:style-name="P103"/>
            <text:p text:style-name="P103"><text:s text:c="4"/>deque_destroy(pdeq_coll); </text:p>
            <text:p text:style-name="P103"/>
            <text:p text:style-name="P103"><text:s text:c="4"/>return 0; </text:p>
            <text:p text:style-name="P103">}</text:p>
          </table:table-cell>
        </table:table-row>
      </table:table>
      <text:p text:style-name="P50"/>
      <text:p text:style-name="P40">在向<text:span text:style-name="T43">pdeq_coll</text:span>中插入了数据后使用<text:span text:style-name="T24">algo_sort()</text:span>排序，这个算法其实是<text:span text:style-name="T24">algo_sort_if()</text:span>的使用默认关系二元函数的缩写版本，如果容器中的数据是<text:span text:style-name="T24">int</text:span>类型那么这个默认的关系二元函数就是<text:span text:style-name="T24">fun_less_int()。</text:span>最后使用了<text:span text:style-name="T24">algo_sort_if()</text:span>使用<text:span text:style-name="T24">fun_greater_int()</text:span>作为排序规则从大到小排序，所以结果：</text:p>
      <text:p text:style-name="P35">34 22 90 51 11 47 33 </text:p>
      <text:p text:style-name="P35">11 22 33 34 47 51 90 </text:p>
      <text:p text:style-name="P35">90 51 47 34 33 22 11 </text:p>
      <text:list xml:id="list233133431" text:continue-numbering="true" text:style-name="WW8Num13">
        <text:list-item>
          <text:list>
            <text:list-item>
              <text:h text:style-name="P225" text:outline-level="2"><text:span text:style-name="T24">libcstl容器</text:span>的使用过程</text:h>
              <text:list>
                <text:list-item>
                  <text:h text:style-name="P230" text:outline-level="3">libcstl容器的使用过程</text:h>
                </text:list-item>
              </text:list>
            </text:list-item>
          </text:list>
        </text:list-item>
      </text:list>
      <text:p text:style-name="P38"><text:span text:style-name="T30"><text:tab/></text:span><text:span text:style-name="T27">libcstl</text:span><text:span text:style-name="T56">提供定义的一系列的新类型，包括容器，容器适配器，迭代器，工具类型，函数类型。其中容器(序列容器</text:span><text:soft-page-break/><text:span text:style-name="T38">vector_t，deque_t，list_t，slist_t，</text:span><text:span text:style-name="T56">关联容器</text:span><text:span text:style-name="T38">set_t，map_t，multiset_t，multimap_t，hash_set_t，hash_map_t，</text:span><text:span text:style-name="T56"> </text:span><text:span text:style-name="T38">hash_multiset_t，</text:span><text:span text:style-name="T56">容器适配器</text:span><text:span text:style-name="T38">stack_t，queue_t，priority_queue_t，</text:span><text:span text:style-name="T56">字符串</text:span><text:span text:style-name="T38">string_t</text:span><text:span text:style-name="T56">)和工具类型中的</text:span><text:span text:style-name="T38">pair_t</text:span><text:span text:style-name="T56">在使用的时候都要遵循以下的过程：</text:span></text:p>
      <text:p text:style-name="P40"><text:tab/>首先要创建一个容器，然后初始化，使用完成后要销毁。下面以<text:span text:style-name="T24">vector_t</text:span>为例：</text:p>
      <text:list xml:id="list1756514915" text:style-name="L50">
        <text:list-item>
          <text:p text:style-name="P175">创建</text:p>
        </text:list-item>
      </text:list>
      <text:p text:style-name="P40"><text:tab/>使用<text:span text:style-name="T24">vector_t</text:span>之前要根据容器中存储的数据的类型创建容器，如果要存储<text:span text:style-name="T24">int</text:span>类型的数据调用<text:span text:style-name="T24">create_vector()</text:span>函数：</text:p>
      <text:p text:style-name="P66">vector_t* pvec_coll = create_vector(int);</text:p>
      <text:p text:style-name="P40">如果如果创建成功<text:span text:style-name="T24">pvec_coll</text:span>就是指向新创建的保存<text:span text:style-name="T24">int</text:span>类型的<text:span text:style-name="T24">vector_t</text:span>容器，如果创建过程失败那么<text:span text:style-name="T24">pvec_coll</text:span>就等于<text:span text:style-name="T24">NULL</text:span>。所以在创建一个类型之后要判断是否创建成功。每一个需要创建的类型都有一个以<text:span text:style-name="T24">create_</text:span>为前缀的函数，具体请参考《<text:span text:style-name="T24">The libcstl Library Reference Manual</text:span>》。</text:p>
      <text:list xml:id="list82349642" text:style-name="L51">
        <text:list-item>
          <text:p text:style-name="P176">初始化</text:p>
        </text:list-item>
      </text:list>
      <text:p text:style-name="P40"><text:tab/>当<text:span text:style-name="T24">vector_t</text:span>被创建后要对容器进行初始化，这样才能使用，如果使用未初始化的容器，行为是未定义的，因为有很多事情要在初始化的过程中做。对于一个<text:span text:style-name="T24">libcstl容器</text:span>来说往往有多种初始化函数，这些初始化函数可以以不同的方式初始化这个<text:span text:style-name="T24">libcstl容器</text:span>。</text:p>
      <text:p text:style-name="P38"><text:span text:style-name="T56"><text:tab/>例如</text:span><text:span text:style-name="T38">vector_t</text:span><text:span text:style-name="T56">有</text:span><text:span text:style-name="T38">vector_init()，vector_init_n()，vector_init_elem()，vector_init_copy()，vector_init_copy_range()</text:span><text:span text:style-name="T56"> </text:span><text:span text:style-name="T38">5</text:span><text:span text:style-name="T56">个初始化函数，它们根据不同的方式对</text:span><text:span text:style-name="T38">vector_t</text:span><text:span text:style-name="T56">容器进行初始化，在创建</text:span><text:span text:style-name="T38">vector_t</text:span><text:span text:style-name="T56">容器后可以调用其中的任意一个，但是只能调用一次，如果对一个容器类型初始化多次那么程序的行为是未定义的：</text:span></text:p>
      <text:p text:style-name="P66">vector_init_n(pvec_coll, 100);</text:p>
      <text:p text:style-name="P40">初始化<text:span text:style-name="T24">vector_t</text:span>后容器中有<text:span text:style-name="T24">100</text:span>个元素，每个元素的值都是<text:span text:style-name="T24">0</text:span>。</text:p>
      <text:list xml:id="list1031466873" text:style-name="L52">
        <text:list-item>
          <text:p text:style-name="P177">销毁</text:p>
        </text:list-item>
      </text:list>
      <text:p text:style-name="P40"><text:tab/><text:span text:style-name="T24">vector_t</text:span>使用完毕后一定要销毁，如果未销毁那么容器所占的内存就不会被释放。每一个容器都有销毁函数如：</text:p>
      <text:p text:style-name="P66">vector_destroy(pvec_coll);</text:p>
      <text:p text:style-name="P66"/>
      <text:list xml:id="list1980926830" text:continue-list="list233133431" text:style-name="WW8Num13">
        <text:list-item>
          <text:list>
            <text:list-item>
              <text:list>
                <text:list-item>
                  <text:h text:style-name="P229" text:outline-level="3">数据类型的使用</text:h>
                </text:list-item>
              </text:list>
            </text:list-item>
          </text:list>
        </text:list-item>
      </text:list>
      <text:p text:style-name="P66"><text:tab/><text:span text:style-name="T42">l</text:span><text:span text:style-name="T44">ibcstl 2.0</text:span><text:span text:style-name="T60">版本对数据类型的处理做了很大改进，现在能够处理任何数据类型，</text:span><text:span text:style-name="T44">libcstl</text:span><text:span text:style-name="T60">将数据类型分为三类：</text:span></text:p>
      <text:list xml:id="list1292075731" text:style-name="L53">
        <text:list-item>
          <text:p text:style-name="P208"><text:span text:style-name="T44">C</text:span><text:span text:style-name="T60">语言内建类型</text:span></text:p>
        </text:list-item>
      </text:list>
      <text:p text:style-name="P66"><text:span text:style-name="T60"><text:tab/></text:span><text:span text:style-name="T44">C</text:span><text:span text:style-name="T60">语言支持的基本类型如，</text:span><text:span text:style-name="T44">int</text:span><text:span text:style-name="T60">, </text:span><text:span text:style-name="T44">double</text:span><text:span text:style-name="T60">, </text:span><text:span text:style-name="T44">long</text:span><text:span text:style-name="T60">, </text:span><text:span text:style-name="T44">char</text:span><text:span text:style-name="T60">等，</text:span><text:span text:style-name="T44">C</text:span><text:span text:style-name="T60">字符串也属于这一类。</text:span></text:p>
      <text:list xml:id="list536763916" text:style-name="L54">
        <text:list-item>
          <text:p text:style-name="P209"><text:span text:style-name="T44">libcstl</text:span><text:span text:style-name="T60">内建类型</text:span></text:p>
        </text:list-item>
      </text:list>
      <text:p text:style-name="P66"><text:span text:style-name="T60"><text:tab/></text:span><text:span text:style-name="T44">libcstl</text:span><text:span text:style-name="T60">库内部的容器类型，迭代器类型等等。</text:span></text:p>
      <text:list xml:id="list1925867418" text:style-name="L55">
        <text:list-item>
          <text:p text:style-name="P178">用户自定义类型</text:p>
        </text:list-item>
      </text:list>
      <text:p text:style-name="P66"><text:tab/><text:span text:style-name="T63">用户自己定义的结构，联合，枚举或者重定义的类型。</text:span></text:p>
      <text:p text:style-name="P66"/>
      <text:p text:style-name="P66"><text:tab/><text:span text:style-name="T63">对于前两种类型可以在创建容器中直接使用如：</text:span></text:p>
      <text:p text:style-name="P67">vector_t* pvec_coll = create_vector(int);</text:p>
      <text:p text:style-name="P67">vector_t* pvec_coll = create_vector(double);</text:p>
      <text:p text:style-name="P67">vector_t* pvec_coll = create_vector(char*);</text:p>
      <text:p text:style-name="P67">vector_t* pvec_coll = create_vector(list_t&lt;int&gt;);</text:p>
      <text:p text:style-name="P66"><text:span text:style-name="T63">等等(这里创建保存</text:span><text:span text:style-name="T44">libcstl</text:span><text:span text:style-name="T60">内建类型的容器时类型的描述有些特别，我会在第十章中详细介绍</text:span><text:span text:style-name="T63">)。但是对于用户自定义类型这样的方式就会创建失败，如有一种用户自定义类型</text:span><text:span text:style-name="T42">abc_t</text:span><text:span text:style-name="T63">，现在要创建一个保存</text:span><text:span text:style-name="T42">abc_t</text:span><text:span text:style-name="T63">类型的</text:span><text:span text:style-name="T42">vector_t</text:span><text:span text:style-name="T63">容器：</text:span></text:p>
      <text:p text:style-name="P67">vector_t* pvec_coll = create_vector(abc_t);</text:p>
      <text:p text:style-name="P66"><text:soft-page-break/><text:span text:style-name="T63">直接这样创建 </text:span><text:span text:style-name="T42">pvec_coll一定为NULL，因为libcstl库并不知道关于abc_t类型的任何信息。要使用这种新类型就必须在使用它之前注册这种类型：</text:span></text:p>
      <text:p text:style-name="P67">type_register(abc_t, abc_init, abc_copy, abc_less, abc_destroy);</text:p>
      <text:p text:style-name="P35">注册之后libcstl就知道了该类型的信息如初始化方法abc_init，拷贝方法abc_copy，比较规则abc_less，销毁方法abc_destroy，这样就可以使用这个类型了而且是“一次注册到处使用”。具体在第十章中介绍类型机制。</text:p>
      <text:p text:style-name="P71"/>
      <text:list xml:id="list1120321385" text:continue-list="list1980926830" text:style-name="WW8Num13">
        <text:list-item>
          <text:h text:style-name="P218" text:outline-level="1"><text:span text:style-name="T24">libcstl</text:span>工具类型</text:h>
        </text:list-item>
      </text:list>
      <text:p text:style-name="P60"><text:span text:style-name="T55"><text:tab/><text:tab/>为了使用方便，</text:span><text:span text:style-name="T37">libcstl</text:span><text:span text:style-name="T55">提供了很多实用的小工具类型。使用这些小工具的时候几乎没有什么开销，有的甚至不需要为了使用它特意的去包含特殊的头文件。这些工具类型包括</text:span><text:span text:style-name="T37">libcstl</text:span><text:span text:style-name="T55">定义的布尔类型</text:span><text:span text:style-name="T37">bool_t</text:span><text:span text:style-name="T55">，用于保存对数据的</text:span><text:span text:style-name="T37">pair_t</text:span><text:span text:style-name="T55">，用于表示数据区间的</text:span><text:span text:style-name="T37">range_t</text:span><text:span text:style-name="T55">。</text:span></text:p>
      <text:p text:style-name="P61"/>
      <text:list xml:id="list270554907" text:continue-numbering="true" text:style-name="WW8Num13">
        <text:list-item>
          <text:list>
            <text:list-item>
              <text:h text:style-name="P223" text:outline-level="2">bool_t</text:h>
            </text:list-item>
          </text:list>
        </text:list-item>
      </text:list>
      <text:p text:style-name="P38"><text:span text:style-name="T19"><text:tab/></text:span><text:span text:style-name="T16">标准</text:span><text:span text:style-name="T27">C</text:span><text:span text:style-name="T16">语言中是没有布尔类型的，</text:span><text:span text:style-name="T56">为了使用方便和能够清楚的表达布尔的语义，</text:span><text:span text:style-name="T27">libcstl</text:span><text:span text:style-name="T56">引入了一个新的工具类型</text:span><text:span text:style-name="T38">bool_t</text:span><text:span text:style-name="T56">来表示布尔值，同时定义了</text:span><text:span text:style-name="T38">true</text:span><text:span text:style-name="T56">, </text:span><text:span text:style-name="T38">TRUE</text:span><text:span text:style-name="T56">, </text:span><text:span text:style-name="T38">false</text:span><text:span text:style-name="T56">, </text:span><text:span text:style-name="T38">FLASE。使用bool_t类型不需要包含特殊的头文件，</text:span><text:span text:style-name="T56">包含任何一个</text:span><text:span text:style-name="T27">libcstl</text:span><text:span text:style-name="T56">头文件就可以使用</text:span><text:span text:style-name="T38">bool_t</text:span><text:span text:style-name="T56">了。</text:span></text:p>
      <text:list xml:id="list408815258" text:continue-numbering="true" text:style-name="WW8Num13">
        <text:list-item>
          <text:list>
            <text:list-item>
              <text:h text:style-name="P226" text:outline-level="2">pair_t</text:h>
            </text:list-item>
          </text:list>
        </text:list-item>
      </text:list>
      <text:p text:style-name="P38"><text:span text:style-name="T56"><text:tab/>在前面的章节中已经知道映射，多重映射等是以键/值对这样的形式保存数据的，但是实际存储在容器中的值却是</text:span><text:span text:style-name="T38">pair_t</text:span><text:span text:style-name="T56">类型，有它来管理键/值对。不只是键/值对，所有成对的数据可以使用</text:span><text:span text:style-name="T38">pair_t</text:span><text:span text:style-name="T56">类型来描述。</text:span><text:span text:style-name="T38">pair_t</text:span><text:span text:style-name="T56">不是容器所以它不能够保存多对数据，一个</text:span><text:span text:style-name="T38">pair_t</text:span><text:span text:style-name="T56">只能保存一对数据。使用</text:span><text:span text:style-name="T38">pair_t</text:span><text:span text:style-name="T56">要求包含头文件：</text:span></text:p>
      <text:p text:style-name="P66">#include &lt;cstl/cutility.h&gt;</text:p>
      <text:p text:style-name="P71">但是如果程序已经包含了头文件</text:p>
      <text:p text:style-name="P73"><text:span text:style-name="T52">#include &lt;cstl/cmap.h&gt; </text:span><text:span text:style-name="T64">或者 </text:span><text:span text:style-name="T52">#include &lt;cstl/chash_map.h&gt;</text:span></text:p>
      <text:p text:style-name="P72"><text:span text:style-name="T56">就不必包含</text:span><text:span text:style-name="T53">&lt;cstl/cutility.h&gt;</text:span><text:span text:style-name="T56">头文件了，这是因为映射容器要用到</text:span><text:span text:style-name="T38">pair_t</text:span><text:span text:style-name="T56">，在它的头文件中已经包含了</text:span><text:span text:style-name="T53">&lt;cstl/cutility.h&gt;</text:span><text:span text:style-name="T56">头文件了。</text:span></text:p>
      <text:p text:style-name="P71"/>
      <text:list xml:id="list770109850" text:continue-numbering="true" text:style-name="WW8Num13">
        <text:list-item>
          <text:list>
            <text:list-item>
              <text:list>
                <text:list-item>
                  <text:h text:style-name="P231" text:outline-level="3"><text:span text:style-name="T24">pair_t</text:span>的使用过程</text:h>
                </text:list-item>
              </text:list>
            </text:list-item>
          </text:list>
        </text:list-item>
      </text:list>
      <text:p text:style-name="P38"><text:span text:style-name="T56"><text:tab/>虽然</text:span><text:span text:style-name="T38">pair_t</text:span><text:span text:style-name="T56">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38"><text:span text:style-name="T56"><text:tab/>上面的表格列出了</text:span><text:span text:style-name="T38">pair_t</text:span><text:span text:style-name="T56">创建，初始化和销毁的函数(本书中只类出了讲解相关的函数并且没有具体参数，全面俩解各个操作函数和参数的情况请参考《</text:span><text:span text:style-name="T38">The libcstl Library Reference Manual</text:span><text:span text:style-name="T56">》)。</text:span></text:p>
      <text:p text:style-name="P57"/>
      <text:list xml:id="list340125086" text:continue-numbering="true" text:style-name="WW8Num13">
        <text:list-item>
          <text:list>
            <text:list-item>
              <text:list>
                <text:list-item>
                  <text:h text:style-name="P235" text:outline-level="3"><text:span text:style-name="T24">pair_t</text:span>的主要操作</text:h>
                </text:list-item>
              </text:list>
            </text:list-item>
          </text:list>
        </text:list-item>
      </text:list>
      <text:p text:style-name="P38"><text:span text:style-name="T56"><text:tab/></text:span><text:span text:style-name="T38">pair_t</text:span><text:span text:style-name="T56">是表示一对数据的，所以通过</text:span><text:span text:style-name="T38">pair_t</text:span><text:span text:style-name="T56">类型我们应该能够获得和设置这两个数据。依据这样的要求</text:span><text:span text:style-name="T38">pair_t</text:span><text:span text:style-name="T56">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100"><text:tab/>通过上面的操作函数我们就能够自由的使用<text:span text:style-name="T24">pair_t</text:span>中的数据了。</text:p>
      <text:p text:style-name="P100"><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82"><text:span text:style-name="T64">除了这些以外</text:span><text:span text:style-name="T41">pair_t</text:span><text:span text:style-name="T64">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63"><text:span text:style-name="T56"><text:tab/></text:span><text:span text:style-name="T38">pair_t</text:span><text:span text:style-name="T56">的比较过程都是首先比较第一个数据，当第一个数据是大于关系的时候整个关系操作就是大于关系，小于也如此，只有等于的时候再比较第二个数据，只有两个数据都相等的时候两个</text:span><text:span text:style-name="T38">pair_t</text:span><text:span text:style-name="T56">才相等。</text:span></text:p>
      <text:list xml:id="list1821713991" text:continue-numbering="true" text:style-name="WW8Num13">
        <text:list-item>
          <text:list>
            <text:list-item>
              <text:list>
                <text:list-item>
                  <text:h text:style-name="P233" text:outline-level="3"><text:span text:style-name="T70">pair_t的应用实例</text:span><text:span text:style-name="T56"><text:tab/></text:span></text:h>
                </text:list-item>
              </text:list>
            </text:list-item>
          </text:list>
        </text:list-item>
      </text:list>
      <text:p text:style-name="P63"><text:span text:style-name="T56"><text:tab/>上面列举了有关</text:span><text:span text:style-name="T38">pair_t</text:span><text:span text:style-name="T56">的操作函数，下面用例子来演示以下如何使用</text:span><text:span text:style-name="T38">pair_t</text:span><text:span text:style-name="T56">:</text:span></text:p>
      <table:table table:name="表格34" table:style-name="表格34">
        <table:table-column table:style-name="表格34.A"/>
        <table:table-row>
          <table:table-cell table:style-name="表格34.A1" office:value-type="string">
            <text:p text:style-name="P103">/* </text:p>
            <text:p text:style-name="P103"><text:s/>* pair1.c </text:p>
            <text:p text:style-name="P103"><text:soft-page-break/><text:s/>* compile with : -lcstl </text:p>
            <text:p text:style-name="P103"><text:s/>*/ </text:p>
            <text:p text:style-name="P103"/>
            <text:p text:style-name="P103">#include &lt;stdio.h&gt; </text:p>
            <text:p text:style-name="P103">#include &lt;cstl/cutility.h&gt; </text:p>
            <text:p text:style-name="P103"/>
            <text:p text:style-name="P103">int main(int argc, char* argv[]) </text:p>
            <text:p text:style-name="P103">{ </text:p>
            <text:p text:style-name="P103"><text:s text:c="4"/>pair_t* ppair_p1 = create_pair(int, double); </text:p>
            <text:p text:style-name="P103"><text:s text:c="4"/>pair_t* ppair_p2 = create_pair(int, double); </text:p>
            <text:p text:style-name="P103"><text:s text:c="4"/>pair_t* ppair_p3 = create_pair(int, double); </text:p>
            <text:p text:style-name="P103"/>
            <text:p text:style-name="P103"><text:s text:c="4"/>if(ppair_p1 == NULL || ppair_p2 == NULL || ppair_p3 == NULL) </text:p>
            <text:p text:style-name="P103"><text:s text:c="4"/>{ </text:p>
            <text:p text:style-name="P103"><text:s text:c="8"/>return -1; </text:p>
            <text:p text:style-name="P103"><text:s text:c="4"/>} </text:p>
            <text:p text:style-name="P103"/>
            <text:p text:style-name="P103"><text:s text:c="4"/>pair_init(ppair_p1); </text:p>
            <text:p text:style-name="P103"><text:s text:c="4"/>pair_init_elem(ppair_p2, 10, 1.1e-2); </text:p>
            <text:p text:style-name="P103"><text:s text:c="4"/>pair_init_copy(ppair_p3, ppair_p2); </text:p>
            <text:p text:style-name="P103"/>
            <text:p text:style-name="P103"><text:s text:c="4"/>printf("Original pair:\n"); </text:p>
            <text:p text:style-name="P103"><text:s text:c="4"/>printf("p1(%d, %lf)\n", </text:p>
            <text:p text:style-name="P103"><text:s text:c="8"/>*(int*)pair_first(ppair_p1), </text:p>
            <text:p text:style-name="P103"><text:s text:c="8"/>*(double*)pair_second(ppair_p1)); </text:p>
            <text:p text:style-name="P103"><text:s text:c="4"/>printf("p2(%d, %lf)\n", </text:p>
            <text:p text:style-name="P103"><text:s text:c="8"/>*(int*)pair_first(ppair_p2), </text:p>
            <text:p text:style-name="P103"><text:s text:c="8"/>*(double*)pair_second(ppair_p2)); </text:p>
            <text:p text:style-name="P103"><text:s text:c="4"/>printf("p3(%d, %lf)\n", </text:p>
            <text:p text:style-name="P103"><text:s text:c="8"/>*(int*)pair_first(ppair_p3), </text:p>
            <text:p text:style-name="P103"><text:s text:c="8"/>*(double*)pair_second(ppair_p3)); </text:p>
            <text:p text:style-name="P103"/>
            <text:p text:style-name="P103"><text:s text:c="4"/>pair_make(ppair_p1, 10, 2.222); </text:p>
            <text:p text:style-name="P103"><text:s text:c="4"/>pair_assign(ppair_p3, ppair_p1); </text:p>
            <text:p text:style-name="P103"><text:s text:c="4"/>printf("After modifying:\n"); </text:p>
            <text:p text:style-name="P103"><text:s text:c="4"/>printf("p1(%d, %lf)\n", </text:p>
            <text:p text:style-name="P103"><text:s text:c="8"/>*(int*)pair_first(ppair_p1), </text:p>
            <text:p text:style-name="P103"><text:s text:c="8"/>*(double*)pair_second(ppair_p1)); </text:p>
            <text:p text:style-name="P103"><text:s text:c="4"/>printf("p2(%d, %lf)\n", </text:p>
            <text:p text:style-name="P103"><text:s text:c="8"/>*(int*)pair_first(ppair_p2), </text:p>
            <text:p text:style-name="P103"><text:s text:c="8"/>*(double*)pair_second(ppair_p2)); </text:p>
            <text:p text:style-name="P103"><text:s text:c="4"/>printf("p3(%d, %lf)\n", </text:p>
            <text:p text:style-name="P103"><text:s text:c="8"/>*(int*)pair_first(ppair_p3), </text:p>
            <text:p text:style-name="P103"><text:soft-page-break/><text:s text:c="8"/>*(double*)pair_second(ppair_p3)); </text:p>
            <text:p text:style-name="P103"/>
            <text:p text:style-name="P103"><text:s text:c="4"/>printf("Compare:\n"); </text:p>
            <text:p text:style-name="P103"><text:s text:c="4"/>if(pair_equal(ppair_p1, ppair_p3)) </text:p>
            <text:p text:style-name="P103"><text:s text:c="4"/>{ </text:p>
            <text:p text:style-name="P103"><text:s text:c="8"/>printf("p1(%d, %lf) == p3(%d, %lf)\n", </text:p>
            <text:p text:style-name="P103"><text:s text:c="12"/>*(int*)pair_first(ppair_p1), </text:p>
            <text:p text:style-name="P103"><text:s text:c="12"/>*(double*)pair_second(ppair_p1), </text:p>
            <text:p text:style-name="P103"><text:s text:c="12"/>*(int*)pair_first(ppair_p3), </text:p>
            <text:p text:style-name="P103"><text:s text:c="12"/>*(double*)pair_second(ppair_p3)); </text:p>
            <text:p text:style-name="P103"><text:s text:c="4"/>} </text:p>
            <text:p text:style-name="P103"><text:s text:c="4"/>else </text:p>
            <text:p text:style-name="P103"><text:s text:c="4"/>{ </text:p>
            <text:p text:style-name="P103"><text:s text:c="8"/>printf("p1(%d, %lf) != p3(%d, %lf)\n", </text:p>
            <text:p text:style-name="P103"><text:s text:c="12"/>*(int*)pair_first(ppair_p1), </text:p>
            <text:p text:style-name="P103"><text:s text:c="12"/>*(double*)pair_second(ppair_p1), </text:p>
            <text:p text:style-name="P103"><text:s text:c="12"/>*(int*)pair_first(ppair_p3), </text:p>
            <text:p text:style-name="P103"><text:s text:c="12"/>*(double*)pair_second(ppair_p3)); </text:p>
            <text:p text:style-name="P103"><text:s text:c="4"/>} </text:p>
            <text:p text:style-name="P103"><text:s text:c="4"/>if(pair_not_equal(ppair_p1, ppair_p2)) </text:p>
            <text:p text:style-name="P103"><text:s text:c="4"/>{ </text:p>
            <text:p text:style-name="P103"><text:s text:c="8"/>printf("p1(%d, %lf) != p2(%d, %lf)\n", </text:p>
            <text:p text:style-name="P103"><text:s text:c="12"/>*(int*)pair_first(ppair_p1), </text:p>
            <text:p text:style-name="P103"><text:s text:c="12"/>*(double*)pair_second(ppair_p1), </text:p>
            <text:p text:style-name="P103"><text:s text:c="12"/>*(int*)pair_first(ppair_p2), </text:p>
            <text:p text:style-name="P103"><text:s text:c="12"/>*(double*)pair_second(ppair_p2)); </text:p>
            <text:p text:style-name="P103"><text:s text:c="4"/>} </text:p>
            <text:p text:style-name="P103"><text:s text:c="4"/>else </text:p>
            <text:p text:style-name="P103"><text:s text:c="4"/>{ </text:p>
            <text:p text:style-name="P103"><text:s text:c="8"/>printf("p1(%d, %lf) == p2(%d, %lf)\n", </text:p>
            <text:p text:style-name="P103"><text:s text:c="12"/>*(int*)pair_first(ppair_p1), </text:p>
            <text:p text:style-name="P103"><text:s text:c="12"/>*(double*)pair_second(ppair_p1), </text:p>
            <text:p text:style-name="P103"><text:s text:c="12"/>*(int*)pair_first(ppair_p2), </text:p>
            <text:p text:style-name="P103"><text:s text:c="12"/>*(double*)pair_second(ppair_p2)); </text:p>
            <text:p text:style-name="P103"><text:s text:c="4"/>} </text:p>
            <text:p text:style-name="P103"/>
            <text:p text:style-name="P103"><text:s text:c="4"/>pair_make(ppair_p1, 22, 35.2); </text:p>
            <text:p text:style-name="P103"><text:s text:c="4"/>pair_make(ppair_p2, 62, 35.2); </text:p>
            <text:p text:style-name="P103"><text:s text:c="4"/>pair_make(ppair_p3, 22, 70.0); </text:p>
            <text:p text:style-name="P103"><text:s text:c="4"/>if(pair_less(ppair_p1, ppair_p2)) </text:p>
            <text:p text:style-name="P103"><text:s text:c="4"/>{ </text:p>
            <text:p text:style-name="P103"><text:s text:c="8"/>printf("p1(%d, %lf) &lt; p2(%d, %lf)\n", </text:p>
            <text:p text:style-name="P103"><text:s text:c="12"/>*(int*)pair_first(ppair_p1), </text:p>
            <text:p text:style-name="P103"><text:soft-page-break/><text:s text:c="12"/>*(double*)pair_second(ppair_p1), </text:p>
            <text:p text:style-name="P103"><text:s text:c="12"/>*(int*)pair_first(ppair_p2), </text:p>
            <text:p text:style-name="P103"><text:s text:c="12"/>*(double*)pair_second(ppair_p2)); </text:p>
            <text:p text:style-name="P103"><text:s text:c="4"/>} </text:p>
            <text:p text:style-name="P103"><text:s text:c="4"/>else </text:p>
            <text:p text:style-name="P103"><text:s text:c="4"/>{ </text:p>
            <text:p text:style-name="P103"><text:s text:c="8"/>printf("p1(%d, %lf) &gt;= p2(%d, %lf)\n", </text:p>
            <text:p text:style-name="P103"><text:s text:c="12"/>*(int*)pair_first(ppair_p1), </text:p>
            <text:p text:style-name="P103"><text:s text:c="12"/>*(double*)pair_second(ppair_p1), </text:p>
            <text:p text:style-name="P103"><text:s text:c="12"/>*(int*)pair_first(ppair_p2), </text:p>
            <text:p text:style-name="P103"><text:s text:c="12"/>*(double*)pair_second(ppair_p2)); </text:p>
            <text:p text:style-name="P103"><text:s text:c="4"/>} </text:p>
            <text:p text:style-name="P103"><text:s text:c="4"/>if(pair_less(ppair_p1, ppair_p3)) </text:p>
            <text:p text:style-name="P103"><text:s text:c="4"/>{ </text:p>
            <text:p text:style-name="P103"><text:s text:c="8"/>printf("p1(%d, %lf) &lt; p3(%d, %lf)\n", </text:p>
            <text:p text:style-name="P103"><text:s text:c="12"/>*(int*)pair_first(ppair_p1), </text:p>
            <text:p text:style-name="P103"><text:s text:c="12"/>*(double*)pair_second(ppair_p1), </text:p>
            <text:p text:style-name="P103"><text:s text:c="12"/>*(int*)pair_first(ppair_p3), </text:p>
            <text:p text:style-name="P103"><text:s text:c="12"/>*(double*)pair_second(ppair_p3)); </text:p>
            <text:p text:style-name="P103"><text:s text:c="4"/>} </text:p>
            <text:p text:style-name="P103"><text:s text:c="4"/>else </text:p>
            <text:p text:style-name="P103"><text:s text:c="4"/>{ </text:p>
            <text:p text:style-name="P103"><text:s text:c="8"/>printf("p1(%d, %lf) &gt;= p3(%d, %lf)\n", </text:p>
            <text:p text:style-name="P103"><text:s text:c="12"/>*(int*)pair_first(ppair_p1), </text:p>
            <text:p text:style-name="P103"><text:s text:c="12"/>*(double*)pair_second(ppair_p1), </text:p>
            <text:p text:style-name="P103"><text:s text:c="12"/>*(int*)pair_first(ppair_p3), </text:p>
            <text:p text:style-name="P103"><text:s text:c="12"/>*(double*)pair_second(ppair_p3)); </text:p>
            <text:p text:style-name="P103"><text:s text:c="4"/>} </text:p>
            <text:p text:style-name="P103"/>
            <text:p text:style-name="P103"><text:s text:c="4"/>pair_destroy(ppair_p1); </text:p>
            <text:p text:style-name="P103"><text:s text:c="4"/>pair_destroy(ppair_p2); </text:p>
            <text:p text:style-name="P103"><text:s text:c="4"/>pair_destroy(ppair_p3); </text:p>
            <text:p text:style-name="P103"/>
            <text:p text:style-name="P103"><text:s text:c="4"/>return 0; </text:p>
            <text:p text:style-name="P103">}</text:p>
          </table:table-cell>
        </table:table-row>
      </table:table>
      <text:p text:style-name="P62">这个例子的输出结果：</text:p>
      <text:p text:style-name="P35">Original pair: </text:p>
      <text:p text:style-name="P35">p1(0, 0.000000) </text:p>
      <text:p text:style-name="P35">p2(10, 0.011000) </text:p>
      <text:p text:style-name="P35">p3(10, 0.011000) </text:p>
      <text:p text:style-name="P35">After modifying: </text:p>
      <text:p text:style-name="P35">p1(10, 2.222000) </text:p>
      <text:p text:style-name="P35">p2(10, 0.011000) </text:p>
      <text:p text:style-name="P35"><text:soft-page-break/>p3(10, 2.222000) </text:p>
      <text:p text:style-name="P35">Compare: </text:p>
      <text:p text:style-name="P35">p1(10, 2.222000) == p3(10, 2.222000) </text:p>
      <text:p text:style-name="P35">p1(10, 2.222000) != p2(10, 0.011000) </text:p>
      <text:p text:style-name="P35">p1(22, 35.200000) &lt; p2(62, 35.200000) </text:p>
      <text:p text:style-name="P35">p1(22, 35.200000) &lt; p3(22, 70.000000)</text:p>
      <text:p text:style-name="P50"/>
      <text:list xml:id="list1040813207" text:continue-numbering="true" text:style-name="WW8Num13">
        <text:list-item>
          <text:list>
            <text:list-item>
              <text:h text:style-name="P223" text:outline-level="2">range_t</text:h>
            </text:list-item>
          </text:list>
        </text:list-item>
      </text:list>
      <text:p text:style-name="P62"><text:tab/>有些函数的返回值是一个数据区间，例如关联容器的<text:span text:style-name="T24">equal_range</text:span>操作函数，在<text:span text:style-name="T24">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4">range_t</text:span>类型来表示数据区间就不用再有上面的烦恼了。<text:span text:style-name="T24">这个</text:span>类型本身就是一个结构体，用两个成员来表示数据区间的界限迭代器。使用之后可以直接丢弃，没有手动调用释放资源的烦恼了。</text:p>
      <text:p text:style-name="P62"><text:tab/><text:span text:style-name="T24">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62">这样通过<text:span text:style-name="T24">range_t</text:span>的两个成员就可以表示数据区间<text:span text:style-name="T24">[it_begin, it_end)</text:span>。使用<text:span text:style-name="T24">range_t</text:span>于使用<text:span text:style-name="T24">bool_t</text:span>一样无需包含特殊的头文件，只要包含任意的<text:span text:style-name="T24">libcstl</text:span>头文件就能够使用它了。</text:p>
      <text:p text:style-name="P50"/>
      <text:p text:style-name="P50"/>
      <text:list xml:id="list924352062" text:continue-numbering="true" text:style-name="WW8Num13">
        <text:list-item>
          <text:h text:style-name="P218" text:outline-level="1"><text:span text:style-name="T24">libcstl</text:span>容器</text:h>
        </text:list-item>
      </text:list>
      <text:p text:style-name="P38"><text:span text:style-name="T16"><text:tab/>在接下来的一章中我们将详细讨论</text:span><text:span text:style-name="T27">libcstl各个容器的结构，特点，操作性能以及各种操作如何使用。在本章的最后还对比各个容器的优缺点，以便用户按照需求适当的选择容器类型。</text:span></text:p>
      <text:list xml:id="list169188482" text:continue-numbering="true" text:style-name="WW8Num13">
        <text:list-item>
          <text:list>
            <text:list-item>
              <text:h text:style-name="P225" text:outline-level="2">容器的特点和共同的操作</text:h>
            </text:list-item>
          </text:list>
        </text:list-item>
      </text:list>
      <text:p text:style-name="P62"><text:tab/>在详细讨论各个容器之前我们先来讨论下一容器的共同特点和共同的操作。</text:p>
      <text:list xml:id="list128241007" text:continue-numbering="true" text:style-name="WW8Num13">
        <text:list-item>
          <text:list>
            <text:list-item>
              <text:list>
                <text:list-item>
                  <text:h text:style-name="P228" text:outline-level="3"><text:soft-page-break/>容器的共同特点</text:h>
                </text:list-item>
              </text:list>
            </text:list-item>
          </text:list>
        </text:list-item>
      </text:list>
      <text:p text:style-name="P62"><text:tab/>各种类型的容器它们都有如下的共同特点:</text:p>
      <text:list xml:id="list1478583894" text:style-name="L56">
        <text:list-item>
          <text:p text:style-name="P179">容器中保存的是数据的拷贝</text:p>
        </text:list-item>
      </text:list>
      <text:p text:style-name="P63"><text:span text:style-name="T56"><text:tab/>容器中保存的都是数据的拷贝，而不是指向实际数据的指针，这样就要求数据本身都是有明确的拷贝操作函数的。对于</text:span><text:span text:style-name="T38">C</text:span><text:span text:style-name="T56">内建类型和</text:span><text:span text:style-name="T38">libcstl</text:span><text:span text:style-name="T56">内建类型库本身提供了这些类型的拷贝操作，但是对于用户自定义类型就要求在注册这个类型的时候提供拷贝操作函数，如果没有提供拷贝操作函数，那么</text:span><text:span text:style-name="T38">libcstl</text:span><text:span text:style-name="T56">库会提供一个默认的拷贝操作，这样的话有些自定义类型的拷贝操作就不准确了。</text:span></text:p>
      <text:list xml:id="list1961697039" text:style-name="L57">
        <text:list-item>
          <text:p text:style-name="P180">数据能够初始化和销毁</text:p>
        </text:list-item>
      </text:list>
      <text:p text:style-name="P63"><text:span text:style-name="T56"><text:tab/>这是因为在容器中插入新数据时要求对数据进行初始化，在删除数据的时候要对数据进行销毁。因为对于一个特定的数据类型，只有定义数据类型的人最清除数据内部的情况，</text:span><text:span text:style-name="T38">libcstl</text:span><text:span text:style-name="T56">库本身并不知道数据内部的事情，要求有初始化和销毁操作是为了保证数据能够在被创建和销毁的过程中做很多操作。有可能数据在初始化的时候要申请资源在销毁的时候要释放资源。</text:span></text:p>
      <text:list xml:id="list2107548220" text:style-name="L58">
        <text:list-item>
          <text:p text:style-name="P181">数据的比较操作</text:p>
        </text:list-item>
      </text:list>
      <text:p text:style-name="P62"><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1632815971" text:style-name="L59">
        <text:list-item>
          <text:p text:style-name="P182">操作函数并非安全</text:p>
        </text:list-item>
      </text:list>
      <text:p text:style-name="P62"><text:tab/>容器的操作函数并非安全，用户要保证传入操作函数的参数是合法并且有效的，非法或者是无效的参数导致操作函数的行为未定义。</text:p>
      <text:list xml:id="list1171038195" text:continue-list="list128241007" text:style-name="WW8Num13">
        <text:list-item>
          <text:list>
            <text:list-item>
              <text:list>
                <text:list-item>
                  <text:h text:style-name="P232" text:outline-level="3">容器的共同操作</text:h>
                </text:list-item>
              </text:list>
            </text:list-item>
          </text:list>
        </text:list-item>
      </text:list>
      <text:p text:style-name="P62"><text:tab/>无论是那种容器类型都有如下这几种操作：</text:p>
      <text:list xml:id="list1702717657" text:style-name="L60">
        <text:list-item>
          <text:p text:style-name="P183">创建容器</text:p>
        </text:list-item>
      </text:list>
      <text:p text:style-name="P62"><text:tab/>容器在使用之前都要创建，创建是为了确定容器中保存数据的类型。</text:p>
      <text:list xml:id="list749698219" text:style-name="L61">
        <text:list-item>
          <text:p text:style-name="P184">初始化和销毁</text:p>
        </text:list-item>
      </text:list>
      <text:p text:style-name="P62"><text:tab/>初始化和销毁是为了申请和释放容器占用的资源，同时初始化和销毁还对容器中的数据进行了初始化和销毁。</text:p>
      <text:list xml:id="list1104540197" text:style-name="L62">
        <text:list-item>
          <text:p text:style-name="P185">与数据数量有关的操作</text:p>
        </text:list-item>
      </text:list>
      <text:p text:style-name="P62"><text:tab/>每个容器都有下面三个与数据数量有关的操作函数。</text:p>
      <text:p text:style-name="P38"><text:span text:style-name="T64"><text:tab/></text:span><text:span text:style-name="T41">xxxx_size()</text:span></text:p>
      <text:p text:style-name="P62"><text:tab/>返回容器中数据的数量。</text:p>
      <text:p text:style-name="P38"><text:span text:style-name="T64"><text:tab/></text:span><text:span text:style-name="T41">xxxx_empty()</text:span></text:p>
      <text:p text:style-name="P62"><text:tab/>判断容器是否为空。</text:p>
      <text:p text:style-name="P38"><text:span text:style-name="T64"><text:tab/></text:span><text:span text:style-name="T41">xxxx_max_size()</text:span></text:p>
      <text:p text:style-name="P62"><text:tab/>返回容器可以容纳的数据的最大数量，这个值是一个与系统相关的常量，同时它还与保存在容器中的数据类型相关。</text:p>
      <text:list xml:id="list788219822" text:style-name="L63">
        <text:list-item>
          <text:p text:style-name="P186">比较操作</text:p>
        </text:list-item>
      </text:list>
      <text:p text:style-name="P62"><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554697327" text:style-name="L64">
        <text:list-item>
          <text:p text:style-name="P187"><text:soft-page-break/>赋值和交换</text:p>
        </text:list-item>
      </text:list>
      <text:p text:style-name="P62"><text:tab/>赋值是使用现有的数据将容器中原有的数据替换掉，交换就是交换两个容器中的内容。</text:p>
      <text:p text:style-name="P62"/>
      <text:list xml:id="list344352678" text:continue-list="list1171038195" text:style-name="WW8Num13">
        <text:list-item>
          <text:list>
            <text:list-item>
              <text:h text:style-name="P226" text:outline-level="2">vector_t</text:h>
            </text:list-item>
          </text:list>
        </text:list-item>
      </text:list>
      <text:p text:style-name="P38"><text:span text:style-name="T18"><text:tab/></text:span><text:span text:style-name="T38">vector_t</text:span><text:span text:style-name="T56">容器类似一个动态的数组，但是它可以根据需要动态的生长。</text:span></text:p>
      <text:p text:style-name="P59"><draw:frame draw:style-name="fr3" draw:name="图形11" text:anchor-type="paragraph" svg:width="19.006cm" svg:height="2.473cm" draw:z-index="27"><draw:image xlink:href="Pictures/10000000000002C30000005C3F52F8AE.jpg" xlink:type="simple" xlink:show="embed" xlink:actuate="onLoad"/></draw:frame>图<text:span text:style-name="T24">4.1 vector_t</text:span>的结构</text:p>
      <text:p text:style-name="P38"><text:span text:style-name="T56">要使用</text:span><text:span text:style-name="T38">vector_t</text:span><text:span text:style-name="T56">必须包含头文件</text:span><text:span text:style-name="T68">&lt;cstl/cvector.h&gt;</text:span></text:p>
      <text:list xml:id="list79747627" text:continue-numbering="true" text:style-name="WW8Num13">
        <text:list-item>
          <text:list>
            <text:list-item>
              <text:list>
                <text:list-item>
                  <text:h text:style-name="P235" text:outline-level="3"><text:span text:style-name="T24">vector_t</text:span>的能力</text:h>
                </text:list-item>
              </text:list>
            </text:list-item>
          </text:list>
        </text:list-item>
      </text:list>
      <text:p text:style-name="P38"><text:span text:style-name="T52"><text:tab/></text:span><text:span text:style-name="T38">vector_t</text:span><text:span text:style-name="T56">将数据拷贝到内部的动态数组中，数据的顺序与插入的顺序有关与数据本身无关。</text:span><text:span text:style-name="T38">vector_t</text:span><text:span text:style-name="T56">是随机访问容器，可以使用下标随机访问容器中的数据，</text:span><text:span text:style-name="T38">vector_t</text:span><text:span text:style-name="T56">的迭代器也是随即访问迭代器。任何</text:span><text:span text:style-name="T27">libcstl</text:span><text:span text:style-name="T56">算法都可以作用于</text:span><text:span text:style-name="T38">vector_t</text:span><text:span text:style-name="T56">容器。</text:span></text:p>
      <text:p text:style-name="P40"><text:tab/>在<text:span text:style-name="T24">vector_t</text:span>末尾插入或删除数据效率很高，在中间或开头插入或删除数据效率很低，因为这样会移动大量数据。</text:p>
      <text:p text:style-name="P40"/>
      <text:list xml:id="list1373226688" text:style-name="L65">
        <text:list-item>
          <text:p text:style-name="P188">尺寸和容量</text:p>
        </text:list-item>
      </text:list>
      <text:p text:style-name="P38"><text:span text:style-name="T52"><text:tab/></text:span><text:span text:style-name="T56">为数据分配更多的内存往往比分配正好的内存有更好的效率。为了正确和有效的使用</text:span><text:span text:style-name="T38">vector_t</text:span><text:span text:style-name="T56">必须理解尺寸和容量之间的关系。</text:span><text:span text:style-name="T38">vector_t</text:span><text:span text:style-name="T56">提供了一个函数</text:span><text:span text:style-name="T38">vector_size()</text:span><text:span text:style-name="T56">获得容器的尺寸，也就是实际保存的数据的个数，同时提供了一个</text:span><text:span text:style-name="T38">vector_capacity()</text:span><text:span text:style-name="T56">函数获得容器的容量，容量就是在</text:span><text:span text:style-name="T38">vector_t</text:span><text:span text:style-name="T56">不重新分配内存的情况下</text:span><text:span text:style-name="T38">vector_t</text:span><text:span text:style-name="T56">中能够保存的数据的总量。如果要保存的数据的个数超过的容器的容量，那么容器就会重新分配内存来容纳下这些数据。</text:span></text:p>
      <text:p text:style-name="P40"><text:tab/>重现分配内存后容器以前的迭代器就失效了，同时重新分配内存也很耗时。为了避免重新分配内存，使用<text:span text:style-name="T24">vector_reserve()</text:span>函数来指定容量的大小，或者使用<text:span text:style-name="T24">vector_init_n()</text:span>函数来指定容其中数据的个数，或者使用<text:span text:style-name="T24">vector_resize()</text:span>函数来改变容器中数据的个数。</text:p>
      <text:p text:style-name="P40"><text:tab/>我们可以使用<text:span text:style-name="T24">vector_reserve()来增大vector_t的容量，但是并不能使用vector_reserve()来缩小vector_t的容量，及时传递个vector_reserve()的参数小于当前vector_t的容量，那么这个容量也是不会改变的。</text:span></text:p>
      <text:list xml:id="list117962581" text:continue-list="list79747627" text:style-name="WW8Num13">
        <text:list-item>
          <text:list>
            <text:list-item>
              <text:list>
                <text:list-item>
                  <text:h text:style-name="P237" text:outline-level="3"><text:span text:style-name="T24">vector_t</text:span>的操作</text:h>
                </text:list-item>
              </text:list>
            </text:list-item>
          </text:list>
        </text:list-item>
      </text:list>
      <text:list xml:id="list2014450624" text:style-name="L66">
        <text:list-item>
          <text:p text:style-name="P189">创建，初始化和销毁操作</text:p>
        </text:list-item>
      </text:list>
      <text:p text:style-name="P8"><text:tab/><text:span text:style-name="T58">上面已经提到了创建是为了确定</text:span><text:span text:style-name="T33">vector_t</text:span><text:span text:style-name="T58">中保存的数据类型，初始化是为</text:span><text:span text:style-name="T33">vector_t</text:span><text:span text:style-name="T58">保存数据申请资源，同时有多种方式初始化一个</text:span><text:span text:style-name="T33">vector_t</text:span><text:span text:style-name="T58">，如初始化一个空的</text:span><text:span text:style-name="T33">vector_t</text:span><text:span text:style-name="T58">，或者使用多个数据初始化一个</text:span><text:span text:style-name="T33">vector_t</text:span><text:span text:style-name="T58">等等，销毁是释放</text:span><text:span text:style-name="T33">vector_t</text:span><text:span text:style-name="T58">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64"><text:span text:style-name="T33">vector_init_copy_range()</text:span><text:span text:style-name="T21">中要求使用一个数据区间来初始化</text:span><text:span text:style-name="T33">vector_t，</text:span><text:span text:style-name="T21">这个区间必须属于另一个</text:span><text:span text:style-name="T33">vector_t</text:span><text:span text:style-name="T21">, </text:span><text:span text:style-name="T24">libcstl</text:span><text:span text:style-name="T21">不支持使用不同种类的数据区间进行初始化。</text:span></text:p>
      <text:p text:style-name="P40"/>
      <text:list xml:id="list896176075" text:style-name="L67">
        <text:list-item>
          <text:p text:style-name="P190">非质变操作</text:p>
        </text:list-item>
      </text:list>
      <text:p text:style-name="P38"><text:span text:style-name="T52"><text:tab/></text:span><text:span text:style-name="T56">质变操作是指修改容器数据，非质变操作就是指操作后容器种的数据内容和数量不会改变。</text:span><text:span text:style-name="T38">vector_t</text:span><text:span text:style-name="T56">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40"><text:tab/>这些函数中前面两个是与容器中数据的实际数量相关的，第三个函数的返回值是一个与系统和保存数据的类型相关的常数，后两个是与容器容量相关的函数。</text:p>
      <text:p text:style-name="P40"><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40"/>
      <text:list xml:id="list1260224713" text:style-name="L68">
        <text:list-item>
          <text:p text:style-name="P191">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40"><text:span text:style-name="T24">vector_assign_range()</text:span>也要求使用属于<text:span text:style-name="T24">vector_t</text:span>的数据区间。<text:span text:style-name="T24">vector_swap()</text:span>要求两个<text:span text:style-name="T24">vector_t</text:span>保存的数据类型是相同的否则导致函数的行为未定义。</text:p>
      <text:p text:style-name="P50"><text:soft-page-break/></text:p>
      <text:list xml:id="list2086599119" text:style-name="L69">
        <text:list-item>
          <text:p text:style-name="P192">数据访问</text:p>
        </text:list-item>
      </text:list>
      <text:p text:style-name="P38"><text:span text:style-name="T64"><text:tab/>数据的访问是直接对数据进行操作，这些函数返回的都是</text:span><text:span text:style-name="T41">void</text:span><text:span text:style-name="T64">*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40">对数据进行访问的时候要确保待访问的数据是存在的，访问不存在的数据结果是未定义的，例如使用了超出范围的下标或者要访问空<text:span text:style-name="T24">vector_t</text:span>中的第一个或者最后一个数据。</text:p>
      <text:p text:style-name="P40"/>
      <text:list xml:id="list1962677671" text:style-name="L70">
        <text:list-item>
          <text:p text:style-name="P167"><text:span text:style-name="T56">与</text:span><text:span text:style-name="T64">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50"><text:tab/><text:span text:style-name="T42">vector_t</text:span><text:span text:style-name="T63">的迭代器是随机访问迭代器，同时vector_t迭代器只有在下面这两种情况下才会失效：第一当在迭代器所指数据的前面出入了数据，第二整个容器的内存重新分配。</text:span></text:p>
      <text:p text:style-name="P50"/>
      <text:p text:style-name="P50"><text:tab/><text:span text:style-name="T63">插入和删除</text:span></text:p>
      <text:p text:style-name="P38"><text:span text:style-name="T52"><text:tab/></text:span><text:span text:style-name="T56">调用插入和删除函数是一定要保证迭代器或数据区间是有效的，否则操作函数行为未定义。插入或删除操作在下面的情况下更快一些：</text:span></text:p>
      <text:p text:style-name="P40"><text:tab/>在末尾插入或删除数据。</text:p>
      <text:p text:style-name="P40"><text:tab/>容量足够大。</text:p>
      <text:p text:style-name="P40"><text:tab/>一次操作比多次操作更快。</text:p>
      <text:p text:style-name="P40">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717762056" text:continue-list="list117962581" text:style-name="WW8Num13">
        <text:list-item>
          <text:list>
            <text:list-item>
              <text:list>
                <text:list-item>
                  <text:h text:style-name="P235" text:outline-level="3"><text:soft-page-break/>将<text:span text:style-name="T24">vector_t</text:span>作为数组使用</text:h>
                </text:list-item>
              </text:list>
            </text:list-item>
          </text:list>
        </text:list-item>
      </text:list>
      <text:p text:style-name="P38"><text:span text:style-name="T52"><text:tab/></text:span><text:span text:style-name="T38">vector_t</text:span><text:span text:style-name="T56">内部是连续的内存空间，所以可以当作数组使用，不过使用时一定好注意越界的问题，下面是把</text:span><text:span text:style-name="T38">vector_t</text:span><text:span text:style-name="T56">当作数组使用的例子：</text:span></text:p>
      <table:table table:name="表格43" table:style-name="表格43">
        <table:table-column table:style-name="表格43.A"/>
        <table:table-row>
          <table:table-cell table:style-name="表格43.A1" office:value-type="string">
            <text:p text:style-name="P103">/* </text:p>
            <text:p text:style-name="P103"><text:s/>* vector2.c </text:p>
            <text:p text:style-name="P103"><text:s/>* compile with : -lcstl </text:p>
            <text:p text:style-name="P103"><text:s/>*/ </text:p>
            <text:p text:style-name="P103"/>
            <text:p text:style-name="P103">#include &lt;stdio.h&gt; </text:p>
            <text:p text:style-name="P103">#include &lt;string.h&gt; </text:p>
            <text:p text:style-name="P103">#include &lt;cstl/cvector.h&gt; </text:p>
            <text:p text:style-name="P103"/>
            <text:p text:style-name="P103">int main(int argc, char* argv[]) </text:p>
            <text:p text:style-name="P103">{ </text:p>
            <text:p text:style-name="P103"><text:s text:c="4"/>vector_t* pvec_coll = create_vector(char); </text:p>
            <text:p text:style-name="P103"/>
            <text:p text:style-name="P103"><text:s text:c="4"/>if(pvec_coll == NULL) </text:p>
            <text:p text:style-name="P103"><text:s text:c="4"/>{ </text:p>
            <text:p text:style-name="P103"><text:s text:c="8"/>return -1; </text:p>
            <text:p text:style-name="P103"><text:s text:c="4"/>} </text:p>
            <text:p text:style-name="P103"/>
            <text:p text:style-name="P103"><text:s text:c="4"/>vector_init(pvec_coll); </text:p>
            <text:p text:style-name="P103"><text:s text:c="4"/>vector_resize_elem(pvec_coll, 30, '\0'); </text:p>
            <text:p text:style-name="P103"/>
            <text:p text:style-name="P103"><text:s text:c="4"/>strcpy((char*)vector_at(pvec_coll, 0), "Hello World!"); </text:p>
            <text:p text:style-name="P103"><text:s text:c="4"/>printf("%s\n", (char*)vector_front(pvec_coll)); </text:p>
            <text:p text:style-name="P103"/>
            <text:p text:style-name="P103"><text:s text:c="4"/>vector_destroy(pvec_coll); </text:p>
            <text:p text:style-name="P103"/>
            <text:p text:style-name="P103"><text:s text:c="4"/>return 0; </text:p>
            <text:p text:style-name="P103">}</text:p>
          </table:table-cell>
        </table:table-row>
      </table:table>
      <text:p text:style-name="P50"/>
      <text:p text:style-name="P40">下面这句将<text:span text:style-name="T24">vector_t</text:span>视为数据并将数据拷贝到<text:span text:style-name="T24">vector_t</text:span>中</text:p>
      <text:p text:style-name="P104">strcpy((char*)vector_at(pvec_coll, 0), "Hello World!"); </text:p>
      <text:p text:style-name="P40">结果是:</text:p>
      <text:p text:style-name="P35">Hello World!</text:p>
      <text:list xml:id="list1134982683" text:continue-numbering="true" text:style-name="WW8Num13">
        <text:list-item>
          <text:list>
            <text:list-item>
              <text:list>
                <text:list-item>
                  <text:h text:style-name="P235" text:outline-level="3"><text:soft-page-break/><text:span text:style-name="T24">vector_t</text:span>的使用实例</text:h>
                </text:list-item>
              </text:list>
            </text:list-item>
          </text:list>
        </text:list-item>
      </text:list>
      <text:p text:style-name="P38"><text:span text:style-name="T52"><text:tab/></text:span><text:span text:style-name="T56">下面是</text:span><text:span text:style-name="T38">vector_t</text:span><text:span text:style-name="T56">的一个简单的使用实例：</text:span></text:p>
      <table:table table:name="表格44" table:style-name="表格44">
        <table:table-column table:style-name="表格44.A"/>
        <table:table-row>
          <table:table-cell table:style-name="表格44.A1" office:value-type="string">
            <text:p text:style-name="P103">/* </text:p>
            <text:p text:style-name="P103"><text:s/>* vector3.c </text:p>
            <text:p text:style-name="P103"><text:s/>* compile with : -lcstl </text:p>
            <text:p text:style-name="P103"><text:s/>*/ </text:p>
            <text:p text:style-name="P103"/>
            <text:p text:style-name="P103">#include &lt;stdio.h&gt; </text:p>
            <text:p text:style-name="P103">#include &lt;cstl/cvector.h&gt; </text:p>
            <text:p text:style-name="P103">#include &lt;cstl/calgorithm.h&gt; </text:p>
            <text:p text:style-name="P103"/>
            <text:p text:style-name="P103">static void _print(const void* cpv_input, void* pv_output) </text:p>
            <text:p text:style-name="P103">{ </text:p>
            <text:p text:style-name="P103"><text:s text:c="4"/>printf("%s ", (char*)cpv_input); </text:p>
            <text:p text:style-name="P103">} </text:p>
            <text:p text:style-name="P103"/>
            <text:p text:style-name="P103">int main(int argc, char* argv[]) </text:p>
            <text:p text:style-name="P103">{ </text:p>
            <text:p text:style-name="P103"><text:s text:c="4"/>vector_t* pvec_sentence = create_vector(char*); </text:p>
            <text:p text:style-name="P103"><text:s text:c="4"/>vector_iterator_t it_pos; </text:p>
            <text:p text:style-name="P103"/>
            <text:p text:style-name="P103"><text:s text:c="4"/>if(pvec_sentence == NULL) </text:p>
            <text:p text:style-name="P103"><text:s text:c="4"/>{ </text:p>
            <text:p text:style-name="P103"><text:s text:c="8"/>return -1; </text:p>
            <text:p text:style-name="P103"><text:s text:c="4"/>} </text:p>
            <text:p text:style-name="P103"/>
            <text:p text:style-name="P103"><text:s text:c="4"/>vector_init(pvec_sentence); </text:p>
            <text:p text:style-name="P103"/>
            <text:p text:style-name="P103"><text:s text:c="4"/>/* reserve memory for five elements to avoid reallocation */ </text:p>
            <text:p text:style-name="P103"><text:s text:c="4"/>vector_reserve(pvec_sentence, 5); </text:p>
            <text:p text:style-name="P103"/>
            <text:p text:style-name="P103"><text:s text:c="4"/>/* append some element */ </text:p>
            <text:p text:style-name="P103"><text:s text:c="4"/>vector_push_back(pvec_sentence, "Hello,"); </text:p>
            <text:p text:style-name="P103"><text:s text:c="4"/>vector_push_back(pvec_sentence, "how"); </text:p>
            <text:p text:style-name="P103"><text:s text:c="4"/>vector_push_back(pvec_sentence, "are"); </text:p>
            <text:p text:style-name="P103"><text:s text:c="4"/>vector_push_back(pvec_sentence, "you"); </text:p>
            <text:p text:style-name="P103"><text:s text:c="4"/>vector_push_back(pvec_sentence, "?"); </text:p>
            <text:p text:style-name="P103"/>
            <text:p text:style-name="P103"><text:s text:c="4"/>/* print all elements with space */ </text:p>
            <text:p text:style-name="P103"><text:s text:c="4"/>algo_for_each(vector_begin(pvec_sentence), vector_end(pvec_sentence), _print); </text:p>
            <text:p text:style-name="P103"><text:soft-page-break/><text:s text:c="4"/>printf("\n"); </text:p>
            <text:p text:style-name="P103"/>
            <text:p text:style-name="P103"><text:s text:c="4"/>/* print technial data */ </text:p>
            <text:p text:style-name="P103"><text:s text:c="4"/>printf("max size: %u\n", vector_max_size(pvec_sentence)); </text:p>
            <text:p text:style-name="P103"><text:s text:c="4"/>printf("size <text:s text:c="3"/>: %u\n", vector_size(pvec_sentence)); </text:p>
            <text:p text:style-name="P103"><text:s text:c="4"/>printf("capacity: %u\n", vector_capacity(pvec_sentence)); </text:p>
            <text:p text:style-name="P103"/>
            <text:p text:style-name="P103"><text:s text:c="4"/>/* swap the second and fourth elements */ </text:p>
            <text:p text:style-name="P103"><text:s text:c="4"/>algo_iter_swap(iterator_next(vector_begin(pvec_sentence)), </text:p>
            <text:p text:style-name="P103"><text:s text:c="8"/>iterator_next_n(vector_begin(pvec_sentence), 3)); </text:p>
            <text:p text:style-name="P103"/>
            <text:p text:style-name="P103"><text:s text:c="4"/>/* insert "always" before "?" */ </text:p>
            <text:p text:style-name="P103"><text:s text:c="4"/>it_pos = algo_find(vector_begin(pvec_sentence), vector_end(pvec_sentence), "?"); </text:p>
            <text:p text:style-name="P103"><text:s text:c="4"/>vector_insert(pvec_sentence, it_pos, "always"); </text:p>
            <text:p text:style-name="P103"/>
            <text:p text:style-name="P103"><text:s text:c="4"/>/* print all elements with space */ </text:p>
            <text:p text:style-name="P103"><text:s text:c="4"/>algo_for_each(vector_begin(pvec_sentence), vector_end(pvec_sentence), _print); </text:p>
            <text:p text:style-name="P103"><text:s text:c="4"/>printf("\n"); </text:p>
            <text:p text:style-name="P103"/>
            <text:p text:style-name="P103"><text:s text:c="4"/>/* print technial data again */ </text:p>
            <text:p text:style-name="P103"><text:s text:c="4"/>printf("max size: %u\n", vector_max_size(pvec_sentence)); </text:p>
            <text:p text:style-name="P103"><text:s text:c="4"/>printf("size <text:s text:c="3"/>: %u\n", vector_size(pvec_sentence)); </text:p>
            <text:p text:style-name="P103"><text:s text:c="4"/>printf("capacity: %u\n", vector_capacity(pvec_sentence)); </text:p>
            <text:p text:style-name="P103"/>
            <text:p text:style-name="P103"><text:s text:c="4"/>vector_destroy(pvec_sentence); </text:p>
            <text:p text:style-name="P103"/>
            <text:p text:style-name="P103"><text:s text:c="4"/>return 0; </text:p>
            <text:p text:style-name="P103">}</text:p>
          </table:table-cell>
        </table:table-row>
      </table:table>
      <text:p text:style-name="P62">程序的输出可能是这样的：</text:p>
      <text:p text:style-name="P35">Hello, how are you ? </text:p>
      <text:p text:style-name="P35">max size: 11930464 </text:p>
      <text:p text:style-name="P35">size <text:s text:c="3"/>: 5 </text:p>
      <text:p text:style-name="P35">capacity: 5 </text:p>
      <text:p text:style-name="P35">Hello, you are how always ? </text:p>
      <text:p text:style-name="P35">max size: 11930464 </text:p>
      <text:p text:style-name="P35">size <text:s text:c="3"/>: 6 </text:p>
      <text:p text:style-name="P35">capacity: 7</text:p>
      <text:p text:style-name="P62">为什么可能呢？因为max size的值是与系统相关的。</text:p>
      <text:p text:style-name="P62"/>
      <text:list xml:id="list491568995" text:continue-numbering="true" text:style-name="WW8Num13">
        <text:list-item>
          <text:list>
            <text:list-item>
              <text:h text:style-name="P226" text:outline-level="2"><text:soft-page-break/>deque_t</text:h>
            </text:list-item>
          </text:list>
        </text:list-item>
      </text:list>
      <text:p text:style-name="P38"><text:span text:style-name="T18"><text:tab/></text:span><text:span text:style-name="T38">deque_t</text:span><text:span text:style-name="T56">与</text:span><text:span text:style-name="T38">vector_t</text:span><text:span text:style-name="T56">十分相似，同样是使用动态数组管理数据，提供随机访问，大部分操作函数都一样。不同点是</text:span><text:span text:style-name="T38">deque_t</text:span><text:span text:style-name="T56">的开始和结尾两端都是开放的，所以在开始和结尾插入或删除数据都是高效的。</text:span></text:p>
      <text:p text:style-name="P58"><draw:frame draw:style-name="fr3" draw:name="图形12" text:anchor-type="paragraph" svg:width="19.006cm" svg:height="2.445cm" draw:z-index="28"><draw:image xlink:href="Pictures/10000000000002C30000005B606C8470.jpg" xlink:type="simple" xlink:show="embed" xlink:actuate="onLoad"/></draw:frame>图 <text:span text:style-name="T24">4.2 deque_t</text:span>的内部结构</text:p>
      <text:p text:style-name="P38"><text:span text:style-name="T56">为了使用</text:span><text:span text:style-name="T38">deque_t，</text:span><text:span text:style-name="T56">必须包含头文件</text:span><text:span text:style-name="T39">&lt;cstl/cdeque.h&gt;</text:span></text:p>
      <text:list xml:id="list1728481335" text:continue-numbering="true" text:style-name="WW8Num13">
        <text:list-item>
          <text:list>
            <text:list-item>
              <text:list>
                <text:list-item>
                  <text:h text:style-name="P235" text:outline-level="3"><text:span text:style-name="T24">deque_t</text:span>的能力</text:h>
                </text:list-item>
              </text:list>
            </text:list-item>
          </text:list>
        </text:list-item>
      </text:list>
      <text:p text:style-name="P38"><text:span text:style-name="T52"><text:tab/></text:span><text:span text:style-name="T41">与vector_t相比deque_t有很多不同之处：</text:span></text:p>
      <text:list xml:id="list133773136" text:style-name="L71">
        <text:list-item>
          <text:p text:style-name="P159"><text:span text:style-name="T24">deque_t</text:span>在开头和结尾插入或删除数据都是高效的。</text:p>
        </text:list-item>
        <text:list-item>
          <text:p text:style-name="P159"><text:tab/>没有容量的概念和内存再分配的概念，所以没有deque_capacity()函数。</text:p>
        </text:list-item>
        <text:list-item>
          <text:p text:style-name="P159"><text:tab/>当数据被删除后deque_t会成块的释放占用的内存。</text:p>
        </text:list-item>
      </text:list>
      <text:p text:style-name="P40"><text:tab/><text:span text:style-name="T24">deque_t</text:span>与<text:span text:style-name="T24">vector_t</text:span>相似之处：</text:p>
      <text:list xml:id="list1385571176" text:style-name="L72">
        <text:list-item>
          <text:p text:style-name="P160">在中间插入或者删除数据比较慢，因为要移动数据。</text:p>
        </text:list-item>
        <text:list-item>
          <text:p text:style-name="P160"><text:tab/>支持随即访问,提供随即访问迭代器。</text:p>
        </text:list-item>
      </text:list>
      <text:list xml:id="list2059480960" text:continue-list="list1728481335" text:style-name="WW8Num13">
        <text:list-item>
          <text:list>
            <text:list-item>
              <text:list>
                <text:list-item>
                  <text:h text:style-name="P235" text:outline-level="3"><text:span text:style-name="T24">deque_t</text:span>的操作</text:h>
                </text:list-item>
              </text:list>
            </text:list-item>
          </text:list>
        </text:list-item>
      </text:list>
      <text:list xml:id="list1028548883" text:style-name="L73">
        <text:list-item>
          <text:p text:style-name="P193">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100"/>
      <text:list xml:id="list1005340855" text:style-name="L74">
        <text:list-item>
          <text:p text:style-name="P194">非质变操作</text:p>
        </text:list-item>
      </text:list>
      <text:p text:style-name="P38"><text:tab/><text:span text:style-name="T24">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31">deque_t没有容量的概念了所以没有就与容量相关操作函数deque_capacity()和deque_reserve()。</text:p>
      <text:p text:style-name="P31"><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101"/>
      <text:list xml:id="list1194632497" text:style-name="L75">
        <text:list-item>
          <text:p text:style-name="P195">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40"/>
      <text:list xml:id="list509671738" text:style-name="L76">
        <text:list-item>
          <text:p text:style-name="P196">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50"/>
      <text:list xml:id="list1012243244" text:style-name="L77">
        <text:list-item>
          <text:p text:style-name="P197">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40"/>
      <text:p text:style-name="P50"><text:tab/><text:span text:style-name="T63">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84"><text:span text:style-name="T24">deque_t</text:span>与<text:span text:style-name="T24">vector_t</text:span>不同的是提供了针对第一个数据的插入和删除操作<text:span text:style-name="T24">(deque_push_front()</text:span>和<text:span text:style-name="T24">deque_pop_front())。</text:span></text:p>
      <text:list xml:id="list1683224834" text:continue-list="list2059480960" text:style-name="WW8Num13">
        <text:list-item>
          <text:list>
            <text:list-item>
              <text:list>
                <text:list-item>
                  <text:h text:style-name="P235" text:outline-level="3"><text:span text:style-name="T24">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103">/* </text:p>
            <text:p text:style-name="P103"><text:s/>* deque2.c </text:p>
            <text:p text:style-name="P103"><text:s/>* compile with : -lcstl </text:p>
            <text:p text:style-name="P103"><text:s/>*/ </text:p>
            <text:p text:style-name="P103"/>
            <text:p text:style-name="P103">#include &lt;stdio.h&gt; </text:p>
            <text:p text:style-name="P103">#include &lt;cstl/cdeque.h&gt; </text:p>
            <text:p text:style-name="P103">#include &lt;cstl/calgorithm.h&gt; </text:p>
            <text:p text:style-name="P103"/>
            <text:p text:style-name="P103">static void _print(const void* cpv_input, void* pv_output) </text:p>
            <text:p text:style-name="P103">{ </text:p>
            <text:p text:style-name="P103"><text:s text:c="4"/>printf("%s\n", (char*)cpv_input); </text:p>
            <text:p text:style-name="P103">} </text:p>
            <text:p text:style-name="P103"/>
            <text:p text:style-name="P103">int main(int argc, char* argv[]) </text:p>
            <text:p text:style-name="P103">{ </text:p>
            <text:p text:style-name="P103"><text:s text:c="4"/>deque_t* pdeq_coll = create_deque(char*); </text:p>
            <text:p text:style-name="P103"/>
            <text:p text:style-name="P103"><text:s text:c="4"/>if(pdeq_coll == NULL) </text:p>
            <text:p text:style-name="P103"><text:s text:c="4"/>{ </text:p>
            <text:p text:style-name="P103"><text:s text:c="8"/>return -1; </text:p>
            <text:p text:style-name="P103"><text:s text:c="4"/>} </text:p>
            <text:p text:style-name="P103"/>
            <text:p text:style-name="P103"><text:s text:c="4"/>deque_init(pdeq_coll); </text:p>
            <text:p text:style-name="P103"/>
            <text:p text:style-name="P103"><text:s text:c="4"/>deque_assign_elem(pdeq_coll, 3, "string"); </text:p>
            <text:p text:style-name="P103"><text:s text:c="4"/>deque_push_back(pdeq_coll, "last string"); </text:p>
            <text:p text:style-name="P103"><text:s text:c="4"/>deque_push_front(pdeq_coll, "first string"); </text:p>
            <text:p text:style-name="P103"/>
            <text:p text:style-name="P103"><text:s text:c="4"/>/* print all elements with new line */ </text:p>
            <text:p text:style-name="P103"><text:s text:c="4"/>algo_for_each(deque_begin(pdeq_coll), deque_end(pdeq_coll), _print); </text:p>
            <text:p text:style-name="P103"><text:soft-page-break/><text:s text:c="4"/>printf("\n"); </text:p>
            <text:p text:style-name="P103"/>
            <text:p text:style-name="P103"><text:s text:c="4"/>/* remove first and last elements */ </text:p>
            <text:p text:style-name="P103"><text:s text:c="4"/>deque_pop_back(pdeq_coll); </text:p>
            <text:p text:style-name="P103"><text:s text:c="4"/>deque_pop_front(pdeq_coll); </text:p>
            <text:p text:style-name="P103"/>
            <text:p text:style-name="P103"><text:s text:c="4"/>/* print all elements with new line */ </text:p>
            <text:p text:style-name="P103"><text:s text:c="4"/>algo_for_each(deque_begin(pdeq_coll), deque_end(pdeq_coll), _print); </text:p>
            <text:p text:style-name="P103"><text:s text:c="4"/>printf("\n"); </text:p>
            <text:p text:style-name="P103"/>
            <text:p text:style-name="P103"><text:s text:c="4"/>/* change size to four elements */ </text:p>
            <text:p text:style-name="P103"><text:s text:c="4"/>deque_resize_elem(pdeq_coll, 4, "resized string"); </text:p>
            <text:p text:style-name="P103"/>
            <text:p text:style-name="P103"><text:s text:c="4"/>/* print all elements with new line */ </text:p>
            <text:p text:style-name="P103"><text:s text:c="4"/>algo_for_each(deque_begin(pdeq_coll), deque_end(pdeq_coll), _print); </text:p>
            <text:p text:style-name="P103"><text:s text:c="4"/>printf("\n"); </text:p>
            <text:p text:style-name="P103"/>
            <text:p text:style-name="P103"><text:s text:c="4"/>deque_destroy(pdeq_coll); </text:p>
            <text:p text:style-name="P103"/>
            <text:p text:style-name="P103"><text:s text:c="4"/>return 0; </text:p>
            <text:p text:style-name="P103">}</text:p>
          </table:table-cell>
        </table:table-row>
      </table:table>
      <text:p text:style-name="P50"/>
      <text:p text:style-name="P62">输出的结果如下：</text:p>
      <text:p text:style-name="P35">first string </text:p>
      <text:p text:style-name="P35">string </text:p>
      <text:p text:style-name="P35">string </text:p>
      <text:p text:style-name="P35">string </text:p>
      <text:p text:style-name="P35">last string </text:p>
      <text:p text:style-name="P35"/>
      <text:p text:style-name="P35">string </text:p>
      <text:p text:style-name="P35">string </text:p>
      <text:p text:style-name="P35">string </text:p>
      <text:p text:style-name="P35"/>
      <text:p text:style-name="P35">string </text:p>
      <text:p text:style-name="P35">string </text:p>
      <text:p text:style-name="P35">string </text:p>
      <text:p text:style-name="P35">resized string </text:p>
      <text:p text:style-name="P35"/>
      <text:list xml:id="list524651601" text:continue-numbering="true" text:style-name="WW8Num13">
        <text:list-item>
          <text:list>
            <text:list-item>
              <text:h text:style-name="P226" text:outline-level="2">list_t</text:h>
            </text:list-item>
          </text:list>
        </text:list-item>
      </text:list>
      <text:p text:style-name="P38"><text:span text:style-name="T18"><text:tab/></text:span><text:span text:style-name="T38">list_t</text:span><text:span text:style-name="T56">是双向链表。</text:span></text:p>
      <text:p text:style-name="P59"><draw:frame draw:style-name="fr3" draw:name="图形13" text:anchor-type="paragraph" svg:width="19.006cm" svg:height="2.552cm" draw:z-index="29"><draw:image xlink:href="Pictures/10000000000002C30000005F2FEE1A06.jpg" xlink:type="simple" xlink:show="embed" xlink:actuate="onLoad"/></draw:frame><text:soft-page-break/>图 <text:span text:style-name="T24">4.3 list_t</text:span>的结构</text:p>
      <text:p text:style-name="P38"><text:span text:style-name="T56">要使用</text:span><text:span text:style-name="T38">list_t</text:span><text:span text:style-name="T56">必须包含头文件</text:span><text:span text:style-name="T41">&lt;cstl/clist.h&gt;</text:span></text:p>
      <text:p text:style-name="P66">#include &lt;cstl/clist.h&gt;</text:p>
      <text:list xml:id="list1951738298" text:continue-numbering="true" text:style-name="WW8Num13">
        <text:list-item>
          <text:list>
            <text:list-item>
              <text:list>
                <text:list-item>
                  <text:h text:style-name="P235" text:outline-level="3"><text:span text:style-name="T24">list_t</text:span>的能力</text:h>
                </text:list-item>
              </text:list>
            </text:list-item>
          </text:list>
        </text:list-item>
      </text:list>
      <text:p text:style-name="P38"><text:span text:style-name="T52"><text:tab/></text:span><text:span text:style-name="T38">list_t</text:span><text:span text:style-name="T56">的结构与</text:span><text:span text:style-name="T38">vector_t</text:span><text:span text:style-name="T56">和</text:span><text:span text:style-name="T38">deque_t</text:span><text:span text:style-name="T56">有很大的不同,因此</text:span><text:span text:style-name="T38">list_t</text:span><text:span text:style-name="T56">与它们的能力也有很大的不同：</text:span></text:p>
      <text:list xml:id="list1651900655" text:style-name="L78">
        <text:list-item>
          <text:p text:style-name="P161"><text:span text:style-name="T24">list_t</text:span>不支持随即访问，例如要访问的五个数据，就必须从头开始查找，一直到的五个数据，所以要访问<text:span text:style-name="T24">list_t</text:span>中的任意数据是低效的。</text:p>
        </text:list-item>
        <text:list-item>
          <text:p text:style-name="P210"><text:span text:style-name="T35">list_t</text:span><text:span text:style-name="T59">支持在任意位置高效的插入和删除数据，不仅仅实在开头和结尾。</text:span></text:p>
        </text:list-item>
        <text:list-item>
          <text:p text:style-name="P210"><text:span text:style-name="T59">在</text:span><text:span text:style-name="T35">list_t</text:span><text:span text:style-name="T59">中插入或删除数据不会使迭代器失效。</text:span></text:p>
        </text:list-item>
      </text:list>
      <text:p text:style-name="P40"><text:tab/>因此<text:span text:style-name="T24">list_t</text:span>也同了与<text:span text:style-name="T24">vector_t</text:span>和<text:span text:style-name="T24">deque_t</text:span>不同的操作函数：</text:p>
      <text:list xml:id="list195723035" text:style-name="L79">
        <text:list-item>
          <text:p text:style-name="P162"><text:span text:style-name="T24">list_t</text:span>不支持随机访问数据所以不提供<text:span text:style-name="T24">list_at()</text:span>函数。</text:p>
        </text:list-item>
        <text:list-item>
          <text:p text:style-name="P211"><text:span text:style-name="T35">list_t</text:span><text:span text:style-name="T59">不支持容量和内存的重新分配所以不提供</text:span><text:span text:style-name="T35">list_capacity()</text:span><text:span text:style-name="T59">和</text:span><text:span text:style-name="T35">list_reserve()</text:span><text:span text:style-name="T59">函数。</text:span></text:p>
        </text:list-item>
        <text:list-item>
          <text:p text:style-name="P211"><text:span text:style-name="T35">list_t</text:span><text:span text:style-name="T59">还提供了和很多特有的函数如</text:span><text:span text:style-name="T35">list_sort()</text:span><text:span text:style-name="T59">等。</text:span></text:p>
        </text:list-item>
      </text:list>
      <text:list xml:id="list674603714" text:continue-list="list1951738298" text:style-name="WW8Num13">
        <text:list-item>
          <text:list>
            <text:list-item>
              <text:list>
                <text:list-item>
                  <text:h text:style-name="P235" text:outline-level="3"><text:span text:style-name="T24">list_t</text:span>的操作</text:h>
                </text:list-item>
              </text:list>
            </text:list-item>
          </text:list>
        </text:list-item>
      </text:list>
      <text:list xml:id="list674632397" text:style-name="L80">
        <text:list-item>
          <text:p text:style-name="P198">创建,初始化和销毁操作</text:p>
        </text:list-item>
      </text:list>
      <text:p text:style-name="P38"><text:span text:style-name="T64"><text:tab/></text:span><text:span text:style-name="T41">list_t</text:span><text:span text:style-name="T64">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101"/>
      <text:list xml:id="list1219780117" text:style-name="L81">
        <text:list-item>
          <text:p text:style-name="P199">非质变操作</text:p>
        </text:list-item>
      </text:list>
      <text:p text:style-name="P98"><text:span text:style-name="T64"><text:tab/></text:span><text:span text:style-name="T41">list_t</text:span><text:span text:style-name="T64">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38"/>
      <text:list xml:id="list236920872" text:style-name="L82">
        <text:list-item>
          <text:p text:style-name="P200">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40"/>
      <text:list xml:id="list1664947464" text:style-name="L83">
        <text:list-item>
          <text:p text:style-name="P201">数据访问</text:p>
        </text:list-item>
      </text:list>
      <text:p text:style-name="P38"><text:span text:style-name="T64"><text:tab/></text:span><text:span text:style-name="T41">list_t</text:span><text:span text:style-name="T64">没有随机访问能力所以不提供</text:span><text:span text:style-name="T41">list_at()</text:span><text:span text:style-name="T64">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40"/>
      <text:list xml:id="list323220394" text:style-name="L84">
        <text:list-item>
          <text:p text:style-name="P168"><text:span text:style-name="T56">与</text:span><text:span text:style-name="T64">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40"><text:span text:style-name="T24">list_t</text:span>提供的是双向迭代器，不是所有的算法都接受双向迭代器，在对<text:span text:style-name="T24">list_t</text:span>的数据区间使用算法时请注意。</text:p>
      <text:p text:style-name="P40"/>
      <text:list xml:id="list732532982" text:style-name="L85">
        <text:list-item>
          <text:p text:style-name="P202">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40"><text:tab/><text:span text:style-name="T24">list_t</text:span>添加了两个新的删除数据的操作函数：<text:span text:style-name="T24">list_remove()</text:span>和<text:span text:style-name="T24">list_remove_if()这个操作函数是删除满足特定规则的数据，对于list_t容器本身来说它们要比算法版本的algo_remove()和algo_remove_if()函数好快的多。</text:span></text:p>
      <text:p text:style-name="P40"/>
      <text:p text:style-name="P38"><text:span text:style-name="T56"><text:tab/></text:span><text:span text:style-name="T64">特有的操作</text:span></text:p>
      <text:p text:style-name="P40"><text:tab/>除了上述操作函数值为<text:span text:style-name="T24">list_t</text:span>还提供了很多特有的操作函数，这些操作函数都是基于<text:span text:style-name="T24">list_t</text:span>本身结构的特点，<text:span text:style-name="T24">list_t</text:span>具有在任意位置插入或删除数据都是常量时间的特点。如果从一个<text:span text:style-name="T24">list_t</text:span>向另一个<text:span text:style-name="T24">list_t</text:span>转移数据那么这个特点就得到了更大的发挥。</text:p>
      <text:p text:style-name="P42"><draw:frame draw:style-name="fr5" draw:name="图形14" text:anchor-type="paragraph" svg:x="-0.998cm" svg:y="1.69cm" svg:width="19.006cm" svg:height="5.161cm" draw:z-index="30"><draw:image xlink:href="Pictures/10000000000002CE000000C3CBBA94A8.jpg" xlink:type="simple" xlink:show="embed" xlink:actuate="onLoad"/></draw:frame>图 4.4 list_t之间的数据转移</text:p>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40"/>
      <text:list xml:id="list1305807113" text:continue-list="list674603714" text:style-name="WW8Num13">
        <text:list-item>
          <text:list>
            <text:list-item>
              <text:list>
                <text:list-item>
                  <text:h text:style-name="P235" text:outline-level="3"><text:soft-page-break/><text:span text:style-name="T24">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103">/* </text:p>
            <text:p text:style-name="P103"><text:s/>* list3.c </text:p>
            <text:p text:style-name="P103"><text:s/>* compile with : -lcstl </text:p>
            <text:p text:style-name="P103"><text:s/>*/ </text:p>
            <text:p text:style-name="P103"/>
            <text:p text:style-name="P103">#include &lt;stdio.h&gt; </text:p>
            <text:p text:style-name="P103">#include &lt;cstl/clist.h&gt; </text:p>
            <text:p text:style-name="P103">#include &lt;cstl/calgorithm.h&gt; </text:p>
            <text:p text:style-name="P103"/>
            <text:p text:style-name="P103">static void _print(const void* cpv_input, void* pv_output) </text:p>
            <text:p text:style-name="P103">{ </text:p>
            <text:p text:style-name="P103"><text:s text:c="4"/>printf("%d ", *(int*)cpv_input); </text:p>
            <text:p text:style-name="P103">} </text:p>
            <text:p text:style-name="P103"/>
            <text:p text:style-name="P103">static void _print_list(const list_t* cplist_coll1, const list_t* cplist_coll2) </text:p>
            <text:p text:style-name="P103">{ </text:p>
            <text:p text:style-name="P103"><text:s text:c="4"/>printf("list1: "); </text:p>
            <text:p text:style-name="P103"><text:s text:c="4"/>algo_for_each(list_begin(cplist_coll1), list_end(cplist_coll1), _print); </text:p>
            <text:p text:style-name="P103"><text:s text:c="4"/>printf("\n"); </text:p>
            <text:p text:style-name="P103"><text:s text:c="4"/>printf("list2: "); </text:p>
            <text:p text:style-name="P103"><text:s text:c="4"/>algo_for_each(list_begin(cplist_coll2), list_end(cplist_coll2), _print); </text:p>
            <text:p text:style-name="P103"><text:s text:c="4"/>printf("\n"); </text:p>
            <text:p text:style-name="P103">} </text:p>
            <text:p text:style-name="P103"/>
            <text:p text:style-name="P103">int main(int argc, char* argv[]) </text:p>
            <text:p text:style-name="P103">{ </text:p>
            <text:p text:style-name="P103"><text:s text:c="4"/>list_t* plist_coll1 = create_list(int); </text:p>
            <text:p text:style-name="P103"><text:s text:c="4"/>list_t* plist_coll2 = create_list(int); </text:p>
            <text:p text:style-name="P103"><text:s text:c="4"/>list_iterator_t it_pos; </text:p>
            <text:p text:style-name="P103"><text:s text:c="4"/>int i = 0; </text:p>
            <text:p text:style-name="P103"/>
            <text:p text:style-name="P103"><text:s text:c="4"/>if(plist_coll1 == NULL || plist_coll2 == NULL) </text:p>
            <text:p text:style-name="P103"><text:s text:c="4"/>{ </text:p>
            <text:p text:style-name="P103"><text:s text:c="8"/>return -1; </text:p>
            <text:p text:style-name="P103"><text:s text:c="4"/>} </text:p>
            <text:p text:style-name="P103"/>
            <text:p text:style-name="P103"><text:s text:c="4"/>list_init(plist_coll1); </text:p>
            <text:p text:style-name="P103"><text:s text:c="4"/>list_init(plist_coll2); </text:p>
            <text:p text:style-name="P103"/>
            <text:p text:style-name="P103"><text:soft-page-break/><text:s text:c="4"/>for(i = 0; i &lt; 6; ++i) </text:p>
            <text:p text:style-name="P103"><text:s text:c="4"/>{ </text:p>
            <text:p text:style-name="P103"><text:s text:c="8"/>list_push_back(plist_coll1, i); </text:p>
            <text:p text:style-name="P103"><text:s text:c="8"/>list_push_front(plist_coll2, i); </text:p>
            <text:p text:style-name="P103"><text:s text:c="4"/>} </text:p>
            <text:p text:style-name="P103"><text:s text:c="4"/>_print_list(plist_coll1, plist_coll2); </text:p>
            <text:p text:style-name="P103"/>
            <text:p text:style-name="P103"><text:s text:c="4"/>it_pos = algo_find(list_begin(plist_coll1), list_end(plist_coll1), 3); </text:p>
            <text:p text:style-name="P103"><text:s text:c="4"/>list_splice(plist_coll1, it_pos, plist_coll2); </text:p>
            <text:p text:style-name="P103"/>
            <text:p text:style-name="P103"><text:s text:c="4"/>_print_list(plist_coll1, plist_coll2); </text:p>
            <text:p text:style-name="P103"/>
            <text:p text:style-name="P103"><text:s text:c="4"/>list_splice_pos(plist_coll1, list_end(plist_coll1), </text:p>
            <text:p text:style-name="P103"><text:s text:c="8"/>plist_coll1, list_begin(plist_coll1)); </text:p>
            <text:p text:style-name="P103"><text:s text:c="4"/>_print_list(plist_coll1, plist_coll2); </text:p>
            <text:p text:style-name="P103"/>
            <text:p text:style-name="P103"><text:s text:c="4"/>list_sort(plist_coll1); </text:p>
            <text:p text:style-name="P103"/>
            <text:p text:style-name="P103"><text:s text:c="4"/>list_assign(plist_coll2, plist_coll1); </text:p>
            <text:p text:style-name="P103"><text:s text:c="4"/>list_unique(plist_coll2); </text:p>
            <text:p text:style-name="P103"><text:s text:c="4"/>_print_list(plist_coll1, plist_coll2); </text:p>
            <text:p text:style-name="P103"/>
            <text:p text:style-name="P103"><text:s text:c="4"/>list_merge(plist_coll1, plist_coll2); </text:p>
            <text:p text:style-name="P103"><text:s text:c="4"/>_print_list(plist_coll1, plist_coll2); </text:p>
            <text:p text:style-name="P103"/>
            <text:p text:style-name="P103"><text:s text:c="4"/>list_destroy(plist_coll1); </text:p>
            <text:p text:style-name="P103"><text:s text:c="4"/>list_destroy(plist_coll2); </text:p>
            <text:p text:style-name="P103"/>
            <text:p text:style-name="P103"><text:s text:c="4"/>return 0; </text:p>
            <text:p text:style-name="P103">}</text:p>
          </table:table-cell>
        </table:table-row>
      </table:table>
      <text:p text:style-name="P50"/>
      <text:p text:style-name="P40">输出结果：</text:p>
      <text:p text:style-name="P35">list1: 0 1 2 3 4 5 </text:p>
      <text:p text:style-name="P35">list2: 5 4 3 2 1 0 </text:p>
      <text:p text:style-name="P35">list1: 0 1 2 5 4 3 2 1 0 3 4 5 </text:p>
      <text:p text:style-name="P35">list2: </text:p>
      <text:p text:style-name="P35">list1: 1 2 5 4 3 2 1 0 3 4 5 0 </text:p>
      <text:p text:style-name="P35">list2: </text:p>
      <text:p text:style-name="P35">list1: 0 0 1 1 2 2 3 3 4 4 5 5 </text:p>
      <text:p text:style-name="P35">list2: 0 1 2 3 4 5 </text:p>
      <text:p text:style-name="P35">list1: 0 0 0 1 1 1 2 2 2 3 3 3 4 4 4 5 5 5 </text:p>
      <text:p text:style-name="P35">list2: </text:p>
      <text:p text:style-name="P50"/>
      <text:p text:style-name="P50"><text:soft-page-break/></text:p>
      <text:list xml:id="list350467267" text:continue-numbering="true" text:style-name="WW8Num13">
        <text:list-item>
          <text:list>
            <text:list-item>
              <text:h text:style-name="P226" text:outline-level="2">slist_t</text:h>
            </text:list-item>
          </text:list>
        </text:list-item>
      </text:list>
      <text:p text:style-name="P38"><text:span text:style-name="T18"><text:tab/></text:span><text:span text:style-name="T38">slist_t</text:span><text:span text:style-name="T56">的单链表。</text:span></text:p>
      <text:p text:style-name="P59"><draw:frame draw:style-name="fr3" draw:name="图形15" text:anchor-type="paragraph" svg:width="19.006cm" svg:height="2.445cm" draw:z-index="31"><draw:image xlink:href="Pictures/10000000000002C30000005BCF257714.jpg" xlink:type="simple" xlink:show="embed" xlink:actuate="onLoad"/></draw:frame>图 <text:span text:style-name="T24">4.5 slist_t</text:span>的结构</text:p>
      <text:p text:style-name="P38"><text:span text:style-name="T56">要使用</text:span><text:span text:style-name="T38">slist_t</text:span><text:span text:style-name="T56">必须包含头文件</text:span><text:span text:style-name="T41">&lt;cstl/slist_t&gt;</text:span></text:p>
      <text:p text:style-name="P66">#include &lt;cstl/slist_t&gt;</text:p>
      <text:list xml:id="list1808522219" text:continue-numbering="true" text:style-name="WW8Num13">
        <text:list-item>
          <text:list>
            <text:list-item>
              <text:list>
                <text:list-item>
                  <text:h text:style-name="P235" text:outline-level="3"><text:span text:style-name="T24">slist_t</text:span>的能力</text:h>
                </text:list-item>
              </text:list>
            </text:list-item>
          </text:list>
        </text:list-item>
      </text:list>
      <text:p text:style-name="P38"><text:span text:style-name="T52"><text:tab/></text:span><text:span text:style-name="T38">slist_t</text:span><text:span text:style-name="T56">是单链表，所以它的很多功能与</text:span><text:span text:style-name="T38">list_t</text:span><text:span text:style-name="T56">相比有很大不同。</text:span></text:p>
      <text:p text:style-name="P40"><text:tab/><text:span text:style-name="T24">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40"><text:tab/>由于上面的原因，在<text:span text:style-name="T24">slist_t</text:span>的任意位置后面插入或删除效率很高，但是插入或删除任意位置的数据效率很低，所以<text:span text:style-name="T24">slist_t</text:span>提供了很多针对任意位置后面的插入和删除操作。</text:p>
      <text:p text:style-name="P40"><text:tab/><text:span text:style-name="T24">slist_t</text:span>提供向前迭代器。</text:p>
      <text:list xml:id="list408762333" text:continue-numbering="true" text:style-name="WW8Num13">
        <text:list-item>
          <text:list>
            <text:list-item>
              <text:list>
                <text:list-item>
                  <text:h text:style-name="P235" text:outline-level="3"><text:span text:style-name="T24">slist_t</text:span>的操作</text:h>
                </text:list-item>
              </text:list>
            </text:list-item>
          </text:list>
        </text:list-item>
      </text:list>
      <text:list xml:id="list1209945852" text:style-name="L86">
        <text:list-item>
          <text:p text:style-name="P204">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40"/>
      <text:list xml:id="list1818731569" text:style-name="L87">
        <text:list-item>
          <text:p text:style-name="P203">非质变操作</text:p>
        </text:list-item>
      </text:list>
      <text:p text:style-name="P215">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40"/>
      <text:list xml:id="list406261556" text:style-name="L88">
        <text:list-item>
          <text:p text:style-name="P163"><text:span text:style-name="T63">赋值和交换</text:span></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40"/>
      <text:list xml:id="list1784940993" text:style-name="L89">
        <text:list-item>
          <text:p text:style-name="P205">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40">因为<text:span text:style-name="T24">slist_t</text:span>访问最后一个数据效率很低，所以只能访问第一个数据。同样，对最后一个数据的操作函数也没有提供。</text:p>
      <text:p text:style-name="P40"/>
      <text:list xml:id="list727186750" text:style-name="L90">
        <text:list-item>
          <text:p text:style-name="P169"><text:span text:style-name="T56">与</text:span><text:span text:style-name="T64">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40">为了简便访问前驱的操作，<text:span text:style-name="T24">slist_t</text:span>增加了<text:span text:style-name="T24">slist_previous()</text:span>。</text:p>
      <text:p text:style-name="P40"/>
      <text:list xml:id="list1499614847" text:style-name="L91">
        <text:list-item>
          <text:p text:style-name="P170"><text:span text:style-name="T64">插入和删除</text:span></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40">由于在当前位置的后面对数据进行插入和删除效率更高，所以插入和删除操作都增加了<text:span text:style-name="T24">after</text:span>版本。</text:p>
      <text:p text:style-name="P40"/>
      <text:p text:style-name="P38"><text:span text:style-name="T56"><text:tab/></text:span><text:span text:style-name="T64">特有的操作</text:span></text:p>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40"/>
      <text:list xml:id="list329459176" text:continue-list="list408762333" text:style-name="WW8Num13">
        <text:list-item>
          <text:list>
            <text:list-item>
              <text:list>
                <text:list-item>
                  <text:h text:style-name="P235" text:outline-level="3"><text:span text:style-name="T24">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103">/*</text:p>
            <text:p text:style-name="P103"><text:s/>* slist1.c</text:p>
            <text:p text:style-name="P103"><text:s/>* compile with : -lcstl</text:p>
            <text:p text:style-name="P103"><text:s/>*/</text:p>
            <text:p text:style-name="P103"></text:p>
            <text:p text:style-name="P103"><text:soft-page-break/>#include &lt;stdio.h&gt;</text:p>
            <text:p text:style-name="P103">#include &lt;cstl/cslist.h&gt;</text:p>
            <text:p text:style-name="P103">#include &lt;cstl/calgorithm.h&gt;</text:p>
            <text:p text:style-name="P103"></text:p>
            <text:p text:style-name="P103">static void _print(const void* cpv_input, void* pv_output)</text:p>
            <text:p text:style-name="P103">{</text:p>
            <text:p text:style-name="P103"><text:s text:c="4"/>printf("%d ", *(int*)cpv_input);</text:p>
            <text:p text:style-name="P103">}</text:p>
            <text:p text:style-name="P103"></text:p>
            <text:p text:style-name="P103">static void _print_slist(const slist_t* cpslist_coll1, const slist_t* cpslist_coll2,</text:p>
            <text:p text:style-name="P103"><text:s text:c="4"/>const slist_t* cpslist_coll3, const slist_t* cpslist_coll4)</text:p>
            <text:p text:style-name="P103">{</text:p>
            <text:p text:style-name="P103"><text:s text:c="4"/>printf("slist1: ");</text:p>
            <text:p text:style-name="P103"><text:s text:c="4"/>algo_for_each(slist_begin(cpslist_coll1), slist_end(cpslist_coll1), _print);</text:p>
            <text:p text:style-name="P103"><text:s text:c="4"/>printf("\n");</text:p>
            <text:p text:style-name="P103"><text:s text:c="4"/>printf("slist2: ");</text:p>
            <text:p text:style-name="P103"><text:s text:c="4"/>algo_for_each(slist_begin(cpslist_coll2), slist_end(cpslist_coll2), _print);</text:p>
            <text:p text:style-name="P103"><text:s text:c="4"/>printf("\n");</text:p>
            <text:p text:style-name="P103"><text:s text:c="4"/>printf("slist3: ");</text:p>
            <text:p text:style-name="P103"><text:s text:c="4"/>algo_for_each(slist_begin(cpslist_coll3), slist_end(cpslist_coll3), _print);</text:p>
            <text:p text:style-name="P103"><text:s text:c="4"/>printf("\n");</text:p>
            <text:p text:style-name="P103"><text:s text:c="4"/>printf("slist4: ");</text:p>
            <text:p text:style-name="P103"><text:s text:c="4"/>algo_for_each(slist_begin(cpslist_coll4), slist_end(cpslist_coll4), _print);</text:p>
            <text:p text:style-name="P103"><text:s text:c="4"/>printf("\n\n");</text:p>
            <text:p text:style-name="P103">}</text:p>
            <text:p text:style-name="P103"></text:p>
            <text:p text:style-name="P103">int main(int argc, char* argv[])</text:p>
            <text:p text:style-name="P103">{</text:p>
            <text:p text:style-name="P103"><text:s text:c="4"/>slist_t* pslist_coll1 = create_slist(int);</text:p>
            <text:p text:style-name="P103"><text:s text:c="4"/>slist_t* pslist_coll2 = create_slist(int);</text:p>
            <text:p text:style-name="P103"><text:s text:c="4"/>slist_t* pslist_coll3 = create_slist(int);</text:p>
            <text:p text:style-name="P103"><text:s text:c="4"/>slist_t* pslist_coll4 = create_slist(int);</text:p>
            <text:p text:style-name="P103"><text:s text:c="4"/>int i = 0;</text:p>
            <text:p text:style-name="P103"></text:p>
            <text:p text:style-name="P103"><text:s text:c="4"/>if(pslist_coll1 == NULL || pslist_coll2 == NULL ||</text:p>
            <text:p text:style-name="P103"><text:s text:c="7"/>pslist_coll3 == NULL || pslist_coll4 == NULL)</text:p>
            <text:p text:style-name="P103"><text:s text:c="4"/>{</text:p>
            <text:p text:style-name="P103"><text:s text:c="8"/>return -1;</text:p>
            <text:p text:style-name="P103"><text:s text:c="4"/>}</text:p>
            <text:p text:style-name="P103"></text:p>
            <text:p text:style-name="P103"><text:s text:c="4"/>slist_init(pslist_coll1);</text:p>
            <text:p text:style-name="P103"><text:s text:c="4"/>slist_init(pslist_coll2);</text:p>
            <text:p text:style-name="P103"><text:s text:c="4"/>slist_init(pslist_coll3);</text:p>
            <text:p text:style-name="P103"><text:soft-page-break/><text:s text:c="4"/>slist_init(pslist_coll4);</text:p>
            <text:p text:style-name="P103"></text:p>
            <text:p text:style-name="P103"><text:s text:c="4"/>for(i = 0; i &lt; 6; ++i)</text:p>
            <text:p text:style-name="P103"><text:s text:c="4"/>{</text:p>
            <text:p text:style-name="P103"><text:s text:c="8"/>slist_push_front(pslist_coll1, i + 1);</text:p>
            <text:p text:style-name="P103"><text:s text:c="8"/>slist_push_front(pslist_coll2, - i - 1);</text:p>
            <text:p text:style-name="P103"><text:s text:c="8"/>slist_push_front(pslist_coll3, i + 1);</text:p>
            <text:p text:style-name="P103"><text:s text:c="8"/>slist_push_front(pslist_coll4, - i - 1);</text:p>
            <text:p text:style-name="P103"><text:s text:c="4"/>}</text:p>
            <text:p text:style-name="P103"><text:s text:c="4"/>_print_slist(pslist_coll1, pslist_coll2, pslist_coll3, pslist_coll4);</text:p>
            <text:p text:style-name="P103"></text:p>
            <text:p text:style-name="P103"><text:s text:c="4"/>slist_splice_pos(</text:p>
            <text:p text:style-name="P103"><text:s text:c="8"/>pslist_coll1,</text:p>
            <text:p text:style-name="P103"><text:s text:c="8"/>algo_find(slist_begin(pslist_coll1), slist_end(pslist_coll1), 3),</text:p>
            <text:p text:style-name="P103"><text:s text:c="8"/>pslist_coll2,</text:p>
            <text:p text:style-name="P103"><text:s text:c="8"/>algo_find(slist_begin(pslist_coll2), slist_end(pslist_coll2), -3));</text:p>
            <text:p text:style-name="P103"><text:s text:c="4"/>slist_splice_after_pos(</text:p>
            <text:p text:style-name="P103"><text:s text:c="8"/>pslist_coll3,</text:p>
            <text:p text:style-name="P103"><text:s text:c="8"/>algo_find(slist_begin(pslist_coll3), slist_end(pslist_coll3), 3),</text:p>
            <text:p text:style-name="P103"><text:s text:c="8"/>pslist_coll4,</text:p>
            <text:p text:style-name="P103"><text:s text:c="8"/>algo_find(slist_begin(pslist_coll4), slist_end(pslist_coll4), -3));</text:p>
            <text:p text:style-name="P103"></text:p>
            <text:p text:style-name="P103"><text:s text:c="4"/>_print_slist(pslist_coll1, pslist_coll2, pslist_coll3, pslist_coll4);</text:p>
            <text:p text:style-name="P103"></text:p>
            <text:p text:style-name="P103"><text:s text:c="4"/>slist_destroy(pslist_coll1);</text:p>
            <text:p text:style-name="P103"><text:s text:c="4"/>slist_destroy(pslist_coll2);</text:p>
            <text:p text:style-name="P103"><text:s text:c="4"/>slist_destroy(pslist_coll3);</text:p>
            <text:p text:style-name="P103"><text:s text:c="4"/>slist_destroy(pslist_coll4);</text:p>
            <text:p text:style-name="P103"></text:p>
            <text:p text:style-name="P103"><text:s text:c="4"/>return 0;</text:p>
            <text:p text:style-name="P103">}</text:p>
          </table:table-cell>
        </table:table-row>
      </table:table>
      <text:p text:style-name="P50"/>
      <text:p text:style-name="P40">结果:</text:p>
      <text:p text:style-name="P35">slist1: 6 5 4 3 2 1 </text:p>
      <text:p text:style-name="P35">slist2: -6 -5 -4 -3 -2 -1 </text:p>
      <text:p text:style-name="P35">slist3: 6 5 4 3 2 1 </text:p>
      <text:p text:style-name="P35">slist4: -6 -5 -4 -3 -2 -1 </text:p>
      <text:p text:style-name="P35"></text:p>
      <text:p text:style-name="P35">slist1: 6 5 4 -3 3 2 1 </text:p>
      <text:p text:style-name="P35">slist2: -6 -5 -4 -2 -1 </text:p>
      <text:p text:style-name="P35">slist3: 6 5 4 3 -2 2 1 </text:p>
      <text:p text:style-name="P35">slist4: -6 -5 -4 -3 -1</text:p>
      <text:p text:style-name="P35"/>
      <text:p text:style-name="P35"><text:soft-page-break/><text:s/></text:p>
      <text:list xml:id="list545137469" text:continue-numbering="true" text:style-name="WW8Num13">
        <text:list-item>
          <text:list>
            <text:list-item>
              <text:h text:style-name="P225" text:outline-level="2">set_t和multiset_t</text:h>
            </text:list-item>
          </text:list>
        </text:list-item>
      </text:list>
      <text:p text:style-name="P38"><text:span text:style-name="T18"><text:tab/></text:span><text:span text:style-name="T56">set_t和multiset_t按照某种规则自动排序容器中保存的数据.它们的区别在于multiset_t允许数据重复但是set_t不允许.</text:span></text:p>
      <text:p text:style-name="P54"><draw:g text:anchor-type="as-char" svg:y="0cm" draw:z-index="0" draw:style-name="gr1"><draw:rect draw:style-name="gr2" draw:text-style-name="P239" svg:width="17.781cm" svg:height="4.403cm" svg:x="0cm" svg:y="0cm"><text:p/></draw:rect><draw:custom-shape draw:style-name="gr3" draw:text-style-name="P240" svg:width="5.716cm" svg:height="3.578cm" svg:x="1.588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40" svg:width="5.716cm" svg:height="3.578cm" svg:x="10.16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41" svg:width="0.636cm" svg:height="0.826cm" svg:x="2.54cm" svg:y="1.101cm"><draw:text-box><text:p text:style-name="P241"><text:span text:style-name="T76">1</text:span></text:p></draw:text-box></draw:frame><draw:frame draw:style-name="gr4" draw:text-style-name="P241" svg:width="0.636cm" svg:height="0.826cm" svg:x="3.81cm" svg:y="0.55cm"><draw:text-box><text:p text:style-name="P241"><text:span text:style-name="T76">2</text:span></text:p></draw:text-box></draw:frame><draw:frame draw:style-name="gr4" draw:text-style-name="P241" svg:width="0.636cm" svg:height="0.826cm" svg:x="4.763cm" svg:y="1.101cm"><draw:text-box><text:p text:style-name="P241"><text:span text:style-name="T76">3</text:span></text:p></draw:text-box></draw:frame><draw:frame draw:style-name="gr4" draw:text-style-name="P241" svg:width="0.636cm" svg:height="0.826cm" svg:x="5.715cm" svg:y="1.926cm"><draw:text-box><text:p text:style-name="P241"><text:span text:style-name="T76">6</text:span></text:p></draw:text-box></draw:frame><draw:frame draw:style-name="gr4" draw:text-style-name="P241" svg:width="0.636cm" svg:height="0.826cm" svg:x="3.493cm" svg:y="1.926cm"><draw:text-box><text:p text:style-name="P241"><text:span text:style-name="T76">4</text:span></text:p></draw:text-box></draw:frame><draw:frame draw:style-name="gr4" draw:text-style-name="P241" svg:width="0.636cm" svg:height="0.826cm" svg:x="4.445cm" svg:y="2.752cm"><draw:text-box><text:p text:style-name="P241"><text:span text:style-name="T76">5</text:span></text:p></draw:text-box></draw:frame><draw:frame draw:style-name="gr5" draw:text-style-name="P241" svg:width="1.588cm" svg:height="0.826cm" svg:x="0.318cm" svg:y="0.275cm"><draw:text-box><text:p text:style-name="P241"><text:span text:style-name="T77">set_t:</text:span></text:p></draw:text-box></draw:frame><draw:frame draw:style-name="gr5" draw:text-style-name="P241" svg:width="2.541cm" svg:height="0.826cm" svg:x="7.62cm" svg:y="0.275cm"><draw:text-box><text:p text:style-name="P241"><text:span text:style-name="T77">multiset_t:</text:span></text:p></draw:text-box></draw:frame><draw:frame draw:style-name="gr4" draw:text-style-name="P241" svg:width="0.636cm" svg:height="0.826cm" svg:x="11.113cm" svg:y="1.101cm"><draw:text-box><text:p text:style-name="P241"><text:span text:style-name="T76">1</text:span></text:p></draw:text-box></draw:frame><draw:frame draw:style-name="gr4" draw:text-style-name="P241" svg:width="0.636cm" svg:height="0.826cm" svg:x="12.383cm" svg:y="0.55cm"><draw:text-box><text:p text:style-name="P241"><text:span text:style-name="T76">1</text:span></text:p></draw:text-box></draw:frame><draw:frame draw:style-name="gr4" draw:text-style-name="P241" svg:width="0.636cm" svg:height="0.826cm" svg:x="13.335cm" svg:y="1.101cm"><draw:text-box><text:p text:style-name="P241"><text:span text:style-name="T76">2</text:span></text:p></draw:text-box></draw:frame><draw:frame draw:style-name="gr4" draw:text-style-name="P241" svg:width="0.636cm" svg:height="0.826cm" svg:x="14.288cm" svg:y="1.926cm"><draw:text-box><text:p text:style-name="P241"><text:span text:style-name="T76">3</text:span></text:p></draw:text-box></draw:frame><draw:frame draw:style-name="gr4" draw:text-style-name="P241" svg:width="0.636cm" svg:height="0.826cm" svg:x="12.065cm" svg:y="1.926cm"><draw:text-box><text:p text:style-name="P241"><text:span text:style-name="T76">2</text:span></text:p></draw:text-box></draw:frame><draw:frame draw:style-name="gr4" draw:text-style-name="P241" svg:width="0.636cm" svg:height="0.826cm" svg:x="13.018cm" svg:y="2.752cm"><draw:text-box><text:p text:style-name="P241"><text:span text:style-name="T76">3</text:span></text:p></draw:text-box></draw:frame></draw:g></text:p>
      <text:p text:style-name="P38"><text:span text:style-name="T56">为了使用set_t和multiset_t,必须包含头文件</text:span><text:span text:style-name="T52">&lt;cstl/cset_t&gt;</text:span></text:p>
      <text:p text:style-name="P50">#include &lt;cstl/multiset_t&gt;</text:p>
      <text:p text:style-name="P38"><text:span text:style-name="T52"><text:tab/></text:span><text:span text:style-name="T56">set_t和multiset_t排序数据遵循的规则是:</text:span></text:p>
      <text:p text:style-name="P38"><text:span text:style-name="T56"><text:tab/>对于C语言内部类型采用相应的</text:span><text:span text:style-name="T52">”&lt;”</text:span><text:span text:style-name="T56">运算符.</text:span></text:p>
      <text:p text:style-name="P40"><text:tab/>对于用户自定义类型采用内存比较,并按照小于次序排序.</text:p>
      <text:p text:style-name="P40"><text:tab/><text:span text:style-name="T14">libcstl</text:span>-1.0.0不支持用户定义类型的比较操作.</text:p>
      <text:list xml:id="list599499458" text:continue-numbering="true" text:style-name="WW8Num13">
        <text:list-item>
          <text:list>
            <text:list-item>
              <text:list>
                <text:list-item>
                  <text:h text:style-name="P235" text:outline-level="3">set_t和multiset_t的能力</text:h>
                </text:list-item>
              </text:list>
            </text:list-item>
          </text:list>
        </text:list-item>
      </text:list>
      <text:p text:style-name="P40"><text:tab/>set_t和multiset_t通常采用平衡二叉树来保存数据(set_t和multiset_t可以采用avl树或红黑树作为底层实现).</text:p>
      <text:p text:style-name="P57"><draw:g text:anchor-type="as-char" svg:y="0cm" draw:z-index="1" draw:style-name="gr1"><draw:rect draw:style-name="gr2" draw:text-style-name="P239" svg:width="17.781cm" svg:height="6.605cm" svg:x="0cm" svg:y="0cm"><text:p/></draw:rect><draw:frame draw:style-name="gr4" draw:text-style-name="P241" svg:width="0.952cm" svg:height="0.823cm" svg:x="7.936cm" svg:y="0.55cm"><draw:text-box><text:p text:style-name="P241"><text:span text:style-name="T78">7</text:span></text:p></draw:text-box></draw:frame><draw:frame draw:style-name="gr4" draw:text-style-name="P241" svg:width="0.952cm" svg:height="0.823cm" svg:x="6.031cm" svg:y="1.926cm"><draw:text-box><text:p text:style-name="P241"><text:span text:style-name="T78">4</text:span></text:p></draw:text-box></draw:frame><draw:frame draw:style-name="gr4" draw:text-style-name="P241" svg:width="0.952cm" svg:height="0.823cm" svg:x="10.158cm" svg:y="1.926cm"><draw:text-box><text:p text:style-name="P241"><text:span text:style-name="T78">9</text:span></text:p></draw:text-box></draw:frame><draw:frame draw:style-name="gr4" draw:text-style-name="P241" svg:width="0.952cm" svg:height="0.823cm" svg:x="4.443cm" svg:y="3.302cm"><draw:text-box><text:p text:style-name="P241"><text:span text:style-name="T78">3</text:span></text:p></draw:text-box></draw:frame><draw:frame draw:style-name="gr4" draw:text-style-name="P241" svg:width="0.952cm" svg:height="0.823cm" svg:x="7.301cm" svg:y="3.302cm"><draw:text-box><text:p text:style-name="P241"><text:span text:style-name="T78">5</text:span></text:p></draw:text-box></draw:frame><draw:frame draw:style-name="gr4" draw:text-style-name="P241" svg:width="0.952cm" svg:height="0.823cm" svg:x="8.888cm" svg:y="3.302cm"><draw:text-box><text:p text:style-name="P241"><text:span text:style-name="T78">8</text:span></text:p></draw:text-box></draw:frame><draw:frame draw:style-name="gr4" draw:text-style-name="P241" svg:width="1.269cm" svg:height="0.823cm" svg:x="11.43cm" svg:y="3.302cm"><draw:text-box><text:p text:style-name="P241"><text:span text:style-name="T78">11</text:span></text:p></draw:text-box></draw:frame><draw:frame draw:style-name="gr4" draw:text-style-name="P241" svg:width="0.952cm" svg:height="0.823cm" svg:x="3.173cm" svg:y="5.228cm"><draw:text-box><text:p text:style-name="P241"><text:span text:style-name="T78">1</text:span></text:p></draw:text-box></draw:frame><draw:frame draw:style-name="gr4" draw:text-style-name="P241" svg:width="0.952cm" svg:height="0.823cm" svg:x="5.396cm" svg:y="5.228cm"><draw:text-box><text:p text:style-name="P241"><text:span text:style-name="T78">2</text:span></text:p></draw:text-box></draw:frame><draw:frame draw:style-name="gr4" draw:text-style-name="P241" svg:width="0.952cm" svg:height="0.823cm" svg:x="7.936cm" svg:y="5.228cm"><draw:text-box><text:p text:style-name="P241"><text:span text:style-name="T78">6</text:span></text:p></draw:text-box></draw:frame><draw:frame draw:style-name="gr4" draw:text-style-name="P241" svg:width="1.271cm" svg:height="0.823cm" svg:x="10.16cm" svg:y="5.228cm"><draw:text-box><text:p text:style-name="P241"><text:span text:style-name="T78">10</text:span></text:p></draw:text-box></draw:frame><draw:frame draw:style-name="gr4" draw:text-style-name="P241" svg:width="1.271cm" svg:height="0.823cm" svg:x="12.383cm" svg:y="5.228cm"><draw:text-box><text:p text:style-name="P241"><text:span text:style-name="T78">12</text:span></text:p></draw:text-box></draw:frame><draw:line draw:style-name="gr6" draw:text-style-name="P239" svg:x1="8.255cm" svg:y1="1.376cm" svg:x2="6.35cm" svg:y2="1.926cm"><text:p/></draw:line><draw:line draw:style-name="gr6" draw:text-style-name="P239" svg:x1="8.573cm" svg:y1="1.376cm" svg:x2="10.796cm" svg:y2="1.926cm"><text:p/></draw:line><draw:line draw:style-name="gr6" draw:text-style-name="P239" svg:x1="6.35cm" svg:y1="2.752cm" svg:x2="5.08cm" svg:y2="3.302cm"><text:p/></draw:line><draw:line draw:style-name="gr6" draw:text-style-name="P239" svg:x1="6.668cm" svg:y1="2.752cm" svg:x2="7.621cm" svg:y2="3.302cm"><text:p/></draw:line><draw:line draw:style-name="gr6" draw:text-style-name="P239" svg:x1="10.478cm" svg:y1="2.752cm" svg:x2="9.525cm" svg:y2="3.302cm"><text:p/></draw:line><draw:line draw:style-name="gr6" draw:text-style-name="P239" svg:x1="10.795cm" svg:y1="2.752cm" svg:x2="11.748cm" svg:y2="3.302cm"><text:p/></draw:line><draw:line draw:style-name="gr6" draw:text-style-name="P239" svg:x1="4.763cm" svg:y1="4.128cm" svg:x2="3.81cm" svg:y2="5.229cm"><text:p/></draw:line><draw:line draw:style-name="gr6" draw:text-style-name="P239" svg:x1="5.08cm" svg:y1="4.128cm" svg:x2="5.715cm" svg:y2="5.229cm"><text:p/></draw:line><draw:line draw:style-name="gr6" draw:text-style-name="P239" svg:x1="7.938cm" svg:y1="4.128cm" svg:x2="8.573cm" svg:y2="5.229cm"><text:p/></draw:line><draw:line draw:style-name="gr6" draw:text-style-name="P239" svg:x1="11.748cm" svg:y1="4.128cm" svg:x2="10.795cm" svg:y2="5.229cm"><text:p/></draw:line><draw:line draw:style-name="gr6" draw:text-style-name="P239" svg:x1="12.065cm" svg:y1="4.128cm" svg:x2="13.018cm" svg:y2="5.229cm"><text:p/></draw:line></draw:g></text:p>
      <text:p text:style-name="P40">自动排序的好处是当查找某一个数据的时候非常高效,可以达到对数复杂度.</text:p>
      <text:p text:style-name="P40"><text:soft-page-break/>排序也带来一点坏处,就是不能修改容器中的数据,因为修改了容器中的数据就破坏了数据的顺序,造成其他操作的结果错误.只能通过删除就数据然后插入新数据来修改数据.</text:p>
      <text:p text:style-name="P40"><text:tab/>所以set_t和multiset_t没有提供数据访问的操作.</text:p>
      <text:p text:style-name="P57"><draw:g text:anchor-type="as-char" svg:y="0cm" draw:z-index="2" draw:style-name="gr1"><draw:rect draw:style-name="gr7" draw:text-style-name="P239" svg:width="17.779cm" svg:height="3.026cm" svg:x="0.002cm" svg:y="0.002cm"><text:p/></draw:rect><draw:frame draw:style-name="gr8" draw:text-style-name="P242" svg:width="17.779cm" svg:height="3.026cm" svg:x="0cm" svg:y="0cm"><draw:text-box><text:p text:style-name="P242"><text:span text:style-name="T79">注意</text:span><text:span text:style-name="T79">: </text:span><text:span text:style-name="T79">一定不要通过迭代器</text:span><text:span text:style-name="T79">,</text:span><text:span text:style-name="T79">使用迭代器操作函数</text:span></text:p><text:p text:style-name="P242"><text:span text:style-name="T78">iterator_get_pointer()</text:span><text:span text:style-name="T79">, </text:span><text:span text:style-name="T78">iterator_set_value()</text:span><text:span text:style-name="T79">等间接的修改关联容器中的数据</text:span><text:span text:style-name="T79">.</text:span></text:p></draw:text-box></draw:frame></draw:g></text:p>
      <text:list xml:id="list120506052" text:continue-numbering="true" text:style-name="WW8Num13">
        <text:list-item>
          <text:list>
            <text:list-item>
              <text:list>
                <text:list-item>
                  <text:h text:style-name="P235" text:outline-level="3">set_t和multiset_t操作</text:h>
                </text:list-item>
              </text:list>
            </text:list-item>
          </text:list>
        </text:list-item>
      </text:list>
      <text:p text:style-name="P38"><text:span text:style-name="T56"><text:tab/></text:span><text:span text:style-name="T52">创建,初始化和销毁操作:</text:span></text:p>
      <table:table table:name="Table31" table:style-name="Table31">
        <table:table-column table:style-name="Table31.A"/>
        <table:table-column table:style-name="Table31.B"/>
        <table:table-row table:style-name="Table31.1">
          <table:table-cell table:style-name="Table31.A1" office:value-type="string">
            <text:p text:style-name="P51">create_set()</text:p>
          </table:table-cell>
          <table:table-cell table:style-name="Table31.B1" office:value-type="string">
            <text:p text:style-name="P41">创建一个指定类型的set_t.</text:p>
          </table:table-cell>
        </table:table-row>
        <table:table-row table:style-name="Table31.1">
          <table:table-cell table:style-name="Table31.A1" office:value-type="string">
            <text:p text:style-name="P47"><text:span text:style-name="T52">set</text:span><text:span text:style-name="T52">_init()</text:span></text:p>
          </table:table-cell>
          <table:table-cell table:style-name="Table31.B1" office:value-type="string">
            <text:p text:style-name="P41">初始化一个空的set_t.</text:p>
          </table:table-cell>
        </table:table-row>
        <table:table-row table:style-name="Table31.1">
          <table:table-cell table:style-name="Table31.A1" office:value-type="string">
            <text:p text:style-name="P47"><text:span text:style-name="T52">set</text:span><text:span text:style-name="T52">_init_copy()</text:span></text:p>
          </table:table-cell>
          <table:table-cell table:style-name="Table31.B1" office:value-type="string">
            <text:p text:style-name="P41">使用另一个set_t初始化set_t.</text:p>
          </table:table-cell>
        </table:table-row>
        <table:table-row table:style-name="Table31.1">
          <table:table-cell table:style-name="Table31.A1" office:value-type="string">
            <text:p text:style-name="P47"><text:span text:style-name="T52">set</text:span><text:span text:style-name="T52">_init_copy_range()</text:span></text:p>
          </table:table-cell>
          <table:table-cell table:style-name="Table31.B1" office:value-type="string">
            <text:p text:style-name="P41">使用一个数据区间来初始化set_t.</text:p>
          </table:table-cell>
        </table:table-row>
        <table:table-row table:style-name="Table31.1">
          <table:table-cell table:style-name="Table31.A1" office:value-type="string">
            <text:p text:style-name="P47"><text:span text:style-name="T52">set</text:span><text:span text:style-name="T52">_destroy()</text:span></text:p>
          </table:table-cell>
          <table:table-cell table:style-name="Table31.B1" office:value-type="string">
            <text:p text:style-name="P41">销毁set_t.</text:p>
          </table:table-cell>
        </table:table-row>
      </table:table>
      <text:p text:style-name="P40"/>
      <table:table table:name="Table32" table:style-name="Table32">
        <table:table-column table:style-name="Table32.A"/>
        <table:table-column table:style-name="Table32.B"/>
        <table:table-row table:style-name="Table32.1">
          <table:table-cell table:style-name="Table32.A1" office:value-type="string">
            <text:p text:style-name="P51">create_multiset()</text:p>
          </table:table-cell>
          <table:table-cell table:style-name="Table32.B1" office:value-type="string">
            <text:p text:style-name="P41">创建一个指定类型的multiset_t.</text:p>
          </table:table-cell>
        </table:table-row>
        <table:table-row table:style-name="Table32.1">
          <table:table-cell table:style-name="Table32.A1" office:value-type="string">
            <text:p text:style-name="P47"><text:span text:style-name="T52">multiset_</text:span><text:span text:style-name="T52">init()</text:span></text:p>
          </table:table-cell>
          <table:table-cell table:style-name="Table32.B1" office:value-type="string">
            <text:p text:style-name="P41">初始化一个空的multiset_t.</text:p>
          </table:table-cell>
        </table:table-row>
        <table:table-row table:style-name="Table32.1">
          <table:table-cell table:style-name="Table32.A1" office:value-type="string">
            <text:p text:style-name="P51">multiset_init_copy()</text:p>
          </table:table-cell>
          <table:table-cell table:style-name="Table32.B1" office:value-type="string">
            <text:p text:style-name="P41">使用另一个multiset_t初始化multiset_t.</text:p>
          </table:table-cell>
        </table:table-row>
        <table:table-row table:style-name="Table32.1">
          <table:table-cell table:style-name="Table32.A1" office:value-type="string">
            <text:p text:style-name="P51">multiset_init_copy_range()</text:p>
          </table:table-cell>
          <table:table-cell table:style-name="Table32.B1" office:value-type="string">
            <text:p text:style-name="P41">使用一个数据区间来初始化multiset_t.</text:p>
          </table:table-cell>
        </table:table-row>
        <table:table-row table:style-name="Table32.1">
          <table:table-cell table:style-name="Table32.A1" office:value-type="string">
            <text:p text:style-name="P51">multiset_destroy()</text:p>
          </table:table-cell>
          <table:table-cell table:style-name="Table32.B1" office:value-type="string">
            <text:p text:style-name="P41">销毁multiset_t.</text:p>
          </table:table-cell>
        </table:table-row>
      </table:table>
      <text:p text:style-name="P40"/>
      <text:p text:style-name="P85">非质变操作:</text:p>
      <table:table table:name="Table33" table:style-name="Table33">
        <table:table-column table:style-name="Table33.A"/>
        <table:table-column table:style-name="Table33.B"/>
        <table:table-row table:style-name="Table33.1">
          <table:table-cell table:style-name="Table33.A1" office:value-type="string">
            <text:p text:style-name="P51">set_size()</text:p>
          </table:table-cell>
          <table:table-cell table:style-name="Table33.B1" office:value-type="string">
            <text:p text:style-name="P41">获得set_t中数据的数目.</text:p>
          </table:table-cell>
        </table:table-row>
        <table:table-row table:style-name="Table33.1">
          <table:table-cell table:style-name="Table33.A1" office:value-type="string">
            <text:p text:style-name="P51">set_max_size()</text:p>
          </table:table-cell>
          <table:table-cell table:style-name="Table33.B1" office:value-type="string">
            <text:p text:style-name="P41">获得set_t中能够保存的数据的最大数目.</text:p>
          </table:table-cell>
        </table:table-row>
        <table:table-row table:style-name="Table33.1">
          <table:table-cell table:style-name="Table33.A1" office:value-type="string">
            <text:p text:style-name="P51">set_empty()</text:p>
          </table:table-cell>
          <table:table-cell table:style-name="Table33.B1" office:value-type="string">
            <text:p text:style-name="P41">判断set_t是否为空.</text:p>
          </table:table-cell>
        </table:table-row>
        <table:table-row table:style-name="Table33.1">
          <table:table-cell table:style-name="Table33.A1" office:value-type="string">
            <text:p text:style-name="P47"><text:span text:style-name="T52">set_equal</text:span><text:span text:style-name="T52">()</text:span></text:p>
          </table:table-cell>
          <table:table-cell table:style-name="Table33.B1" office:value-type="string">
            <text:p text:style-name="P41">判断两个set_t是否相等.</text:p>
          </table:table-cell>
        </table:table-row>
        <table:table-row table:style-name="Table33.1">
          <table:table-cell table:style-name="Table33.A1" office:value-type="string">
            <text:p text:style-name="P47"><text:span text:style-name="T52">set_not_equal</text:span><text:span text:style-name="T52">()</text:span></text:p>
          </table:table-cell>
          <table:table-cell table:style-name="Table33.B1" office:value-type="string">
            <text:p text:style-name="P41">判断两个set_t是否不等.</text:p>
          </table:table-cell>
        </table:table-row>
        <table:table-row table:style-name="Table33.1">
          <table:table-cell table:style-name="Table33.A1" office:value-type="string">
            <text:p text:style-name="P47"><text:span text:style-name="T52">set_less</text:span><text:span text:style-name="T52">()</text:span></text:p>
          </table:table-cell>
          <table:table-cell table:style-name="Table33.B1" office:value-type="string">
            <text:p text:style-name="P41">判断第一个set_t是否小于第二个set_t.</text:p>
          </table:table-cell>
        </table:table-row>
        <table:table-row table:style-name="Table33.1">
          <table:table-cell table:style-name="Table33.A1" office:value-type="string">
            <text:p text:style-name="P47"><text:span text:style-name="T52">set_less_equal</text:span><text:span text:style-name="T52">()</text:span></text:p>
          </table:table-cell>
          <table:table-cell table:style-name="Table33.B1" office:value-type="string">
            <text:p text:style-name="P41">判断第一个set_t是否小于等于第二个set_t.</text:p>
          </table:table-cell>
        </table:table-row>
        <table:table-row table:style-name="Table33.1">
          <table:table-cell table:style-name="Table33.A1" office:value-type="string">
            <text:p text:style-name="P47"><text:span text:style-name="T52">set_great</text:span><text:span text:style-name="T52">()</text:span></text:p>
          </table:table-cell>
          <table:table-cell table:style-name="Table33.B1" office:value-type="string">
            <text:p text:style-name="P41">判断第一个set_t是否大于第二个set_t.</text:p>
          </table:table-cell>
        </table:table-row>
        <table:table-row table:style-name="Table33.1">
          <table:table-cell table:style-name="Table33.A1" office:value-type="string">
            <text:p text:style-name="P47"><text:span text:style-name="T52">set_great_equal</text:span><text:span text:style-name="T52">()</text:span></text:p>
          </table:table-cell>
          <table:table-cell table:style-name="Table33.B1" office:value-type="string">
            <text:p text:style-name="P41">判断第一个set_t是否大于等于第二个set_t.</text:p>
          </table:table-cell>
        </table:table-row>
      </table:table>
      <text:p text:style-name="P50"/>
      <table:table table:name="Table34" table:style-name="Table34">
        <table:table-column table:style-name="Table34.A"/>
        <table:table-column table:style-name="Table34.B"/>
        <table:table-row table:style-name="Table34.1">
          <table:table-cell table:style-name="Table34.A1" office:value-type="string">
            <text:p text:style-name="P51">multiset_size()</text:p>
          </table:table-cell>
          <table:table-cell table:style-name="Table34.B1" office:value-type="string">
            <text:p text:style-name="P41">获得multiset_t中数据的数目.</text:p>
          </table:table-cell>
        </table:table-row>
        <table:table-row table:style-name="Table34.1">
          <table:table-cell table:style-name="Table34.A1" office:value-type="string">
            <text:p text:style-name="P51">multiset_max_size()</text:p>
          </table:table-cell>
          <table:table-cell table:style-name="Table34.B1" office:value-type="string">
            <text:p text:style-name="P41">获得multiset_t中能够保存的数据的最大数目.</text:p>
          </table:table-cell>
        </table:table-row>
        <table:table-row table:style-name="Table34.1">
          <table:table-cell table:style-name="Table34.A1" office:value-type="string">
            <text:p text:style-name="P51">multiset_empty()</text:p>
          </table:table-cell>
          <table:table-cell table:style-name="Table34.B1" office:value-type="string">
            <text:p text:style-name="P41">判断multiset_t是否为空.</text:p>
          </table:table-cell>
        </table:table-row>
        <table:table-row table:style-name="Table34.1">
          <table:table-cell table:style-name="Table34.A1" office:value-type="string">
            <text:p text:style-name="P47"><text:span text:style-name="T52">multiset_equal</text:span><text:span text:style-name="T52">()</text:span></text:p>
          </table:table-cell>
          <table:table-cell table:style-name="Table34.B1" office:value-type="string">
            <text:p text:style-name="P41">判断两个multiset_t是否相等.</text:p>
          </table:table-cell>
        </table:table-row>
        <table:table-row table:style-name="Table34.1">
          <table:table-cell table:style-name="Table34.A1" office:value-type="string">
            <text:p text:style-name="P47"><text:span text:style-name="T52">multiset_not_equal</text:span><text:span text:style-name="T52">()</text:span></text:p>
          </table:table-cell>
          <table:table-cell table:style-name="Table34.B1" office:value-type="string">
            <text:p text:style-name="P41">判断两个multiset_t是否不等.</text:p>
          </table:table-cell>
        </table:table-row>
        <table:table-row table:style-name="Table34.1">
          <table:table-cell table:style-name="Table34.A1" office:value-type="string">
            <text:p text:style-name="P47"><text:span text:style-name="T52">multiset_less</text:span><text:span text:style-name="T52">()</text:span></text:p>
          </table:table-cell>
          <table:table-cell table:style-name="Table34.B1" office:value-type="string">
            <text:p text:style-name="P41">判断第一个multiset_t是否小于第二个multiset_t.</text:p>
          </table:table-cell>
        </table:table-row>
        <table:table-row table:style-name="Table34.1">
          <table:table-cell table:style-name="Table34.A1" office:value-type="string">
            <text:p text:style-name="P47"><text:span text:style-name="T52">multiset_less_equal</text:span><text:span text:style-name="T52">()</text:span></text:p>
          </table:table-cell>
          <table:table-cell table:style-name="Table34.B1" office:value-type="string">
            <text:p text:style-name="P41">判断第一个multiset_t是否小于等于第二个multiset_t.</text:p>
          </table:table-cell>
        </table:table-row>
        <table:table-row table:style-name="Table34.1">
          <table:table-cell table:style-name="Table34.A1" office:value-type="string">
            <text:p text:style-name="P47"><text:span text:style-name="T52">multiset_great</text:span><text:span text:style-name="T52">()</text:span></text:p>
          </table:table-cell>
          <table:table-cell table:style-name="Table34.B1" office:value-type="string">
            <text:p text:style-name="P41">判断第一个multiset_t是否大于第二个multiset_t.</text:p>
          </table:table-cell>
        </table:table-row>
        <text:soft-page-break/>
        <table:table-row table:style-name="Table34.1">
          <table:table-cell table:style-name="Table34.A1" office:value-type="string">
            <text:p text:style-name="P47"><text:span text:style-name="T52">multiset_great_equal</text:span><text:span text:style-name="T52">()</text:span></text:p>
          </table:table-cell>
          <table:table-cell table:style-name="Table34.B1" office:value-type="string">
            <text:p text:style-name="P41">判断第一个multiset_t是否大于等于第二个multiset_t.</text:p>
          </table:table-cell>
        </table:table-row>
      </table:table>
      <text:p text:style-name="P38"/>
      <text:p text:style-name="P38"><text:span text:style-name="T56"><text:tab/></text:span><text:span text:style-name="T52">特殊的查找函数:</text:span></text:p>
      <text:p text:style-name="P38"><text:span text:style-name="T52"><text:tab/></text:span><text:span text:style-name="T56">set_t和multiset_t的实现都很适合快速的查找,所以它们也提供了许多查找操作,这些查找操作是算法的特殊版本,当在关联容器中查找数据是应该总是使用容器本身提供的查找函数.</text:span></text:p>
      <table:table table:name="Table35" table:style-name="Table35">
        <table:table-column table:style-name="Table35.A"/>
        <table:table-column table:style-name="Table35.B"/>
        <table:table-row table:style-name="Table35.1">
          <table:table-cell table:style-name="Table35.A1" office:value-type="string">
            <text:p text:style-name="P51">set_count()</text:p>
          </table:table-cell>
          <table:table-cell table:style-name="Table35.B1" office:value-type="string">
            <text:p text:style-name="P41">获得指定数据在容器中的数目.</text:p>
          </table:table-cell>
        </table:table-row>
        <table:table-row table:style-name="Table35.1">
          <table:table-cell table:style-name="Table35.A1" office:value-type="string">
            <text:p text:style-name="P51">set_find()</text:p>
          </table:table-cell>
          <table:table-cell table:style-name="Table35.B1" office:value-type="string">
            <text:p text:style-name="P41">查找指定数据在容器中的位置.</text:p>
          </table:table-cell>
        </table:table-row>
        <table:table-row table:style-name="Table35.1">
          <table:table-cell table:style-name="Table35.A1" office:value-type="string">
            <text:p text:style-name="P51">set_lower_bound()</text:p>
          </table:table-cell>
          <table:table-cell table:style-name="Table35.B1" office:value-type="string">
            <text:p text:style-name="P41">查找第一个不小于指定数据的位置.</text:p>
          </table:table-cell>
        </table:table-row>
        <table:table-row table:style-name="Table35.1">
          <table:table-cell table:style-name="Table35.A1" office:value-type="string">
            <text:p text:style-name="P51">set_upper_bound()</text:p>
          </table:table-cell>
          <table:table-cell table:style-name="Table35.B1" office:value-type="string">
            <text:p text:style-name="P41">查找第一个大于指定数据的位置.</text:p>
          </table:table-cell>
        </table:table-row>
        <table:table-row table:style-name="Table35.1">
          <table:table-cell table:style-name="Table35.A1" office:value-type="string">
            <text:p text:style-name="P51">set_equal_range()</text:p>
          </table:table-cell>
          <table:table-cell table:style-name="Table35.B1" office:value-type="string">
            <text:p text:style-name="P41">查找等于指定数据的数据区间.</text:p>
          </table:table-cell>
        </table:table-row>
      </table:table>
      <text:p text:style-name="P38"/>
      <table:table table:name="Table36" table:style-name="Table36">
        <table:table-column table:style-name="Table36.A"/>
        <table:table-column table:style-name="Table36.B"/>
        <table:table-row table:style-name="Table36.1">
          <table:table-cell table:style-name="Table36.A1" office:value-type="string">
            <text:p text:style-name="P51">multiset_count()</text:p>
          </table:table-cell>
          <table:table-cell table:style-name="Table36.B1" office:value-type="string">
            <text:p text:style-name="P41">获得指定数据在容器中的数目.</text:p>
          </table:table-cell>
        </table:table-row>
        <table:table-row table:style-name="Table36.1">
          <table:table-cell table:style-name="Table36.A1" office:value-type="string">
            <text:p text:style-name="P51">multiset_find()</text:p>
          </table:table-cell>
          <table:table-cell table:style-name="Table36.B1" office:value-type="string">
            <text:p text:style-name="P41">查找指定数据在容器中的位置.</text:p>
          </table:table-cell>
        </table:table-row>
        <table:table-row table:style-name="Table36.1">
          <table:table-cell table:style-name="Table36.A1" office:value-type="string">
            <text:p text:style-name="P47"><text:span text:style-name="T52">multi</text:span><text:span text:style-name="T52">set_lower_bound()</text:span></text:p>
          </table:table-cell>
          <table:table-cell table:style-name="Table36.B1" office:value-type="string">
            <text:p text:style-name="P41">查找第一个不小于指定数据的位置.</text:p>
          </table:table-cell>
        </table:table-row>
        <table:table-row table:style-name="Table36.1">
          <table:table-cell table:style-name="Table36.A1" office:value-type="string">
            <text:p text:style-name="P47"><text:span text:style-name="T52">m</text:span><text:span text:style-name="T52">ultiset_upper_bound()</text:span></text:p>
          </table:table-cell>
          <table:table-cell table:style-name="Table36.B1" office:value-type="string">
            <text:p text:style-name="P41">查找第一个大于指定数据的位置.</text:p>
          </table:table-cell>
        </table:table-row>
        <table:table-row table:style-name="Table36.1">
          <table:table-cell table:style-name="Table36.A1" office:value-type="string">
            <text:p text:style-name="P47"><text:span text:style-name="T52">multi</text:span><text:span text:style-name="T52">set_equal_range()</text:span></text:p>
          </table:table-cell>
          <table:table-cell table:style-name="Table36.B1" office:value-type="string">
            <text:p text:style-name="P41">查找等于指定数据的数据区间.</text:p>
          </table:table-cell>
        </table:table-row>
      </table:table>
      <text:p text:style-name="P38">xxxx_find()获得第一个与指定值相等的数据的迭代器,如果没有则返回xxxx_end().</text:p>
      <text:p text:style-name="P38">xxxx_lower_bound()和xxxx_upper_bound()获得一个数据区间的第一个会最后一个迭代器,这个区间中的数据都等于指定的数据,而xxxx_equal_range()的结果是与上面两个操作的总体结果相同,但是它获得的是一个两个元素都是迭代器的pair_t者两个迭代器就是区间的边界.</text:p>
      <text:p text:style-name="P55"><draw:g text:anchor-type="as-char" svg:y="0cm" draw:z-index="3" draw:style-name="gr1"><draw:rect draw:style-name="gr7" draw:text-style-name="P239" svg:width="17.779cm" svg:height="11.831cm" svg:x="0.002cm" svg:y="0.002cm"><text:p/></draw:rect><draw:frame draw:style-name="gr9" draw:text-style-name="P241" svg:width="17.779cm" svg:height="11.831cm" svg:x="0cm" svg:y="0cm"><draw:text-box><text:p text:style-name="P241"><text:span text:style-name="T79">注意</text:span><text:span text:style-name="T79">: </text:span><text:span text:style-name="T79">管理容器的</text:span><text:span text:style-name="T78">xxxx_equal_range()</text:span><text:span text:style-name="T79">操作返回的是</text:span><text:span text:style-name="T78">pair_t</text:span><text:span text:style-name="T79">类型</text:span><text:span text:style-name="T79">,</text:span><text:span text:style-name="T79">这个结果是已经初始化的</text:span><text:span text:style-name="T78">pair_t</text:span><text:span text:style-name="T79">值</text:span><text:span text:style-name="T79">,</text:span><text:span text:style-name="T79">所以调用者在得到这个</text:span><text:span text:style-name="T78">pair_t</text:span><text:span text:style-name="T80">并使用</text:span><text:span text:style-name="T79">后必须销毁</text:span><text:span text:style-name="T79">.</text:span><text:span text:style-name="T79">同时</text:span><text:span text:style-name="T78">xxxx_equal_range()</text:span><text:span text:style-name="T81">的返回值也不能够忽略</text:span><text:span text:style-name="T81">.</text:span><text:span text:style-name="T81">已</text:span><text:span text:style-name="T78">set_equal_range()</text:span><text:span text:style-name="T81">为例</text:span><text:span text:style-name="T81">:</text:span></text:p><text:p text:style-name="P241"><text:span text:style-name="T82">/* </text:span><text:span text:style-name="T82">定义</text:span><text:span text:style-name="T82">pair_t,</text:span><text:span text:style-name="T82">但是不需要创建具体类型 </text:span><text:span text:style-name="T82">*/</text:span></text:p><text:p text:style-name="P241"><text:span text:style-name="T78">pair_t t_range;</text:span></text:p><text:p text:style-name="P241"><text:span text:style-name="T78">...</text:span></text:p><text:p text:style-name="P241"><text:span text:style-name="T82">/* </text:span><text:span text:style-name="T82">获得一个已经初始化好的</text:span><text:span text:style-name="T82">pair_t, </text:span><text:span text:style-name="T82">它的类型是</text:span><text:span text:style-name="T82">(iterator_t, iterator_t) */</text:span></text:p><text:p text:style-name="P241"><text:span text:style-name="T78">t_range = set_equal_range(&amp;t_set, 100);</text:span></text:p><text:p text:style-name="P241"><text:span text:style-name="T82">/* </text:span><text:span text:style-name="T82">使用 </text:span><text:span text:style-name="T82">t_range </text:span><text:span text:style-name="T82">的过程 </text:span><text:span text:style-name="T82">*/</text:span></text:p><text:p text:style-name="P241"><text:span text:style-name="T78">...</text:span></text:p><text:p text:style-name="P241"><text:span text:style-name="T82">/* </text:span><text:span text:style-name="T82">使用后或在第二次接收</text:span><text:span text:style-name="T78">xxxx_equal_range()</text:span><text:span text:style-name="T82">返回值之前销毁 </text:span><text:span text:style-name="T82">*/</text:span></text:p><text:p text:style-name="P241"><text:span text:style-name="T78">pair_destroy(&amp;t_range);</text:span></text:p><text:p text:style-name="P241"><text:span text:style-name="T78">...</text:span></text:p><text:p text:style-name="P241"><text:span text:style-name="T78">t_range = set_equal_range(&amp;t_set2, 555);</text:span></text:p><text:p text:style-name="P241"><text:span text:style-name="T78">...</text:span></text:p><text:p text:style-name="P241"><text:span text:style-name="T78">pair_destroy(&amp;t_range);</text:span></text:p><text:p text:style-name="P241"><text:span text:style-name="T78"/></text:p><text:p text:style-name="P241"><text:span text:style-name="T82">值得注意的是调用者在定义</text:span><text:span text:style-name="T82">pair_t</text:span><text:span text:style-name="T82">时并不需要为它创建</text:span><text:span text:style-name="T82">,</text:span><text:span text:style-name="T82">也不需要初始化</text:span><text:span text:style-name="T82">pair_t,</text:span><text:span text:style-name="T82">这些步骤都在</text:span></text:p><text:p text:style-name="P241"><text:span text:style-name="T82">xxxx_equal_range()</text:span><text:span text:style-name="T82">中完成了</text:span><text:span text:style-name="T82">.</text:span></text:p></draw:text-box></draw:frame></draw:g></text:p>
      <text:p text:style-name="P38">下面是一个如何使用set_lower_bound(),set_upper_bound()和set_equal_range()的例子:</text:p>
      <text:p text:style-name="P49">#include &lt;stdio.h&gt;</text:p>
      <text:p text:style-name="P49"><text:soft-page-break/>#include &lt;cstl/cset.h&gt;</text:p>
      <text:p text:style-name="P49"/>
      <text:p text:style-name="P49">int main(int argc, char* argv[])</text:p>
      <text:p text:style-name="P49">{</text:p>
      <text:p text:style-name="P49"><text:s text:c="4"/>set_t t_s = create_set(int);</text:p>
      <text:p text:style-name="P49"><text:s text:c="4"/>iterator_t t_i;</text:p>
      <text:p text:style-name="P49"><text:s text:c="4"/>pair_t t_range;</text:p>
      <text:p text:style-name="P49"/>
      <text:p text:style-name="P49"><text:s text:c="4"/>set_init(&amp;t_s);</text:p>
      <text:p text:style-name="P49"><text:s text:c="4"/>set_insert(&amp;t_s, 1);</text:p>
      <text:p text:style-name="P49"><text:s text:c="4"/>set_insert(&amp;t_s, 2);</text:p>
      <text:p text:style-name="P49"><text:s text:c="4"/>set_insert(&amp;t_s, 4);</text:p>
      <text:p text:style-name="P49"><text:s text:c="4"/>set_insert(&amp;t_s, 5);</text:p>
      <text:p text:style-name="P49"><text:s text:c="4"/>set_insert(&amp;t_s, 6);</text:p>
      <text:p text:style-name="P49"/>
      <text:p text:style-name="P49"><text:s text:c="4"/>t_i = set_lower_bound(&amp;t_s, 3);</text:p>
      <text:p text:style-name="P49"><text:s text:c="4"/>printf("lower_bound(3): %d\n", *(int*)iterator_get_pointer(&amp;t_i));</text:p>
      <text:p text:style-name="P49"><text:s text:c="4"/>t_i = set_upper_bound(&amp;t_s, 3);</text:p>
      <text:p text:style-name="P49"><text:s text:c="4"/>printf("upper_bound(3): %d\n", *(int*)iterator_get_pointer(&amp;t_i));</text:p>
      <text:p text:style-name="P49"><text:s text:c="4"/>t_range = set_equal_range(&amp;t_s, 3);</text:p>
      <text:p text:style-name="P49"><text:s text:c="4"/>printf("equal_range(3): %d, %d\n\n",</text:p>
      <text:p text:style-name="P49"><text:s text:c="8"/>*(int*)iterator_get_pointer((iterator_t*)(t_range.first)),</text:p>
      <text:p text:style-name="P49"><text:s text:c="8"/>*(int*)iterator_get_pointer((iterator_t*)(t_range.second)));</text:p>
      <text:p text:style-name="P49"><text:s text:c="4"/>pair_destroy(&amp;t_range);</text:p>
      <text:p text:style-name="P49"/>
      <text:p text:style-name="P49"><text:s text:c="4"/>t_i = set_lower_bound(&amp;t_s, 5);</text:p>
      <text:p text:style-name="P49"><text:s text:c="4"/>printf("lower_bound(5): %d\n", *(int*)iterator_get_pointer(&amp;t_i));</text:p>
      <text:p text:style-name="P49"><text:s text:c="4"/>t_i = set_upper_bound(&amp;t_s, 5);</text:p>
      <text:p text:style-name="P49"><text:s text:c="4"/>printf("upper_bound(5): %d\n", *(int*)iterator_get_pointer(&amp;t_i));</text:p>
      <text:p text:style-name="P49"><text:s text:c="4"/>t_range = set_equal_range(&amp;t_s, 5);</text:p>
      <text:p text:style-name="P49"><text:s text:c="4"/>printf("equal_range(5): %d, %d\n",</text:p>
      <text:p text:style-name="P49"><text:s text:c="8"/>*(int*)iterator_get_pointer((iterator_t*)(t_range.first)),</text:p>
      <text:p text:style-name="P49"><text:s text:c="8"/>*(int*)iterator_get_pointer((iterator_t*)(t_range.second)));</text:p>
      <text:p text:style-name="P49"><text:s text:c="4"/>pair_destroy(&amp;t_range);</text:p>
      <text:p text:style-name="P49"/>
      <text:p text:style-name="P49"><text:s text:c="4"/>set_destroy(&amp;t_s);</text:p>
      <text:p text:style-name="P49"/>
      <text:p text:style-name="P49"><text:s text:c="4"/>return 0;</text:p>
      <text:p text:style-name="P49">}</text:p>
      <text:p text:style-name="P39">输出结果:</text:p>
      <text:p text:style-name="P49">lower_bound(3): 4</text:p>
      <text:p text:style-name="P49">upper_bound(3): 4</text:p>
      <text:p text:style-name="P49">equal_range(3): 4, 4</text:p>
      <text:p text:style-name="P49"/>
      <text:p text:style-name="P49"><text:soft-page-break/>lower_bound(5): 5</text:p>
      <text:p text:style-name="P49">upper_bound(5): 6</text:p>
      <text:p text:style-name="P49">equal_range(5): 5, 6</text:p>
      <text:p text:style-name="P39">如果使用multiset_t会得到同样的结果.</text:p>
      <text:p text:style-name="P39"/>
      <text:p text:style-name="P85">赋值:</text:p>
      <table:table table:name="Table37" table:style-name="Table37">
        <table:table-column table:style-name="Table37.A"/>
        <table:table-column table:style-name="Table37.B"/>
        <table:table-row table:style-name="Table37.1">
          <table:table-cell table:style-name="Table37.A1" office:value-type="string">
            <text:p text:style-name="P51">set_assign()</text:p>
          </table:table-cell>
          <table:table-cell table:style-name="Table37.B1" office:value-type="string">
            <text:p text:style-name="P41">使用另一个set_t为当前set_t赋值.</text:p>
          </table:table-cell>
        </table:table-row>
        <table:table-row table:style-name="Table37.1">
          <table:table-cell table:style-name="Table37.A1" office:value-type="string">
            <text:p text:style-name="P47"><text:span text:style-name="T52">set</text:span><text:span text:style-name="T52">_swap()</text:span></text:p>
          </table:table-cell>
          <table:table-cell table:style-name="Table37.B1" office:value-type="string">
            <text:p text:style-name="P41">交换两个set_t的数据.</text:p>
          </table:table-cell>
        </table:table-row>
      </table:table>
      <text:p text:style-name="P39"/>
      <table:table table:name="Table38" table:style-name="Table38">
        <table:table-column table:style-name="Table38.A"/>
        <table:table-column table:style-name="Table38.B"/>
        <table:table-row table:style-name="Table38.1">
          <table:table-cell table:style-name="Table38.A1" office:value-type="string">
            <text:p text:style-name="P51">multiset_assign()</text:p>
          </table:table-cell>
          <table:table-cell table:style-name="Table38.B1" office:value-type="string">
            <text:p text:style-name="P41">使用另一个multiset_t为当前multiset_t赋值.</text:p>
          </table:table-cell>
        </table:table-row>
        <table:table-row table:style-name="Table38.1">
          <table:table-cell table:style-name="Table38.A1" office:value-type="string">
            <text:p text:style-name="P51">multiset_swap()</text:p>
          </table:table-cell>
          <table:table-cell table:style-name="Table38.B1" office:value-type="string">
            <text:p text:style-name="P41">交换两个multiset_t的数据.</text:p>
          </table:table-cell>
        </table:table-row>
      </table:table>
      <text:p text:style-name="P39">set_t和multiset_t只提供了简单的赋值操作.</text:p>
      <text:p text:style-name="P39"/>
      <text:p text:style-name="P38"><text:span text:style-name="T55"><text:tab/></text:span><text:span text:style-name="T52">迭代器函数:</text:span></text:p>
      <table:table table:name="Table39" table:style-name="Table39">
        <table:table-column table:style-name="Table39.A"/>
        <table:table-column table:style-name="Table39.B"/>
        <table:table-row table:style-name="Table39.1">
          <table:table-cell table:style-name="Table39.A1" office:value-type="string">
            <text:p text:style-name="P51">set_begin()</text:p>
          </table:table-cell>
          <table:table-cell table:style-name="Table39.B1" office:value-type="string">
            <text:p text:style-name="P41">获得指向set_t第一个数据的迭代器.</text:p>
          </table:table-cell>
        </table:table-row>
        <table:table-row table:style-name="Table39.1">
          <table:table-cell table:style-name="Table39.A1" office:value-type="string">
            <text:p text:style-name="P51">set_end()</text:p>
          </table:table-cell>
          <table:table-cell table:style-name="Table39.B1" office:value-type="string">
            <text:p text:style-name="P41">获得指向set_t最后一个数据的下一个位置的迭代器.</text:p>
          </table:table-cell>
        </table:table-row>
      </table:table>
      <text:p text:style-name="P39"/>
      <table:table table:name="Table40" table:style-name="Table40">
        <table:table-column table:style-name="Table40.A"/>
        <table:table-column table:style-name="Table40.B"/>
        <table:table-row table:style-name="Table40.1">
          <table:table-cell table:style-name="Table40.A1" office:value-type="string">
            <text:p text:style-name="P51">multiset_begin()</text:p>
          </table:table-cell>
          <table:table-cell table:style-name="Table40.B1" office:value-type="string">
            <text:p text:style-name="P41">获得指向multiset_t第一个数据的迭代器.</text:p>
          </table:table-cell>
        </table:table-row>
        <table:table-row table:style-name="Table40.1">
          <table:table-cell table:style-name="Table40.A1" office:value-type="string">
            <text:p text:style-name="P51">multiset_end()</text:p>
          </table:table-cell>
          <table:table-cell table:style-name="Table40.B1" office:value-type="string">
            <text:p text:style-name="P41">获得指向multiset_t最后一个数据的下一个位置的迭代器.</text:p>
          </table:table-cell>
        </table:table-row>
      </table:table>
      <text:p text:style-name="P39">set_t和multiset_t提供双向迭代器.禁止通过迭代器操作间接的修改容器中的数据,同样禁止将质变算法作用于关联容器.</text:p>
      <text:p text:style-name="P39"/>
      <text:p text:style-name="P38"><text:span text:style-name="T55"><text:tab/></text:span><text:span text:style-name="T52">插入和删除:</text:span></text:p>
      <table:table table:name="Table41" table:style-name="Table41">
        <table:table-column table:style-name="Table41.A"/>
        <table:table-column table:style-name="Table41.B"/>
        <table:table-row table:style-name="Table41.1">
          <table:table-cell table:style-name="Table41.A1" office:value-type="string">
            <text:p text:style-name="P51">set_insert()</text:p>
          </table:table-cell>
          <table:table-cell table:style-name="Table41.B1" office:value-type="string">
            <text:p text:style-name="P41">插入指定数据.</text:p>
          </table:table-cell>
        </table:table-row>
        <table:table-row table:style-name="Table41.1">
          <table:table-cell table:style-name="Table41.A1" office:value-type="string">
            <text:p text:style-name="P51">set_insert_hint()</text:p>
          </table:table-cell>
          <table:table-cell table:style-name="Table41.B1" office:value-type="string">
            <text:p text:style-name="P41">向线索位置插入指定数据.</text:p>
          </table:table-cell>
        </table:table-row>
        <table:table-row table:style-name="Table41.1">
          <table:table-cell table:style-name="Table41.A1" office:value-type="string">
            <text:p text:style-name="P47"><text:span text:style-name="T52">set</text:span><text:span text:style-name="T52">_insert_range()</text:span></text:p>
          </table:table-cell>
          <table:table-cell table:style-name="Table41.B1" office:value-type="string">
            <text:p text:style-name="P41">插入一个数据区间.</text:p>
          </table:table-cell>
        </table:table-row>
        <table:table-row table:style-name="Table41.1">
          <table:table-cell table:style-name="Table41.A1" office:value-type="string">
            <text:p text:style-name="P47"><text:span text:style-name="T52">set</text:span><text:span text:style-name="T52">_erase()</text:span></text:p>
          </table:table-cell>
          <table:table-cell table:style-name="Table41.B1" office:value-type="string">
            <text:p text:style-name="P41">删除指定的数据.</text:p>
          </table:table-cell>
        </table:table-row>
        <table:table-row table:style-name="Table41.1">
          <table:table-cell table:style-name="Table41.A1" office:value-type="string">
            <text:p text:style-name="P51">set_erase_pos()</text:p>
          </table:table-cell>
          <table:table-cell table:style-name="Table41.B1" office:value-type="string">
            <text:p text:style-name="P41">删除指定位置的数据.</text:p>
          </table:table-cell>
        </table:table-row>
        <table:table-row table:style-name="Table41.1">
          <table:table-cell table:style-name="Table41.A1" office:value-type="string">
            <text:p text:style-name="P47"><text:span text:style-name="T52">set</text:span><text:span text:style-name="T52">_erase_range()</text:span></text:p>
          </table:table-cell>
          <table:table-cell table:style-name="Table41.B1" office:value-type="string">
            <text:p text:style-name="P41">删除指定区间的数据.</text:p>
          </table:table-cell>
        </table:table-row>
        <table:table-row table:style-name="Table41.1">
          <table:table-cell table:style-name="Table41.A1" office:value-type="string">
            <text:p text:style-name="P47"><text:span text:style-name="T52">set</text:span><text:span text:style-name="T52">_clear()</text:span></text:p>
          </table:table-cell>
          <table:table-cell table:style-name="Table41.B1" office:value-type="string">
            <text:p text:style-name="P41">清空所有数据.</text:p>
          </table:table-cell>
        </table:table-row>
      </table:table>
      <text:p text:style-name="P39"/>
      <table:table table:name="Table42" table:style-name="Table42">
        <table:table-column table:style-name="Table42.A"/>
        <table:table-column table:style-name="Table42.B"/>
        <table:table-row table:style-name="Table42.1">
          <table:table-cell table:style-name="Table42.A1" office:value-type="string">
            <text:p text:style-name="P51">multiset_insert()</text:p>
          </table:table-cell>
          <table:table-cell table:style-name="Table42.B1" office:value-type="string">
            <text:p text:style-name="P41">插入指定数据.</text:p>
          </table:table-cell>
        </table:table-row>
        <table:table-row table:style-name="Table42.1">
          <table:table-cell table:style-name="Table42.A1" office:value-type="string">
            <text:p text:style-name="P51">multiset_insert_hint()</text:p>
          </table:table-cell>
          <table:table-cell table:style-name="Table42.B1" office:value-type="string">
            <text:p text:style-name="P41">向线索位置插入指定数据.</text:p>
          </table:table-cell>
        </table:table-row>
        <table:table-row table:style-name="Table42.1">
          <table:table-cell table:style-name="Table42.A1" office:value-type="string">
            <text:p text:style-name="P51">multiset_insert_range()</text:p>
          </table:table-cell>
          <table:table-cell table:style-name="Table42.B1" office:value-type="string">
            <text:p text:style-name="P41">插入一个数据区间.</text:p>
          </table:table-cell>
        </table:table-row>
        <table:table-row table:style-name="Table42.1">
          <table:table-cell table:style-name="Table42.A1" office:value-type="string">
            <text:p text:style-name="P51">multiset_erase()</text:p>
          </table:table-cell>
          <table:table-cell table:style-name="Table42.B1" office:value-type="string">
            <text:p text:style-name="P41">删除指定的数据.</text:p>
          </table:table-cell>
        </table:table-row>
        <table:table-row table:style-name="Table42.1">
          <table:table-cell table:style-name="Table42.A1" office:value-type="string">
            <text:p text:style-name="P51">multiset_erase_pos()</text:p>
          </table:table-cell>
          <table:table-cell table:style-name="Table42.B1" office:value-type="string">
            <text:p text:style-name="P41">删除指定位置的数据.</text:p>
          </table:table-cell>
        </table:table-row>
        <table:table-row table:style-name="Table42.1">
          <table:table-cell table:style-name="Table42.A1" office:value-type="string">
            <text:p text:style-name="P47"><text:span text:style-name="T52">multiset_e</text:span><text:span text:style-name="T52">rase_range()</text:span></text:p>
          </table:table-cell>
          <table:table-cell table:style-name="Table42.B1" office:value-type="string">
            <text:p text:style-name="P41">删除指定区间的数据.</text:p>
          </table:table-cell>
        </table:table-row>
        <table:table-row table:style-name="Table42.1">
          <table:table-cell table:style-name="Table42.A1" office:value-type="string">
            <text:p text:style-name="P51">multiset_clear()</text:p>
          </table:table-cell>
          <table:table-cell table:style-name="Table42.B1" office:value-type="string">
            <text:p text:style-name="P41">清空所有数据.</text:p>
          </table:table-cell>
        </table:table-row>
      </table:table>
      <text:p text:style-name="P39">对于set_t来说插入数据有可能会失败,当失败是set_insert()和set_insert_hint()返回set_end(),成功的时候返回指向新数据的迭代器.但是multiset_t的插入函数绝对不会失败,multiset_insert()会返回指向新插入的数据的迭代器.造成这种现象的原因是set_t不允许数据重复,而multiset_t允许数据重复.</text:p>
      <text:list xml:id="list1623066648" text:continue-numbering="true" text:style-name="WW8Num13">
        <text:list-item>
          <text:list>
            <text:list-item>
              <text:list>
                <text:list-item>
                  <text:h text:style-name="P235" text:outline-level="3"><text:soft-page-break/>set_t和multiset_t的使用实例</text:h>
                </text:list-item>
              </text:list>
            </text:list-item>
          </text:list>
        </text:list-item>
      </text:list>
      <text:p text:style-name="P50">#include &lt;stdio.h&gt;</text:p>
      <text:p text:style-name="P50">#include &lt;cstl/cset.h&gt;</text:p>
      <text:p text:style-name="P50"/>
      <text:p text:style-name="P50">int main(int argc, char* argv[])</text:p>
      <text:p text:style-name="P50">{</text:p>
      <text:p text:style-name="P50"><text:s text:c="4"/>set_t t_s1 = create_set(int);</text:p>
      <text:p text:style-name="P50"><text:s text:c="4"/>set_t t_s2 = create_set(int);</text:p>
      <text:p text:style-name="P50"><text:s text:c="4"/>iterator_t t_i;</text:p>
      <text:p text:style-name="P50"/>
      <text:p text:style-name="P50"><text:s text:c="4"/>set_init(&amp;t_s1);</text:p>
      <text:p text:style-name="P50"><text:s text:c="4"/>set_insert(&amp;t_s1, 4);</text:p>
      <text:p text:style-name="P50"><text:s text:c="4"/>set_insert(&amp;t_s1, 3);</text:p>
      <text:p text:style-name="P50"><text:s text:c="4"/>set_insert(&amp;t_s1, 5);</text:p>
      <text:p text:style-name="P50"><text:s text:c="4"/>set_insert(&amp;t_s1, 1);</text:p>
      <text:p text:style-name="P50"><text:s text:c="4"/>set_insert(&amp;t_s1, 6);</text:p>
      <text:p text:style-name="P50"><text:s text:c="4"/>set_insert(&amp;t_s1, 2);</text:p>
      <text:p text:style-name="P50"><text:s text:c="4"/>set_insert(&amp;t_s1, 5);</text:p>
      <text:p text:style-name="P50"><text:s text:c="4"/>for(t_i = set_begin(&amp;t_s1);</text:p>
      <text:p text:style-name="P50"><text:s text:c="8"/>!iterator_equal(&amp;t_i, set_end(&amp;t_s1));</text:p>
      <text:p text:style-name="P50"><text:s text:c="8"/>iterator_next(&amp;t_i))</text:p>
      <text:p text:style-name="P50"><text:s text:c="4"/>{</text:p>
      <text:p text:style-name="P50"><text:s text:c="8"/>printf("%d ", *(int*)iterator_get_pointer(&amp;t_i));</text:p>
      <text:p text:style-name="P50"><text:s text:c="4"/>}</text:p>
      <text:p text:style-name="P50"><text:s text:c="4"/>printf("\n");</text:p>
      <text:p text:style-name="P50"><text:s text:c="4"/>t_i = set_insert(&amp;t_s1, 4);</text:p>
      <text:p text:style-name="P50"><text:s text:c="4"/>if(iterator_equal(&amp;t_i, set_end(&amp;t_s1)))</text:p>
      <text:p text:style-name="P50"><text:s text:c="4"/>{</text:p>
      <text:p text:style-name="P50"><text:s text:c="8"/>printf("4 already exists!\n");</text:p>
      <text:p text:style-name="P50"><text:s text:c="4"/>}</text:p>
      <text:p text:style-name="P50"><text:s text:c="4"/>else</text:p>
      <text:p text:style-name="P50"><text:s text:c="4"/>{</text:p>
      <text:p text:style-name="P50"><text:s text:c="8"/>printf("4 inserted as element %u\n",</text:p>
      <text:p text:style-name="P50"><text:s text:c="12"/>iterator_distance(set_begin(&amp;t_s1), t_i));</text:p>
      <text:p text:style-name="P50"><text:s text:c="4"/>}</text:p>
      <text:p text:style-name="P50"><text:s text:c="4"/>set_init_copy_range(&amp;t_s2, set_begin(&amp;t_s1), set_end(&amp;t_s1));</text:p>
      <text:p text:style-name="P50"><text:s text:c="4"/>for(t_i = set_begin(&amp;t_s2);</text:p>
      <text:p text:style-name="P50"><text:s text:c="8"/>!iterator_equal(&amp;t_i, set_end(&amp;t_s2));</text:p>
      <text:p text:style-name="P50"><text:s text:c="8"/>iterator_next(&amp;t_i))</text:p>
      <text:p text:style-name="P50"><text:s text:c="4"/>{</text:p>
      <text:p text:style-name="P50"><text:s text:c="8"/>printf("%d ", *(int*)iterator_get_pointer(&amp;t_i));</text:p>
      <text:p text:style-name="P50"><text:soft-page-break/><text:s text:c="4"/>}</text:p>
      <text:p text:style-name="P50"><text:s text:c="4"/>printf("\n");</text:p>
      <text:p text:style-name="P50"><text:s text:c="4"/>set_erase_range(&amp;t_s2, set_begin(&amp;t_s2), set_find(&amp;t_s2, 3));</text:p>
      <text:p text:style-name="P50"><text:s text:c="4"/>printf("%u element(s) removed!\n", set_erase(&amp;t_s2, 5));</text:p>
      <text:p text:style-name="P50"><text:s text:c="4"/>for(t_i = set_begin(&amp;t_s2);</text:p>
      <text:p text:style-name="P50"><text:s text:c="8"/>!iterator_equal(&amp;t_i, set_end(&amp;t_s2));</text:p>
      <text:p text:style-name="P50"><text:s text:c="8"/>iterator_next(&amp;t_i))</text:p>
      <text:p text:style-name="P50"><text:s text:c="4"/>{</text:p>
      <text:p text:style-name="P50"><text:s text:c="8"/>printf("%d ", *(int*)iterator_get_pointer(&amp;t_i));</text:p>
      <text:p text:style-name="P50"><text:s text:c="4"/>}</text:p>
      <text:p text:style-name="P50"><text:s text:c="4"/>printf("\n");</text:p>
      <text:p text:style-name="P50"><text:s text:c="4"/>set_destroy(&amp;t_s1);</text:p>
      <text:p text:style-name="P50"><text:s text:c="4"/>set_destroy(&amp;t_s2);</text:p>
      <text:p text:style-name="P50"/>
      <text:p text:style-name="P50"><text:s text:c="4"/>return 0;</text:p>
      <text:p text:style-name="P50">}</text:p>
      <text:p text:style-name="P40">输出结果:</text:p>
      <text:p text:style-name="P50">1 2 3 4 5 6 </text:p>
      <text:p text:style-name="P50">4 already exists!</text:p>
      <text:p text:style-name="P50">1 2 3 4 5 6 </text:p>
      <text:p text:style-name="P50">1 element(s) removed!</text:p>
      <text:p text:style-name="P50">3 4 6</text:p>
      <text:p text:style-name="P50"/>
      <text:p text:style-name="P40">同样的程序如果使用multiset_t会出现不同的结果:</text:p>
      <text:p text:style-name="P50">#include &lt;stdio.h&gt;</text:p>
      <text:p text:style-name="P50">#include &lt;cstl/cset.h&gt;</text:p>
      <text:p text:style-name="P50"/>
      <text:p text:style-name="P50">int main(int argc, char* argv[])</text:p>
      <text:p text:style-name="P50">{</text:p>
      <text:p text:style-name="P50"><text:s text:c="4"/>multiset_t t_s1 = create_multiset(int);</text:p>
      <text:p text:style-name="P50"><text:s text:c="4"/>multiset_t t_s2 = create_multiset(int);</text:p>
      <text:p text:style-name="P50"><text:s text:c="4"/>iterator_t t_i;</text:p>
      <text:p text:style-name="P50"><text:s text:c="4"/>multiset_init(&amp;t_s1);</text:p>
      <text:p text:style-name="P50"><text:s text:c="4"/>multiset_insert(&amp;t_s1, 4);</text:p>
      <text:p text:style-name="P50"><text:s text:c="4"/>multiset_insert(&amp;t_s1, 3);</text:p>
      <text:p text:style-name="P50"><text:s text:c="4"/>multiset_insert(&amp;t_s1, 5);</text:p>
      <text:p text:style-name="P50"><text:s text:c="4"/>multiset_insert(&amp;t_s1, 1);</text:p>
      <text:p text:style-name="P50"><text:s text:c="4"/>multiset_insert(&amp;t_s1, 6);</text:p>
      <text:p text:style-name="P50"><text:s text:c="4"/>multiset_insert(&amp;t_s1, 2);</text:p>
      <text:p text:style-name="P50"><text:s text:c="4"/>multiset_insert(&amp;t_s1, 5);</text:p>
      <text:p text:style-name="P50"><text:s text:c="4"/>for(t_i = multiset_begin(&amp;t_s1);</text:p>
      <text:p text:style-name="P50"><text:s text:c="8"/>!iterator_equal(&amp;t_i, multiset_end(&amp;t_s1));</text:p>
      <text:p text:style-name="P50"><text:s text:c="8"/>iterator_next(&amp;t_i))</text:p>
      <text:p text:style-name="P50"><text:s text:c="4"/>{</text:p>
      <text:p text:style-name="P50"><text:soft-page-break/><text:s text:c="8"/>printf("%d ", *(int*)iterator_get_pointer(&amp;t_i));</text:p>
      <text:p text:style-name="P50"><text:s text:c="4"/>}</text:p>
      <text:p text:style-name="P50"><text:s text:c="4"/>printf("\n");</text:p>
      <text:p text:style-name="P50"><text:s text:c="4"/>t_i = multiset_insert(&amp;t_s1, 4);</text:p>
      <text:p text:style-name="P50"><text:s text:c="4"/>if(iterator_equal(&amp;t_i, multiset_end(&amp;t_s1)))</text:p>
      <text:p text:style-name="P50"><text:s text:c="4"/>{</text:p>
      <text:p text:style-name="P50"><text:s text:c="8"/>printf("4 already exists!\n");</text:p>
      <text:p text:style-name="P50"><text:s text:c="4"/>}</text:p>
      <text:p text:style-name="P50"><text:s text:c="4"/>else</text:p>
      <text:p text:style-name="P50"><text:s text:c="4"/>{</text:p>
      <text:p text:style-name="P50"><text:s text:c="8"/>printf("4 inserted as element %u\n",</text:p>
      <text:p text:style-name="P50"><text:s text:c="12"/>iterator_distance(multiset_begin(&amp;t_s1), t_i));</text:p>
      <text:p text:style-name="P50"><text:s text:c="4"/>}</text:p>
      <text:p text:style-name="P50"><text:s text:c="4"/>multiset_init_copy_range(&amp;t_s2, multiset_begin(&amp;t_s1), multiset_end(&amp;t_s1));</text:p>
      <text:p text:style-name="P50"><text:s text:c="4"/>for(t_i = multiset_begin(&amp;t_s2);</text:p>
      <text:p text:style-name="P50"><text:s text:c="8"/>!iterator_equal(&amp;t_i, multiset_end(&amp;t_s2));</text:p>
      <text:p text:style-name="P50"><text:s text:c="8"/>iterator_next(&amp;t_i))</text:p>
      <text:p text:style-name="P50"><text:s text:c="4"/>{</text:p>
      <text:p text:style-name="P50"><text:s text:c="8"/>printf("%d ", *(int*)iterator_get_pointer(&amp;t_i));</text:p>
      <text:p text:style-name="P50"><text:s text:c="4"/>}</text:p>
      <text:p text:style-name="P50"><text:s text:c="4"/>printf("\n");</text:p>
      <text:p text:style-name="P50"><text:s text:c="4"/>multiset_erase_range(&amp;t_s2, multiset_begin(&amp;t_s2), multiset_find(&amp;t_s2, 3));</text:p>
      <text:p text:style-name="P50"><text:s text:c="4"/>printf("%u element(s) removed!\n", multiset_erase(&amp;t_s2, 5));</text:p>
      <text:p text:style-name="P50"><text:s text:c="4"/>for(t_i = multiset_begin(&amp;t_s2);</text:p>
      <text:p text:style-name="P50"><text:s text:c="8"/>!iterator_equal(&amp;t_i, multiset_end(&amp;t_s2));</text:p>
      <text:p text:style-name="P50"><text:s text:c="8"/>iterator_next(&amp;t_i))</text:p>
      <text:p text:style-name="P50"><text:s text:c="4"/>{</text:p>
      <text:p text:style-name="P50"><text:s text:c="8"/>printf("%d ", *(int*)iterator_get_pointer(&amp;t_i));</text:p>
      <text:p text:style-name="P50"><text:s text:c="4"/>}</text:p>
      <text:p text:style-name="P50"><text:s text:c="4"/>printf("\n");</text:p>
      <text:p text:style-name="P50"><text:s text:c="4"/>multiset_destroy(&amp;t_s1);</text:p>
      <text:p text:style-name="P50"><text:s text:c="4"/>multiset_destroy(&amp;t_s2);</text:p>
      <text:p text:style-name="P50"/>
      <text:p text:style-name="P50"><text:s text:c="4"/>return 0;</text:p>
      <text:p text:style-name="P50">}</text:p>
      <text:p text:style-name="P40">输出的结果:</text:p>
      <text:p text:style-name="P50">1 2 3 4 5 5 6 </text:p>
      <text:p text:style-name="P50">4 inserted as element 4</text:p>
      <text:p text:style-name="P50">1 2 3 4 4 5 5 6 </text:p>
      <text:p text:style-name="P50">2 element(s) removed!</text:p>
      <text:p text:style-name="P50">3 4 4 6</text:p>
      <text:list xml:id="list827662159" text:continue-numbering="true" text:style-name="WW8Num13">
        <text:list-item>
          <text:list>
            <text:list-item>
              <text:h text:style-name="P225" text:outline-level="2"><text:soft-page-break/>map_t和multimap_t</text:h>
            </text:list-item>
          </text:list>
        </text:list-item>
      </text:list>
      <text:p text:style-name="P38"><text:span text:style-name="T52"><text:tab/></text:span><text:span text:style-name="T56">map_t和multimap_t都是已key/value这种形式保存数据,所以map_t和multimap_t中保存的都是pair_t类型.容器使用key通过某种规则对保存在其中的数据进行排序.这两个容器的不同点就是multimap_t允许key重复.</text:span></text:p>
      <text:p text:style-name="P54"><draw:g text:anchor-type="as-char" svg:y="0cm" draw:z-index="4" draw:style-name="gr1"><draw:rect draw:style-name="gr2" draw:text-style-name="P239" svg:width="17.781cm" svg:height="5.504cm" svg:x="0cm" svg:y="0cm"><text:p/></draw:rect><draw:custom-shape draw:style-name="gr3" draw:text-style-name="P240" svg:width="6.035cm" svg:height="4.402cm" svg:x="1.27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41" svg:width="1.904cm" svg:height="0.832cm" svg:x="0.318cm" svg:y="0.279cm"><draw:text-box><text:p text:style-name="P241"><text:span text:style-name="T78">map_t:</text:span></text:p></draw:text-box></draw:frame><draw:frame draw:style-name="gr4" draw:text-style-name="P241" svg:width="0.952cm" svg:height="0.826cm" svg:x="2.221cm" svg:y="1.376cm"><draw:text-box><text:p text:style-name="P241"><text:span text:style-name="T78">1</text:span></text:p></draw:text-box></draw:frame><draw:frame draw:style-name="gr4" draw:text-style-name="P241" svg:width="0.952cm" svg:height="0.826cm" svg:x="3.171cm" svg:y="1.376cm"><draw:text-box><text:p text:style-name="P241"><text:span text:style-name="T78">x</text:span></text:p></draw:text-box></draw:frame><draw:frame draw:style-name="gr4" draw:text-style-name="P241" svg:width="0.952cm" svg:height="0.826cm" svg:x="1.903cm" svg:y="2.477cm"><draw:text-box><text:p text:style-name="P241"><text:span text:style-name="T78">2</text:span></text:p></draw:text-box></draw:frame><draw:frame draw:style-name="gr4" draw:text-style-name="P241" svg:width="0.952cm" svg:height="0.826cm" svg:x="2.854cm" svg:y="2.477cm"><draw:text-box><text:p text:style-name="P241"><text:span text:style-name="T78">y</text:span></text:p></draw:text-box></draw:frame><draw:frame draw:style-name="gr4" draw:text-style-name="P241" svg:width="0.952cm" svg:height="0.826cm" svg:x="4.128cm" svg:y="2.477cm"><draw:text-box><text:p text:style-name="P241"><text:span text:style-name="T78">4</text:span></text:p></draw:text-box></draw:frame><draw:frame draw:style-name="gr4" draw:text-style-name="P241" svg:width="0.952cm" svg:height="0.826cm" svg:x="5.078cm" svg:y="2.477cm"><draw:text-box><text:p text:style-name="P241"><text:span text:style-name="T78">x</text:span></text:p></draw:text-box></draw:frame><draw:frame draw:style-name="gr4" draw:text-style-name="P241" svg:width="0.952cm" svg:height="0.826cm" svg:x="4.445cm" svg:y="1.376cm"><draw:text-box><text:p text:style-name="P241"><text:span text:style-name="T78">3</text:span></text:p></draw:text-box></draw:frame><draw:frame draw:style-name="gr4" draw:text-style-name="P241" svg:width="0.952cm" svg:height="0.826cm" svg:x="5.396cm" svg:y="1.376cm"><draw:text-box><text:p text:style-name="P241"><text:span text:style-name="T78">z</text:span></text:p></draw:text-box></draw:frame><draw:frame draw:style-name="gr4" draw:text-style-name="P241" svg:width="0.952cm" svg:height="0.826cm" svg:x="3.808cm" svg:y="3.577cm"><draw:text-box><text:p text:style-name="P241"><text:span text:style-name="T78">5</text:span></text:p></draw:text-box></draw:frame><draw:frame draw:style-name="gr4" draw:text-style-name="P241" svg:width="0.952cm" svg:height="0.826cm" svg:x="4.759cm" svg:y="3.577cm"><draw:text-box><text:p text:style-name="P241"><text:span text:style-name="T78">y</text:span></text:p></draw:text-box></draw:frame><draw:custom-shape draw:style-name="gr3" draw:text-style-name="P240" svg:width="6.035cm" svg:height="4.402cm" svg:x="10.478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41" svg:width="3.176cm" svg:height="0.832cm" svg:x="8.255cm" svg:y="0.279cm"><draw:text-box><text:p text:style-name="P241"><text:span text:style-name="T78">multimap_t:</text:span></text:p></draw:text-box></draw:frame><draw:frame draw:style-name="gr4" draw:text-style-name="P241" svg:width="0.952cm" svg:height="0.826cm" svg:x="11.428cm" svg:y="1.376cm"><draw:text-box><text:p text:style-name="P241"><text:span text:style-name="T78">1</text:span></text:p></draw:text-box></draw:frame><draw:frame draw:style-name="gr4" draw:text-style-name="P241" svg:width="0.952cm" svg:height="0.826cm" svg:x="12.379cm" svg:y="1.376cm"><draw:text-box><text:p text:style-name="P241"><text:span text:style-name="T78">x</text:span></text:p></draw:text-box></draw:frame><draw:frame draw:style-name="gr4" draw:text-style-name="P241" svg:width="0.952cm" svg:height="0.826cm" svg:x="11.111cm" svg:y="2.477cm"><draw:text-box><text:p text:style-name="P241"><text:span text:style-name="T78">1</text:span></text:p></draw:text-box></draw:frame><draw:frame draw:style-name="gr4" draw:text-style-name="P241" svg:width="0.952cm" svg:height="0.826cm" svg:x="12.061cm" svg:y="2.477cm"><draw:text-box><text:p text:style-name="P241"><text:span text:style-name="T78">y</text:span></text:p></draw:text-box></draw:frame><draw:frame draw:style-name="gr4" draw:text-style-name="P241" svg:width="0.952cm" svg:height="0.826cm" svg:x="13.335cm" svg:y="2.477cm"><draw:text-box><text:p text:style-name="P241"><text:span text:style-name="T78">3</text:span></text:p></draw:text-box></draw:frame><draw:frame draw:style-name="gr4" draw:text-style-name="P241" svg:width="0.952cm" svg:height="0.826cm" svg:x="14.286cm" svg:y="2.477cm"><draw:text-box><text:p text:style-name="P241"><text:span text:style-name="T78">x</text:span></text:p></draw:text-box></draw:frame><draw:frame draw:style-name="gr4" draw:text-style-name="P241" svg:width="0.952cm" svg:height="0.826cm" svg:x="13.653cm" svg:y="1.376cm"><draw:text-box><text:p text:style-name="P241"><text:span text:style-name="T78">3</text:span></text:p></draw:text-box></draw:frame><draw:frame draw:style-name="gr4" draw:text-style-name="P241" svg:width="0.952cm" svg:height="0.826cm" svg:x="14.603cm" svg:y="1.376cm"><draw:text-box><text:p text:style-name="P241"><text:span text:style-name="T78">z</text:span></text:p></draw:text-box></draw:frame><draw:frame draw:style-name="gr4" draw:text-style-name="P241" svg:width="0.952cm" svg:height="0.826cm" svg:x="13.016cm" svg:y="3.577cm"><draw:text-box><text:p text:style-name="P241"><text:span text:style-name="T78">5</text:span></text:p></draw:text-box></draw:frame><draw:frame draw:style-name="gr4" draw:text-style-name="P241" svg:width="0.952cm" svg:height="0.826cm" svg:x="13.966cm" svg:y="3.577cm"><draw:text-box><text:p text:style-name="P241"><text:span text:style-name="T78">y</text:span></text:p></draw:text-box></draw:frame></draw:g></text:p>
      <text:p text:style-name="P38"><text:span text:style-name="T56">要使用map_t和multimap_t必须包含头文件</text:span><text:span text:style-name="T52">&lt;cstl/cmap.h&gt;</text:span></text:p>
      <text:p text:style-name="P50">#include &lt;cstl/cmap.h&gt;</text:p>
      <text:p text:style-name="P38"><text:span text:style-name="T52"><text:tab/></text:span><text:span text:style-name="T56">对于key是C内部类型的数据,容器采用</text:span><text:span text:style-name="T52">”&lt;”</text:span><text:span text:style-name="T56">作为排序规则,否则使用内存比较来找到小的数据.虽然pair_t内部</text:span><text:span text:style-name="T56">含有指向已分配内存的指针,但是map_t和multimap_t对数据的插入和删除做了特殊的处理,所以可以使用pair_t作为内部数据的存储方式,但是其他容器没有对pair_t做特殊的处理.</text:span></text:p>
      <text:list xml:id="list486929105" text:continue-numbering="true" text:style-name="WW8Num13">
        <text:list-item>
          <text:list>
            <text:list-item>
              <text:list>
                <text:list-item>
                  <text:h text:style-name="P235" text:outline-level="3">map_t和multimap_t的能力</text:h>
                </text:list-item>
              </text:list>
            </text:list-item>
          </text:list>
        </text:list-item>
      </text:list>
      <text:p text:style-name="P40"><text:tab/>与其他的关联容器一样,map_t和multimap_t也是使用平衡二叉树实现的.其实set_t,multiset_t,map_t, </text:p>
      <text:p text:style-name="P40">multimap_t都是使用统一的内部实现,所以你可以认为set_t, multiset_t是特殊map_t,multimap_t,只是它们的key和value是一样的都是数据本身.</text:p>
      <text:p text:style-name="P57"><text:soft-page-break/><draw:g text:anchor-type="as-char" svg:y="0cm" draw:z-index="5" draw:style-name="gr1"><draw:rect draw:style-name="gr2" draw:text-style-name="P239" svg:width="17.781cm" svg:height="8.806cm" svg:x="0cm" svg:y="0cm"><text:p/></draw:rect><draw:frame draw:style-name="gr4" draw:text-style-name="P241" svg:width="1.269cm" svg:height="0.826cm" svg:x="7.624cm" svg:y="0.55cm"><draw:text-box><text:p text:style-name="P241"><text:span text:style-name="T78">7</text:span></text:p></draw:text-box></draw:frame><draw:frame draw:style-name="gr4" draw:text-style-name="P241" svg:width="1.267cm" svg:height="0.826cm" svg:x="8.894cm" svg:y="0.55cm"><draw:text-box><text:p text:style-name="P241"><text:span text:style-name="T78">y</text:span></text:p></draw:text-box></draw:frame><draw:frame draw:style-name="gr4" draw:text-style-name="P241" svg:width="1.269cm" svg:height="0.826cm" svg:x="4.126cm" svg:y="2.752cm"><draw:text-box><text:p text:style-name="P241"><text:span text:style-name="T78">4</text:span></text:p></draw:text-box></draw:frame><draw:frame draw:style-name="gr4" draw:text-style-name="P241" svg:width="1.267cm" svg:height="0.826cm" svg:x="5.396cm" svg:y="2.752cm"><draw:text-box><text:p text:style-name="P241"><text:span text:style-name="T78">y</text:span></text:p></draw:text-box></draw:frame><draw:frame draw:style-name="gr4" draw:text-style-name="P241" svg:width="1.269cm" svg:height="0.826cm" svg:x="11.116cm" svg:y="2.752cm"><draw:text-box><text:p text:style-name="P241"><text:span text:style-name="T78">9</text:span></text:p></draw:text-box></draw:frame><draw:frame draw:style-name="gr4" draw:text-style-name="P241" svg:width="1.267cm" svg:height="0.826cm" svg:x="12.386cm" svg:y="2.752cm"><draw:text-box><text:p text:style-name="P241"><text:span text:style-name="T78">x</text:span></text:p></draw:text-box></draw:frame><draw:frame draw:style-name="gr4" draw:text-style-name="P241" svg:width="1.269cm" svg:height="0.826cm" svg:x="1.903cm" svg:y="4.953cm"><draw:text-box><text:p text:style-name="P241"><text:span text:style-name="T78">2</text:span></text:p></draw:text-box></draw:frame><draw:frame draw:style-name="gr4" draw:text-style-name="P241" svg:width="1.267cm" svg:height="0.826cm" svg:x="3.173cm" svg:y="4.953cm"><draw:text-box><text:p text:style-name="P241"><text:span text:style-name="T78">y</text:span></text:p></draw:text-box></draw:frame><draw:frame draw:style-name="gr4" draw:text-style-name="P241" svg:width="1.269cm" svg:height="0.826cm" svg:x="6.033cm" svg:y="4.953cm"><draw:text-box><text:p text:style-name="P241"><text:span text:style-name="T78">5</text:span></text:p></draw:text-box></draw:frame><draw:frame draw:style-name="gr4" draw:text-style-name="P241" svg:width="1.267cm" svg:height="0.826cm" svg:x="7.303cm" svg:y="4.953cm"><draw:text-box><text:p text:style-name="P241"><text:span text:style-name="T78">q</text:span></text:p></draw:text-box></draw:frame><draw:frame draw:style-name="gr4" draw:text-style-name="P241" svg:width="1.269cm" svg:height="0.826cm" svg:x="9.208cm" svg:y="4.953cm"><draw:text-box><text:p text:style-name="P241"><text:span text:style-name="T78">8</text:span></text:p></draw:text-box></draw:frame><draw:frame draw:style-name="gr4" draw:text-style-name="P241" svg:width="1.267cm" svg:height="0.826cm" svg:x="10.478cm" svg:y="4.953cm"><draw:text-box><text:p text:style-name="P241"><text:span text:style-name="T78">y</text:span></text:p></draw:text-box></draw:frame><draw:frame draw:style-name="gr4" draw:text-style-name="P241" svg:width="1.269cm" svg:height="0.826cm" svg:x="13.018cm" svg:y="4.953cm"><draw:text-box><text:p text:style-name="P241"><text:span text:style-name="T78">11</text:span></text:p></draw:text-box></draw:frame><draw:frame draw:style-name="gr4" draw:text-style-name="P241" svg:width="1.267cm" svg:height="0.826cm" svg:x="14.288cm" svg:y="4.953cm"><draw:text-box><text:p text:style-name="P241"><text:span text:style-name="T78">w</text:span></text:p></draw:text-box></draw:frame><draw:frame draw:style-name="gr4" draw:text-style-name="P241" svg:width="1.269cm" svg:height="0.826cm" svg:x="0.318cm" svg:y="7.43cm"><draw:text-box><text:p text:style-name="P241"><text:span text:style-name="T78">1</text:span></text:p></draw:text-box></draw:frame><draw:frame draw:style-name="gr4" draw:text-style-name="P241" svg:width="1.267cm" svg:height="0.826cm" svg:x="1.588cm" svg:y="7.43cm"><draw:text-box><text:p text:style-name="P241"><text:span text:style-name="T78">x</text:span></text:p></draw:text-box></draw:frame><draw:frame draw:style-name="gr4" draw:text-style-name="P241" svg:width="1.269cm" svg:height="0.826cm" svg:x="3.496cm" svg:y="7.43cm"><draw:text-box><text:p text:style-name="P241"><text:span text:style-name="T78">3</text:span></text:p></draw:text-box></draw:frame><draw:frame draw:style-name="gr4" draw:text-style-name="P241" svg:width="1.267cm" svg:height="0.826cm" svg:x="4.766cm" svg:y="7.43cm"><draw:text-box><text:p text:style-name="P241"><text:span text:style-name="T78">z</text:span></text:p></draw:text-box></draw:frame><draw:frame draw:style-name="gr4" draw:text-style-name="P241" svg:width="1.269cm" svg:height="0.826cm" svg:x="7.306cm" svg:y="7.43cm"><draw:text-box><text:p text:style-name="P241"><text:span text:style-name="T78">6</text:span></text:p></draw:text-box></draw:frame><draw:frame draw:style-name="gr4" draw:text-style-name="P241" svg:width="1.267cm" svg:height="0.826cm" svg:x="8.576cm" svg:y="7.43cm"><draw:text-box><text:p text:style-name="P241"><text:span text:style-name="T78">y</text:span></text:p></draw:text-box></draw:frame><draw:frame draw:style-name="gr4" draw:text-style-name="P241" svg:width="1.269cm" svg:height="0.826cm" svg:x="11.434cm" svg:y="7.43cm"><draw:text-box><text:p text:style-name="P241"><text:span text:style-name="T78">10</text:span></text:p></draw:text-box></draw:frame><draw:frame draw:style-name="gr4" draw:text-style-name="P241" svg:width="1.267cm" svg:height="0.826cm" svg:x="12.704cm" svg:y="7.43cm"><draw:text-box><text:p text:style-name="P241"><text:span text:style-name="T78">q</text:span></text:p></draw:text-box></draw:frame><draw:frame draw:style-name="gr4" draw:text-style-name="P241" svg:width="1.269cm" svg:height="0.826cm" svg:x="14.923cm" svg:y="7.43cm"><draw:text-box><text:p text:style-name="P241"><text:span text:style-name="T78">12</text:span></text:p></draw:text-box></draw:frame><draw:frame draw:style-name="gr4" draw:text-style-name="P241" svg:width="1.267cm" svg:height="0.826cm" svg:x="16.193cm" svg:y="7.43cm"><draw:text-box><text:p text:style-name="P241"><text:span text:style-name="T78">z</text:span></text:p></draw:text-box></draw:frame><draw:line draw:style-name="gr6" draw:text-style-name="P239" svg:x1="8.256cm" svg:y1="1.376cm" svg:x2="5.398cm" svg:y2="2.752cm"><text:p/></draw:line><draw:line draw:style-name="gr6" draw:text-style-name="P239" svg:x1="9.525cm" svg:y1="1.376cm" svg:x2="12.383cm" svg:y2="2.752cm"><text:p/></draw:line><draw:line draw:style-name="gr6" draw:text-style-name="P239" svg:x1="4.763cm" svg:y1="3.577cm" svg:x2="3.175cm" svg:y2="4.953cm"><text:p/></draw:line><draw:line draw:style-name="gr6" draw:text-style-name="P239" svg:x1="6.033cm" svg:y1="3.577cm" svg:x2="7.303cm" svg:y2="4.953cm"><text:p/></draw:line><draw:line draw:style-name="gr6" draw:text-style-name="P239" svg:x1="2.541cm" svg:y1="5.779cm" svg:x2="1.588cm" svg:y2="7.43cm"><text:p/></draw:line><draw:line draw:style-name="gr6" draw:text-style-name="P239" svg:x1="3.81cm" svg:y1="5.779cm" svg:x2="4.763cm" svg:y2="7.43cm"><text:p/></draw:line><draw:line draw:style-name="gr6" draw:text-style-name="P239" svg:x1="7.938cm" svg:y1="5.779cm" svg:x2="8.573cm" svg:y2="7.43cm"><text:p/></draw:line><draw:line draw:style-name="gr6" draw:text-style-name="P239" svg:x1="11.748cm" svg:y1="3.577cm" svg:x2="10.478cm" svg:y2="4.953cm"><text:p/></draw:line><draw:line draw:style-name="gr6" draw:text-style-name="P239" svg:x1="13.018cm" svg:y1="3.577cm" svg:x2="14.288cm" svg:y2="4.953cm"><text:p/></draw:line><draw:line draw:style-name="gr6" draw:text-style-name="P239" svg:x1="13.653cm" svg:y1="5.779cm" svg:x2="12.7cm" svg:y2="7.43cm"><text:p/></draw:line><draw:line draw:style-name="gr6" draw:text-style-name="P239" svg:x1="14.923cm" svg:y1="5.779cm" svg:x2="16.193cm" svg:y2="7.43cm"><text:p/></draw:line></draw:g></text:p>
      <text:p text:style-name="P84">容器根据数据的key排序数据,所以根据某个key查找数据很高效,但是根据某个value查找数据效率很低. map_t和multimap_t具有与set_t和multiset_t相同的操作函数,同时也具有同样的特定:不能直接或间接修改容器中的数据(map_t和multimap_t中是不能修改数据的key,但是value可以修改).</text:p>
      <text:list xml:id="list203296544" text:continue-numbering="true" text:style-name="WW8Num13">
        <text:list-item>
          <text:list>
            <text:list-item>
              <text:list>
                <text:list-item>
                  <text:h text:style-name="P235" text:outline-level="3">map_t和multimap_t的操作</text:h>
                </text:list-item>
              </text:list>
            </text:list-item>
          </text:list>
        </text:list-item>
      </text:list>
      <text:p text:style-name="P38"><text:span text:style-name="T56"><text:tab/></text:span><text:span text:style-name="T52">创建,初始化和销毁操作:</text:span></text:p>
      <table:table table:name="Table43" table:style-name="Table43">
        <table:table-column table:style-name="Table43.A"/>
        <table:table-column table:style-name="Table43.B"/>
        <table:table-row table:style-name="Table43.1">
          <table:table-cell table:style-name="Table43.A1" office:value-type="string">
            <text:p text:style-name="P51">create_map()</text:p>
          </table:table-cell>
          <table:table-cell table:style-name="Table43.B1" office:value-type="string">
            <text:p text:style-name="P41">创建一个指定类型的map_t.</text:p>
          </table:table-cell>
        </table:table-row>
        <table:table-row table:style-name="Table43.1">
          <table:table-cell table:style-name="Table43.A1" office:value-type="string">
            <text:p text:style-name="P47"><text:span text:style-name="T52">map</text:span><text:span text:style-name="T52">_init()</text:span></text:p>
          </table:table-cell>
          <table:table-cell table:style-name="Table43.B1" office:value-type="string">
            <text:p text:style-name="P41">初始化一个空的map_t.</text:p>
          </table:table-cell>
        </table:table-row>
        <table:table-row table:style-name="Table43.1">
          <table:table-cell table:style-name="Table43.A1" office:value-type="string">
            <text:p text:style-name="P47"><text:span text:style-name="T52">map</text:span><text:span text:style-name="T52">_init_copy()</text:span></text:p>
          </table:table-cell>
          <table:table-cell table:style-name="Table43.B1" office:value-type="string">
            <text:p text:style-name="P41">使用另一个map_t初始化map_t.</text:p>
          </table:table-cell>
        </table:table-row>
        <table:table-row table:style-name="Table43.1">
          <table:table-cell table:style-name="Table43.A1" office:value-type="string">
            <text:p text:style-name="P47"><text:span text:style-name="T52">map</text:span><text:span text:style-name="T52">_init_copy_range()</text:span></text:p>
          </table:table-cell>
          <table:table-cell table:style-name="Table43.B1" office:value-type="string">
            <text:p text:style-name="P41">使用一个数据区间来初始化map_t.</text:p>
          </table:table-cell>
        </table:table-row>
        <table:table-row table:style-name="Table43.1">
          <table:table-cell table:style-name="Table43.A1" office:value-type="string">
            <text:p text:style-name="P47"><text:span text:style-name="T52">map</text:span><text:span text:style-name="T52">_destroy()</text:span></text:p>
          </table:table-cell>
          <table:table-cell table:style-name="Table43.B1" office:value-type="string">
            <text:p text:style-name="P41">销毁map_t.</text:p>
          </table:table-cell>
        </table:table-row>
      </table:table>
      <text:p text:style-name="P40"/>
      <table:table table:name="Table44" table:style-name="Table44">
        <table:table-column table:style-name="Table44.A"/>
        <table:table-column table:style-name="Table44.B"/>
        <table:table-row table:style-name="Table44.1">
          <table:table-cell table:style-name="Table44.A1" office:value-type="string">
            <text:p text:style-name="P51">create_multimap()</text:p>
          </table:table-cell>
          <table:table-cell table:style-name="Table44.B1" office:value-type="string">
            <text:p text:style-name="P41">创建一个指定类型的multimap_t.</text:p>
          </table:table-cell>
        </table:table-row>
        <table:table-row table:style-name="Table44.1">
          <table:table-cell table:style-name="Table44.A1" office:value-type="string">
            <text:p text:style-name="P47"><text:span text:style-name="T52">multi</text:span> <text:span text:style-name="T52">map_init()</text:span></text:p>
          </table:table-cell>
          <table:table-cell table:style-name="Table44.B1" office:value-type="string">
            <text:p text:style-name="P41">初始化一个空的multimap_t.</text:p>
          </table:table-cell>
        </table:table-row>
        <table:table-row table:style-name="Table44.1">
          <table:table-cell table:style-name="Table44.A1" office:value-type="string">
            <text:p text:style-name="P47"><text:span text:style-name="T52">multi</text:span> <text:span text:style-name="T52">map_init_copy()</text:span></text:p>
          </table:table-cell>
          <table:table-cell table:style-name="Table44.B1" office:value-type="string">
            <text:p text:style-name="P41">使用另一个multimap_t初始化multimap_t.</text:p>
          </table:table-cell>
        </table:table-row>
        <table:table-row table:style-name="Table44.1">
          <table:table-cell table:style-name="Table44.A1" office:value-type="string">
            <text:p text:style-name="P51">multimap_init_copy_range()</text:p>
          </table:table-cell>
          <table:table-cell table:style-name="Table44.B1" office:value-type="string">
            <text:p text:style-name="P41">使用一个数据区间来初始化multimap_t.</text:p>
          </table:table-cell>
        </table:table-row>
        <table:table-row table:style-name="Table44.1">
          <table:table-cell table:style-name="Table44.A1" office:value-type="string">
            <text:p text:style-name="P51">multimap_destroy()</text:p>
          </table:table-cell>
          <table:table-cell table:style-name="Table44.B1" office:value-type="string">
            <text:p text:style-name="P41">销毁multimap_t.</text:p>
          </table:table-cell>
        </table:table-row>
      </table:table>
      <text:p text:style-name="P40"/>
      <text:p text:style-name="P85">非质变操作:</text:p>
      <table:table table:name="Table45" table:style-name="Table45">
        <table:table-column table:style-name="Table45.A"/>
        <table:table-column table:style-name="Table45.B"/>
        <table:table-row table:style-name="Table45.1">
          <table:table-cell table:style-name="Table45.A1" office:value-type="string">
            <text:p text:style-name="P51">map_size()</text:p>
          </table:table-cell>
          <table:table-cell table:style-name="Table45.B1" office:value-type="string">
            <text:p text:style-name="P41">获得map_t中数据的数目.</text:p>
          </table:table-cell>
        </table:table-row>
        <table:table-row table:style-name="Table45.1">
          <table:table-cell table:style-name="Table45.A1" office:value-type="string">
            <text:p text:style-name="P51">map_max_size()</text:p>
          </table:table-cell>
          <table:table-cell table:style-name="Table45.B1" office:value-type="string">
            <text:p text:style-name="P41">获得map_t中能够保存的数据的最大数目.</text:p>
          </table:table-cell>
        </table:table-row>
        <table:table-row table:style-name="Table45.1">
          <table:table-cell table:style-name="Table45.A1" office:value-type="string">
            <text:p text:style-name="P51">map_empty()</text:p>
          </table:table-cell>
          <table:table-cell table:style-name="Table45.B1" office:value-type="string">
            <text:p text:style-name="P41">判断map_t是否为空.</text:p>
          </table:table-cell>
        </table:table-row>
        <table:table-row table:style-name="Table45.1">
          <table:table-cell table:style-name="Table45.A1" office:value-type="string">
            <text:p text:style-name="P47"><text:span text:style-name="T52">map_equal</text:span><text:span text:style-name="T52">()</text:span></text:p>
          </table:table-cell>
          <table:table-cell table:style-name="Table45.B1" office:value-type="string">
            <text:p text:style-name="P41">判断两个map_t是否相等.</text:p>
          </table:table-cell>
        </table:table-row>
        <table:table-row table:style-name="Table45.1">
          <table:table-cell table:style-name="Table45.A1" office:value-type="string">
            <text:p text:style-name="P47"><text:span text:style-name="T52">map_not_equal</text:span><text:span text:style-name="T52">()</text:span></text:p>
          </table:table-cell>
          <table:table-cell table:style-name="Table45.B1" office:value-type="string">
            <text:p text:style-name="P41">判断两个map_t是否不等.</text:p>
          </table:table-cell>
        </table:table-row>
        <table:table-row table:style-name="Table45.1">
          <table:table-cell table:style-name="Table45.A1" office:value-type="string">
            <text:p text:style-name="P47"><text:span text:style-name="T52">map_less</text:span><text:span text:style-name="T52">()</text:span></text:p>
          </table:table-cell>
          <table:table-cell table:style-name="Table45.B1" office:value-type="string">
            <text:p text:style-name="P41">判断第一个map_t是否小于第二个map_t.</text:p>
          </table:table-cell>
        </table:table-row>
        <text:soft-page-break/>
        <table:table-row table:style-name="Table45.1">
          <table:table-cell table:style-name="Table45.A1" office:value-type="string">
            <text:p text:style-name="P47"><text:span text:style-name="T52">map_less_equal</text:span><text:span text:style-name="T52">()</text:span></text:p>
          </table:table-cell>
          <table:table-cell table:style-name="Table45.B1" office:value-type="string">
            <text:p text:style-name="P41">判断第一个map_t是否小于等于第二个map_t.</text:p>
          </table:table-cell>
        </table:table-row>
        <table:table-row table:style-name="Table45.1">
          <table:table-cell table:style-name="Table45.A1" office:value-type="string">
            <text:p text:style-name="P47"><text:span text:style-name="T52">map_great</text:span><text:span text:style-name="T52">()</text:span></text:p>
          </table:table-cell>
          <table:table-cell table:style-name="Table45.B1" office:value-type="string">
            <text:p text:style-name="P41">判断第一个map_t是否大于第二个map_t.</text:p>
          </table:table-cell>
        </table:table-row>
        <table:table-row table:style-name="Table45.1">
          <table:table-cell table:style-name="Table45.A1" office:value-type="string">
            <text:p text:style-name="P47"><text:span text:style-name="T52">map_great_equal</text:span><text:span text:style-name="T52">()</text:span></text:p>
          </table:table-cell>
          <table:table-cell table:style-name="Table45.B1" office:value-type="string">
            <text:p text:style-name="P41">判断第一个map_t是否大于等于第二个map_t.</text:p>
          </table:table-cell>
        </table:table-row>
      </table:table>
      <text:p text:style-name="P50"/>
      <table:table table:name="Table46" table:style-name="Table46">
        <table:table-column table:style-name="Table46.A"/>
        <table:table-column table:style-name="Table46.B"/>
        <table:table-row table:style-name="Table46.1">
          <table:table-cell table:style-name="Table46.A1" office:value-type="string">
            <text:p text:style-name="P51">multimap_size()</text:p>
          </table:table-cell>
          <table:table-cell table:style-name="Table46.B1" office:value-type="string">
            <text:p text:style-name="P41">获得multimap_t中数据的数目.</text:p>
          </table:table-cell>
        </table:table-row>
        <table:table-row table:style-name="Table46.1">
          <table:table-cell table:style-name="Table46.A1" office:value-type="string">
            <text:p text:style-name="P51">multimap_max_size()</text:p>
          </table:table-cell>
          <table:table-cell table:style-name="Table46.B1" office:value-type="string">
            <text:p text:style-name="P41">获得multimap_t中能够保存的数据的最大数目.</text:p>
          </table:table-cell>
        </table:table-row>
        <table:table-row table:style-name="Table46.1">
          <table:table-cell table:style-name="Table46.A1" office:value-type="string">
            <text:p text:style-name="P51">multimap_empty()</text:p>
          </table:table-cell>
          <table:table-cell table:style-name="Table46.B1" office:value-type="string">
            <text:p text:style-name="P41">判断multimap_t是否为空.</text:p>
          </table:table-cell>
        </table:table-row>
        <table:table-row table:style-name="Table46.1">
          <table:table-cell table:style-name="Table46.A1" office:value-type="string">
            <text:p text:style-name="P47"><text:span text:style-name="T52">multimap_equal</text:span><text:span text:style-name="T52">()</text:span></text:p>
          </table:table-cell>
          <table:table-cell table:style-name="Table46.B1" office:value-type="string">
            <text:p text:style-name="P41">判断两个multimap_t是否相等.</text:p>
          </table:table-cell>
        </table:table-row>
        <table:table-row table:style-name="Table46.1">
          <table:table-cell table:style-name="Table46.A1" office:value-type="string">
            <text:p text:style-name="P47"><text:span text:style-name="T52">multimap_not_equal</text:span><text:span text:style-name="T52">()</text:span></text:p>
          </table:table-cell>
          <table:table-cell table:style-name="Table46.B1" office:value-type="string">
            <text:p text:style-name="P41">判断两个multimap_t是否不等.</text:p>
          </table:table-cell>
        </table:table-row>
        <table:table-row table:style-name="Table46.1">
          <table:table-cell table:style-name="Table46.A1" office:value-type="string">
            <text:p text:style-name="P47"><text:span text:style-name="T52">mul</text:span><text:span text:style-name="T52">timap_less()</text:span></text:p>
          </table:table-cell>
          <table:table-cell table:style-name="Table46.B1" office:value-type="string">
            <text:p text:style-name="P41">判断第一个multimap_t是否小于第二个multimap_t.</text:p>
          </table:table-cell>
        </table:table-row>
        <table:table-row table:style-name="Table46.1">
          <table:table-cell table:style-name="Table46.A1" office:value-type="string">
            <text:p text:style-name="P47"><text:span text:style-name="T52">multimap_less_equal</text:span><text:span text:style-name="T52">()</text:span></text:p>
          </table:table-cell>
          <table:table-cell table:style-name="Table46.B1" office:value-type="string">
            <text:p text:style-name="P41">判断第一个multimap_t是否小于等于第二个multimap_t.</text:p>
          </table:table-cell>
        </table:table-row>
        <table:table-row table:style-name="Table46.1">
          <table:table-cell table:style-name="Table46.A1" office:value-type="string">
            <text:p text:style-name="P47"><text:span text:style-name="T52">multimap_great</text:span><text:span text:style-name="T52">()</text:span></text:p>
          </table:table-cell>
          <table:table-cell table:style-name="Table46.B1" office:value-type="string">
            <text:p text:style-name="P41">判断第一个multimap_t是否大于第二个multimap_t.</text:p>
          </table:table-cell>
        </table:table-row>
        <table:table-row table:style-name="Table46.1">
          <table:table-cell table:style-name="Table46.A1" office:value-type="string">
            <text:p text:style-name="P47"><text:span text:style-name="T52">multimap_great_equal</text:span><text:span text:style-name="T52">()</text:span></text:p>
          </table:table-cell>
          <table:table-cell table:style-name="Table46.B1" office:value-type="string">
            <text:p text:style-name="P41">判断第一个multimap_t是否大于等于第二个multimap_t.</text:p>
          </table:table-cell>
        </table:table-row>
      </table:table>
      <text:p text:style-name="P38"/>
      <text:p text:style-name="P85">特殊的查找函数:</text:p>
      <text:p text:style-name="P38"><text:span text:style-name="T52"><text:tab/></text:span><text:span text:style-name="T56">map_t和multimap_t同样提供了特殊查找函数,但是这些函数是基于数据的key,例如要查找指定的key使用xxxx_find()操作函数,但是如果要查找指定的value就不能使用xxxx_find()了,使用algo_find_if()可用做到,但是没有xxxx_find()高效.</text:span></text:p>
      <table:table table:name="Table47" table:style-name="Table47">
        <table:table-column table:style-name="Table47.A"/>
        <table:table-column table:style-name="Table47.B"/>
        <table:table-row table:style-name="Table47.1">
          <table:table-cell table:style-name="Table47.A1" office:value-type="string">
            <text:p text:style-name="P51">map_count()</text:p>
          </table:table-cell>
          <table:table-cell table:style-name="Table47.B1" office:value-type="string">
            <text:p text:style-name="P41">获得指定数据在容器中的数目.</text:p>
          </table:table-cell>
        </table:table-row>
        <table:table-row table:style-name="Table47.1">
          <table:table-cell table:style-name="Table47.A1" office:value-type="string">
            <text:p text:style-name="P47"><text:span text:style-name="T52">map</text:span><text:span text:style-name="T52">_find()</text:span></text:p>
          </table:table-cell>
          <table:table-cell table:style-name="Table47.B1" office:value-type="string">
            <text:p text:style-name="P41">查找指定数据在容器中的位置.</text:p>
          </table:table-cell>
        </table:table-row>
        <table:table-row table:style-name="Table47.1">
          <table:table-cell table:style-name="Table47.A1" office:value-type="string">
            <text:p text:style-name="P47"><text:span text:style-name="T52">map</text:span><text:span text:style-name="T52">_lower_bound()</text:span></text:p>
          </table:table-cell>
          <table:table-cell table:style-name="Table47.B1" office:value-type="string">
            <text:p text:style-name="P41">查找第一个不小于指定数据的位置.</text:p>
          </table:table-cell>
        </table:table-row>
        <table:table-row table:style-name="Table47.1">
          <table:table-cell table:style-name="Table47.A1" office:value-type="string">
            <text:p text:style-name="P47"><text:span text:style-name="T52">map</text:span><text:span text:style-name="T52">_upper_bound()</text:span></text:p>
          </table:table-cell>
          <table:table-cell table:style-name="Table47.B1" office:value-type="string">
            <text:p text:style-name="P41">查找第一个大于指定数据的位置.</text:p>
          </table:table-cell>
        </table:table-row>
        <table:table-row table:style-name="Table47.1">
          <table:table-cell table:style-name="Table47.A1" office:value-type="string">
            <text:p text:style-name="P47"><text:span text:style-name="T52">map</text:span><text:span text:style-name="T52">_equal_range()</text:span></text:p>
          </table:table-cell>
          <table:table-cell table:style-name="Table47.B1" office:value-type="string">
            <text:p text:style-name="P41">查找等于指定数据的数据区间.</text:p>
          </table:table-cell>
        </table:table-row>
      </table:table>
      <text:p text:style-name="P38"/>
      <table:table table:name="Table48" table:style-name="Table48">
        <table:table-column table:style-name="Table48.A"/>
        <table:table-column table:style-name="Table48.B"/>
        <table:table-row table:style-name="Table48.1">
          <table:table-cell table:style-name="Table48.A1" office:value-type="string">
            <text:p text:style-name="P51">multimap_count()</text:p>
          </table:table-cell>
          <table:table-cell table:style-name="Table48.B1" office:value-type="string">
            <text:p text:style-name="P41">获得指定数据在容器中的数目.</text:p>
          </table:table-cell>
        </table:table-row>
        <table:table-row table:style-name="Table48.1">
          <table:table-cell table:style-name="Table48.A1" office:value-type="string">
            <text:p text:style-name="P47"><text:span text:style-name="T52">multi</text:span><text:span text:style-name="T52">map_find()</text:span></text:p>
          </table:table-cell>
          <table:table-cell table:style-name="Table48.B1" office:value-type="string">
            <text:p text:style-name="P41">查找指定数据在容器中的位置.</text:p>
          </table:table-cell>
        </table:table-row>
        <table:table-row table:style-name="Table48.1">
          <table:table-cell table:style-name="Table48.A1" office:value-type="string">
            <text:p text:style-name="P47"><text:span text:style-name="T52">multi</text:span><text:span text:style-name="T52">map_lower_bound()</text:span></text:p>
          </table:table-cell>
          <table:table-cell table:style-name="Table48.B1" office:value-type="string">
            <text:p text:style-name="P41">查找第一个不小于指定数据的位置.</text:p>
          </table:table-cell>
        </table:table-row>
        <table:table-row table:style-name="Table48.1">
          <table:table-cell table:style-name="Table48.A1" office:value-type="string">
            <text:p text:style-name="P47"><text:span text:style-name="T52">multi</text:span><text:span text:style-name="T52">map_upper_bound()</text:span></text:p>
          </table:table-cell>
          <table:table-cell table:style-name="Table48.B1" office:value-type="string">
            <text:p text:style-name="P41">查找第一个大于指定数据的位置.</text:p>
          </table:table-cell>
        </table:table-row>
        <table:table-row table:style-name="Table48.1">
          <table:table-cell table:style-name="Table48.A1" office:value-type="string">
            <text:p text:style-name="P47"><text:span text:style-name="T52">multi</text:span><text:span text:style-name="T52">map_equal_range()</text:span></text:p>
          </table:table-cell>
          <table:table-cell table:style-name="Table48.B1" office:value-type="string">
            <text:p text:style-name="P41">查找等于指定数据的数据区间.</text:p>
          </table:table-cell>
        </table:table-row>
      </table:table>
      <text:p text:style-name="P40"><text:tab/>在使用xxxx_equal_range()操作函数是同样也要注意在返回值的问题,请参考6.2.</text:p>
      <text:p text:style-name="P40"/>
      <text:p text:style-name="P85">赋值:</text:p>
      <table:table table:name="Table49" table:style-name="Table49">
        <table:table-column table:style-name="Table49.A"/>
        <table:table-column table:style-name="Table49.B"/>
        <table:table-row table:style-name="Table49.1">
          <table:table-cell table:style-name="Table49.A1" office:value-type="string">
            <text:p text:style-name="P51">map_assign()</text:p>
          </table:table-cell>
          <table:table-cell table:style-name="Table49.B1" office:value-type="string">
            <text:p text:style-name="P41">使用另一个map_t为当前map_t赋值.</text:p>
          </table:table-cell>
        </table:table-row>
        <table:table-row table:style-name="Table49.1">
          <table:table-cell table:style-name="Table49.A1" office:value-type="string">
            <text:p text:style-name="P51">map_swap()</text:p>
          </table:table-cell>
          <table:table-cell table:style-name="Table49.B1" office:value-type="string">
            <text:p text:style-name="P41">交换两个map_t的数据.</text:p>
          </table:table-cell>
        </table:table-row>
      </table:table>
      <text:p text:style-name="P39"/>
      <table:table table:name="Table50" table:style-name="Table50">
        <table:table-column table:style-name="Table50.A"/>
        <table:table-column table:style-name="Table50.B"/>
        <table:table-row table:style-name="Table50.1">
          <table:table-cell table:style-name="Table50.A1" office:value-type="string">
            <text:p text:style-name="P51">multimap_assign()</text:p>
          </table:table-cell>
          <table:table-cell table:style-name="Table50.B1" office:value-type="string">
            <text:p text:style-name="P41">使用另一个multimap_t为当前multimap_t赋值.</text:p>
          </table:table-cell>
        </table:table-row>
        <table:table-row table:style-name="Table50.1">
          <table:table-cell table:style-name="Table50.A1" office:value-type="string">
            <text:p text:style-name="P51">multimap_swap()</text:p>
          </table:table-cell>
          <table:table-cell table:style-name="Table50.B1" office:value-type="string">
            <text:p text:style-name="P41">交换两个multimap_t的数据.</text:p>
          </table:table-cell>
        </table:table-row>
      </table:table>
      <text:p text:style-name="P40"/>
      <text:p text:style-name="P85">迭代器函数:</text:p>
      <table:table table:name="Table51" table:style-name="Table51">
        <table:table-column table:style-name="Table51.A"/>
        <table:table-column table:style-name="Table51.B"/>
        <table:table-row table:style-name="Table51.1">
          <table:table-cell table:style-name="Table51.A1" office:value-type="string">
            <text:p text:style-name="P51">map_begin()</text:p>
          </table:table-cell>
          <table:table-cell table:style-name="Table51.B1" office:value-type="string">
            <text:p text:style-name="P41">获得指向map_t第一个数据的迭代器.</text:p>
          </table:table-cell>
        </table:table-row>
        <table:table-row table:style-name="Table51.1">
          <table:table-cell table:style-name="Table51.A1" office:value-type="string">
            <text:p text:style-name="P47"><text:span text:style-name="T52">map</text:span><text:span text:style-name="T52">_end()</text:span></text:p>
          </table:table-cell>
          <table:table-cell table:style-name="Table51.B1" office:value-type="string">
            <text:p text:style-name="P41">获得指向map_t最后一个数据的下一个位置的迭代器.</text:p>
          </table:table-cell>
        </table:table-row>
      </table:table>
      <text:p text:style-name="P39"/>
      <table:table table:name="Table52" table:style-name="Table52">
        <table:table-column table:style-name="Table52.A"/>
        <table:table-column table:style-name="Table52.B"/>
        <table:table-row table:style-name="Table52.1">
          <table:table-cell table:style-name="Table52.A1" office:value-type="string">
            <text:p text:style-name="P51">multimap_begin()</text:p>
          </table:table-cell>
          <table:table-cell table:style-name="Table52.B1" office:value-type="string">
            <text:p text:style-name="P41">获得指向multimap_t第一个数据的迭代器.</text:p>
          </table:table-cell>
        </table:table-row>
        <table:table-row table:style-name="Table52.1">
          <table:table-cell table:style-name="Table52.A1" office:value-type="string">
            <text:p text:style-name="P47"><text:span text:style-name="T52">multimap</text:span><text:span text:style-name="T52">_end()</text:span></text:p>
          </table:table-cell>
          <table:table-cell table:style-name="Table52.B1" office:value-type="string">
            <text:p text:style-name="P41">获得指向multimap_t最后一个数据的下一个位置的迭代器.</text:p>
          </table:table-cell>
        </table:table-row>
      </table:table>
      <text:p text:style-name="P39">map_t和multimap_t提供双向迭代器.禁止通过迭代器操作间接的修改容器中数据的key,但是可以修改数据的value,同样禁止将质变算法作用于关联容器.</text:p>
      <text:p text:style-name="P40"><text:soft-page-break/></text:p>
      <text:p text:style-name="P38"><text:span text:style-name="T56"><text:tab/></text:span><text:span text:style-name="T52">插入和删除:</text:span></text:p>
      <table:table table:name="Table53" table:style-name="Table53">
        <table:table-column table:style-name="Table53.A"/>
        <table:table-column table:style-name="Table53.B"/>
        <table:table-row table:style-name="Table53.1">
          <table:table-cell table:style-name="Table53.A1" office:value-type="string">
            <text:p text:style-name="P51">map_insert()</text:p>
          </table:table-cell>
          <table:table-cell table:style-name="Table53.B1" office:value-type="string">
            <text:p text:style-name="P41">插入指定数据.</text:p>
          </table:table-cell>
        </table:table-row>
        <table:table-row table:style-name="Table53.1">
          <table:table-cell table:style-name="Table53.A1" office:value-type="string">
            <text:p text:style-name="P51">map_insert_hint()</text:p>
          </table:table-cell>
          <table:table-cell table:style-name="Table53.B1" office:value-type="string">
            <text:p text:style-name="P41">向线索位置插入指定数据.</text:p>
          </table:table-cell>
        </table:table-row>
        <table:table-row table:style-name="Table53.1">
          <table:table-cell table:style-name="Table53.A1" office:value-type="string">
            <text:p text:style-name="P51">map_insert_range()</text:p>
          </table:table-cell>
          <table:table-cell table:style-name="Table53.B1" office:value-type="string">
            <text:p text:style-name="P41">插入一个数据区间.</text:p>
          </table:table-cell>
        </table:table-row>
        <table:table-row table:style-name="Table53.1">
          <table:table-cell table:style-name="Table53.A1" office:value-type="string">
            <text:p text:style-name="P47"><text:span text:style-name="T52">map_erase</text:span><text:span text:style-name="T52">()</text:span></text:p>
          </table:table-cell>
          <table:table-cell table:style-name="Table53.B1" office:value-type="string">
            <text:p text:style-name="P41">删除指定的数据.</text:p>
          </table:table-cell>
        </table:table-row>
        <table:table-row table:style-name="Table53.1">
          <table:table-cell table:style-name="Table53.A1" office:value-type="string">
            <text:p text:style-name="P51">map_erase_pos()</text:p>
          </table:table-cell>
          <table:table-cell table:style-name="Table53.B1" office:value-type="string">
            <text:p text:style-name="P41">删除指定位置的数据.</text:p>
          </table:table-cell>
        </table:table-row>
        <table:table-row table:style-name="Table53.1">
          <table:table-cell table:style-name="Table53.A1" office:value-type="string">
            <text:p text:style-name="P51">map_erase_range()</text:p>
          </table:table-cell>
          <table:table-cell table:style-name="Table53.B1" office:value-type="string">
            <text:p text:style-name="P41">删除指定区间的数据.</text:p>
          </table:table-cell>
        </table:table-row>
        <table:table-row table:style-name="Table53.1">
          <table:table-cell table:style-name="Table53.A1" office:value-type="string">
            <text:p text:style-name="P51">map_clear()</text:p>
          </table:table-cell>
          <table:table-cell table:style-name="Table53.B1" office:value-type="string">
            <text:p text:style-name="P41">清空所有数据.</text:p>
          </table:table-cell>
        </table:table-row>
      </table:table>
      <text:p text:style-name="P39"/>
      <table:table table:name="Table54" table:style-name="Table54">
        <table:table-column table:style-name="Table54.A"/>
        <table:table-column table:style-name="Table54.B"/>
        <table:table-row table:style-name="Table54.1">
          <table:table-cell table:style-name="Table54.A1" office:value-type="string">
            <text:p text:style-name="P51">multimap_insert()</text:p>
          </table:table-cell>
          <table:table-cell table:style-name="Table54.B1" office:value-type="string">
            <text:p text:style-name="P41">插入指定数据.</text:p>
          </table:table-cell>
        </table:table-row>
        <table:table-row table:style-name="Table54.1">
          <table:table-cell table:style-name="Table54.A1" office:value-type="string">
            <text:p text:style-name="P51">multimap_insert_hint()</text:p>
          </table:table-cell>
          <table:table-cell table:style-name="Table54.B1" office:value-type="string">
            <text:p text:style-name="P41">向线索位置插入指定数据.</text:p>
          </table:table-cell>
        </table:table-row>
        <table:table-row table:style-name="Table54.1">
          <table:table-cell table:style-name="Table54.A1" office:value-type="string">
            <text:p text:style-name="P51">multimap_insert_range()</text:p>
          </table:table-cell>
          <table:table-cell table:style-name="Table54.B1" office:value-type="string">
            <text:p text:style-name="P41">插入一个数据区间.</text:p>
          </table:table-cell>
        </table:table-row>
        <table:table-row table:style-name="Table54.1">
          <table:table-cell table:style-name="Table54.A1" office:value-type="string">
            <text:p text:style-name="P51">multimap_erase()</text:p>
          </table:table-cell>
          <table:table-cell table:style-name="Table54.B1" office:value-type="string">
            <text:p text:style-name="P41">删除指定的数据.</text:p>
          </table:table-cell>
        </table:table-row>
        <table:table-row table:style-name="Table54.1">
          <table:table-cell table:style-name="Table54.A1" office:value-type="string">
            <text:p text:style-name="P51">multimap_erase_pos()</text:p>
          </table:table-cell>
          <table:table-cell table:style-name="Table54.B1" office:value-type="string">
            <text:p text:style-name="P41">删除指定位置的数据.</text:p>
          </table:table-cell>
        </table:table-row>
        <table:table-row table:style-name="Table54.1">
          <table:table-cell table:style-name="Table54.A1" office:value-type="string">
            <text:p text:style-name="P47"><text:span text:style-name="T52">mult</text:span><text:span text:style-name="T52">imap_erase_range()</text:span></text:p>
          </table:table-cell>
          <table:table-cell table:style-name="Table54.B1" office:value-type="string">
            <text:p text:style-name="P41">删除指定区间的数据.</text:p>
          </table:table-cell>
        </table:table-row>
        <table:table-row table:style-name="Table54.1">
          <table:table-cell table:style-name="Table54.A1" office:value-type="string">
            <text:p text:style-name="P51">multimap_clear()</text:p>
          </table:table-cell>
          <table:table-cell table:style-name="Table54.B1" office:value-type="string">
            <text:p text:style-name="P41">清空所有数据.</text:p>
          </table:table-cell>
        </table:table-row>
      </table:table>
      <text:p text:style-name="P39">对于map_t来说插入数据有可能会失败,当失败是map_insert()和map_insert_hint()返回map_end(),成功的时候返回指向新数据的迭代器.但是multimap_t的插入函数绝对不会失败,multimap_insert()会返回指向新插入的数据的迭代器.造成这种现象的原因是map_t不允许数据重复,而multimap_t允许数据重复.</text:p>
      <text:p text:style-name="P56"><draw:g text:anchor-type="as-char" svg:y="0cm" draw:z-index="6" draw:style-name="gr1"><draw:rect draw:style-name="gr7" draw:text-style-name="P239" svg:width="17.779cm" svg:height="6.878cm" svg:x="0.002cm" svg:y="0.002cm"><text:p/></draw:rect><draw:frame draw:style-name="gr8" draw:text-style-name="P241" svg:width="17.779cm" svg:height="6.878cm" svg:x="0cm" svg:y="0cm"><draw:text-box><text:p text:style-name="P241"><text:span text:style-name="T79">注意</text:span><text:span text:style-name="T79">: </text:span><text:span text:style-name="T78">map_insert()</text:span><text:span text:style-name="T80">直接向容器中插入的是</text:span><text:span text:style-name="T80">pair_t</text:span><text:span text:style-name="T80">形式的数据</text:span><text:span text:style-name="T80">,</text:span><text:span text:style-name="T80">所以调用者在插入时必须先构造一个</text:span><text:span text:style-name="T80">pair_t</text:span><text:span text:style-name="T80">值</text:span><text:span text:style-name="T80">.</text:span><text:span text:style-name="T80">然后将这个</text:span><text:span text:style-name="T80">pair_t</text:span><text:span text:style-name="T80">值的指针传递个</text:span><text:span text:style-name="T80">map_insert(),</text:span><text:span text:style-name="T80">插入过程中</text:span><text:span text:style-name="T80">map_insert()</text:span><text:span text:style-name="T80">完全复制了</text:span><text:span text:style-name="T80">pair_t</text:span><text:span text:style-name="T80">包括它维护的内存</text:span><text:span text:style-name="T80">,</text:span><text:span text:style-name="T80">所以在插入后这个</text:span><text:span text:style-name="T80">pair_t</text:span><text:span text:style-name="T80">可以被销毁或用作其他用途</text:span><text:span text:style-name="T80">,</text:span><text:span text:style-name="T80">但是在</text:span><text:span text:style-name="T80">pair_t</text:span><text:span text:style-name="T80">使用后一定要销毁</text:span><text:span text:style-name="T80">.</text:span><text:span text:style-name="T80">具体过程如下</text:span><text:span text:style-name="T80">:</text:span></text:p><text:p text:style-name="P241"><text:span text:style-name="T78">pair_t t_p = create_pair(int, double);</text:span></text:p><text:p text:style-name="P241"><text:span text:style-name="T78">pair_init(&amp;t_p);</text:span></text:p><text:p text:style-name="P241"><text:span text:style-name="T78">pair_make(&amp;t_p, 10, 100.0);</text:span></text:p><text:p text:style-name="P241"><text:span text:style-name="T78">map_insert(&amp;t_map, &amp;t_p);</text:span></text:p><text:p text:style-name="P241"><text:span text:style-name="T78">... </text:span></text:p><text:p text:style-name="P241"><text:span text:style-name="T78">pair_destroy(&amp;t_p);</text:span></text:p></draw:text-box></draw:frame></draw:g></text:p>
      <text:p text:style-name="P40"/>
      <text:list xml:id="list1125390939" text:continue-numbering="true" text:style-name="WW8Num13">
        <text:list-item>
          <text:list>
            <text:list-item>
              <text:list>
                <text:list-item>
                  <text:h text:style-name="P235" text:outline-level="3">将map_t作为关联数组使用</text:h>
                </text:list-item>
              </text:list>
            </text:list-item>
          </text:list>
        </text:list-item>
      </text:list>
      <text:p text:style-name="P40"><text:tab/>关联容器是不提供数据访问操作的,但是map_t例外,它提供了一个通过下标对数据进行随即访问的操作函数,所以可以将map_t看作是关联数组.</text:p>
      <table:table table:name="Table55" table:style-name="Table55">
        <table:table-column table:style-name="Table55.A"/>
        <table:table-column table:style-name="Table55.B"/>
        <table:table-row table:style-name="Table55.1">
          <table:table-cell table:style-name="Table55.A1" office:value-type="string">
            <text:p text:style-name="P51">map_at()</text:p>
          </table:table-cell>
          <table:table-cell table:style-name="Table55.B1" office:value-type="string">
            <text:p text:style-name="P41">通过以key为下标对数据进行随即访问.</text:p>
          </table:table-cell>
        </table:table-row>
      </table:table>
      <text:p text:style-name="P40"><text:tab/>这个操作函数使用key为下标,返回指向数据的value的指针.如果容器中没有以key为键值的数据则先向容器中插入一个键值为key,value为0的数据然后返回指向value的指针.</text:p>
      <text:p text:style-name="P40">例如:</text:p>
      <text:p text:style-name="P50"><text:soft-page-break/>map_t t_m = create_map(char, double);</text:p>
      <text:p text:style-name="P50">map_init(&amp;t_m);</text:p>
      <text:p text:style-name="P50">...</text:p>
      <text:p text:style-name="P50">*(double*)map_at(&amp;t_m, ‘A’) = 7.7;</text:p>
      <text:p text:style-name="P82"><text:span text:style-name="T56">这个例子中</text:span><text:span text:style-name="T52">*(double*)map_at(&amp;t_m, ‘A’) = 7.7;</text:span><text:span text:style-name="T56">是对键值为’A’的数据的访问.如果容器中包含键值为’A’的数据,就将这个数据的value改为7.7,如果没有就插入一个(‘A’,7.7)的数据.</text:span></text:p>
      <text:p text:style-name="P40"><text:tab/>这个操作有一个缺点,那就是调用者可能偶然或者错误的插了新数据.如:</text:p>
      <text:p text:style-name="P50">printf(“value = %f\n”, *(double*)map_at(&amp;t_m, ‘A’));</text:p>
      <text:p text:style-name="P40">如果容器中有键值为’A’的数据这个操作没有任何错误,但是如果没有那么就无声无息的插入了一个新数据 (‘A’,0.0).</text:p>
      <text:list xml:id="list118763142" text:continue-numbering="true" text:style-name="WW8Num13">
        <text:list-item>
          <text:list>
            <text:list-item>
              <text:list>
                <text:list-item>
                  <text:h text:style-name="P235" text:outline-level="3">map_t和multimap_t的使用实例</text:h>
                </text:list-item>
              </text:list>
            </text:list-item>
          </text:list>
        </text:list-item>
      </text:list>
      <text:p text:style-name="P40">map_t作为关联数组:</text:p>
      <text:p text:style-name="P50">#include &lt;stdio.h&gt;</text:p>
      <text:p text:style-name="P50">#include &lt;cstl/cmap.h&gt;</text:p>
      <text:p text:style-name="P50"/>
      <text:p text:style-name="P50">int main(int argc, char* argv[])</text:p>
      <text:p text:style-name="P50">{</text:p>
      <text:p text:style-name="P50"><text:s text:c="4"/>map_t t_m = create_map(char, double);</text:p>
      <text:p text:style-name="P50"><text:s text:c="4"/>iterator_t t_i;</text:p>
      <text:p text:style-name="P50"/>
      <text:p text:style-name="P50"><text:s text:c="4"/>map_init(&amp;t_m);</text:p>
      <text:p text:style-name="P50"><text:s text:c="4"/>*(double*)map_at(&amp;t_m, 'B') = 369.50;</text:p>
      <text:p text:style-name="P50"><text:s text:c="4"/>*(double*)map_at(&amp;t_m, 'V') = 413.50;</text:p>
      <text:p text:style-name="P50"><text:s text:c="4"/>*(double*)map_at(&amp;t_m, 'D') = 819.00;</text:p>
      <text:p text:style-name="P50"><text:s text:c="4"/>*(double*)map_at(&amp;t_m, 'M') = 834.00;</text:p>
      <text:p text:style-name="P50"><text:s text:c="4"/>*(double*)map_at(&amp;t_m, 'S') = 842.20;</text:p>
      <text:p text:style-name="P50"/>
      <text:p text:style-name="P50"><text:s text:c="4"/>for(t_i = map_begin(&amp;t_m);</text:p>
      <text:p text:style-name="P50"><text:s text:c="8"/>!iterator_equal(&amp;t_i, map_end(&amp;t_m));</text:p>
      <text:p text:style-name="P50"><text:s text:c="8"/>iterator_next(&amp;t_i))</text:p>
      <text:p text:style-name="P50"><text:s text:c="4"/>{</text:p>
      <text:p text:style-name="P50"><text:s text:c="8"/>printf("key:%c, value:%f\n",</text:p>
      <text:p text:style-name="P50"><text:s text:c="12"/>*(char*)((pair_t*)iterator_get_pointer(&amp;t_i))-&gt;first,</text:p>
      <text:p text:style-name="P50"><text:s text:c="12"/>*(double*)((pair_t*)iterator_get_pointer(&amp;t_i))-&gt;second);</text:p>
      <text:p text:style-name="P50"><text:s text:c="4"/>}</text:p>
      <text:p text:style-name="P50"><text:s text:c="4"/>printf("\n");</text:p>
      <text:p text:style-name="P50"/>
      <text:p text:style-name="P50"><text:s text:c="4"/>for(t_i = map_begin(&amp;t_m);</text:p>
      <text:p text:style-name="P50"><text:s text:c="8"/>!iterator_equal(&amp;t_i, map_end(&amp;t_m));</text:p>
      <text:p text:style-name="P50"><text:s text:c="8"/>iterator_next(&amp;t_i))</text:p>
      <text:p text:style-name="P50"><text:s text:c="4"/>{</text:p>
      <text:p text:style-name="P50"><text:s text:c="8"/>*(double*)((pair_t*)iterator_get_pointer(&amp;t_i))-&gt;second *= 2;</text:p>
      <text:p text:style-name="P50"><text:s text:c="4"/>}</text:p>
      <text:p text:style-name="P50"/>
      <text:p text:style-name="P50"><text:s text:c="4"/>for(t_i = map_begin(&amp;t_m);</text:p>
      <text:p text:style-name="P50"><text:s text:c="8"/>!iterator_equal(&amp;t_i, map_end(&amp;t_m));</text:p>
      <text:p text:style-name="P50"><text:s text:c="8"/>iterator_next(&amp;t_i))</text:p>
      <text:p text:style-name="P50"><text:s text:c="4"/>{</text:p>
      <text:p text:style-name="P50"><text:s text:c="8"/>printf("key:%c, value:%f\n",</text:p>
      <text:p text:style-name="P50"><text:s text:c="12"/>*(char*)((pair_t*)iterator_get_pointer(&amp;t_i))-&gt;first,</text:p>
      <text:p text:style-name="P50"><text:s text:c="12"/>*(double*)((pair_t*)iterator_get_pointer(&amp;t_i))-&gt;second);</text:p>
      <text:p text:style-name="P50"><text:s text:c="4"/>}</text:p>
      <text:p text:style-name="P50"><text:s text:c="4"/>printf("\n");</text:p>
      <text:p text:style-name="P50"/>
      <text:p text:style-name="P50"><text:s text:c="4"/>*(double*)map_at(&amp;t_m, 'v') = *(double*)map_at(&amp;t_m, 'V');</text:p>
      <text:p text:style-name="P50"><text:s text:c="4"/>map_erase(&amp;t_m, 'V');</text:p>
      <text:p text:style-name="P50"/>
      <text:p text:style-name="P50"><text:s text:c="4"/>for(t_i = map_begin(&amp;t_m);</text:p>
      <text:p text:style-name="P50"><text:s text:c="8"/>!iterator_equal(&amp;t_i, map_end(&amp;t_m));</text:p>
      <text:p text:style-name="P50"><text:s text:c="8"/>iterator_next(&amp;t_i))</text:p>
      <text:p text:style-name="P50"><text:soft-page-break/><text:s text:c="4"/>{</text:p>
      <text:p text:style-name="P50"><text:s text:c="8"/>printf("key:%c, value:%f\n",</text:p>
      <text:p text:style-name="P50"><text:s text:c="12"/>*(char*)((pair_t*)iterator_get_pointer(&amp;t_i))-&gt;first,</text:p>
      <text:p text:style-name="P50"><text:s text:c="12"/>*(double*)((pair_t*)iterator_get_pointer(&amp;t_i))-&gt;second);</text:p>
      <text:p text:style-name="P50"><text:s text:c="4"/>}</text:p>
      <text:p text:style-name="P50"><text:s text:c="4"/>printf("\n");</text:p>
      <text:p text:style-name="P50"/>
      <text:p text:style-name="P50"><text:s text:c="4"/>map_destroy(&amp;t_m);</text:p>
      <text:p text:style-name="P50"/>
      <text:p text:style-name="P50"><text:s text:c="4"/>return 0;</text:p>
      <text:p text:style-name="P50">}</text:p>
      <text:p text:style-name="P40">输出结果:</text:p>
      <text:p text:style-name="P50">key:B, value:369.500000</text:p>
      <text:p text:style-name="P50">key:D, value:819.000000</text:p>
      <text:p text:style-name="P50">key:M, value:834.000000</text:p>
      <text:p text:style-name="P50">key:S, value:842.200000</text:p>
      <text:p text:style-name="P50">key:V, value:413.500000</text:p>
      <text:p text:style-name="P50"/>
      <text:p text:style-name="P50">key:B, value:739.000000</text:p>
      <text:p text:style-name="P50">key:D, value:1638.000000</text:p>
      <text:p text:style-name="P50">key:M, value:1668.000000</text:p>
      <text:p text:style-name="P50">key:S, value:1684.400000</text:p>
      <text:p text:style-name="P50">key:V, value:827.000000</text:p>
      <text:p text:style-name="P50"/>
      <text:p text:style-name="P50">key:B, value:739.000000</text:p>
      <text:p text:style-name="P50">key:D, value:1638.000000</text:p>
      <text:p text:style-name="P50">key:M, value:1668.000000</text:p>
      <text:p text:style-name="P50">key:S, value:1684.400000</text:p>
      <text:p text:style-name="P50">key:v, value:827.000000</text:p>
      <text:p text:style-name="P50"/>
      <text:p text:style-name="P40">multimap_t实例:</text:p>
      <text:p text:style-name="P50">#include &lt;stdio.h&gt;</text:p>
      <text:p text:style-name="P50">#include &lt;cstl/cmap.h&gt;</text:p>
      <text:p text:style-name="P50"/>
      <text:p text:style-name="P50">int main(int argc, char* argv[])</text:p>
      <text:p text:style-name="P50">{</text:p>
      <text:p text:style-name="P50"><text:s text:c="4"/>multimap_t t_mm = create_multimap(int, double);</text:p>
      <text:p text:style-name="P50"><text:s text:c="4"/>pair_t t_p = create_pair(int, double);</text:p>
      <text:p text:style-name="P50"><text:s text:c="4"/>iterator_t t_i;</text:p>
      <text:p text:style-name="P50"/>
      <text:p text:style-name="P50"><text:s text:c="4"/>multimap_init(&amp;t_mm);</text:p>
      <text:p text:style-name="P50"><text:s text:c="4"/>pair_init(&amp;t_p);</text:p>
      <text:p text:style-name="P50"/>
      <text:p text:style-name="P50"><text:s text:c="4"/>pair_make(&amp;t_p, 0, 34.112);</text:p>
      <text:p text:style-name="P50"><text:soft-page-break/><text:s text:c="4"/>multimap_insert(&amp;t_mm, &amp;t_p);</text:p>
      <text:p text:style-name="P50"><text:s text:c="4"/>pair_make(&amp;t_p, 0, 4.080);</text:p>
      <text:p text:style-name="P50"><text:s text:c="4"/>multimap_insert(&amp;t_mm, &amp;t_p);</text:p>
      <text:p text:style-name="P50"><text:s text:c="4"/>pair_make(&amp;t_p, 2, 29.752);</text:p>
      <text:p text:style-name="P50"><text:s text:c="4"/>multimap_insert(&amp;t_mm, &amp;t_p);</text:p>
      <text:p text:style-name="P50"><text:s text:c="4"/>pair_make(&amp;t_p, 4, 394.288);</text:p>
      <text:p text:style-name="P50"><text:s text:c="4"/>multimap_insert(&amp;t_mm, &amp;t_p);</text:p>
      <text:p text:style-name="P50"><text:s text:c="4"/>pair_make(&amp;t_p, 4, 13.496);</text:p>
      <text:p text:style-name="P50"><text:s text:c="4"/>multimap_insert(&amp;t_mm, &amp;t_p);</text:p>
      <text:p text:style-name="P50"><text:s text:c="4"/>pair_make(&amp;t_p, 5, 0.332);</text:p>
      <text:p text:style-name="P50"><text:s text:c="4"/>multimap_insert(&amp;t_mm, &amp;t_p);</text:p>
      <text:p text:style-name="P50"><text:s text:c="4"/>pair_make(&amp;t_p, 4, 0.076);</text:p>
      <text:p text:style-name="P50"><text:s text:c="4"/>multimap_insert(&amp;t_mm, &amp;t_p);</text:p>
      <text:p text:style-name="P50"><text:s text:c="4"/>pair_make(&amp;t_p, -3, 4.096);</text:p>
      <text:p text:style-name="P50"><text:s text:c="4"/>multimap_insert(&amp;t_mm, &amp;t_p);</text:p>
      <text:p text:style-name="P50"/>
      <text:p text:style-name="P50"><text:s text:c="4"/>printf("priority <text:s text:c="3"/>memory(m)\n");</text:p>
      <text:p text:style-name="P50"><text:s text:c="4"/>printf("------------------------\n");</text:p>
      <text:p text:style-name="P50"><text:s text:c="4"/>for(t_i = multimap_begin(&amp;t_mm);</text:p>
      <text:p text:style-name="P50"><text:s text:c="8"/>!iterator_equal(&amp;t_i, multimap_end(&amp;t_mm));</text:p>
      <text:p text:style-name="P50"><text:s text:c="8"/>iterator_next(&amp;t_i))</text:p>
      <text:p text:style-name="P50"><text:s text:c="4"/>{</text:p>
      <text:p text:style-name="P50"><text:s text:c="8"/>printf("%8d <text:s text:c="3"/>%f\n",</text:p>
      <text:p text:style-name="P50"><text:s text:c="12"/>*(int*)((pair_t*)iterator_get_pointer(&amp;t_i))-&gt;first,</text:p>
      <text:p text:style-name="P50"><text:s text:c="12"/>*(double*)((pair_t*)iterator_get_pointer(&amp;t_i))-&gt;second);</text:p>
      <text:p text:style-name="P50"><text:s text:c="4"/>}</text:p>
      <text:p text:style-name="P50"><text:s text:c="4"/>printf("\n");</text:p>
      <text:p text:style-name="P50"><text:s text:c="4"/>printf("priority: 0\n");</text:p>
      <text:p text:style-name="P50"><text:s text:c="4"/>for(t_i = multimap_lower_bound(&amp;t_mm, 0);</text:p>
      <text:p text:style-name="P50"><text:s text:c="8"/>!iterator_equal(&amp;t_i, multimap_upper_bound(&amp;t_mm, 0));</text:p>
      <text:p text:style-name="P50"><text:s text:c="8"/>iterator_next(&amp;t_i))</text:p>
      <text:p text:style-name="P50"><text:s text:c="4"/>{</text:p>
      <text:p text:style-name="P50"><text:s text:c="8"/>printf(" <text:s text:c="7"/>%f\n",</text:p>
      <text:p text:style-name="P50"><text:s text:c="12"/>*(double*)((pair_t*)iterator_get_pointer(&amp;t_i))-&gt;second);</text:p>
      <text:p text:style-name="P50"><text:s text:c="4"/>}</text:p>
      <text:p text:style-name="P50"><text:s text:c="4"/>printf("priority: 4\n");</text:p>
      <text:p text:style-name="P50"><text:s text:c="4"/>for(t_i = multimap_lower_bound(&amp;t_mm, 4);</text:p>
      <text:p text:style-name="P50"><text:s text:c="8"/>!iterator_equal(&amp;t_i, multimap_upper_bound(&amp;t_mm, 4));</text:p>
      <text:p text:style-name="P50"><text:s text:c="8"/>iterator_next(&amp;t_i))</text:p>
      <text:p text:style-name="P50"><text:s text:c="4"/>{</text:p>
      <text:p text:style-name="P50"><text:s text:c="8"/>printf(" <text:s text:c="7"/>%f\n",</text:p>
      <text:p text:style-name="P50"><text:s text:c="12"/>*(double*)((pair_t*)iterator_get_pointer(&amp;t_i))-&gt;second);</text:p>
      <text:p text:style-name="P50"><text:s text:c="4"/>}</text:p>
      <text:p text:style-name="P50"><text:s text:c="4"/>multimap_destroy(&amp;t_mm);</text:p>
      <text:p text:style-name="P50"><text:soft-page-break/><text:s text:c="4"/>pair_destroy(&amp;t_p);</text:p>
      <text:p text:style-name="P50"/>
      <text:p text:style-name="P50"><text:s text:c="4"/>return 0;</text:p>
      <text:p text:style-name="P50">}</text:p>
      <text:p text:style-name="P40">结果:</text:p>
      <text:p text:style-name="P50">priority <text:s text:c="3"/>memory(m)</text:p>
      <text:p text:style-name="P50">------------------------</text:p>
      <text:p text:style-name="P50"><text:s text:c="6"/>-3 <text:s text:c="3"/>4.096000</text:p>
      <text:p text:style-name="P50"><text:s text:c="7"/>0 <text:s text:c="3"/>34.112000</text:p>
      <text:p text:style-name="P50"><text:s text:c="7"/>0 <text:s text:c="3"/>4.080000</text:p>
      <text:p text:style-name="P50"><text:s text:c="7"/>2 <text:s text:c="3"/>29.752000</text:p>
      <text:p text:style-name="P50"><text:s text:c="7"/>4 <text:s text:c="3"/>394.288000</text:p>
      <text:p text:style-name="P50"><text:s text:c="7"/>4 <text:s text:c="3"/>13.496000</text:p>
      <text:p text:style-name="P50"><text:s text:c="7"/>4 <text:s text:c="3"/>0.076000</text:p>
      <text:p text:style-name="P50"><text:s text:c="7"/>5 <text:s text:c="3"/>0.332000</text:p>
      <text:p text:style-name="P50"/>
      <text:p text:style-name="P50">priority: 0</text:p>
      <text:p text:style-name="P50"><text:s text:c="8"/>34.112000</text:p>
      <text:p text:style-name="P50"><text:s text:c="8"/>4.080000</text:p>
      <text:p text:style-name="P50">priority: 4</text:p>
      <text:p text:style-name="P50"><text:s text:c="8"/>394.288000</text:p>
      <text:p text:style-name="P50"><text:s text:c="8"/>13.496000</text:p>
      <text:p text:style-name="P50"><text:s text:c="8"/>0.076000</text:p>
      <text:p text:style-name="P50"/>
      <text:p text:style-name="P40">通过数据的value来查找数据:</text:p>
      <text:p text:style-name="P50">#include &lt;stdio.h&gt;</text:p>
      <text:p text:style-name="P50">#include &lt;cstl/cmap.h&gt;</text:p>
      <text:p text:style-name="P50">#include &lt;cstl/calgorithm.h&gt;</text:p>
      <text:p text:style-name="P50"/>
      <text:p text:style-name="P50">static void _find_value(const void* cpv_input, void* pv_output);</text:p>
      <text:p text:style-name="P50"/>
      <text:p text:style-name="P50">int main(int argc, char* argv[])</text:p>
      <text:p text:style-name="P50">{</text:p>
      <text:p text:style-name="P50"><text:s text:c="4"/>map_t t_m = create_map(int, int);</text:p>
      <text:p text:style-name="P50"><text:s text:c="4"/>iterator_t t_i;</text:p>
      <text:p text:style-name="P50"/>
      <text:p text:style-name="P50"><text:s text:c="4"/>map_init(&amp;t_m);</text:p>
      <text:p text:style-name="P50"><text:s text:c="4"/>*(int*)map_at(&amp;t_m, 1) = 7;</text:p>
      <text:p text:style-name="P50"><text:s text:c="4"/>*(int*)map_at(&amp;t_m, 2) = 4;</text:p>
      <text:p text:style-name="P50"><text:s text:c="4"/>*(int*)map_at(&amp;t_m, 3) = 2;</text:p>
      <text:p text:style-name="P50"><text:s text:c="4"/>*(int*)map_at(&amp;t_m, 4) = 3;</text:p>
      <text:p text:style-name="P50"><text:s text:c="4"/>*(int*)map_at(&amp;t_m, 5) = 6;</text:p>
      <text:p text:style-name="P50"><text:s text:c="4"/>*(int*)map_at(&amp;t_m, 6) = 1;</text:p>
      <text:p text:style-name="P50"><text:s text:c="4"/>*(int*)map_at(&amp;t_m, 7) = 3;</text:p>
      <text:p text:style-name="P50"><text:soft-page-break/></text:p>
      <text:p text:style-name="P50"><text:s text:c="4"/>t_i = map_find(&amp;t_m, 3);</text:p>
      <text:p text:style-name="P50"><text:s text:c="4"/>if(!iterator_equal(&amp;t_i, map_end(&amp;t_m)))</text:p>
      <text:p text:style-name="P50"><text:s text:c="4"/>{</text:p>
      <text:p text:style-name="P50"><text:s text:c="8"/>printf("%d : %d\n",</text:p>
      <text:p text:style-name="P50"><text:s text:c="12"/>*(int*)((pair_t*)iterator_get_pointer(&amp;t_i))-&gt;first,</text:p>
      <text:p text:style-name="P50"><text:s text:c="12"/>*(int*)((pair_t*)iterator_get_pointer(&amp;t_i))-&gt;second);</text:p>
      <text:p text:style-name="P50"><text:s text:c="4"/>}</text:p>
      <text:p text:style-name="P50"><text:s text:c="4"/>t_i = algo_find_if(map_begin(&amp;t_m), map_end(&amp;t_m), _find_value);</text:p>
      <text:p text:style-name="P50"><text:s text:c="4"/>if(!iterator_equal(&amp;t_i, map_end(&amp;t_m)))</text:p>
      <text:p text:style-name="P50"><text:s text:c="4"/>{</text:p>
      <text:p text:style-name="P50"><text:s text:c="8"/>printf("%d : %d\n",</text:p>
      <text:p text:style-name="P50"><text:s text:c="12"/>*(int*)((pair_t*)iterator_get_pointer(&amp;t_i))-&gt;first,</text:p>
      <text:p text:style-name="P50"><text:s text:c="12"/>*(int*)((pair_t*)iterator_get_pointer(&amp;t_i))-&gt;second);</text:p>
      <text:p text:style-name="P50"><text:s text:c="4"/>}</text:p>
      <text:p text:style-name="P50"><text:s text:c="4"/>map_destroy(&amp;t_m);</text:p>
      <text:p text:style-name="P50"/>
      <text:p text:style-name="P50"><text:s text:c="4"/>return 0;</text:p>
      <text:p text:style-name="P50">}</text:p>
      <text:p text:style-name="P50"/>
      <text:p text:style-name="P50">static void _find_value(const void* cpv_input, void* pv_output)</text:p>
      <text:p text:style-name="P50">{</text:p>
      <text:p text:style-name="P50"><text:s text:c="4"/>if(*(int*)((pair_t*)cpv_input)-&gt;second == 3)</text:p>
      <text:p text:style-name="P50"><text:s text:c="4"/>{</text:p>
      <text:p text:style-name="P50"><text:s text:c="8"/>*(bool_t*)pv_output = true;</text:p>
      <text:p text:style-name="P50"><text:s text:c="4"/>}</text:p>
      <text:p text:style-name="P50"><text:s text:c="4"/>else</text:p>
      <text:p text:style-name="P50"><text:s text:c="4"/>{</text:p>
      <text:p text:style-name="P50"><text:s text:c="8"/>*(bool_t*)pv_output = false;</text:p>
      <text:p text:style-name="P50"><text:s text:c="4"/>}</text:p>
      <text:p text:style-name="P50">}</text:p>
      <text:p text:style-name="P40">结果:</text:p>
      <text:p text:style-name="P50">3 : 2</text:p>
      <text:p text:style-name="P50">4 : 3</text:p>
      <text:list xml:id="list1201713446" text:continue-numbering="true" text:style-name="WW8Num13">
        <text:list-item>
          <text:list>
            <text:list-item>
              <text:h text:style-name="P225" text:outline-level="2">hash_set_t,hash_multiset_t,hash_map_t,hash_multimap_t</text:h>
            </text:list-item>
          </text:list>
        </text:list-item>
      </text:list>
      <text:p text:style-name="P38"><text:span text:style-name="T52"><text:tab/></text:span><text:span text:style-name="T56">哈希表也是一种重要的数据结构,它也可是实现对数据的快速存取.因此cstl也提供了基于哈希表的关联容器.</text:span></text:p>
      <text:p text:style-name="P38"><text:soft-page-break/><text:span text:style-name="T56">要使用hash_set_t和hash_multiset_t必须包含头文件</text:span><text:span text:style-name="T52">&lt;cstl/chash_set.h&gt;</text:span></text:p>
      <text:p text:style-name="P50">#include &lt;cstl/chash_set.h&gt;</text:p>
      <text:p text:style-name="P38"><text:span text:style-name="T56">要使用hash_map_t和hash_multimap_t必须包含头文件</text:span><text:span text:style-name="T52">&lt;cstl/chash_map.h&gt;</text:span></text:p>
      <text:p text:style-name="P50">#include &lt;cstl/chash_map.h&gt;</text:p>
      <text:list xml:id="list2007346695" text:continue-numbering="true" text:style-name="WW8Num13">
        <text:list-item>
          <text:list>
            <text:list-item>
              <text:list>
                <text:list-item>
                  <text:h text:style-name="P235" text:outline-level="3">hash关联容器的能力</text:h>
                </text:list-item>
              </text:list>
            </text:list-item>
          </text:list>
        </text:list-item>
      </text:list>
      <text:p text:style-name="P38"><text:span text:style-name="T52"><text:tab/></text:span><text:span text:style-name="T56">hash关联容器底层采用哈希表结构实现的,所以它对数据的存取也是十分高效的,但是容器底层并没有对数据进行排序.同时hash关联容器只提供了向前的迭代器.其他的基本操作与普通容器类似.</text:span></text:p>
      <text:p text:style-name="P57"><draw:g text:anchor-type="as-char" svg:y="0cm" draw:z-index="7" draw:style-name="gr1"><draw:rect draw:style-name="gr2" draw:text-style-name="P239" svg:width="17.781cm" svg:height="4.403cm" svg:x="0cm" svg:y="0cm"><text:p/></draw:rect><draw:custom-shape draw:style-name="gr3" draw:text-style-name="P240" svg:width="0.953cm" svg:height="0.828cm" svg:x="1.27cm" svg:y="0.275cm"><text:p/><draw:enhanced-geometry svg:viewBox="0 0 21600 21600" draw:type="rectangle" draw:enhanced-path="M 0 0 L 21600 0 21600 21600 0 21600 0 0 Z N"/></draw:custom-shape><draw:custom-shape draw:style-name="gr3" draw:text-style-name="P240" svg:width="0.953cm" svg:height="0.828cm" svg:x="2.223cm" svg:y="0.275cm"><text:p/><draw:enhanced-geometry svg:viewBox="0 0 21600 21600" draw:type="rectangle" draw:enhanced-path="M 0 0 L 21600 0 21600 21600 0 21600 0 0 Z N"/></draw:custom-shape><draw:custom-shape draw:style-name="gr3" draw:text-style-name="P240" svg:width="0.952cm" svg:height="0.828cm" svg:x="3.175cm" svg:y="0.275cm"><text:p/><draw:enhanced-geometry svg:viewBox="0 0 21600 21600" draw:type="rectangle" draw:enhanced-path="M 0 0 L 21600 0 21600 21600 0 21600 0 0 Z N"/></draw:custom-shape><draw:custom-shape draw:style-name="gr3" draw:text-style-name="P240" svg:width="0.955cm" svg:height="0.828cm" svg:x="4.126cm" svg:y="0.275cm"><text:p/><draw:enhanced-geometry svg:viewBox="0 0 21600 21600" draw:type="rectangle" draw:enhanced-path="M 0 0 L 21600 0 21600 21600 0 21600 0 0 Z N"/></draw:custom-shape><draw:custom-shape draw:style-name="gr3" draw:text-style-name="P240" svg:width="0.953cm" svg:height="0.828cm" svg:x="5.08cm" svg:y="0.275cm"><text:p/><draw:enhanced-geometry svg:viewBox="0 0 21600 21600" draw:type="rectangle" draw:enhanced-path="M 0 0 L 21600 0 21600 21600 0 21600 0 0 Z N"/></draw:custom-shape><draw:custom-shape draw:style-name="gr3" draw:text-style-name="P240" svg:width="0.955cm" svg:height="0.828cm" svg:x="6.033cm" svg:y="0.275cm"><text:p/><draw:enhanced-geometry svg:viewBox="0 0 21600 21600" draw:type="rectangle" draw:enhanced-path="M 0 0 L 21600 0 21600 21600 0 21600 0 0 Z N"/></draw:custom-shape><draw:custom-shape draw:style-name="gr3" draw:text-style-name="P240" svg:width="0.952cm" svg:height="0.828cm" svg:x="6.987cm" svg:y="0.275cm"><text:p/><draw:enhanced-geometry svg:viewBox="0 0 21600 21600" draw:type="rectangle" draw:enhanced-path="M 0 0 L 21600 0 21600 21600 0 21600 0 0 Z N"/></draw:custom-shape><draw:custom-shape draw:style-name="gr3" draw:text-style-name="P240" svg:width="0.953cm" svg:height="0.828cm" svg:x="7.938cm" svg:y="0.275cm"><text:p/><draw:enhanced-geometry svg:viewBox="0 0 21600 21600" draw:type="rectangle" draw:enhanced-path="M 0 0 L 21600 0 21600 21600 0 21600 0 0 Z N"/></draw:custom-shape><draw:custom-shape draw:style-name="gr3" draw:text-style-name="P240" svg:width="0.952cm" svg:height="0.828cm" svg:x="8.892cm" svg:y="0.275cm"><text:p/><draw:enhanced-geometry svg:viewBox="0 0 21600 21600" draw:type="rectangle" draw:enhanced-path="M 0 0 L 21600 0 21600 21600 0 21600 0 0 Z N"/></draw:custom-shape><draw:custom-shape draw:style-name="gr3" draw:text-style-name="P240" svg:width="0.955cm" svg:height="0.828cm" svg:x="9.843cm" svg:y="0.275cm"><text:p/><draw:enhanced-geometry svg:viewBox="0 0 21600 21600" draw:type="rectangle" draw:enhanced-path="M 0 0 L 21600 0 21600 21600 0 21600 0 0 Z N"/></draw:custom-shape><draw:custom-shape draw:style-name="gr3" draw:text-style-name="P240" svg:width="0.952cm" svg:height="0.828cm" svg:x="10.797cm" svg:y="0.275cm"><text:p/><draw:enhanced-geometry svg:viewBox="0 0 21600 21600" draw:type="rectangle" draw:enhanced-path="M 0 0 L 21600 0 21600 21600 0 21600 0 0 Z N"/></draw:custom-shape><draw:custom-shape draw:style-name="gr3" draw:text-style-name="P240" svg:width="0.957cm" svg:height="0.828cm" svg:x="11.748cm" svg:y="0.275cm"><text:p/><draw:enhanced-geometry svg:viewBox="0 0 21600 21600" draw:type="rectangle" draw:enhanced-path="M 0 0 L 21600 0 21600 21600 0 21600 0 0 Z N"/></draw:custom-shape><draw:custom-shape draw:style-name="gr3" draw:text-style-name="P240" svg:width="0.952cm" svg:height="0.828cm" svg:x="12.704cm" svg:y="0.275cm"><text:p/><draw:enhanced-geometry svg:viewBox="0 0 21600 21600" draw:type="rectangle" draw:enhanced-path="M 0 0 L 21600 0 21600 21600 0 21600 0 0 Z N"/></draw:custom-shape><draw:custom-shape draw:style-name="gr3" draw:text-style-name="P240" svg:width="0.955cm" svg:height="0.828cm" svg:x="13.654cm" svg:y="0.275cm"><text:p/><draw:enhanced-geometry svg:viewBox="0 0 21600 21600" draw:type="rectangle" draw:enhanced-path="M 0 0 L 21600 0 21600 21600 0 21600 0 0 Z N"/></draw:custom-shape><draw:custom-shape draw:style-name="gr3" draw:text-style-name="P240" svg:width="0.952cm" svg:height="0.828cm" svg:x="14.609cm" svg:y="0.275cm"><text:p/><draw:enhanced-geometry svg:viewBox="0 0 21600 21600" draw:type="rectangle" draw:enhanced-path="M 0 0 L 21600 0 21600 21600 0 21600 0 0 Z N"/></draw:custom-shape><draw:custom-shape draw:style-name="gr3" draw:text-style-name="P240" svg:width="0.952cm" svg:height="0.828cm" svg:x="15.559cm" svg:y="0.275cm"><text:p/><draw:enhanced-geometry svg:viewBox="0 0 21600 21600" draw:type="rectangle" draw:enhanced-path="M 0 0 L 21600 0 21600 21600 0 21600 0 0 Z N"/></draw:custom-shape><draw:custom-shape draw:style-name="gr3" draw:text-style-name="P240" svg:width="0.953cm" svg:height="0.83cm" svg:x="2.223cm" svg:y="1.651cm"><text:p/><draw:enhanced-geometry svg:viewBox="0 0 21600 21600" draw:type="rectangle" draw:enhanced-path="M 0 0 L 21600 0 21600 21600 0 21600 0 0 Z N"/></draw:custom-shape><draw:custom-shape draw:style-name="gr3" draw:text-style-name="P240" svg:width="0.953cm" svg:height="0.828cm" svg:x="2.223cm" svg:y="3.029cm"><text:p/><draw:enhanced-geometry svg:viewBox="0 0 21600 21600" draw:type="rectangle" draw:enhanced-path="M 0 0 L 21600 0 21600 21600 0 21600 0 0 Z N"/></draw:custom-shape><draw:custom-shape draw:style-name="gr3" draw:text-style-name="P240" svg:width="0.953cm" svg:height="0.83cm" svg:x="5.08cm" svg:y="1.651cm"><text:p/><draw:enhanced-geometry svg:viewBox="0 0 21600 21600" draw:type="rectangle" draw:enhanced-path="M 0 0 L 21600 0 21600 21600 0 21600 0 0 Z N"/></draw:custom-shape><draw:custom-shape draw:style-name="gr10" draw:text-style-name="P240" svg:width="0.306cm" svg:height="0.821cm" svg:x="10.089cm" svg:y="0.258cm"><text:p/><draw:enhanced-geometry svg:viewBox="0 0 173 465" draw:type="non-primitive" draw:enhanced-path="M 115 0 C 81 51 70 90 55 150 70 160 83 173 100 180 119 188 153 175 160 195 166 212 129 213 115 225 0 321 137 226 25 300 173 321 131 279 115 435 114 445 115 455 115 465 N"/></draw:custom-shape><draw:custom-shape draw:style-name="gr3" draw:text-style-name="P240" svg:width="0.953cm" svg:height="0.828cm" svg:x="7.938cm" svg:y="1.651cm"><text:p/><draw:enhanced-geometry svg:viewBox="0 0 21600 21600" draw:type="rectangle" draw:enhanced-path="M 0 0 L 21600 0 21600 21600 0 21600 0 0 Z N"/></draw:custom-shape><draw:custom-shape draw:style-name="gr3" draw:text-style-name="P240" svg:width="0.957cm" svg:height="0.828cm" svg:x="11.748cm" svg:y="1.651cm"><text:p/><draw:enhanced-geometry svg:viewBox="0 0 21600 21600" draw:type="rectangle" draw:enhanced-path="M 0 0 L 21600 0 21600 21600 0 21600 0 0 Z N"/></draw:custom-shape><draw:custom-shape draw:style-name="gr3" draw:text-style-name="P240" svg:width="0.957cm" svg:height="0.828cm" svg:x="11.748cm" svg:y="3.027cm"><text:p/><draw:enhanced-geometry svg:viewBox="0 0 21600 21600" draw:type="rectangle" draw:enhanced-path="M 0 0 L 21600 0 21600 21600 0 21600 0 0 Z N"/></draw:custom-shape><draw:custom-shape draw:style-name="gr3" draw:text-style-name="P240" svg:width="0.957cm" svg:height="0.828cm" svg:x="13.335cm" svg:y="3.027cm"><text:p/><draw:enhanced-geometry svg:viewBox="0 0 21600 21600" draw:type="rectangle" draw:enhanced-path="M 0 0 L 21600 0 21600 21600 0 21600 0 0 Z N"/></draw:custom-shape><draw:custom-shape draw:style-name="gr3" draw:text-style-name="P240" svg:width="0.952cm" svg:height="0.828cm" svg:x="14.605cm" svg:y="1.651cm"><text:p/><draw:enhanced-geometry svg:viewBox="0 0 21600 21600" draw:type="rectangle" draw:enhanced-path="M 0 0 L 21600 0 21600 21600 0 21600 0 0 Z N"/></draw:custom-shape><draw:line draw:style-name="gr11" draw:text-style-name="P239" svg:x1="2.54cm" svg:y1="0.826cm" svg:x2="2.542cm" svg:y2="1.652cm"><text:p/></draw:line><draw:line draw:style-name="gr11" draw:text-style-name="P239" svg:x1="2.54cm" svg:y1="2.477cm" svg:x2="2.54cm" svg:y2="3.027cm"><text:p/></draw:line><draw:line draw:style-name="gr11" draw:text-style-name="P239" svg:x1="5.398cm" svg:y1="0.826cm" svg:x2="5.4cm" svg:y2="1.652cm"><text:p/></draw:line><draw:line draw:style-name="gr11" draw:text-style-name="P239" svg:x1="8.255cm" svg:y1="0.826cm" svg:x2="8.257cm" svg:y2="1.652cm"><text:p/></draw:line><draw:line draw:style-name="gr11" draw:text-style-name="P239" svg:x1="12.065cm" svg:y1="0.826cm" svg:x2="12.067cm" svg:y2="1.652cm"><text:p/></draw:line><draw:line draw:style-name="gr11" draw:text-style-name="P239" svg:x1="12.065cm" svg:y1="2.477cm" svg:x2="12.067cm" svg:y2="3.027cm"><text:p/></draw:line><draw:line draw:style-name="gr11" draw:text-style-name="P239" svg:x1="12.7cm" svg:y1="3.577cm" svg:x2="13.335cm" svg:y2="3.577cm"><text:p/></draw:line><draw:line draw:style-name="gr11" draw:text-style-name="P239" svg:x1="14.923cm" svg:y1="0.826cm" svg:x2="14.925cm" svg:y2="1.652cm"><text:p/></draw:line></draw:g></text:p>
      <text:p text:style-name="P40">hash容器中的数据是通过特定的hash函数和数据本身的值或数据的键值来计算存储位置的,所以不能直接或间接修改数据.</text:p>
      <text:list xml:id="list245555319" text:continue-numbering="true" text:style-name="WW8Num13">
        <text:list-item>
          <text:list>
            <text:list-item>
              <text:list>
                <text:list-item>
                  <text:h text:style-name="P235" text:outline-level="3">hash容器的操作</text:h>
                </text:list-item>
              </text:list>
            </text:list-item>
          </text:list>
        </text:list-item>
      </text:list>
      <text:p text:style-name="P38"><text:span text:style-name="T56"><text:tab/></text:span><text:span text:style-name="T52">创建,初始化和销毁操作:</text:span></text:p>
      <table:table table:name="Table56" table:style-name="Table56">
        <table:table-column table:style-name="Table56.A"/>
        <table:table-column table:style-name="Table56.B"/>
        <table:table-row table:style-name="Table56.1">
          <table:table-cell table:style-name="Table56.A1" office:value-type="string">
            <text:p text:style-name="P51">create_hash_set()</text:p>
          </table:table-cell>
          <table:table-cell table:style-name="Table56.B1" office:value-type="string">
            <text:p text:style-name="P41">创建一个指定类型的hash_set_t.</text:p>
          </table:table-cell>
        </table:table-row>
        <table:table-row table:style-name="Table56.1">
          <table:table-cell table:style-name="Table56.A1" office:value-type="string">
            <text:p text:style-name="P47"><text:span text:style-name="T52">hash_set</text:span><text:span text:style-name="T52">_init()</text:span></text:p>
          </table:table-cell>
          <table:table-cell table:style-name="Table56.B1" office:value-type="string">
            <text:p text:style-name="P41">初始化一个空的hash_set_t.</text:p>
          </table:table-cell>
        </table:table-row>
        <table:table-row table:style-name="Table56.1">
          <table:table-cell table:style-name="Table56.A1" office:value-type="string">
            <text:p text:style-name="P51">hash_set_init_n()</text:p>
          </table:table-cell>
          <table:table-cell table:style-name="Table56.B1" office:value-type="string">
            <text:p text:style-name="P41">使用指定的桶数初始化一个空的hash_set_t.</text:p>
          </table:table-cell>
        </table:table-row>
        <table:table-row table:style-name="Table56.1">
          <table:table-cell table:style-name="Table56.A1" office:value-type="string">
            <text:p text:style-name="P47"><text:span text:style-name="T52">hash_set</text:span><text:span text:style-name="T52">_init_copy()</text:span></text:p>
          </table:table-cell>
          <table:table-cell table:style-name="Table56.B1" office:value-type="string">
            <text:p text:style-name="P41">使用另一个hash_set_t初始化hash_set_t.</text:p>
          </table:table-cell>
        </table:table-row>
        <table:table-row table:style-name="Table56.1">
          <table:table-cell table:style-name="Table56.A1" office:value-type="string">
            <text:p text:style-name="P47"><text:span text:style-name="T52">hash_set</text:span><text:span text:style-name="T52">_init_copy_range()</text:span></text:p>
          </table:table-cell>
          <table:table-cell table:style-name="Table56.B1" office:value-type="string">
            <text:p text:style-name="P41">使用一个数据区间来初始化hash_set_t.</text:p>
          </table:table-cell>
        </table:table-row>
        <table:table-row table:style-name="Table56.1">
          <table:table-cell table:style-name="Table56.A1" office:value-type="string">
            <text:p text:style-name="P51">hash_set_init_copy_range_n()</text:p>
          </table:table-cell>
          <table:table-cell table:style-name="Table56.B1" office:value-type="string">
            <text:p text:style-name="P41">使用指定的桶数和数据区间来初始化hash_set_t.</text:p>
          </table:table-cell>
        </table:table-row>
        <table:table-row table:style-name="Table56.1">
          <table:table-cell table:style-name="Table56.A1" office:value-type="string">
            <text:p text:style-name="P47"><text:span text:style-name="T52">hash_set</text:span><text:span text:style-name="T52">_destroy()</text:span></text:p>
          </table:table-cell>
          <table:table-cell table:style-name="Table56.B1" office:value-type="string">
            <text:p text:style-name="P41">销毁hash_set_t.</text:p>
          </table:table-cell>
        </table:table-row>
      </table:table>
      <text:p text:style-name="P40"/>
      <table:table table:name="Table57" table:style-name="Table57">
        <table:table-column table:style-name="Table57.A"/>
        <table:table-column table:style-name="Table57.B"/>
        <table:table-row table:style-name="Table57.1">
          <table:table-cell table:style-name="Table57.A1" office:value-type="string">
            <text:p text:style-name="P51">create_hash_multiset()</text:p>
          </table:table-cell>
          <table:table-cell table:style-name="Table57.B1" office:value-type="string">
            <text:p text:style-name="P41">创建一个指定类型的hash_multiset_t.</text:p>
          </table:table-cell>
        </table:table-row>
        <table:table-row table:style-name="Table57.1">
          <table:table-cell table:style-name="Table57.A1" office:value-type="string">
            <text:p text:style-name="P51">hash_multiset_init()</text:p>
          </table:table-cell>
          <table:table-cell table:style-name="Table57.B1" office:value-type="string">
            <text:p text:style-name="P41">初始化一个空的hash_multiset_t.</text:p>
          </table:table-cell>
        </table:table-row>
        <table:table-row table:style-name="Table57.1">
          <table:table-cell table:style-name="Table57.A1" office:value-type="string">
            <text:p text:style-name="P51">hash_multiset_init_n()</text:p>
          </table:table-cell>
          <table:table-cell table:style-name="Table57.B1" office:value-type="string">
            <text:p text:style-name="P41">使用指定的桶数初始化一个空的hash_multiset_t.</text:p>
          </table:table-cell>
        </table:table-row>
        <table:table-row table:style-name="Table57.1">
          <table:table-cell table:style-name="Table57.A1" office:value-type="string">
            <text:p text:style-name="P51">hash_multiset_init_copy()</text:p>
          </table:table-cell>
          <table:table-cell table:style-name="Table57.B1" office:value-type="string">
            <text:p text:style-name="P41">使用另一个hash_multiset_t初始化hash_ multiset_t.</text:p>
          </table:table-cell>
        </table:table-row>
        <table:table-row table:style-name="Table57.1">
          <table:table-cell table:style-name="Table57.A1" office:value-type="string">
            <text:p text:style-name="P47"><text:span text:style-name="T52">hash_multi</text:span><text:span text:style-name="T52">set_init_copy_range()</text:span></text:p>
          </table:table-cell>
          <table:table-cell table:style-name="Table57.B1" office:value-type="string">
            <text:p text:style-name="P41">使用一个数据区间来初始化hash_multiset_t.</text:p>
          </table:table-cell>
        </table:table-row>
        <table:table-row table:style-name="Table57.1">
          <table:table-cell table:style-name="Table57.A1" office:value-type="string">
            <text:p text:style-name="P51">hash_multiset_init_copy_range_n()</text:p>
          </table:table-cell>
          <table:table-cell table:style-name="Table57.B1" office:value-type="string">
            <text:p text:style-name="P41">使用指定的桶数和数据区间来初始化hash_multiset_t.</text:p>
          </table:table-cell>
        </table:table-row>
        <table:table-row table:style-name="Table57.1">
          <table:table-cell table:style-name="Table57.A1" office:value-type="string">
            <text:p text:style-name="P51">hash_multiset_destroy()</text:p>
          </table:table-cell>
          <table:table-cell table:style-name="Table57.B1" office:value-type="string">
            <text:p text:style-name="P41">销毁hash_multiset_t.</text:p>
          </table:table-cell>
        </table:table-row>
      </table:table>
      <text:p text:style-name="P40"/>
      <table:table table:name="Table58" table:style-name="Table58">
        <table:table-column table:style-name="Table58.A"/>
        <table:table-column table:style-name="Table58.B"/>
        <table:table-row table:style-name="Table58.1">
          <table:table-cell table:style-name="Table58.A1" office:value-type="string">
            <text:p text:style-name="P51">create_hash_map()</text:p>
          </table:table-cell>
          <table:table-cell table:style-name="Table58.B1" office:value-type="string">
            <text:p text:style-name="P41">创建一个指定类型的hash_map_t.</text:p>
          </table:table-cell>
        </table:table-row>
        <text:soft-page-break/>
        <table:table-row table:style-name="Table58.1">
          <table:table-cell table:style-name="Table58.A1" office:value-type="string">
            <text:p text:style-name="P51">hash_map_init()</text:p>
          </table:table-cell>
          <table:table-cell table:style-name="Table58.B1" office:value-type="string">
            <text:p text:style-name="P41">初始化一个空的hash_map_t.</text:p>
          </table:table-cell>
        </table:table-row>
        <table:table-row table:style-name="Table58.1">
          <table:table-cell table:style-name="Table58.A1" office:value-type="string">
            <text:p text:style-name="P47"><text:span text:style-name="T52">hash_map_init_n</text:span><text:span text:style-name="T52">()</text:span></text:p>
          </table:table-cell>
          <table:table-cell table:style-name="Table58.B1" office:value-type="string">
            <text:p text:style-name="P41">使用指定的桶数初始化一个空的hash_map_t.</text:p>
          </table:table-cell>
        </table:table-row>
        <table:table-row table:style-name="Table58.1">
          <table:table-cell table:style-name="Table58.A1" office:value-type="string">
            <text:p text:style-name="P51">hash_map_init_copy()</text:p>
          </table:table-cell>
          <table:table-cell table:style-name="Table58.B1" office:value-type="string">
            <text:p text:style-name="P41">使用另一个hash_map_t初始化hash_map_t.</text:p>
          </table:table-cell>
        </table:table-row>
        <table:table-row table:style-name="Table58.1">
          <table:table-cell table:style-name="Table58.A1" office:value-type="string">
            <text:p text:style-name="P51">hash_map_init_copy_range()</text:p>
          </table:table-cell>
          <table:table-cell table:style-name="Table58.B1" office:value-type="string">
            <text:p text:style-name="P41">使用一个数据区间来初始化hash_map_t.</text:p>
          </table:table-cell>
        </table:table-row>
        <table:table-row table:style-name="Table58.1">
          <table:table-cell table:style-name="Table58.A1" office:value-type="string">
            <text:p text:style-name="P51">hash_map_init_copy_range_n()</text:p>
          </table:table-cell>
          <table:table-cell table:style-name="Table58.B1" office:value-type="string">
            <text:p text:style-name="P41">使用指定的桶数和数据区间来初始化hash_map_t.</text:p>
          </table:table-cell>
        </table:table-row>
        <table:table-row table:style-name="Table58.1">
          <table:table-cell table:style-name="Table58.A1" office:value-type="string">
            <text:p text:style-name="P51">hash_map_destroy()</text:p>
          </table:table-cell>
          <table:table-cell table:style-name="Table58.B1" office:value-type="string">
            <text:p text:style-name="P41">销毁hash_map_t.</text:p>
          </table:table-cell>
        </table:table-row>
      </table:table>
      <text:p text:style-name="P40"/>
      <table:table table:name="Table59" table:style-name="Table59">
        <table:table-column table:style-name="Table59.A"/>
        <table:table-column table:style-name="Table59.B"/>
        <table:table-row table:style-name="Table59.1">
          <table:table-cell table:style-name="Table59.A1" office:value-type="string">
            <text:p text:style-name="P51">create_hash_multimap()</text:p>
          </table:table-cell>
          <table:table-cell table:style-name="Table59.B1" office:value-type="string">
            <text:p text:style-name="P41">创建一个指定类型的hash_multimap_t.</text:p>
          </table:table-cell>
        </table:table-row>
        <table:table-row table:style-name="Table59.1">
          <table:table-cell table:style-name="Table59.A1" office:value-type="string">
            <text:p text:style-name="P51">hash_multimap_init()</text:p>
          </table:table-cell>
          <table:table-cell table:style-name="Table59.B1" office:value-type="string">
            <text:p text:style-name="P41">初始化一个空的hash_multimap_t.</text:p>
          </table:table-cell>
        </table:table-row>
        <table:table-row table:style-name="Table59.1">
          <table:table-cell table:style-name="Table59.A1" office:value-type="string">
            <text:p text:style-name="P51">hash_multimap_init_n()</text:p>
          </table:table-cell>
          <table:table-cell table:style-name="Table59.B1" office:value-type="string">
            <text:p text:style-name="P41">使用指定的桶数初始化一个空的hash_multimap_t.</text:p>
          </table:table-cell>
        </table:table-row>
        <table:table-row table:style-name="Table59.1">
          <table:table-cell table:style-name="Table59.A1" office:value-type="string">
            <text:p text:style-name="P51">hash_multimap_init_copy()</text:p>
          </table:table-cell>
          <table:table-cell table:style-name="Table59.B1" office:value-type="string">
            <text:p text:style-name="P41">使用另一个hash_multimap_t初始化hash_ multimap_t.</text:p>
          </table:table-cell>
        </table:table-row>
        <table:table-row table:style-name="Table59.1">
          <table:table-cell table:style-name="Table59.A1" office:value-type="string">
            <text:p text:style-name="P51">hash_multimap_init_copy_range()</text:p>
          </table:table-cell>
          <table:table-cell table:style-name="Table59.B1" office:value-type="string">
            <text:p text:style-name="P41">使用一个数据区间来初始化hash_multimap_t.</text:p>
          </table:table-cell>
        </table:table-row>
        <table:table-row table:style-name="Table59.1">
          <table:table-cell table:style-name="Table59.A1" office:value-type="string">
            <text:p text:style-name="P47"><text:span text:style-name="T52">hash</text:span><text:span text:style-name="T52">_multimap_init_copy_range_n()</text:span></text:p>
          </table:table-cell>
          <table:table-cell table:style-name="Table59.B1" office:value-type="string">
            <text:p text:style-name="P41">使用指定的桶数和数据区间来初始化hash_multimap_t.</text:p>
          </table:table-cell>
        </table:table-row>
        <table:table-row table:style-name="Table59.1">
          <table:table-cell table:style-name="Table59.A1" office:value-type="string">
            <text:p text:style-name="P51">hash_multimap_destroy()</text:p>
          </table:table-cell>
          <table:table-cell table:style-name="Table59.B1" office:value-type="string">
            <text:p text:style-name="P41">销毁hash_multimap_t.</text:p>
          </table:table-cell>
        </table:table-row>
      </table:table>
      <text:p text:style-name="P40"/>
      <text:p text:style-name="P85">非质变操作:</text:p>
      <table:table table:name="Table60" table:style-name="Table60">
        <table:table-column table:style-name="Table60.A"/>
        <table:table-column table:style-name="Table60.B"/>
        <table:table-row table:style-name="Table60.1">
          <table:table-cell table:style-name="Table60.A1" office:value-type="string">
            <text:p text:style-name="P51">hash_set_size()</text:p>
          </table:table-cell>
          <table:table-cell table:style-name="Table60.B1" office:value-type="string">
            <text:p text:style-name="P41">获得hash_set_t中数据的数目.</text:p>
          </table:table-cell>
        </table:table-row>
        <table:table-row table:style-name="Table60.1">
          <table:table-cell table:style-name="Table60.A1" office:value-type="string">
            <text:p text:style-name="P47"><text:span text:style-name="T52">hash_set</text:span><text:span text:style-name="T52">_max_size()</text:span></text:p>
          </table:table-cell>
          <table:table-cell table:style-name="Table60.B1" office:value-type="string">
            <text:p text:style-name="P41">获得hash_set_t中能够保存的数据的最大数目.</text:p>
          </table:table-cell>
        </table:table-row>
        <table:table-row table:style-name="Table60.1">
          <table:table-cell table:style-name="Table60.A1" office:value-type="string">
            <text:p text:style-name="P47"><text:span text:style-name="T52">hash_set</text:span><text:span text:style-name="T52">_empty()</text:span></text:p>
          </table:table-cell>
          <table:table-cell table:style-name="Table60.B1" office:value-type="string">
            <text:p text:style-name="P41">判断hash_set_t是否为空.</text:p>
          </table:table-cell>
        </table:table-row>
        <table:table-row table:style-name="Table60.1">
          <table:table-cell table:style-name="Table60.A1" office:value-type="string">
            <text:p text:style-name="P47"><text:span text:style-name="T52">hash_set_bucket_cou</text:span><text:span text:style-name="T52">nt()</text:span></text:p>
          </table:table-cell>
          <table:table-cell table:style-name="Table60.B1" office:value-type="string">
            <text:p text:style-name="P41">获得hash_set_t的hash桶的个数.</text:p>
          </table:table-cell>
        </table:table-row>
        <table:table-row table:style-name="Table60.1">
          <table:table-cell table:style-name="Table60.A1" office:value-type="string">
            <text:p text:style-name="P51">hash_set_hash_func()</text:p>
          </table:table-cell>
          <table:table-cell table:style-name="Table60.B1" office:value-type="string">
            <text:p text:style-name="P41">返回hash_set_t使用的hash函数.</text:p>
          </table:table-cell>
        </table:table-row>
        <table:table-row table:style-name="Table60.1">
          <table:table-cell table:style-name="Table60.A1" office:value-type="string">
            <text:p text:style-name="P47"><text:span text:style-name="T52">hash_set</text:span><text:span text:style-name="T52">_equal()</text:span></text:p>
          </table:table-cell>
          <table:table-cell table:style-name="Table60.B1" office:value-type="string">
            <text:p text:style-name="P41">判断两个hash_set_t是否相等.</text:p>
          </table:table-cell>
        </table:table-row>
        <table:table-row table:style-name="Table60.1">
          <table:table-cell table:style-name="Table60.A1" office:value-type="string">
            <text:p text:style-name="P47"><text:span text:style-name="T52">hash_set</text:span><text:span text:style-name="T52">_not_equal()</text:span></text:p>
          </table:table-cell>
          <table:table-cell table:style-name="Table60.B1" office:value-type="string">
            <text:p text:style-name="P41">判断两个hash_set_t是否不等.</text:p>
          </table:table-cell>
        </table:table-row>
        <table:table-row table:style-name="Table60.1">
          <table:table-cell table:style-name="Table60.A1" office:value-type="string">
            <text:p text:style-name="P47"><text:span text:style-name="T52">hash_set</text:span><text:span text:style-name="T52">_less()</text:span></text:p>
          </table:table-cell>
          <table:table-cell table:style-name="Table60.B1" office:value-type="string">
            <text:p text:style-name="P41">判断第一个hash_set_t是否小于第二个hash_set_t.</text:p>
          </table:table-cell>
        </table:table-row>
        <table:table-row table:style-name="Table60.1">
          <table:table-cell table:style-name="Table60.A1" office:value-type="string">
            <text:p text:style-name="P47"><text:span text:style-name="T52">hash_set</text:span><text:span text:style-name="T52">_less_equal()</text:span></text:p>
          </table:table-cell>
          <table:table-cell table:style-name="Table60.B1" office:value-type="string">
            <text:p text:style-name="P41">判断第一个hash_set_t是否小于等于第二个hash_set_t.</text:p>
          </table:table-cell>
        </table:table-row>
        <table:table-row table:style-name="Table60.1">
          <table:table-cell table:style-name="Table60.A1" office:value-type="string">
            <text:p text:style-name="P47"><text:span text:style-name="T52">hash_set</text:span><text:span text:style-name="T52">_great()</text:span></text:p>
          </table:table-cell>
          <table:table-cell table:style-name="Table60.B1" office:value-type="string">
            <text:p text:style-name="P41">判断第一个hash_set_t是否大于第二个hash_set_t.</text:p>
          </table:table-cell>
        </table:table-row>
        <table:table-row table:style-name="Table60.1">
          <table:table-cell table:style-name="Table60.A1" office:value-type="string">
            <text:p text:style-name="P47"><text:span text:style-name="T52">hash_set</text:span><text:span text:style-name="T52">_great_equal()</text:span></text:p>
          </table:table-cell>
          <table:table-cell table:style-name="Table60.B1" office:value-type="string">
            <text:p text:style-name="P41">判断第一个hash_set_t是否大于等于第二个hash_set_t.</text:p>
          </table:table-cell>
        </table:table-row>
      </table:table>
      <text:p text:style-name="P38"/>
      <table:table table:name="Table61" table:style-name="Table61">
        <table:table-column table:style-name="Table61.A"/>
        <table:table-column table:style-name="Table61.B"/>
        <table:table-row table:style-name="Table61.1">
          <table:table-cell table:style-name="Table61.A1" office:value-type="string">
            <text:p text:style-name="P51">hash_multiset_size()</text:p>
          </table:table-cell>
          <table:table-cell table:style-name="Table61.B1" office:value-type="string">
            <text:p text:style-name="P41">获得hash_multiset_t中数据的数目.</text:p>
          </table:table-cell>
        </table:table-row>
        <table:table-row table:style-name="Table61.1">
          <table:table-cell table:style-name="Table61.A1" office:value-type="string">
            <text:p text:style-name="P51">hash_multiset_max_size()</text:p>
          </table:table-cell>
          <table:table-cell table:style-name="Table61.B1" office:value-type="string">
            <text:p text:style-name="P41">获得hash_multiset_t中能够保存的数据的最大数目.</text:p>
          </table:table-cell>
        </table:table-row>
        <table:table-row table:style-name="Table61.1">
          <table:table-cell table:style-name="Table61.A1" office:value-type="string">
            <text:p text:style-name="P51">hash_multiset_empty()</text:p>
          </table:table-cell>
          <table:table-cell table:style-name="Table61.B1" office:value-type="string">
            <text:p text:style-name="P41">判断hash_multiset_t是否为空.</text:p>
          </table:table-cell>
        </table:table-row>
        <table:table-row table:style-name="Table61.1">
          <table:table-cell table:style-name="Table61.A1" office:value-type="string">
            <text:p text:style-name="P51">hash_multiset_bucket_count()</text:p>
          </table:table-cell>
          <table:table-cell table:style-name="Table61.B1" office:value-type="string">
            <text:p text:style-name="P41">获得hash_multiset_t的hash桶的个数.</text:p>
          </table:table-cell>
        </table:table-row>
        <table:table-row table:style-name="Table61.1">
          <table:table-cell table:style-name="Table61.A1" office:value-type="string">
            <text:p text:style-name="P51">hash_multiset_hash_func()</text:p>
          </table:table-cell>
          <table:table-cell table:style-name="Table61.B1" office:value-type="string">
            <text:p text:style-name="P41">返回hash_multiset_t使用的hash函数.</text:p>
          </table:table-cell>
        </table:table-row>
        <table:table-row table:style-name="Table61.1">
          <table:table-cell table:style-name="Table61.A1" office:value-type="string">
            <text:p text:style-name="P47"><text:span text:style-name="T52">hash_multiset_equal</text:span><text:span text:style-name="T52">()</text:span></text:p>
          </table:table-cell>
          <table:table-cell table:style-name="Table61.B1" office:value-type="string">
            <text:p text:style-name="P41">判断两个hash_multiset_t是否相等.</text:p>
          </table:table-cell>
        </table:table-row>
        <table:table-row table:style-name="Table61.1">
          <table:table-cell table:style-name="Table61.A1" office:value-type="string">
            <text:p text:style-name="P47"><text:span text:style-name="T52">hash_multiset_not_equal</text:span><text:span text:style-name="T52">()</text:span></text:p>
          </table:table-cell>
          <table:table-cell table:style-name="Table61.B1" office:value-type="string">
            <text:p text:style-name="P41">判断两个hash_multiset_t是否不等.</text:p>
          </table:table-cell>
        </table:table-row>
        <table:table-row table:style-name="Table61.1">
          <table:table-cell table:style-name="Table61.A1" office:value-type="string">
            <text:p text:style-name="P47"><text:span text:style-name="T52">hash_multiset_less</text:span><text:span text:style-name="T52">()</text:span></text:p>
          </table:table-cell>
          <table:table-cell table:style-name="Table61.B1" office:value-type="string">
            <text:p text:style-name="P41">判断第一个hash_multiset_t是否小于第二个</text:p>
            <text:p text:style-name="P40">hash_multiset_t.</text:p>
          </table:table-cell>
        </table:table-row>
        <table:table-row table:style-name="Table61.1">
          <table:table-cell table:style-name="Table61.A1" office:value-type="string">
            <text:p text:style-name="P47"><text:span text:style-name="T52">hash_multiset_less_equal</text:span><text:span text:style-name="T52">()</text:span></text:p>
          </table:table-cell>
          <table:table-cell table:style-name="Table61.B1" office:value-type="string">
            <text:p text:style-name="P41">判断第一个hash_multiset_t是否小于等于第二个</text:p>
            <text:p text:style-name="P40">hash_multiset_t.</text:p>
          </table:table-cell>
        </table:table-row>
        <table:table-row table:style-name="Table61.1">
          <table:table-cell table:style-name="Table61.A1" office:value-type="string">
            <text:p text:style-name="P47"><text:span text:style-name="T52">hash_multiset_great</text:span><text:span text:style-name="T52">()</text:span></text:p>
          </table:table-cell>
          <table:table-cell table:style-name="Table61.B1" office:value-type="string">
            <text:p text:style-name="P41">判断第一个hash_multiset_t是否大于第二个</text:p>
            <text:p text:style-name="P40">hash_multiset_t.</text:p>
          </table:table-cell>
        </table:table-row>
        <table:table-row table:style-name="Table61.1">
          <table:table-cell table:style-name="Table61.A1" office:value-type="string">
            <text:p text:style-name="P47"><text:span text:style-name="T52">hash_multiset_great_equal</text:span><text:span text:style-name="T52">()</text:span></text:p>
          </table:table-cell>
          <table:table-cell table:style-name="Table61.B1" office:value-type="string">
            <text:p text:style-name="P41">判断第一个hash_multiset_t是否大于等于第二个</text:p>
            <text:p text:style-name="P40">hash_multiset_t.</text:p>
          </table:table-cell>
        </table:table-row>
      </table:table>
      <text:p text:style-name="P38"/>
      <table:table table:name="Table62" table:style-name="Table62">
        <table:table-column table:style-name="Table62.A"/>
        <table:table-column table:style-name="Table62.B"/>
        <table:table-row table:style-name="Table62.1">
          <table:table-cell table:style-name="Table62.A1" office:value-type="string">
            <text:p text:style-name="P51">hash_map_size()</text:p>
          </table:table-cell>
          <table:table-cell table:style-name="Table62.B1" office:value-type="string">
            <text:p text:style-name="P41">获得hash_map_t中数据的数目.</text:p>
          </table:table-cell>
        </table:table-row>
        <table:table-row table:style-name="Table62.1">
          <table:table-cell table:style-name="Table62.A1" office:value-type="string">
            <text:p text:style-name="P51">hash_map_max_size()</text:p>
          </table:table-cell>
          <table:table-cell table:style-name="Table62.B1" office:value-type="string">
            <text:p text:style-name="P41">获得hash_map_t中能够保存的数据的最大数目.</text:p>
          </table:table-cell>
        </table:table-row>
        <text:soft-page-break/>
        <table:table-row table:style-name="Table62.1">
          <table:table-cell table:style-name="Table62.A1" office:value-type="string">
            <text:p text:style-name="P51">hash_map_empty()</text:p>
          </table:table-cell>
          <table:table-cell table:style-name="Table62.B1" office:value-type="string">
            <text:p text:style-name="P41">判断hash_map_t是否为空.</text:p>
          </table:table-cell>
        </table:table-row>
        <table:table-row table:style-name="Table62.1">
          <table:table-cell table:style-name="Table62.A1" office:value-type="string">
            <text:p text:style-name="P51">hash_map_bucket_count()</text:p>
          </table:table-cell>
          <table:table-cell table:style-name="Table62.B1" office:value-type="string">
            <text:p text:style-name="P41">获得hash_map_t的hash桶的个数.</text:p>
          </table:table-cell>
        </table:table-row>
        <table:table-row table:style-name="Table62.1">
          <table:table-cell table:style-name="Table62.A1" office:value-type="string">
            <text:p text:style-name="P51">hash_map_hash_func()</text:p>
          </table:table-cell>
          <table:table-cell table:style-name="Table62.B1" office:value-type="string">
            <text:p text:style-name="P41">返回hash_map_t使用的hash函数.</text:p>
          </table:table-cell>
        </table:table-row>
        <table:table-row table:style-name="Table62.1">
          <table:table-cell table:style-name="Table62.A1" office:value-type="string">
            <text:p text:style-name="P47"><text:span text:style-name="T52">hash_map_equal</text:span><text:span text:style-name="T52">()</text:span></text:p>
          </table:table-cell>
          <table:table-cell table:style-name="Table62.B1" office:value-type="string">
            <text:p text:style-name="P41">判断两个hash_map_t是否相等.</text:p>
          </table:table-cell>
        </table:table-row>
        <table:table-row table:style-name="Table62.1">
          <table:table-cell table:style-name="Table62.A1" office:value-type="string">
            <text:p text:style-name="P47"><text:span text:style-name="T52">hash_map_not_equal</text:span><text:span text:style-name="T52">()</text:span></text:p>
          </table:table-cell>
          <table:table-cell table:style-name="Table62.B1" office:value-type="string">
            <text:p text:style-name="P41">判断两个hash_map_t是否不等.</text:p>
          </table:table-cell>
        </table:table-row>
        <table:table-row table:style-name="Table62.1">
          <table:table-cell table:style-name="Table62.A1" office:value-type="string">
            <text:p text:style-name="P47"><text:span text:style-name="T52">hash_map_less</text:span><text:span text:style-name="T52">()</text:span></text:p>
          </table:table-cell>
          <table:table-cell table:style-name="Table62.B1" office:value-type="string">
            <text:p text:style-name="P41">判断第一个hash_map_t是否小于第二个hash_map_t.</text:p>
          </table:table-cell>
        </table:table-row>
        <table:table-row table:style-name="Table62.1">
          <table:table-cell table:style-name="Table62.A1" office:value-type="string">
            <text:p text:style-name="P47"><text:span text:style-name="T52">hash_map_less_equal</text:span><text:span text:style-name="T52">()</text:span></text:p>
          </table:table-cell>
          <table:table-cell table:style-name="Table62.B1" office:value-type="string">
            <text:p text:style-name="P41">判断第一个hash_map_t是否小于等于第二个hash_map_t.</text:p>
          </table:table-cell>
        </table:table-row>
        <table:table-row table:style-name="Table62.1">
          <table:table-cell table:style-name="Table62.A1" office:value-type="string">
            <text:p text:style-name="P47"><text:span text:style-name="T52">hash_map_great</text:span><text:span text:style-name="T52">()</text:span></text:p>
          </table:table-cell>
          <table:table-cell table:style-name="Table62.B1" office:value-type="string">
            <text:p text:style-name="P41">判断第一个hash_map_t是否大于第二个hash_map_t.</text:p>
          </table:table-cell>
        </table:table-row>
        <table:table-row table:style-name="Table62.1">
          <table:table-cell table:style-name="Table62.A1" office:value-type="string">
            <text:p text:style-name="P47"><text:span text:style-name="T52">hash_map_great_equal</text:span><text:span text:style-name="T52">()</text:span></text:p>
          </table:table-cell>
          <table:table-cell table:style-name="Table62.B1" office:value-type="string">
            <text:p text:style-name="P41">判断第一个hash_map_t是否大于等于第二个hash_map_t.</text:p>
          </table:table-cell>
        </table:table-row>
      </table:table>
      <text:p text:style-name="P38"/>
      <table:table table:name="Table63" table:style-name="Table63">
        <table:table-column table:style-name="Table63.A"/>
        <table:table-column table:style-name="Table63.B"/>
        <table:table-row table:style-name="Table63.1">
          <table:table-cell table:style-name="Table63.A1" office:value-type="string">
            <text:p text:style-name="P51">hash_multimap_size()</text:p>
          </table:table-cell>
          <table:table-cell table:style-name="Table63.B1" office:value-type="string">
            <text:p text:style-name="P41">获得hash_multimap_t中数据的数目.</text:p>
          </table:table-cell>
        </table:table-row>
        <table:table-row table:style-name="Table63.1">
          <table:table-cell table:style-name="Table63.A1" office:value-type="string">
            <text:p text:style-name="P51">hash_multimap_max_size()</text:p>
          </table:table-cell>
          <table:table-cell table:style-name="Table63.B1" office:value-type="string">
            <text:p text:style-name="P41">获得hash_multimap_t中能够保存的数据的最大数目.</text:p>
          </table:table-cell>
        </table:table-row>
        <table:table-row table:style-name="Table63.1">
          <table:table-cell table:style-name="Table63.A1" office:value-type="string">
            <text:p text:style-name="P51">hash_multimap_empty()</text:p>
          </table:table-cell>
          <table:table-cell table:style-name="Table63.B1" office:value-type="string">
            <text:p text:style-name="P41">判断hash_multimap_t是否为空.</text:p>
          </table:table-cell>
        </table:table-row>
        <table:table-row table:style-name="Table63.1">
          <table:table-cell table:style-name="Table63.A1" office:value-type="string">
            <text:p text:style-name="P51">hash_multimap_bucket_count()</text:p>
          </table:table-cell>
          <table:table-cell table:style-name="Table63.B1" office:value-type="string">
            <text:p text:style-name="P41">获得hash_multimap_t的hash桶的个数.</text:p>
          </table:table-cell>
        </table:table-row>
        <table:table-row table:style-name="Table63.1">
          <table:table-cell table:style-name="Table63.A1" office:value-type="string">
            <text:p text:style-name="P51">hash_multimap_hash_func()</text:p>
          </table:table-cell>
          <table:table-cell table:style-name="Table63.B1" office:value-type="string">
            <text:p text:style-name="P41">返回hash_multimap_t使用的hash函数.</text:p>
          </table:table-cell>
        </table:table-row>
        <table:table-row table:style-name="Table63.1">
          <table:table-cell table:style-name="Table63.A1" office:value-type="string">
            <text:p text:style-name="P47"><text:span text:style-name="T52">hash_multimap_equal</text:span><text:span text:style-name="T52">()</text:span></text:p>
          </table:table-cell>
          <table:table-cell table:style-name="Table63.B1" office:value-type="string">
            <text:p text:style-name="P41">判断两个hash_multimap_t是否相等.</text:p>
          </table:table-cell>
        </table:table-row>
        <table:table-row table:style-name="Table63.1">
          <table:table-cell table:style-name="Table63.A1" office:value-type="string">
            <text:p text:style-name="P47"><text:span text:style-name="T52">hash_multimap_not_equal</text:span><text:span text:style-name="T52">()</text:span></text:p>
          </table:table-cell>
          <table:table-cell table:style-name="Table63.B1" office:value-type="string">
            <text:p text:style-name="P41">判断两个hash_multimap_t是否不等.</text:p>
          </table:table-cell>
        </table:table-row>
        <table:table-row table:style-name="Table63.1">
          <table:table-cell table:style-name="Table63.A1" office:value-type="string">
            <text:p text:style-name="P47"><text:span text:style-name="T52">hash_multimap_less</text:span><text:span text:style-name="T52">()</text:span></text:p>
          </table:table-cell>
          <table:table-cell table:style-name="Table63.B1" office:value-type="string">
            <text:p text:style-name="P41">判断第一个hash_multimap_t是否小于第二个</text:p>
            <text:p text:style-name="P40">hash_multimap_t.</text:p>
          </table:table-cell>
        </table:table-row>
        <table:table-row table:style-name="Table63.1">
          <table:table-cell table:style-name="Table63.A1" office:value-type="string">
            <text:p text:style-name="P47"><text:span text:style-name="T52">hash_multimap_less_equal</text:span><text:span text:style-name="T52">()</text:span></text:p>
          </table:table-cell>
          <table:table-cell table:style-name="Table63.B1" office:value-type="string">
            <text:p text:style-name="P41">判断第一个hash_multimap_t是否小于等于第二个</text:p>
            <text:p text:style-name="P40">hash_multimap_t.</text:p>
          </table:table-cell>
        </table:table-row>
        <table:table-row table:style-name="Table63.1">
          <table:table-cell table:style-name="Table63.A1" office:value-type="string">
            <text:p text:style-name="P47"><text:span text:style-name="T52">hash_multimap_great</text:span><text:span text:style-name="T52">()</text:span></text:p>
          </table:table-cell>
          <table:table-cell table:style-name="Table63.B1" office:value-type="string">
            <text:p text:style-name="P41">判断第一个hash_multimap_t是否大于第二个</text:p>
            <text:p text:style-name="P40">hash_multimap_t.</text:p>
          </table:table-cell>
        </table:table-row>
        <table:table-row table:style-name="Table63.1">
          <table:table-cell table:style-name="Table63.A1" office:value-type="string">
            <text:p text:style-name="P47"><text:span text:style-name="T52">hash_multimap_great_equal</text:span><text:span text:style-name="T52">()</text:span></text:p>
          </table:table-cell>
          <table:table-cell table:style-name="Table63.B1" office:value-type="string">
            <text:p text:style-name="P41">判断第一个hash_multimap_t是否大于等于第二个</text:p>
            <text:p text:style-name="P40">hash_multimap_t.</text:p>
          </table:table-cell>
        </table:table-row>
      </table:table>
      <text:p text:style-name="P40">hash关联容器多出了两个操作xxxx_bucket_count()和xxxx_hash_func(),这两个操作分别是获得桶的数目和获得hash函数.</text:p>
      <text:p text:style-name="P40"/>
      <text:p text:style-name="P85">特殊的查找函数:</text:p>
      <text:p text:style-name="P38"><text:span text:style-name="T52"><text:tab/></text:span><text:span text:style-name="T56">hash关联容器同样提供了特殊查找函数,但是没有xxxx_lower_bound()和xxxx_upper_bound().因为只两个操作是基于有序的容器数据的.但是hash容器中的数据是无序的.</text:span></text:p>
      <table:table table:name="Table64" table:style-name="Table64">
        <table:table-column table:style-name="Table64.A"/>
        <table:table-column table:style-name="Table64.B"/>
        <table:table-row table:style-name="Table64.1">
          <table:table-cell table:style-name="Table64.A1" office:value-type="string">
            <text:p text:style-name="P51">hash_set_count()</text:p>
          </table:table-cell>
          <table:table-cell table:style-name="Table64.B1" office:value-type="string">
            <text:p text:style-name="P41">获得指定数据在容器中的数目.</text:p>
          </table:table-cell>
        </table:table-row>
        <table:table-row table:style-name="Table64.1">
          <table:table-cell table:style-name="Table64.A1" office:value-type="string">
            <text:p text:style-name="P47"><text:span text:style-name="T52">hash_set</text:span><text:span text:style-name="T52">_find()</text:span></text:p>
          </table:table-cell>
          <table:table-cell table:style-name="Table64.B1" office:value-type="string">
            <text:p text:style-name="P41">查找指定数据在容器中的位置.</text:p>
          </table:table-cell>
        </table:table-row>
        <table:table-row table:style-name="Table64.1">
          <table:table-cell table:style-name="Table64.A1" office:value-type="string">
            <text:p text:style-name="P47"><text:span text:style-name="T52">hash_set</text:span><text:span text:style-name="T52">_equal_range()</text:span></text:p>
          </table:table-cell>
          <table:table-cell table:style-name="Table64.B1" office:value-type="string">
            <text:p text:style-name="P41">查找等于指定数据的数据区间.</text:p>
          </table:table-cell>
        </table:table-row>
      </table:table>
      <text:p text:style-name="P40"/>
      <table:table table:name="Table65" table:style-name="Table65">
        <table:table-column table:style-name="Table65.A"/>
        <table:table-column table:style-name="Table65.B"/>
        <table:table-row table:style-name="Table65.1">
          <table:table-cell table:style-name="Table65.A1" office:value-type="string">
            <text:p text:style-name="P51">hash_multiset_count()</text:p>
          </table:table-cell>
          <table:table-cell table:style-name="Table65.B1" office:value-type="string">
            <text:p text:style-name="P41">获得指定数据在容器中的数目.</text:p>
          </table:table-cell>
        </table:table-row>
        <table:table-row table:style-name="Table65.1">
          <table:table-cell table:style-name="Table65.A1" office:value-type="string">
            <text:p text:style-name="P51">hash_multiset_find()</text:p>
          </table:table-cell>
          <table:table-cell table:style-name="Table65.B1" office:value-type="string">
            <text:p text:style-name="P41">查找指定数据在容器中的位置.</text:p>
          </table:table-cell>
        </table:table-row>
        <table:table-row table:style-name="Table65.1">
          <table:table-cell table:style-name="Table65.A1" office:value-type="string">
            <text:p text:style-name="P51">hash_multiset_equal_range()</text:p>
          </table:table-cell>
          <table:table-cell table:style-name="Table65.B1" office:value-type="string">
            <text:p text:style-name="P41">查找等于指定数据的数据区间.</text:p>
          </table:table-cell>
        </table:table-row>
      </table:table>
      <text:p text:style-name="P40"/>
      <table:table table:name="Table66" table:style-name="Table66">
        <table:table-column table:style-name="Table66.A"/>
        <table:table-column table:style-name="Table66.B"/>
        <table:table-row table:style-name="Table66.1">
          <table:table-cell table:style-name="Table66.A1" office:value-type="string">
            <text:p text:style-name="P51">hash_map_count()</text:p>
          </table:table-cell>
          <table:table-cell table:style-name="Table66.B1" office:value-type="string">
            <text:p text:style-name="P41">获得指定数据在容器中的数目.</text:p>
          </table:table-cell>
        </table:table-row>
        <table:table-row table:style-name="Table66.1">
          <table:table-cell table:style-name="Table66.A1" office:value-type="string">
            <text:p text:style-name="P51">hash_map_find()</text:p>
          </table:table-cell>
          <table:table-cell table:style-name="Table66.B1" office:value-type="string">
            <text:p text:style-name="P41">查找指定数据在容器中的位置.</text:p>
          </table:table-cell>
        </table:table-row>
        <table:table-row table:style-name="Table66.1">
          <table:table-cell table:style-name="Table66.A1" office:value-type="string">
            <text:p text:style-name="P51">hash_map_equal_range()</text:p>
          </table:table-cell>
          <table:table-cell table:style-name="Table66.B1" office:value-type="string">
            <text:p text:style-name="P41">查找等于指定数据的数据区间.</text:p>
          </table:table-cell>
        </table:table-row>
      </table:table>
      <text:p text:style-name="P40"/>
      <table:table table:name="Table67" table:style-name="Table67">
        <table:table-column table:style-name="Table67.A"/>
        <table:table-column table:style-name="Table67.B"/>
        <table:table-row table:style-name="Table67.1">
          <table:table-cell table:style-name="Table67.A1" office:value-type="string">
            <text:p text:style-name="P51">hash_multimap_count()</text:p>
          </table:table-cell>
          <table:table-cell table:style-name="Table67.B1" office:value-type="string">
            <text:p text:style-name="P41">获得指定数据在容器中的数目.</text:p>
          </table:table-cell>
        </table:table-row>
        <table:table-row table:style-name="Table67.1">
          <table:table-cell table:style-name="Table67.A1" office:value-type="string">
            <text:p text:style-name="P51">hash_multimap_find()</text:p>
          </table:table-cell>
          <table:table-cell table:style-name="Table67.B1" office:value-type="string">
            <text:p text:style-name="P41">查找指定数据在容器中的位置.</text:p>
          </table:table-cell>
        </table:table-row>
        <table:table-row table:style-name="Table67.1">
          <table:table-cell table:style-name="Table67.A1" office:value-type="string">
            <text:p text:style-name="P51">hash_multimap_equal_range()</text:p>
          </table:table-cell>
          <table:table-cell table:style-name="Table67.B1" office:value-type="string">
            <text:p text:style-name="P41">查找等于指定数据的数据区间.</text:p>
          </table:table-cell>
        </table:table-row>
      </table:table>
      <text:p text:style-name="P40"><text:soft-page-break/>同样对于xxxx_equal_range()操作来说也需要注意普通管理容器中存在的问题.</text:p>
      <text:p text:style-name="P40"/>
      <text:p text:style-name="P85">赋值:</text:p>
      <table:table table:name="Table68" table:style-name="Table68">
        <table:table-column table:style-name="Table68.A"/>
        <table:table-column table:style-name="Table68.B"/>
        <table:table-row table:style-name="Table68.1">
          <table:table-cell table:style-name="Table68.A1" office:value-type="string">
            <text:p text:style-name="P51">hash_set_assign()</text:p>
          </table:table-cell>
          <table:table-cell table:style-name="Table68.B1" office:value-type="string">
            <text:p text:style-name="P41">使用另一个hash_set_t为当前hash_set_t赋值.</text:p>
          </table:table-cell>
        </table:table-row>
        <table:table-row table:style-name="Table68.1">
          <table:table-cell table:style-name="Table68.A1" office:value-type="string">
            <text:p text:style-name="P47"><text:span text:style-name="T52">hash_set</text:span><text:span text:style-name="T52">_swap()</text:span></text:p>
          </table:table-cell>
          <table:table-cell table:style-name="Table68.B1" office:value-type="string">
            <text:p text:style-name="P41">交换两个hash_set_t的数据.</text:p>
          </table:table-cell>
        </table:table-row>
      </table:table>
      <text:p text:style-name="P39"/>
      <table:table table:name="Table69" table:style-name="Table69">
        <table:table-column table:style-name="Table69.A"/>
        <table:table-column table:style-name="Table69.B"/>
        <table:table-row table:style-name="Table69.1">
          <table:table-cell table:style-name="Table69.A1" office:value-type="string">
            <text:p text:style-name="P51">hash_multiset_assign()</text:p>
          </table:table-cell>
          <table:table-cell table:style-name="Table69.B1" office:value-type="string">
            <text:p text:style-name="P41">使用另一个hash_multiset_t为当前hash_multiset_t赋值.</text:p>
          </table:table-cell>
        </table:table-row>
        <table:table-row table:style-name="Table69.1">
          <table:table-cell table:style-name="Table69.A1" office:value-type="string">
            <text:p text:style-name="P47"><text:span text:style-name="T52">hash_multiset</text:span><text:span text:style-name="T52">_swap()</text:span></text:p>
          </table:table-cell>
          <table:table-cell table:style-name="Table69.B1" office:value-type="string">
            <text:p text:style-name="P41">交换两个hash_multiset_t的数据.</text:p>
          </table:table-cell>
        </table:table-row>
      </table:table>
      <text:p text:style-name="P40"/>
      <table:table table:name="Table70" table:style-name="Table70">
        <table:table-column table:style-name="Table70.A"/>
        <table:table-column table:style-name="Table70.B"/>
        <table:table-row table:style-name="Table70.1">
          <table:table-cell table:style-name="Table70.A1" office:value-type="string">
            <text:p text:style-name="P51">hash_map_assign()</text:p>
          </table:table-cell>
          <table:table-cell table:style-name="Table70.B1" office:value-type="string">
            <text:p text:style-name="P41">使用另一个hash_map_t为当前hash_map_t赋值.</text:p>
          </table:table-cell>
        </table:table-row>
        <table:table-row table:style-name="Table70.1">
          <table:table-cell table:style-name="Table70.A1" office:value-type="string">
            <text:p text:style-name="P51">hash_map_swap()</text:p>
          </table:table-cell>
          <table:table-cell table:style-name="Table70.B1" office:value-type="string">
            <text:p text:style-name="P41">交换两个hash_map_t的数据.</text:p>
          </table:table-cell>
        </table:table-row>
      </table:table>
      <text:p text:style-name="P39"/>
      <table:table table:name="Table71" table:style-name="Table71">
        <table:table-column table:style-name="Table71.A"/>
        <table:table-column table:style-name="Table71.B"/>
        <table:table-row table:style-name="Table71.1">
          <table:table-cell table:style-name="Table71.A1" office:value-type="string">
            <text:p text:style-name="P51">hash_multimap_assign()</text:p>
          </table:table-cell>
          <table:table-cell table:style-name="Table71.B1" office:value-type="string">
            <text:p text:style-name="P41">使用另一个hash_multimap_t为当前hash_multimap_t赋值.</text:p>
          </table:table-cell>
        </table:table-row>
        <table:table-row table:style-name="Table71.1">
          <table:table-cell table:style-name="Table71.A1" office:value-type="string">
            <text:p text:style-name="P51">hash_multimap_swap()</text:p>
          </table:table-cell>
          <table:table-cell table:style-name="Table71.B1" office:value-type="string">
            <text:p text:style-name="P41">交换两个hash_multimap_t的数据.</text:p>
          </table:table-cell>
        </table:table-row>
      </table:table>
      <text:p text:style-name="P40"/>
      <text:p text:style-name="P85">迭代器函数:</text:p>
      <table:table table:name="Table72" table:style-name="Table72">
        <table:table-column table:style-name="Table72.A"/>
        <table:table-column table:style-name="Table72.B"/>
        <table:table-row table:style-name="Table72.1">
          <table:table-cell table:style-name="Table72.A1" office:value-type="string">
            <text:p text:style-name="P51">hash_set_begin()</text:p>
          </table:table-cell>
          <table:table-cell table:style-name="Table72.B1" office:value-type="string">
            <text:p text:style-name="P41">获得指向hash_set_t第一个数据的迭代器.</text:p>
          </table:table-cell>
        </table:table-row>
        <table:table-row table:style-name="Table72.1">
          <table:table-cell table:style-name="Table72.A1" office:value-type="string">
            <text:p text:style-name="P51">hash_set_end()</text:p>
          </table:table-cell>
          <table:table-cell table:style-name="Table72.B1" office:value-type="string">
            <text:p text:style-name="P41">获得指向hash_set_t最后一个数据的下一个位置的迭代器.</text:p>
          </table:table-cell>
        </table:table-row>
      </table:table>
      <text:p text:style-name="P40"/>
      <table:table table:name="Table73" table:style-name="Table73">
        <table:table-column table:style-name="Table73.A"/>
        <table:table-column table:style-name="Table73.B"/>
        <table:table-row table:style-name="Table73.1">
          <table:table-cell table:style-name="Table73.A1" office:value-type="string">
            <text:p text:style-name="P51">hash_multiset_begin()</text:p>
          </table:table-cell>
          <table:table-cell table:style-name="Table73.B1" office:value-type="string">
            <text:p text:style-name="P41">获得指向hash_multiset_t第一个数据的迭代器.</text:p>
          </table:table-cell>
        </table:table-row>
        <table:table-row table:style-name="Table73.1">
          <table:table-cell table:style-name="Table73.A1" office:value-type="string">
            <text:p text:style-name="P51">hash_multiset_end()</text:p>
          </table:table-cell>
          <table:table-cell table:style-name="Table73.B1" office:value-type="string">
            <text:p text:style-name="P41">获得指向hash_multiset_t最后一个数据的下一个位置的迭代器.</text:p>
          </table:table-cell>
        </table:table-row>
      </table:table>
      <text:p text:style-name="P40"/>
      <table:table table:name="Table74" table:style-name="Table74">
        <table:table-column table:style-name="Table74.A"/>
        <table:table-column table:style-name="Table74.B"/>
        <table:table-row table:style-name="Table74.1">
          <table:table-cell table:style-name="Table74.A1" office:value-type="string">
            <text:p text:style-name="P51">hash_map_begin()</text:p>
          </table:table-cell>
          <table:table-cell table:style-name="Table74.B1" office:value-type="string">
            <text:p text:style-name="P41">获得指向hash_map_t第一个数据的迭代器.</text:p>
          </table:table-cell>
        </table:table-row>
        <table:table-row table:style-name="Table74.1">
          <table:table-cell table:style-name="Table74.A1" office:value-type="string">
            <text:p text:style-name="P51">hash_map_end()</text:p>
          </table:table-cell>
          <table:table-cell table:style-name="Table74.B1" office:value-type="string">
            <text:p text:style-name="P41">获得指向hash_map_t最后一个数据的下一个位置的迭代器.</text:p>
          </table:table-cell>
        </table:table-row>
      </table:table>
      <text:p text:style-name="P40"/>
      <table:table table:name="Table75" table:style-name="Table75">
        <table:table-column table:style-name="Table75.A"/>
        <table:table-column table:style-name="Table75.B"/>
        <table:table-row table:style-name="Table75.1">
          <table:table-cell table:style-name="Table75.A1" office:value-type="string">
            <text:p text:style-name="P51">hash_multimap_begin()</text:p>
          </table:table-cell>
          <table:table-cell table:style-name="Table75.B1" office:value-type="string">
            <text:p text:style-name="P41">获得指向hash_multimap_t第一个数据的迭代器.</text:p>
          </table:table-cell>
        </table:table-row>
        <table:table-row table:style-name="Table75.1">
          <table:table-cell table:style-name="Table75.A1" office:value-type="string">
            <text:p text:style-name="P51">hash_multimap_end()</text:p>
          </table:table-cell>
          <table:table-cell table:style-name="Table75.B1" office:value-type="string">
            <text:p text:style-name="P41">获得指向hash_multimap_t最后一个数据的下一个位置的迭代器.</text:p>
          </table:table-cell>
        </table:table-row>
      </table:table>
      <text:p text:style-name="P40"/>
      <text:p text:style-name="P85">插入和删除:</text:p>
      <table:table table:name="Table76" table:style-name="Table76">
        <table:table-column table:style-name="Table76.A"/>
        <table:table-column table:style-name="Table76.B"/>
        <table:table-row table:style-name="Table76.1">
          <table:table-cell table:style-name="Table76.A1" office:value-type="string">
            <text:p text:style-name="P51">hash_set_resize()</text:p>
          </table:table-cell>
          <table:table-cell table:style-name="Table76.B1" office:value-type="string">
            <text:p text:style-name="P41">修改容器的桶数.</text:p>
          </table:table-cell>
        </table:table-row>
        <table:table-row table:style-name="Table76.1">
          <table:table-cell table:style-name="Table76.A1" office:value-type="string">
            <text:p text:style-name="P51">hash_set_insert()</text:p>
          </table:table-cell>
          <table:table-cell table:style-name="Table76.B1" office:value-type="string">
            <text:p text:style-name="P41">插入指定数据.</text:p>
          </table:table-cell>
        </table:table-row>
        <table:table-row table:style-name="Table76.1">
          <table:table-cell table:style-name="Table76.A1" office:value-type="string">
            <text:p text:style-name="P51">hash_set_insert_range()</text:p>
          </table:table-cell>
          <table:table-cell table:style-name="Table76.B1" office:value-type="string">
            <text:p text:style-name="P41">插入一个数据区间.</text:p>
          </table:table-cell>
        </table:table-row>
        <table:table-row table:style-name="Table76.1">
          <table:table-cell table:style-name="Table76.A1" office:value-type="string">
            <text:p text:style-name="P47"><text:span text:style-name="T52">hash_set</text:span><text:span text:style-name="T52">_erase()</text:span></text:p>
          </table:table-cell>
          <table:table-cell table:style-name="Table76.B1" office:value-type="string">
            <text:p text:style-name="P41">删除指定的数据.</text:p>
          </table:table-cell>
        </table:table-row>
        <table:table-row table:style-name="Table76.1">
          <table:table-cell table:style-name="Table76.A1" office:value-type="string">
            <text:p text:style-name="P47"><text:span text:style-name="T52">hash_set</text:span><text:span text:style-name="T52">_erase_pos()</text:span></text:p>
          </table:table-cell>
          <table:table-cell table:style-name="Table76.B1" office:value-type="string">
            <text:p text:style-name="P41">删除指定位置的数据.</text:p>
          </table:table-cell>
        </table:table-row>
        <table:table-row table:style-name="Table76.1">
          <table:table-cell table:style-name="Table76.A1" office:value-type="string">
            <text:p text:style-name="P47"><text:span text:style-name="T52">hash_set</text:span><text:span text:style-name="T52">_erase_range()</text:span></text:p>
          </table:table-cell>
          <table:table-cell table:style-name="Table76.B1" office:value-type="string">
            <text:p text:style-name="P41">删除指定区间的数据.</text:p>
          </table:table-cell>
        </table:table-row>
        <table:table-row table:style-name="Table76.1">
          <table:table-cell table:style-name="Table76.A1" office:value-type="string">
            <text:p text:style-name="P47"><text:span text:style-name="T52">hash_set</text:span><text:span text:style-name="T52">_clear()</text:span></text:p>
          </table:table-cell>
          <table:table-cell table:style-name="Table76.B1" office:value-type="string">
            <text:p text:style-name="P41">清空所有数据.</text:p>
          </table:table-cell>
        </table:table-row>
      </table:table>
      <text:p text:style-name="P40"/>
      <table:table table:name="Table77" table:style-name="Table77">
        <table:table-column table:style-name="Table77.A"/>
        <table:table-column table:style-name="Table77.B"/>
        <table:table-row table:style-name="Table77.1">
          <table:table-cell table:style-name="Table77.A1" office:value-type="string">
            <text:p text:style-name="P51">hash_multiset_resize()</text:p>
          </table:table-cell>
          <table:table-cell table:style-name="Table77.B1" office:value-type="string">
            <text:p text:style-name="P41">修改容器的桶数.</text:p>
          </table:table-cell>
        </table:table-row>
        <table:table-row table:style-name="Table77.1">
          <table:table-cell table:style-name="Table77.A1" office:value-type="string">
            <text:p text:style-name="P51">hash_multiset_insert()</text:p>
          </table:table-cell>
          <table:table-cell table:style-name="Table77.B1" office:value-type="string">
            <text:p text:style-name="P41">插入指定数据.</text:p>
          </table:table-cell>
        </table:table-row>
        <table:table-row table:style-name="Table77.1">
          <table:table-cell table:style-name="Table77.A1" office:value-type="string">
            <text:p text:style-name="P51">hash_multiset_insert_range()</text:p>
          </table:table-cell>
          <table:table-cell table:style-name="Table77.B1" office:value-type="string">
            <text:p text:style-name="P41">插入一个数据区间.</text:p>
          </table:table-cell>
        </table:table-row>
        <table:table-row table:style-name="Table77.1">
          <table:table-cell table:style-name="Table77.A1" office:value-type="string">
            <text:p text:style-name="P51">hash_multiset_erase()</text:p>
          </table:table-cell>
          <table:table-cell table:style-name="Table77.B1" office:value-type="string">
            <text:p text:style-name="P41">删除指定的数据.</text:p>
          </table:table-cell>
        </table:table-row>
        <table:table-row table:style-name="Table77.1">
          <table:table-cell table:style-name="Table77.A1" office:value-type="string">
            <text:p text:style-name="P51">hash_multiset_erase_pos()</text:p>
          </table:table-cell>
          <table:table-cell table:style-name="Table77.B1" office:value-type="string">
            <text:p text:style-name="P41">删除指定位置的数据.</text:p>
          </table:table-cell>
        </table:table-row>
        <table:table-row table:style-name="Table77.1">
          <table:table-cell table:style-name="Table77.A1" office:value-type="string">
            <text:p text:style-name="P47"><text:span text:style-name="T52">hash</text:span><text:span text:style-name="T52">_multiset_erase_range()</text:span></text:p>
          </table:table-cell>
          <table:table-cell table:style-name="Table77.B1" office:value-type="string">
            <text:p text:style-name="P41">删除指定区间的数据.</text:p>
          </table:table-cell>
        </table:table-row>
        <table:table-row table:style-name="Table77.1">
          <table:table-cell table:style-name="Table77.A1" office:value-type="string">
            <text:p text:style-name="P51">hash_multiset_clear()</text:p>
          </table:table-cell>
          <table:table-cell table:style-name="Table77.B1" office:value-type="string">
            <text:p text:style-name="P41">清空所有数据.</text:p>
          </table:table-cell>
        </table:table-row>
      </table:table>
      <text:p text:style-name="P40"><text:soft-page-break/></text:p>
      <table:table table:name="Table78" table:style-name="Table78">
        <table:table-column table:style-name="Table78.A"/>
        <table:table-column table:style-name="Table78.B"/>
        <table:table-row table:style-name="Table78.1">
          <table:table-cell table:style-name="Table78.A1" office:value-type="string">
            <text:p text:style-name="P51">hash_map_resize()</text:p>
          </table:table-cell>
          <table:table-cell table:style-name="Table78.B1" office:value-type="string">
            <text:p text:style-name="P41">修改容器的桶数.</text:p>
          </table:table-cell>
        </table:table-row>
        <table:table-row table:style-name="Table78.1">
          <table:table-cell table:style-name="Table78.A1" office:value-type="string">
            <text:p text:style-name="P51">hash_map_insert()</text:p>
          </table:table-cell>
          <table:table-cell table:style-name="Table78.B1" office:value-type="string">
            <text:p text:style-name="P41">插入指定数据.</text:p>
          </table:table-cell>
        </table:table-row>
        <table:table-row table:style-name="Table78.1">
          <table:table-cell table:style-name="Table78.A1" office:value-type="string">
            <text:p text:style-name="P51">hash_map_insert_range()</text:p>
          </table:table-cell>
          <table:table-cell table:style-name="Table78.B1" office:value-type="string">
            <text:p text:style-name="P41">插入一个数据区间.</text:p>
          </table:table-cell>
        </table:table-row>
        <table:table-row table:style-name="Table78.1">
          <table:table-cell table:style-name="Table78.A1" office:value-type="string">
            <text:p text:style-name="P51">hash_map_erase()</text:p>
          </table:table-cell>
          <table:table-cell table:style-name="Table78.B1" office:value-type="string">
            <text:p text:style-name="P41">删除指定的数据.</text:p>
          </table:table-cell>
        </table:table-row>
        <table:table-row table:style-name="Table78.1">
          <table:table-cell table:style-name="Table78.A1" office:value-type="string">
            <text:p text:style-name="P51">hash_map_erase_pos()</text:p>
          </table:table-cell>
          <table:table-cell table:style-name="Table78.B1" office:value-type="string">
            <text:p text:style-name="P41">删除指定位置的数据.</text:p>
          </table:table-cell>
        </table:table-row>
        <table:table-row table:style-name="Table78.1">
          <table:table-cell table:style-name="Table78.A1" office:value-type="string">
            <text:p text:style-name="P51">hash_map_erase_range()</text:p>
          </table:table-cell>
          <table:table-cell table:style-name="Table78.B1" office:value-type="string">
            <text:p text:style-name="P41">删除指定区间的数据.</text:p>
          </table:table-cell>
        </table:table-row>
        <table:table-row table:style-name="Table78.1">
          <table:table-cell table:style-name="Table78.A1" office:value-type="string">
            <text:p text:style-name="P47"><text:span text:style-name="T52">has</text:span><text:span text:style-name="T52">h_map_clear()</text:span></text:p>
          </table:table-cell>
          <table:table-cell table:style-name="Table78.B1" office:value-type="string">
            <text:p text:style-name="P41">清空所有数据.</text:p>
          </table:table-cell>
        </table:table-row>
      </table:table>
      <text:p text:style-name="P40"/>
      <table:table table:name="Table79" table:style-name="Table79">
        <table:table-column table:style-name="Table79.A"/>
        <table:table-column table:style-name="Table79.B"/>
        <table:table-row table:style-name="Table79.1">
          <table:table-cell table:style-name="Table79.A1" office:value-type="string">
            <text:p text:style-name="P51">hash_multimap_resize()</text:p>
          </table:table-cell>
          <table:table-cell table:style-name="Table79.B1" office:value-type="string">
            <text:p text:style-name="P41">修改容器的桶数.</text:p>
          </table:table-cell>
        </table:table-row>
        <table:table-row table:style-name="Table79.1">
          <table:table-cell table:style-name="Table79.A1" office:value-type="string">
            <text:p text:style-name="P51">hash_multimap_insert()</text:p>
          </table:table-cell>
          <table:table-cell table:style-name="Table79.B1" office:value-type="string">
            <text:p text:style-name="P41">插入指定数据.</text:p>
          </table:table-cell>
        </table:table-row>
        <table:table-row table:style-name="Table79.1">
          <table:table-cell table:style-name="Table79.A1" office:value-type="string">
            <text:p text:style-name="P51">hash_multimap_insert_range()</text:p>
          </table:table-cell>
          <table:table-cell table:style-name="Table79.B1" office:value-type="string">
            <text:p text:style-name="P41">插入一个数据区间.</text:p>
          </table:table-cell>
        </table:table-row>
        <table:table-row table:style-name="Table79.1">
          <table:table-cell table:style-name="Table79.A1" office:value-type="string">
            <text:p text:style-name="P51">hash_multimap_erase()</text:p>
          </table:table-cell>
          <table:table-cell table:style-name="Table79.B1" office:value-type="string">
            <text:p text:style-name="P41">删除指定的数据.</text:p>
          </table:table-cell>
        </table:table-row>
        <table:table-row table:style-name="Table79.1">
          <table:table-cell table:style-name="Table79.A1" office:value-type="string">
            <text:p text:style-name="P51">hash_multimap_erase_pos()</text:p>
          </table:table-cell>
          <table:table-cell table:style-name="Table79.B1" office:value-type="string">
            <text:p text:style-name="P41">删除指定位置的数据.</text:p>
          </table:table-cell>
        </table:table-row>
        <table:table-row table:style-name="Table79.1">
          <table:table-cell table:style-name="Table79.A1" office:value-type="string">
            <text:p text:style-name="P51">hash_multimap_erase_range()</text:p>
          </table:table-cell>
          <table:table-cell table:style-name="Table79.B1" office:value-type="string">
            <text:p text:style-name="P41">删除指定区间的数据.</text:p>
          </table:table-cell>
        </table:table-row>
        <table:table-row table:style-name="Table79.1">
          <table:table-cell table:style-name="Table79.A1" office:value-type="string">
            <text:p text:style-name="P47"><text:span text:style-name="T52">hash_multimap_cle</text:span><text:span text:style-name="T52">ar()</text:span></text:p>
          </table:table-cell>
          <table:table-cell table:style-name="Table79.B1" office:value-type="string">
            <text:p text:style-name="P41">清空所有数据.</text:p>
          </table:table-cell>
        </table:table-row>
      </table:table>
      <text:p text:style-name="P40"/>
      <text:list xml:id="list1287558247" text:continue-numbering="true" text:style-name="WW8Num13">
        <text:list-item>
          <text:list>
            <text:list-item>
              <text:list>
                <text:list-item>
                  <text:h text:style-name="P235" text:outline-level="3">将hash_map_t作为关联数组使用</text:h>
                </text:list-item>
              </text:list>
            </text:list-item>
          </text:list>
        </text:list-item>
      </text:list>
      <text:p text:style-name="P40"><text:tab/>hash_map_t与map_t相同可以作为关联数组使用.</text:p>
      <table:table table:name="Table80" table:style-name="Table80">
        <table:table-column table:style-name="Table80.A"/>
        <table:table-column table:style-name="Table80.B"/>
        <table:table-row table:style-name="Table80.1">
          <table:table-cell table:style-name="Table80.A1" office:value-type="string">
            <text:p text:style-name="P51">hash_map_at()</text:p>
          </table:table-cell>
          <table:table-cell table:style-name="Table80.B1" office:value-type="string">
            <text:p text:style-name="P41">通过以key为下标对数据进行随即访问.</text:p>
          </table:table-cell>
        </table:table-row>
      </table:table>
      <text:p text:style-name="P40"/>
      <text:list xml:id="list988505036" text:continue-numbering="true" text:style-name="WW8Num13">
        <text:list-item>
          <text:list>
            <text:list-item>
              <text:list>
                <text:list-item>
                  <text:h text:style-name="P235" text:outline-level="3">hash容器的使用实例</text:h>
                </text:list-item>
              </text:list>
            </text:list-item>
          </text:list>
        </text:list-item>
      </text:list>
      <text:p text:style-name="P50">#include &lt;stdio.h&gt;</text:p>
      <text:p text:style-name="P50">#include &lt;cstl/chash_set.h&gt;</text:p>
      <text:p text:style-name="P50"/>
      <text:p text:style-name="P50">int main(int argc, char* argv[])</text:p>
      <text:p text:style-name="P50">{</text:p>
      <text:p text:style-name="P50"><text:s text:c="4"/>hash_set_t t_hs = create_hash_set(int);</text:p>
      <text:p text:style-name="P50"><text:s text:c="4"/>iterator_t t_i;</text:p>
      <text:p text:style-name="P50"><text:s text:c="4"/>int i;</text:p>
      <text:p text:style-name="P50"/>
      <text:p text:style-name="P50"><text:s text:c="4"/>hash_set_init(&amp;t_hs, NULL);</text:p>
      <text:p text:style-name="P50"><text:s text:c="4"/>hash_set_insert(&amp;t_hs, 59);</text:p>
      <text:p text:style-name="P50"><text:s text:c="4"/>hash_set_insert(&amp;t_hs, 63);</text:p>
      <text:p text:style-name="P50"><text:s text:c="4"/>hash_set_insert(&amp;t_hs, 108);</text:p>
      <text:p text:style-name="P50"><text:s text:c="4"/>hash_set_insert(&amp;t_hs, 2);</text:p>
      <text:p text:style-name="P50"><text:s text:c="4"/>hash_set_insert(&amp;t_hs, 53);</text:p>
      <text:p text:style-name="P50"><text:s text:c="4"/>hash_set_insert(&amp;t_hs, 55);</text:p>
      <text:p text:style-name="P50"><text:soft-page-break/></text:p>
      <text:p text:style-name="P50"><text:s text:c="4"/>for(t_i = hash_set_begin(&amp;t_hs);</text:p>
      <text:p text:style-name="P50"><text:s text:c="8"/>!iterator_equal(&amp;t_i, hash_set_end(&amp;t_hs));</text:p>
      <text:p text:style-name="P50"><text:s text:c="8"/>iterator_next(&amp;t_i))</text:p>
      <text:p text:style-name="P50"><text:s text:c="4"/>{</text:p>
      <text:p text:style-name="P50"><text:s text:c="8"/>printf("%d ", *(int*)iterator_get_pointer(&amp;t_i));</text:p>
      <text:p text:style-name="P50"><text:s text:c="4"/>}</text:p>
      <text:p text:style-name="P50"><text:s text:c="4"/>printf("\n");</text:p>
      <text:p text:style-name="P50"/>
      <text:p text:style-name="P50"><text:s text:c="4"/>for(i = 0; i &lt; 47; ++i)</text:p>
      <text:p text:style-name="P50"><text:s text:c="4"/>{</text:p>
      <text:p text:style-name="P50"><text:s text:c="8"/>hash_set_insert(&amp;t_hs, i);</text:p>
      <text:p text:style-name="P50"><text:s text:c="4"/>}</text:p>
      <text:p text:style-name="P50"><text:s text:c="4"/>for(t_i = hash_set_begin(&amp;t_hs);</text:p>
      <text:p text:style-name="P50"><text:s text:c="8"/>!iterator_equal(&amp;t_i, hash_set_end(&amp;t_hs));</text:p>
      <text:p text:style-name="P50"><text:s text:c="8"/>iterator_next(&amp;t_i))</text:p>
      <text:p text:style-name="P50"><text:s text:c="4"/>{</text:p>
      <text:p text:style-name="P50"><text:s text:c="8"/>printf("%d ", *(int*)iterator_get_pointer(&amp;t_i));</text:p>
      <text:p text:style-name="P50"><text:s text:c="4"/>}</text:p>
      <text:p text:style-name="P50"><text:s text:c="4"/>printf("\n");</text:p>
      <text:p text:style-name="P50"><text:s text:c="4"/>hash_set_destroy(&amp;t_hs);</text:p>
      <text:p text:style-name="P50"/>
      <text:p text:style-name="P50"><text:s text:c="4"/>return 0;</text:p>
      <text:p text:style-name="P50">}</text:p>
      <text:p text:style-name="P40">结果:</text:p>
      <text:p text:style-name="P50">53 108 2 55 59 63 </text:p>
      <text:p text:style-name="P50">53 0 1 108 2 55 3 4 5 59 6 7 8 9 63 10 11 12 13 14 15 16 17 18 19 20 21 22 23 24 25 26 27 28 29 30 31 32 33 34 35 36 37 38 39 40 41 42 43 44 45 46</text:p>
      <text:p text:style-name="P50"/>
      <text:p text:style-name="P40">从结果中我们看出hash容器中的数据并不是排序的而是按照某些规则来计算hash位置的.</text:p>
      <text:list xml:id="list547511791" text:continue-numbering="true" text:style-name="WW8Num13">
        <text:list-item>
          <text:list>
            <text:list-item>
              <text:h text:style-name="P225" text:outline-level="2">怎样选择容器类型</text:h>
            </text:list-item>
          </text:list>
        </text:list-item>
      </text:list>
      <text:p text:style-name="P40"><text:tab/><text:span text:style-name="T14">libcstl</text:span>提供了很多容器类型,它们拥有不同的能力和特定,能够满足各种不同的需求.怎么选择使用哪种容器类型就成为了一个新问题.下面的列表提供了一个总体概括:</text:p>
      <table:table table:name="Table81" table:style-name="Table81">
        <table:table-column table:style-name="Table81.A"/>
        <table:table-column table:style-name="Table81.B"/>
        <table:table-column table:style-name="Table81.C"/>
        <table:table-column table:style-name="Table81.B"/>
        <table:table-column table:style-name="Table81.E"/>
        <table:table-row table:style-name="Table81.1">
          <table:table-cell table:style-name="Table81.A1" office:value-type="string">
            <text:p text:style-name="P52"/>
          </table:table-cell>
          <table:table-cell table:style-name="Table81.A1" office:value-type="string">
            <text:p text:style-name="P52">vector_t</text:p>
          </table:table-cell>
          <table:table-cell table:style-name="Table81.A1" office:value-type="string">
            <text:p text:style-name="P52">deque_t</text:p>
          </table:table-cell>
          <table:table-cell table:style-name="Table81.A1" office:value-type="string">
            <text:p text:style-name="P52">list_t</text:p>
          </table:table-cell>
          <table:table-cell table:style-name="Table81.E1" office:value-type="string">
            <text:p text:style-name="P52">slist_t</text:p>
          </table:table-cell>
        </table:table-row>
        <table:table-row table:style-name="Table81.1">
          <table:table-cell table:style-name="Table81.A1" office:value-type="string">
            <text:p text:style-name="P43">典型的数据结构</text:p>
          </table:table-cell>
          <table:table-cell table:style-name="Table81.B2" office:value-type="string">
            <text:p text:style-name="P43">动态数组</text:p>
          </table:table-cell>
          <table:table-cell table:style-name="Table81.B2" office:value-type="string">
            <text:p text:style-name="P43">动态数组</text:p>
          </table:table-cell>
          <table:table-cell table:style-name="Table81.B2" office:value-type="string">
            <text:p text:style-name="P43">双向链表</text:p>
          </table:table-cell>
          <table:table-cell table:style-name="Table81.E2" office:value-type="string">
            <text:p text:style-name="P43">单向链表</text:p>
          </table:table-cell>
        </table:table-row>
        <table:table-row table:style-name="Table81.1">
          <table:table-cell table:style-name="Table81.A1" office:value-type="string">
            <text:p text:style-name="P43">数据</text:p>
          </table:table-cell>
          <table:table-cell table:style-name="Table81.B2" office:value-type="string">
            <text:p text:style-name="P43">值</text:p>
          </table:table-cell>
          <table:table-cell table:style-name="Table81.B2" office:value-type="string">
            <text:p text:style-name="P43">值</text:p>
          </table:table-cell>
          <table:table-cell table:style-name="Table81.B2" office:value-type="string">
            <text:p text:style-name="P43">值</text:p>
          </table:table-cell>
          <table:table-cell table:style-name="Table81.E2" office:value-type="string">
            <text:p text:style-name="P43">值</text:p>
          </table:table-cell>
        </table:table-row>
        <table:table-row table:style-name="Table81.1">
          <table:table-cell table:style-name="Table81.A1" office:value-type="string">
            <text:p text:style-name="P43">是否允许数据重复</text:p>
          </table:table-cell>
          <table:table-cell table:style-name="Table81.B2" office:value-type="string">
            <text:p text:style-name="P43">是</text:p>
          </table:table-cell>
          <table:table-cell table:style-name="Table81.B2" office:value-type="string">
            <text:p text:style-name="P43">是</text:p>
          </table:table-cell>
          <table:table-cell table:style-name="Table81.B2" office:value-type="string">
            <text:p text:style-name="P43">是</text:p>
          </table:table-cell>
          <table:table-cell table:style-name="Table81.E2" office:value-type="string">
            <text:p text:style-name="P43">是</text:p>
          </table:table-cell>
        </table:table-row>
        <table:table-row table:style-name="Table81.1">
          <table:table-cell table:style-name="Table81.A1" office:value-type="string">
            <text:p text:style-name="P43">是否支持随即访问</text:p>
          </table:table-cell>
          <table:table-cell table:style-name="Table81.B2" office:value-type="string">
            <text:p text:style-name="P43">是</text:p>
          </table:table-cell>
          <table:table-cell table:style-name="Table81.B2" office:value-type="string">
            <text:p text:style-name="P43">是</text:p>
          </table:table-cell>
          <table:table-cell table:style-name="Table81.B2" office:value-type="string">
            <text:p text:style-name="P43">否</text:p>
          </table:table-cell>
          <table:table-cell table:style-name="Table81.E2" office:value-type="string">
            <text:p text:style-name="P43">否</text:p>
          </table:table-cell>
        </table:table-row>
        <table:table-row table:style-name="Table81.1">
          <table:table-cell table:style-name="Table81.A1" office:value-type="string">
            <text:p text:style-name="P43">迭代器类型</text:p>
          </table:table-cell>
          <table:table-cell table:style-name="Table81.B2" office:value-type="string">
            <text:p text:style-name="P43">随即</text:p>
          </table:table-cell>
          <table:table-cell table:style-name="Table81.B2" office:value-type="string">
            <text:p text:style-name="P43">随即</text:p>
          </table:table-cell>
          <table:table-cell table:style-name="Table81.B2" office:value-type="string">
            <text:p text:style-name="P43">双向</text:p>
          </table:table-cell>
          <table:table-cell table:style-name="Table81.E2" office:value-type="string">
            <text:p text:style-name="P43">向前</text:p>
          </table:table-cell>
        </table:table-row>
        <table:table-row table:style-name="Table81.1">
          <table:table-cell table:style-name="Table81.A1" office:value-type="string">
            <text:p text:style-name="P43">查找数据效率</text:p>
          </table:table-cell>
          <table:table-cell table:style-name="Table81.B2" office:value-type="string">
            <text:p text:style-name="P43">低</text:p>
          </table:table-cell>
          <table:table-cell table:style-name="Table81.B2" office:value-type="string">
            <text:p text:style-name="P43">低</text:p>
          </table:table-cell>
          <table:table-cell table:style-name="Table81.B2" office:value-type="string">
            <text:p text:style-name="P43">很低</text:p>
          </table:table-cell>
          <table:table-cell table:style-name="Table81.E2" office:value-type="string">
            <text:p text:style-name="P43">很低</text:p>
          </table:table-cell>
        </table:table-row>
        <table:table-row table:style-name="Table81.1">
          <table:table-cell table:style-name="Table81.A1" office:value-type="string">
            <text:p text:style-name="P43">快速插入删除数据<text:soft-page-break/>的位置</text:p>
          </table:table-cell>
          <table:table-cell table:style-name="Table81.B2" office:value-type="string">
            <text:p text:style-name="P43">末尾</text:p>
          </table:table-cell>
          <table:table-cell table:style-name="Table81.B2" office:value-type="string">
            <text:p text:style-name="P43">开头和末尾</text:p>
          </table:table-cell>
          <table:table-cell table:style-name="Table81.B2" office:value-type="string">
            <text:p text:style-name="P43">任意位置</text:p>
          </table:table-cell>
          <table:table-cell table:style-name="Table81.E2" office:value-type="string">
            <text:p text:style-name="P43">任意位置后面</text:p>
          </table:table-cell>
        </table:table-row>
        <table:table-row table:style-name="Table81.1">
          <table:table-cell table:style-name="Table81.A1" office:value-type="string">
            <text:p text:style-name="P43">插入删除数据是否使迭代器实效</text:p>
          </table:table-cell>
          <table:table-cell table:style-name="Table81.B2" office:value-type="string">
            <text:p text:style-name="P43">是</text:p>
          </table:table-cell>
          <table:table-cell table:style-name="Table81.B2" office:value-type="string">
            <text:p text:style-name="P43">是</text:p>
          </table:table-cell>
          <table:table-cell table:style-name="Table81.B2" office:value-type="string">
            <text:p text:style-name="P43">否</text:p>
          </table:table-cell>
          <table:table-cell table:style-name="Table81.E2" office:value-type="string">
            <text:p text:style-name="P43">否</text:p>
          </table:table-cell>
        </table:table-row>
        <table:table-row table:style-name="Table81.1">
          <table:table-cell table:style-name="Table81.A1" office:value-type="string">
            <text:p text:style-name="P52"/>
          </table:table-cell>
          <table:table-cell table:style-name="Table81.A1" office:value-type="string">
            <text:p text:style-name="P52">set_t</text:p>
          </table:table-cell>
          <table:table-cell table:style-name="Table81.A1" office:value-type="string">
            <text:p text:style-name="P52">multiset_t</text:p>
          </table:table-cell>
          <table:table-cell table:style-name="Table81.A1" office:value-type="string">
            <text:p text:style-name="P52">map_t</text:p>
          </table:table-cell>
          <table:table-cell table:style-name="Table81.E1" office:value-type="string">
            <text:p text:style-name="P52">multimap_t</text:p>
          </table:table-cell>
        </table:table-row>
        <table:table-row table:style-name="Table81.1">
          <table:table-cell table:style-name="Table81.A1" office:value-type="string">
            <text:p text:style-name="P43">典型的数据结构</text:p>
          </table:table-cell>
          <table:table-cell table:style-name="Table81.B2" office:value-type="string">
            <text:p text:style-name="P43">平衡二叉树</text:p>
          </table:table-cell>
          <table:table-cell table:style-name="Table81.B2" office:value-type="string">
            <text:p text:style-name="P43">平衡二叉树</text:p>
          </table:table-cell>
          <table:table-cell table:style-name="Table81.B2" office:value-type="string">
            <text:p text:style-name="P43">平衡二叉树</text:p>
          </table:table-cell>
          <table:table-cell table:style-name="Table81.E2" office:value-type="string">
            <text:p text:style-name="P43">平衡二叉树</text:p>
          </table:table-cell>
        </table:table-row>
        <table:table-row table:style-name="Table81.1">
          <table:table-cell table:style-name="Table81.A1" office:value-type="string">
            <text:p text:style-name="P43">数据</text:p>
          </table:table-cell>
          <table:table-cell table:style-name="Table81.B2" office:value-type="string">
            <text:p text:style-name="P43">值</text:p>
          </table:table-cell>
          <table:table-cell table:style-name="Table81.B2" office:value-type="string">
            <text:p text:style-name="P43">值</text:p>
          </table:table-cell>
          <table:table-cell table:style-name="Table81.B2" office:value-type="string">
            <text:p text:style-name="P43">键/值</text:p>
          </table:table-cell>
          <table:table-cell table:style-name="Table81.E2" office:value-type="string">
            <text:p text:style-name="P43">键/值</text:p>
          </table:table-cell>
        </table:table-row>
        <table:table-row table:style-name="Table81.1">
          <table:table-cell table:style-name="Table81.A1" office:value-type="string">
            <text:p text:style-name="P43">是否允许数据重复</text:p>
          </table:table-cell>
          <table:table-cell table:style-name="Table81.B2" office:value-type="string">
            <text:p text:style-name="P43">否</text:p>
          </table:table-cell>
          <table:table-cell table:style-name="Table81.B2" office:value-type="string">
            <text:p text:style-name="P43">是</text:p>
          </table:table-cell>
          <table:table-cell table:style-name="Table81.B2" office:value-type="string">
            <text:p text:style-name="P43">键不允许重复</text:p>
          </table:table-cell>
          <table:table-cell table:style-name="Table81.E2" office:value-type="string">
            <text:p text:style-name="P43">是</text:p>
          </table:table-cell>
        </table:table-row>
        <table:table-row table:style-name="Table81.1">
          <table:table-cell table:style-name="Table81.A1" office:value-type="string">
            <text:p text:style-name="P43">是否支持随即访问</text:p>
          </table:table-cell>
          <table:table-cell table:style-name="Table81.B2" office:value-type="string">
            <text:p text:style-name="P43">否</text:p>
          </table:table-cell>
          <table:table-cell table:style-name="Table81.B2" office:value-type="string">
            <text:p text:style-name="P43">否</text:p>
          </table:table-cell>
          <table:table-cell table:style-name="Table81.B2" office:value-type="string">
            <text:p text:style-name="P43">通过键随即访问</text:p>
          </table:table-cell>
          <table:table-cell table:style-name="Table81.E2" office:value-type="string">
            <text:p text:style-name="P43">否</text:p>
          </table:table-cell>
        </table:table-row>
        <table:table-row table:style-name="Table81.1">
          <table:table-cell table:style-name="Table81.A1" office:value-type="string">
            <text:p text:style-name="P43">迭代器类型</text:p>
          </table:table-cell>
          <table:table-cell table:style-name="Table81.B2" office:value-type="string">
            <text:p text:style-name="P43">双向</text:p>
          </table:table-cell>
          <table:table-cell table:style-name="Table81.B2" office:value-type="string">
            <text:p text:style-name="P43">双向</text:p>
          </table:table-cell>
          <table:table-cell table:style-name="Table81.B2" office:value-type="string">
            <text:p text:style-name="P43">双向</text:p>
          </table:table-cell>
          <table:table-cell table:style-name="Table81.E2" office:value-type="string">
            <text:p text:style-name="P43">双向</text:p>
          </table:table-cell>
        </table:table-row>
        <table:table-row table:style-name="Table81.1">
          <table:table-cell table:style-name="Table81.A1" office:value-type="string">
            <text:p text:style-name="P43">查找数据效率</text:p>
          </table:table-cell>
          <table:table-cell table:style-name="Table81.B2" office:value-type="string">
            <text:p text:style-name="P43">高</text:p>
          </table:table-cell>
          <table:table-cell table:style-name="Table81.B2" office:value-type="string">
            <text:p text:style-name="P43">高</text:p>
          </table:table-cell>
          <table:table-cell table:style-name="Table81.B2" office:value-type="string">
            <text:p text:style-name="P43">查找键效率高</text:p>
          </table:table-cell>
          <table:table-cell table:style-name="Table81.E2" office:value-type="string">
            <text:p text:style-name="P43">查找键效率高</text:p>
          </table:table-cell>
        </table:table-row>
        <table:table-row table:style-name="Table81.1">
          <table:table-cell table:style-name="Table81.A1" office:value-type="string">
            <text:p text:style-name="P43">快速插入删除数据的位置</text:p>
          </table:table-cell>
          <table:table-cell table:style-name="Table81.B2" office:value-type="string">
            <text:p text:style-name="P43">-</text:p>
          </table:table-cell>
          <table:table-cell table:style-name="Table81.B2" office:value-type="string">
            <text:p text:style-name="P43">-</text:p>
          </table:table-cell>
          <table:table-cell table:style-name="Table81.B2" office:value-type="string">
            <text:p text:style-name="P43">-</text:p>
          </table:table-cell>
          <table:table-cell table:style-name="Table81.E2" office:value-type="string">
            <text:p text:style-name="P43">-</text:p>
          </table:table-cell>
        </table:table-row>
        <table:table-row table:style-name="Table81.1">
          <table:table-cell table:style-name="Table81.A1" office:value-type="string">
            <text:p text:style-name="P43">插入删除数据是否使迭代器实效</text:p>
          </table:table-cell>
          <table:table-cell table:style-name="Table81.B2" office:value-type="string">
            <text:p text:style-name="P43">否</text:p>
          </table:table-cell>
          <table:table-cell table:style-name="Table81.B2" office:value-type="string">
            <text:p text:style-name="P43">否</text:p>
          </table:table-cell>
          <table:table-cell table:style-name="Table81.B2" office:value-type="string">
            <text:p text:style-name="P43">否</text:p>
          </table:table-cell>
          <table:table-cell table:style-name="Table81.E2" office:value-type="string">
            <text:p text:style-name="P43">否</text:p>
          </table:table-cell>
        </table:table-row>
        <table:table-row table:style-name="Table81.1">
          <table:table-cell table:style-name="Table81.A1" office:value-type="string">
            <text:p text:style-name="P52"/>
          </table:table-cell>
          <table:table-cell table:style-name="Table81.A1" office:value-type="string">
            <text:p text:style-name="P52">hash_set_t</text:p>
          </table:table-cell>
          <table:table-cell table:style-name="Table81.A1" office:value-type="string">
            <text:p text:style-name="P52">hash_multiset_t</text:p>
          </table:table-cell>
          <table:table-cell table:style-name="Table81.A1" office:value-type="string">
            <text:p text:style-name="P52">hash_map_t</text:p>
          </table:table-cell>
          <table:table-cell table:style-name="Table81.E1" office:value-type="string">
            <text:p text:style-name="P52">hash_multimap_t</text:p>
          </table:table-cell>
        </table:table-row>
        <table:table-row table:style-name="Table81.1">
          <table:table-cell table:style-name="Table81.A1" office:value-type="string">
            <text:p text:style-name="P43">典型的数据结构</text:p>
          </table:table-cell>
          <table:table-cell table:style-name="Table81.B2" office:value-type="string">
            <text:p text:style-name="P43">哈希表</text:p>
          </table:table-cell>
          <table:table-cell table:style-name="Table81.B2" office:value-type="string">
            <text:p text:style-name="P43">哈希表</text:p>
          </table:table-cell>
          <table:table-cell table:style-name="Table81.B2" office:value-type="string">
            <text:p text:style-name="P43">哈希表</text:p>
          </table:table-cell>
          <table:table-cell table:style-name="Table81.E2" office:value-type="string">
            <text:p text:style-name="P43">哈希表</text:p>
          </table:table-cell>
        </table:table-row>
        <table:table-row table:style-name="Table81.1">
          <table:table-cell table:style-name="Table81.A1" office:value-type="string">
            <text:p text:style-name="P43">数据</text:p>
          </table:table-cell>
          <table:table-cell table:style-name="Table81.B2" office:value-type="string">
            <text:p text:style-name="P43">值</text:p>
          </table:table-cell>
          <table:table-cell table:style-name="Table81.B2" office:value-type="string">
            <text:p text:style-name="P43">值</text:p>
          </table:table-cell>
          <table:table-cell table:style-name="Table81.B2" office:value-type="string">
            <text:p text:style-name="P43">键/值</text:p>
          </table:table-cell>
          <table:table-cell table:style-name="Table81.E2" office:value-type="string">
            <text:p text:style-name="P43">键/值</text:p>
          </table:table-cell>
        </table:table-row>
        <table:table-row table:style-name="Table81.1">
          <table:table-cell table:style-name="Table81.A1" office:value-type="string">
            <text:p text:style-name="P43">是否允许数据重复</text:p>
          </table:table-cell>
          <table:table-cell table:style-name="Table81.B2" office:value-type="string">
            <text:p text:style-name="P43">否</text:p>
          </table:table-cell>
          <table:table-cell table:style-name="Table81.B2" office:value-type="string">
            <text:p text:style-name="P43">是</text:p>
          </table:table-cell>
          <table:table-cell table:style-name="Table81.B2" office:value-type="string">
            <text:p text:style-name="P43">键不允许重复</text:p>
          </table:table-cell>
          <table:table-cell table:style-name="Table81.E2" office:value-type="string">
            <text:p text:style-name="P43">是</text:p>
          </table:table-cell>
        </table:table-row>
        <table:table-row table:style-name="Table81.1">
          <table:table-cell table:style-name="Table81.A1" office:value-type="string">
            <text:p text:style-name="P43">是否支持随即访问</text:p>
          </table:table-cell>
          <table:table-cell table:style-name="Table81.B2" office:value-type="string">
            <text:p text:style-name="P43">否</text:p>
          </table:table-cell>
          <table:table-cell table:style-name="Table81.B2" office:value-type="string">
            <text:p text:style-name="P43">否</text:p>
          </table:table-cell>
          <table:table-cell table:style-name="Table81.B2" office:value-type="string">
            <text:p text:style-name="P43">通过键随即访问</text:p>
          </table:table-cell>
          <table:table-cell table:style-name="Table81.E2" office:value-type="string">
            <text:p text:style-name="P43">否</text:p>
          </table:table-cell>
        </table:table-row>
        <table:table-row table:style-name="Table81.1">
          <table:table-cell table:style-name="Table81.A1" office:value-type="string">
            <text:p text:style-name="P43">迭代器类型</text:p>
          </table:table-cell>
          <table:table-cell table:style-name="Table81.B2" office:value-type="string">
            <text:p text:style-name="P43">向前</text:p>
          </table:table-cell>
          <table:table-cell table:style-name="Table81.B2" office:value-type="string">
            <text:p text:style-name="P43">向前</text:p>
          </table:table-cell>
          <table:table-cell table:style-name="Table81.B2" office:value-type="string">
            <text:p text:style-name="P43">向前</text:p>
          </table:table-cell>
          <table:table-cell table:style-name="Table81.E2" office:value-type="string">
            <text:p text:style-name="P43">向前</text:p>
          </table:table-cell>
        </table:table-row>
        <table:table-row table:style-name="Table81.1">
          <table:table-cell table:style-name="Table81.A1" office:value-type="string">
            <text:p text:style-name="P43">查找数据效率</text:p>
          </table:table-cell>
          <table:table-cell table:style-name="Table81.B2" office:value-type="string">
            <text:p text:style-name="P43">高</text:p>
          </table:table-cell>
          <table:table-cell table:style-name="Table81.B2" office:value-type="string">
            <text:p text:style-name="P43">高</text:p>
          </table:table-cell>
          <table:table-cell table:style-name="Table81.B2" office:value-type="string">
            <text:p text:style-name="P43">查找键效率高</text:p>
          </table:table-cell>
          <table:table-cell table:style-name="Table81.E2" office:value-type="string">
            <text:p text:style-name="P43">查找键效率高</text:p>
          </table:table-cell>
        </table:table-row>
        <table:table-row table:style-name="Table81.1">
          <table:table-cell table:style-name="Table81.A1" office:value-type="string">
            <text:p text:style-name="P43">快速插入删除数据的位置</text:p>
          </table:table-cell>
          <table:table-cell table:style-name="Table81.B2" office:value-type="string">
            <text:p text:style-name="P43">-</text:p>
          </table:table-cell>
          <table:table-cell table:style-name="Table81.B2" office:value-type="string">
            <text:p text:style-name="P43">-</text:p>
          </table:table-cell>
          <table:table-cell table:style-name="Table81.B2" office:value-type="string">
            <text:p text:style-name="P43">-</text:p>
          </table:table-cell>
          <table:table-cell table:style-name="Table81.E2" office:value-type="string">
            <text:p text:style-name="P43">-</text:p>
          </table:table-cell>
        </table:table-row>
        <table:table-row table:style-name="Table81.1">
          <table:table-cell table:style-name="Table81.A1" office:value-type="string">
            <text:p text:style-name="P43">插入删除数据是否使迭代器实效</text:p>
          </table:table-cell>
          <table:table-cell table:style-name="Table81.B2" office:value-type="string">
            <text:p text:style-name="P43">否</text:p>
          </table:table-cell>
          <table:table-cell table:style-name="Table81.B2" office:value-type="string">
            <text:p text:style-name="P43">否</text:p>
          </table:table-cell>
          <table:table-cell table:style-name="Table81.B2" office:value-type="string">
            <text:p text:style-name="P43">否</text:p>
          </table:table-cell>
          <table:table-cell table:style-name="Table81.E2" office:value-type="string">
            <text:p text:style-name="P43">否</text:p>
          </table:table-cell>
        </table:table-row>
      </table:table>
      <text:p text:style-name="P38"/>
      <text:p text:style-name="P38"><text:tab/>通常使用vector_t,它简单并且提供了对数据的随即访问.使用起来方便.</text:p>
      <text:p text:style-name="P38"><text:tab/>如果经常在队列的开头和结尾插入数据,那么使用deque_t它不仅可以在开头和结尾高效的插入和删除数据而且也提供了对数据的随即访问.</text:p>
      <text:p text:style-name="P38"><text:tab/>如果经常在容器的任意位置插入删除或移动数据,那么使用list_t它可以高效的在任意位置插入或删除数据,并且不会影响已有的迭代器.如果要在任意位置的下一个位置插入或删除数据,那么使用slist_t.</text:p>
      <text:p text:style-name="P38"><text:tab/>如果经常查找或者数据的有序性很重要,那么使用set_t或multiset_t,如果只关心查找的效率,那么</text:p>
      <text:p text:style-name="P38">hash_set_t和hash_multiset_t也可以使用.如果数据是key/value形式的那么使用map_t,multimap_t或者hash_map_t,hash_multimap_t.如果要使用关联数组,那么使用map_t,hash_map_t.</text:p>
      <text:p text:style-name="P38"><text:tab/>下面是两个相同的例子都是对输入的一系列数据进行排序,使用了两个不同的容器:</text:p>
      <text:p text:style-name="P48">使用vector_t:</text:p>
      <text:p text:style-name="P49">#include &lt;stdio.h&gt;</text:p>
      <text:p text:style-name="P49">#include &lt;cstl/cvector.h&gt;</text:p>
      <text:p text:style-name="P49">#include &lt;cstl/cfunctional.h&gt;</text:p>
      <text:p text:style-name="P49">#include &lt;cstl/calgorithm.h&gt;</text:p>
      <text:p text:style-name="P49"/>
      <text:p text:style-name="P49">int main(int argc, char* argv[])</text:p>
      <text:p text:style-name="P49">{</text:p>
      <text:p text:style-name="P49"><text:s text:c="4"/>size_t t_random = 0;</text:p>
      <text:p text:style-name="P49"><text:s text:c="4"/>const size_t t_input = 1000000;</text:p>
      <text:p text:style-name="P49"><text:soft-page-break/><text:s text:c="4"/>size_t t_i = 0;</text:p>
      <text:p text:style-name="P49"><text:s text:c="4"/>vector_t t_v = create_vector(int);</text:p>
      <text:p text:style-name="P49"/>
      <text:p text:style-name="P49"><text:s text:c="4"/>vector_init(&amp;t_v);</text:p>
      <text:p text:style-name="P49"><text:s text:c="4"/>for(t_i = 0; t_i &lt; 1000000; ++t_i)</text:p>
      <text:p text:style-name="P49"><text:s text:c="4"/>{</text:p>
      <text:p text:style-name="P49"><text:s text:c="8"/>fun_random_number(&amp;t_input, &amp;t_random);</text:p>
      <text:p text:style-name="P49"><text:s text:c="8"/>vector_push_back(&amp;t_v, t_random);</text:p>
      <text:p text:style-name="P49"><text:s text:c="4"/>}</text:p>
      <text:p text:style-name="P49"/>
      <text:p text:style-name="P49"><text:s text:c="4"/>algo_sort(vector_begin(&amp;t_v), vector_end(&amp;t_v));</text:p>
      <text:p text:style-name="P49"/>
      <text:p text:style-name="P49"><text:s text:c="4"/>return 0;</text:p>
      <text:p text:style-name="P49">}</text:p>
      <text:p text:style-name="P39">使用time命令测试执行结果:</text:p>
      <text:p text:style-name="P49">real <text:s text:c="3"/>89m16.791s</text:p>
      <text:p text:style-name="P49">user <text:s text:c="3"/>13m2.127s</text:p>
      <text:p text:style-name="P49">sys <text:s text:c="4"/>62m7.975s</text:p>
      <text:p text:style-name="P49">使用multiset_t:</text:p>
      <text:p text:style-name="P49">#include &lt;stdio.h&gt;</text:p>
      <text:p text:style-name="P49">#include &lt;cstl/cset.h&gt;</text:p>
      <text:p text:style-name="P49">#include &lt;cstl/cfunctional.h&gt;</text:p>
      <text:p text:style-name="P49"/>
      <text:p text:style-name="P49">int main(int argc, char* argv[])</text:p>
      <text:p text:style-name="P49">{</text:p>
      <text:p text:style-name="P49"><text:s text:c="4"/>size_t t_random = 0;</text:p>
      <text:p text:style-name="P49"><text:s text:c="4"/>const size_t t_input = 1000000;</text:p>
      <text:p text:style-name="P49"><text:s text:c="4"/>size_t t_i = 0;</text:p>
      <text:p text:style-name="P49"><text:s text:c="4"/>multiset_t t_ms = create_multiset(int);</text:p>
      <text:p text:style-name="P49"/>
      <text:p text:style-name="P49"><text:s text:c="4"/>multiset_init(&amp;t_ms);</text:p>
      <text:p text:style-name="P49"><text:s text:c="4"/>for(t_i = 0; t_i &lt; 1000000; ++t_i)</text:p>
      <text:p text:style-name="P49"><text:s text:c="4"/>{</text:p>
      <text:p text:style-name="P49"><text:s text:c="8"/>fun_random_number(&amp;t_input, &amp;t_random);</text:p>
      <text:p text:style-name="P49"><text:s text:c="8"/>multiset_insert(&amp;t_ms, t_random);</text:p>
      <text:p text:style-name="P49"><text:s text:c="4"/>}</text:p>
      <text:p text:style-name="P49"/>
      <text:p text:style-name="P49"><text:s text:c="4"/>return 0;</text:p>
      <text:p text:style-name="P49">}</text:p>
      <text:p text:style-name="P39">使用time命令测试执行结果:</text:p>
      <text:p text:style-name="P49">real <text:s text:c="3"/>0m14.492s</text:p>
      <text:p text:style-name="P49">user <text:s text:c="3"/>0m11.911s</text:p>
      <text:p text:style-name="P49">sys <text:s text:c="4"/>0m2.235s</text:p>
      <text:p text:style-name="P39"><text:tab/>由这个统计数据可以看出一切!</text:p>
      <text:list xml:id="list1324909568" text:continue-numbering="true" text:style-name="WW8Num13">
        <text:list-item>
          <text:h text:style-name="P218" text:outline-level="1"><text:soft-page-break/>libcstl迭代器</text:h>
        </text:list-item>
      </text:list>
      <text:p text:style-name="P39"><text:tab/><text:span text:style-name="T15">libcstl</text:span>任何容器都需要使用迭代器,所以在使用任何容器时都包含了迭代器必要的头文件,只要包含任意的<text:span text:style-name="T15">libcstl</text:span>头文件就可以使用迭代器类型以及迭代器操作函数了.如果想单独使用迭代器以及操作就必须包含头文件</text:p>
      <text:p text:style-name="P49">#include &lt;cstl/citerator.h&gt;</text:p>
      <text:list xml:id="list1064071312" text:continue-numbering="true" text:style-name="WW8Num13">
        <text:list-item>
          <text:list>
            <text:list-item>
              <text:h text:style-name="P225" text:outline-level="2">迭代器的种类</text:h>
            </text:list-item>
          </text:list>
        </text:list-item>
      </text:list>
      <text:p text:style-name="P39"><text:tab/>迭代器是一种表示数据位置的类型,它可以被用来访问数据等其他的一些操作.<text:span text:style-name="T15">libcstl</text:span>提供了一组统一的迭代器操作函数,这些操作函数不关心容器的具体类型,它们只是关心迭代器的具体类型.这样就可以使用统一的迭代器操作函数通过迭代器对各种不同的容器进行操作了.</text:p>
      <text:p text:style-name="P39"><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43">迭代器类型</text:p>
          </table:table-cell>
          <table:table-cell table:style-name="Table82.A1" office:value-type="string">
            <text:p text:style-name="P43">能力</text:p>
          </table:table-cell>
          <table:table-cell table:style-name="Table82.C1" office:value-type="string">
            <text:p text:style-name="P43">相关的容器</text:p>
          </table:table-cell>
        </table:table-row>
        <table:table-row table:style-name="Table82.1">
          <table:table-cell table:style-name="Table82.A2" office:value-type="string">
            <text:p text:style-name="P53">iterator_t</text:p>
          </table:table-cell>
          <table:table-cell table:style-name="Table82.A2" office:value-type="string">
            <text:p text:style-name="P44">-</text:p>
          </table:table-cell>
          <table:table-cell table:style-name="Table82.C2" office:value-type="string">
            <text:p text:style-name="P53">-</text:p>
          </table:table-cell>
        </table:table-row>
        <table:table-row table:style-name="Table82.1">
          <table:table-cell table:style-name="Table82.A2" office:value-type="string">
            <text:p text:style-name="P53">input_iterator_t</text:p>
          </table:table-cell>
          <table:table-cell table:style-name="Table82.A2" office:value-type="string">
            <text:p text:style-name="P44">输入,向前移动</text:p>
          </table:table-cell>
          <table:table-cell table:style-name="Table82.C2" office:value-type="string">
            <text:p text:style-name="P53">-</text:p>
          </table:table-cell>
        </table:table-row>
        <table:table-row table:style-name="Table82.1">
          <table:table-cell table:style-name="Table82.A2" office:value-type="string">
            <text:p text:style-name="P53">output_iterator_t</text:p>
          </table:table-cell>
          <table:table-cell table:style-name="Table82.A2" office:value-type="string">
            <text:p text:style-name="P44">输出,向前移动</text:p>
          </table:table-cell>
          <table:table-cell table:style-name="Table82.C2" office:value-type="string">
            <text:p text:style-name="P53">-</text:p>
          </table:table-cell>
        </table:table-row>
        <table:table-row table:style-name="Table82.1">
          <table:table-cell table:style-name="Table82.A2" office:value-type="string">
            <text:p text:style-name="P53">forward_iterator_t</text:p>
          </table:table-cell>
          <table:table-cell table:style-name="Table82.A2" office:value-type="string">
            <text:p text:style-name="P44">输入,输出,向前移动</text:p>
          </table:table-cell>
          <table:table-cell table:style-name="Table82.C2" office:value-type="string">
            <text:p text:style-name="P53">slist_t,</text:p>
            <text:p text:style-name="P49">hash_set_t,hash_multiset_t</text:p>
            <text:p text:style-name="P49">hash_map_t,hash_multimap_t</text:p>
          </table:table-cell>
        </table:table-row>
        <table:table-row table:style-name="Table82.1">
          <table:table-cell table:style-name="Table82.A2" office:value-type="string">
            <text:p text:style-name="P53">bidirectional_iterator_t</text:p>
          </table:table-cell>
          <table:table-cell table:style-name="Table82.A2" office:value-type="string">
            <text:p text:style-name="P44">输入,输出,双向移动</text:p>
          </table:table-cell>
          <table:table-cell table:style-name="Table82.C2" office:value-type="string">
            <text:p text:style-name="P53">list_t</text:p>
            <text:p text:style-name="P49">set_t,multiset_t,</text:p>
            <text:p text:style-name="P49">map_t,multimap_t</text:p>
          </table:table-cell>
        </table:table-row>
        <table:table-row table:style-name="Table82.1">
          <table:table-cell table:style-name="Table82.A2" office:value-type="string">
            <text:p text:style-name="P53">random_access_iterator_t</text:p>
          </table:table-cell>
          <table:table-cell table:style-name="Table82.A2" office:value-type="string">
            <text:p text:style-name="P44">输入,输出,随即移动</text:p>
          </table:table-cell>
          <table:table-cell table:style-name="Table82.C2" office:value-type="string">
            <text:p text:style-name="P53">vector_t,deque_t,string_t</text:p>
          </table:table-cell>
        </table:table-row>
      </table:table>
      <text:p text:style-name="P39"/>
      <text:p text:style-name="P38"><text:span text:style-name="T55"><text:tab/>表中的</text:span><text:span text:style-name="T51">iterator_t</text:span><text:span text:style-name="T55">是迭代器的基本类型,下面的所有的类型都是从它演变出来的,但是它没有任何能力. </text:span><text:span text:style-name="T51">iterator_t</text:span><text:span text:style-name="T55">可以接受任何迭代器类型的赋值,赋值后原来的</text:span><text:span text:style-name="T51">iterator_t</text:span><text:span text:style-name="T55">类型也就变成了相应的类型.如</text:span></text:p>
      <text:p text:style-name="P49">iterator_t t_i;</text:p>
      <text:p text:style-name="P49">bidirectional_iterator_t t_bi;</text:p>
      <text:p text:style-name="P49">t_i = t_bi;</text:p>
      <text:p text:style-name="P38"><text:span text:style-name="T55">在赋值之前</text:span><text:span text:style-name="T51">t_i</text:span><text:span text:style-name="T55">是</text:span><text:span text:style-name="T51">iterator_t</text:span><text:span text:style-name="T55">类型,它不具有任何迭代器能力,但是赋值之后t_i变成了</text:span></text:p>
      <text:p text:style-name="P38"><text:span text:style-name="T51">bidirectional_iterator_t</text:span><text:span text:style-name="T55">类型,具有了与t_bi同样的能了.所有的迭代器类型都支持赋值操作符,赋值后迭代器类型也相应的改变了.</text:span></text:p>
      <text:p text:style-name="P55"><text:soft-page-break/><draw:g text:anchor-type="as-char" svg:y="0cm" draw:z-index="8" draw:style-name="gr1"><draw:rect draw:style-name="gr2" draw:text-style-name="P239" svg:width="17.781cm" svg:height="7.43cm" svg:x="0cm" svg:y="0cm"><text:p/></draw:rect><draw:frame draw:style-name="gr4" draw:text-style-name="P243" svg:width="6.353cm" svg:height="0.825cm" svg:x="5.713cm" svg:y="0.549cm"><draw:text-box><text:p text:style-name="P243"><text:span text:style-name="T78">iterator_t</text:span></text:p></draw:text-box></draw:frame><draw:frame draw:style-name="gr4" draw:text-style-name="P243" svg:width="6.353cm" svg:height="0.826cm" svg:x="5.713cm" svg:y="4.678cm"><draw:text-box><text:p text:style-name="P243"><text:span text:style-name="T78">bidirectional_iterator_t</text:span></text:p></draw:text-box></draw:frame><draw:frame draw:style-name="gr4" draw:text-style-name="P243" svg:width="6.353cm" svg:height="0.826cm" svg:x="5.713cm" svg:y="6.054cm"><draw:text-box><text:p text:style-name="P243"><text:span text:style-name="T78">random_access_iterator_t</text:span></text:p></draw:text-box></draw:frame><draw:frame draw:style-name="gr4" draw:text-style-name="P243" svg:width="6.353cm" svg:height="0.826cm" svg:x="5.713cm" svg:y="3.3cm"><draw:text-box><text:p text:style-name="P243"><text:span text:style-name="T78">forward_iterator_t</text:span></text:p></draw:text-box></draw:frame><draw:frame draw:style-name="gr4" draw:text-style-name="P243" svg:width="6.353cm" svg:height="0.825cm" svg:x="1.586cm" svg:y="1.923cm"><draw:text-box><text:p text:style-name="P243"><text:span text:style-name="T78">input_iterator_t</text:span></text:p></draw:text-box></draw:frame><draw:frame draw:style-name="gr4" draw:text-style-name="P243" svg:width="6.353cm" svg:height="0.825cm" svg:x="9.523cm" svg:y="1.924cm"><draw:text-box><text:p text:style-name="P243"><text:span text:style-name="T78">output_iterator_t</text:span></text:p></draw:text-box></draw:frame></draw:g></text:p>
      <text:p text:style-name="P38">上图展示了各个迭代器类型之间的关系,它们的能力是相互包含的,越往下能力越强.</text:p>
      <text:p text:style-name="P38">除了上面的迭代器类型之外,各个容器也定义了迭代器类型,其实这些类型就是上面迭代器类型的别名,并不是新类型,下面是一个对比表格:</text:p>
      <table:table table:name="Table83" table:style-name="Table83">
        <table:table-column table:style-name="Table83.A"/>
        <table:table-column table:style-name="Table83.B"/>
        <table:table-row table:style-name="Table83.1">
          <table:table-cell table:style-name="Table83.A1" office:value-type="string">
            <text:p text:style-name="P46">容器定义的迭代器类型</text:p>
          </table:table-cell>
          <table:table-cell table:style-name="Table83.B1" office:value-type="string">
            <text:p text:style-name="P46">对用的迭代器类型</text:p>
          </table:table-cell>
        </table:table-row>
        <table:table-row table:style-name="Table83.1">
          <table:table-cell table:style-name="Table83.A2" office:value-type="string">
            <text:p text:style-name="P53">vector_iterator_t</text:p>
          </table:table-cell>
          <table:table-cell table:style-name="Table83.B2" office:value-type="string">
            <text:p text:style-name="P53">random_access_iterator_t</text:p>
          </table:table-cell>
        </table:table-row>
        <table:table-row table:style-name="Table83.1">
          <table:table-cell table:style-name="Table83.A2" office:value-type="string">
            <text:p text:style-name="P53">deque_iterator_t</text:p>
          </table:table-cell>
          <table:table-cell table:style-name="Table83.B2" office:value-type="string">
            <text:p text:style-name="P53">random_access_iterator_t</text:p>
          </table:table-cell>
        </table:table-row>
        <table:table-row table:style-name="Table83.1">
          <table:table-cell table:style-name="Table83.A2" office:value-type="string">
            <text:p text:style-name="P53">list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47"><text:span text:style-name="T51">slis</text:span><text:span text:style-name="T51">t_iterator_t</text:span></text:p>
          </table:table-cell>
          <table:table-cell table:style-name="Table83.B2" office:value-type="string">
            <text:p text:style-name="P53">forward_iterator_t</text:p>
          </table:table-cell>
        </table:table-row>
        <table:table-row table:style-name="Table83.1">
          <table:table-cell table:style-name="Table83.A2" office:value-type="string">
            <text:p text:style-name="P53">string_iterator_t</text:p>
          </table:table-cell>
          <table:table-cell table:style-name="Table83.B2" office:value-type="string">
            <text:p text:style-name="P53">random_access_iterator_t</text:p>
          </table:table-cell>
        </table:table-row>
        <table:table-row table:style-name="Table83.1">
          <table:table-cell table:style-name="Table83.A2" office:value-type="string">
            <text:p text:style-name="P53">set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53">multiset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53">map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53">multimap_iterator_t</text:p>
          </table:table-cell>
          <table:table-cell table:style-name="Table83.B2" office:value-type="string">
            <text:p text:style-name="P53">bidirectional_iterator_t</text:p>
          </table:table-cell>
        </table:table-row>
        <table:table-row table:style-name="Table83.1">
          <table:table-cell table:style-name="Table83.A2" office:value-type="string">
            <text:p text:style-name="P53">hash_set_iterator_t</text:p>
          </table:table-cell>
          <table:table-cell table:style-name="Table83.B2" office:value-type="string">
            <text:p text:style-name="P53">forward_iterator_t</text:p>
          </table:table-cell>
        </table:table-row>
        <table:table-row table:style-name="Table83.1">
          <table:table-cell table:style-name="Table83.A2" office:value-type="string">
            <text:p text:style-name="P53">hash_multiset_iterator_t</text:p>
          </table:table-cell>
          <table:table-cell table:style-name="Table83.B2" office:value-type="string">
            <text:p text:style-name="P53">forward_iterator_t</text:p>
          </table:table-cell>
        </table:table-row>
        <table:table-row table:style-name="Table83.1">
          <table:table-cell table:style-name="Table83.A2" office:value-type="string">
            <text:p text:style-name="P53">hash_map_iterator_t</text:p>
          </table:table-cell>
          <table:table-cell table:style-name="Table83.B2" office:value-type="string">
            <text:p text:style-name="P53">forward_iterator_t</text:p>
          </table:table-cell>
        </table:table-row>
        <table:table-row table:style-name="Table83.1">
          <table:table-cell table:style-name="Table83.A2" office:value-type="string">
            <text:p text:style-name="P53">hash_multimap_iterator_t</text:p>
          </table:table-cell>
          <table:table-cell table:style-name="Table83.B2" office:value-type="string">
            <text:p text:style-name="P53">forward_iterator_t</text:p>
          </table:table-cell>
        </table:table-row>
      </table:table>
      <text:p text:style-name="P38"/>
      <text:list xml:id="list1222877541" text:continue-numbering="true" text:style-name="WW8Num13">
        <text:list-item>
          <text:list>
            <text:list-item>
              <text:list>
                <text:list-item>
                  <text:h text:style-name="P235" text:outline-level="3">input_iterator_t</text:h>
                </text:list-item>
              </text:list>
            </text:list-item>
          </text:list>
        </text:list-item>
      </text:list>
      <text:p text:style-name="P38"><text:span text:style-name="T18"><text:tab/></text:span><text:span text:style-name="T51">input_iterator_t</text:span><text:span text:style-name="T55">类型的迭代器只能一个数据一个数据的向前移动,同时还支持通过迭代器获得数据,比较两个</text:span><text:span text:style-name="T51">input_iterator_t</text:span><text:span text:style-name="T55">类型的迭代器是否相等.</text:span></text:p>
      <text:p text:style-name="P38"><text:span text:style-name="T55"><text:tab/>下面是</text:span><text:span text:style-name="T51">input_iterator_t</text:span><text:span text:style-name="T55">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51">iterator_get_value()</text:p>
          </table:table-cell>
          <table:table-cell table:style-name="Table84.B1" office:value-type="string">
            <text:p text:style-name="P41">获得迭代器指向的数据.</text:p>
          </table:table-cell>
        </table:table-row>
        <table:table-row table:style-name="Table84.1">
          <table:table-cell table:style-name="Table84.A1" office:value-type="string">
            <text:p text:style-name="P51">iterator_get_pointer()</text:p>
          </table:table-cell>
          <table:table-cell table:style-name="Table84.B1" office:value-type="string">
            <text:p text:style-name="P41">获得迭代器指向的数据的指针.</text:p>
          </table:table-cell>
        </table:table-row>
        <table:table-row table:style-name="Table84.1">
          <table:table-cell table:style-name="Table84.A1" office:value-type="string">
            <text:p text:style-name="P51">iterator_next()</text:p>
          </table:table-cell>
          <table:table-cell table:style-name="Table84.B1" office:value-type="string">
            <text:p text:style-name="P41">将迭代器向前移动,指向下一个数据.</text:p>
          </table:table-cell>
        </table:table-row>
        <table:table-row table:style-name="Table84.1">
          <table:table-cell table:style-name="Table84.A1" office:value-type="string">
            <text:p text:style-name="P51">iterator_equal()</text:p>
          </table:table-cell>
          <table:table-cell table:style-name="Table84.B1" office:value-type="string">
            <text:p text:style-name="P41">判断两个迭代器是否相等.</text:p>
          </table:table-cell>
        </table:table-row>
      </table:table>
      <text:p text:style-name="P39"/>
      <text:list xml:id="list270012297" text:continue-numbering="true" text:style-name="WW8Num13">
        <text:list-item>
          <text:list>
            <text:list-item>
              <text:list>
                <text:list-item>
                  <text:h text:style-name="P235" text:outline-level="3"><text:soft-page-break/>output_iterator_t</text:h>
                </text:list-item>
              </text:list>
            </text:list-item>
          </text:list>
        </text:list-item>
      </text:list>
      <text:p text:style-name="P38"><text:span text:style-name="T18"><text:tab/></text:span><text:span text:style-name="T51">output_iterator_t</text:span><text:span text:style-name="T55">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51">iterator_set_value()</text:p>
          </table:table-cell>
          <table:table-cell table:style-name="Table85.B1" office:value-type="string">
            <text:p text:style-name="P41">设置迭代器指向的数据.</text:p>
          </table:table-cell>
        </table:table-row>
        <table:table-row table:style-name="Table85.1">
          <table:table-cell table:style-name="Table85.A1" office:value-type="string">
            <text:p text:style-name="P51">iterator_next()</text:p>
          </table:table-cell>
          <table:table-cell table:style-name="Table85.B1" office:value-type="string">
            <text:p text:style-name="P41">将迭代器向前移动,指向下一个数据.</text:p>
          </table:table-cell>
        </table:table-row>
      </table:table>
      <text:p text:style-name="P39"/>
      <text:list xml:id="list1513244001" text:continue-numbering="true" text:style-name="WW8Num13">
        <text:list-item>
          <text:list>
            <text:list-item>
              <text:list>
                <text:list-item>
                  <text:h text:style-name="P235" text:outline-level="3">forward_iterator_t</text:h>
                </text:list-item>
              </text:list>
            </text:list-item>
          </text:list>
        </text:list-item>
      </text:list>
      <text:p text:style-name="P38"><text:span text:style-name="T51"><text:tab/></text:span><text:span text:style-name="T51">forward_iterator_t</text:span><text:span text:style-name="T55">类型的迭代器支持</text:span><text:span text:style-name="T51">input_iterator_t</text:span><text:span text:style-name="T55">类型和</text:span><text:span text:style-name="T51">output_iterator_t</text:span><text:span text:style-name="T55">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51">iterator_get_value()</text:p>
          </table:table-cell>
          <table:table-cell table:style-name="Table86.B1" office:value-type="string">
            <text:p text:style-name="P41">获得迭代器指向的数据.</text:p>
          </table:table-cell>
        </table:table-row>
        <table:table-row table:style-name="Table86.1">
          <table:table-cell table:style-name="Table86.A1" office:value-type="string">
            <text:p text:style-name="P51">iterator_set_value()</text:p>
          </table:table-cell>
          <table:table-cell table:style-name="Table86.B1" office:value-type="string">
            <text:p text:style-name="P41">设置迭代器指向的数据.</text:p>
          </table:table-cell>
        </table:table-row>
        <table:table-row table:style-name="Table86.1">
          <table:table-cell table:style-name="Table86.A1" office:value-type="string">
            <text:p text:style-name="P51">iterator_get_pointer()</text:p>
          </table:table-cell>
          <table:table-cell table:style-name="Table86.B1" office:value-type="string">
            <text:p text:style-name="P41">获得迭代器指向的数据的指针.</text:p>
          </table:table-cell>
        </table:table-row>
        <table:table-row table:style-name="Table86.1">
          <table:table-cell table:style-name="Table86.A1" office:value-type="string">
            <text:p text:style-name="P51">iterator_next()</text:p>
          </table:table-cell>
          <table:table-cell table:style-name="Table86.B1" office:value-type="string">
            <text:p text:style-name="P41">将迭代器向前移动,指向下一个数据.</text:p>
          </table:table-cell>
        </table:table-row>
        <table:table-row table:style-name="Table86.1">
          <table:table-cell table:style-name="Table86.A1" office:value-type="string">
            <text:p text:style-name="P51">iterator_equal()</text:p>
          </table:table-cell>
          <table:table-cell table:style-name="Table86.B1" office:value-type="string">
            <text:p text:style-name="P41">判断两个迭代器是否相等.</text:p>
          </table:table-cell>
        </table:table-row>
      </table:table>
      <text:p text:style-name="P49"/>
      <text:list xml:id="list761478922" text:continue-numbering="true" text:style-name="WW8Num13">
        <text:list-item>
          <text:list>
            <text:list-item>
              <text:list>
                <text:list-item>
                  <text:h text:style-name="P235" text:outline-level="3">bidirectional_iterator_t</text:h>
                </text:list-item>
              </text:list>
            </text:list-item>
          </text:list>
        </text:list-item>
      </text:list>
      <text:p text:style-name="P38"><text:span text:style-name="T51"><text:tab/>bidirectional_iterator_t</text:span><text:span text:style-name="T55">类型的迭代器是双向迭代器,除了支持</text:span><text:span text:style-name="T51">forward_iterator_t</text:span><text:span text:style-name="T55">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51">iterator_prev()</text:p>
          </table:table-cell>
          <table:table-cell table:style-name="Table87.B1" office:value-type="string">
            <text:p text:style-name="P41">将迭代器向后移动,指向上一个数据.</text:p>
          </table:table-cell>
        </table:table-row>
      </table:table>
      <text:p text:style-name="P49"/>
      <text:list xml:id="list139613304" text:continue-numbering="true" text:style-name="WW8Num13">
        <text:list-item>
          <text:list>
            <text:list-item>
              <text:list>
                <text:list-item>
                  <text:h text:style-name="P235" text:outline-level="3">random_access_iterator_t</text:h>
                </text:list-item>
              </text:list>
            </text:list-item>
          </text:list>
        </text:list-item>
      </text:list>
      <text:p text:style-name="P38"><text:span text:style-name="T51"><text:tab/></text:span><text:span text:style-name="T51">random_access_iterator_t</text:span><text:span text:style-name="T55">类型的迭代器在</text:span><text:span text:style-name="T51">bidirectional_iterator_t</text:span><text:span text:style-name="T55">类型的基础上又具备了随即访问能力,所以它支持的操作除了</text:span><text:span text:style-name="T51">bidirectional_iterator_t</text:span><text:span text:style-name="T55">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51">iterator_at()</text:p>
          </table:table-cell>
          <table:table-cell table:style-name="Table88.B1" office:value-type="string">
            <text:p text:style-name="P41">通过迭代器随即访问数据.</text:p>
          </table:table-cell>
        </table:table-row>
        <table:table-row table:style-name="Table88.1">
          <table:table-cell table:style-name="Table88.A1" office:value-type="string">
            <text:p text:style-name="P51">iterator_next_n()</text:p>
          </table:table-cell>
          <table:table-cell table:style-name="Table88.B1" office:value-type="string">
            <text:p text:style-name="P41">将迭代器向前移动n个数据位置.</text:p>
          </table:table-cell>
        </table:table-row>
        <table:table-row table:style-name="Table88.1">
          <table:table-cell table:style-name="Table88.A1" office:value-type="string">
            <text:p text:style-name="P47"><text:span text:style-name="T52">iter</text:span><text:span text:style-name="T52">ator_prev_n()</text:span></text:p>
          </table:table-cell>
          <table:table-cell table:style-name="Table88.B1" office:value-type="string">
            <text:p text:style-name="P41">将迭代器向后移动n个数据位置.</text:p>
          </table:table-cell>
        </table:table-row>
        <table:table-row table:style-name="Table88.1">
          <table:table-cell table:style-name="Table88.A1" office:value-type="string">
            <text:p text:style-name="P51">iterator_minus()</text:p>
          </table:table-cell>
          <table:table-cell table:style-name="Table88.B1" office:value-type="string">
            <text:p text:style-name="P41">获得两个迭代器的差.</text:p>
          </table:table-cell>
        </table:table-row>
        <table:table-row table:style-name="Table88.1">
          <table:table-cell table:style-name="Table88.A1" office:value-type="string">
            <text:p text:style-name="P51">iterator_less()</text:p>
          </table:table-cell>
          <table:table-cell table:style-name="Table88.B1" office:value-type="string">
            <text:p text:style-name="P41">判断第一个迭代器是否小于第二个迭代器.</text:p>
          </table:table-cell>
        </table:table-row>
        <table:table-row table:style-name="Table88.1">
          <table:table-cell table:style-name="Table88.A1" office:value-type="string">
            <text:p text:style-name="P51">iterator_less_equal()</text:p>
          </table:table-cell>
          <table:table-cell table:style-name="Table88.B1" office:value-type="string">
            <text:p text:style-name="P41">判断第一个迭代器是否小于等于第二个迭代器.</text:p>
          </table:table-cell>
        </table:table-row>
      </table:table>
      <text:p text:style-name="P38"><text:span text:style-name="T51"><text:tab/></text:span><text:span text:style-name="T55">下面的例子应用到了</text:span><text:span text:style-name="T51">random_access_iterator_t</text:span><text:span text:style-name="T55">类型的迭代器的特殊操作:</text:span></text:p>
      <text:p text:style-name="P49">#include &lt;stdio.h&gt;</text:p>
      <text:p text:style-name="P49"><text:soft-page-break/>#include &lt;cstl/cvector.h&gt;</text:p>
      <text:p text:style-name="P49"/>
      <text:p text:style-name="P49">int main(int argc, char* argv[])</text:p>
      <text:p text:style-name="P49">{</text:p>
      <text:p text:style-name="P49"><text:s text:c="4"/>vector_t t_v = create_vector(int);</text:p>
      <text:p text:style-name="P49"><text:s text:c="4"/>vector_iterator_t t_i;</text:p>
      <text:p text:style-name="P49"><text:s text:c="4"/>iterator_t t_begin;</text:p>
      <text:p text:style-name="P49"><text:s text:c="4"/>random_access_iterator_t t_last;</text:p>
      <text:p text:style-name="P49"><text:s text:c="4"/>int i = 0;</text:p>
      <text:p text:style-name="P49"/>
      <text:p text:style-name="P49"><text:s text:c="4"/>vector_init(&amp;t_v);</text:p>
      <text:p text:style-name="P49"><text:s text:c="4"/>for(i = -3; i &lt;= 9; ++i)</text:p>
      <text:p text:style-name="P49"><text:s text:c="4"/>{</text:p>
      <text:p text:style-name="P49"><text:s text:c="8"/>vector_push_back(&amp;t_v, i);</text:p>
      <text:p text:style-name="P49"><text:s text:c="4"/>}</text:p>
      <text:p text:style-name="P49"><text:s text:c="4"/>t_i = vector_end(&amp;t_v);</text:p>
      <text:p text:style-name="P49"><text:s text:c="4"/>printf("number/distance: %d, %d\n",</text:p>
      <text:p text:style-name="P49"><text:s text:c="8"/>iterator_minus(&amp;t_i, vector_begin(&amp;t_v)),</text:p>
      <text:p text:style-name="P49"><text:s text:c="8"/>iterator_distance(vector_begin(&amp;t_v), vector_end(&amp;t_v)));</text:p>
      <text:p text:style-name="P49"/>
      <text:p text:style-name="P49"><text:s text:c="4"/>for(t_i = vector_begin(&amp;t_v);</text:p>
      <text:p text:style-name="P49"><text:s text:c="8"/>iterator_less(&amp;t_i, vector_end(&amp;t_v));</text:p>
      <text:p text:style-name="P49"><text:s text:c="8"/>iterator_next(&amp;t_i))</text:p>
      <text:p text:style-name="P49"><text:s text:c="4"/>{</text:p>
      <text:p text:style-name="P49"><text:s text:c="8"/>printf("%d, ", *(int*)iterator_get_pointer(&amp;t_i));</text:p>
      <text:p text:style-name="P49"><text:s text:c="4"/>}</text:p>
      <text:p text:style-name="P49"><text:s text:c="4"/>printf("\n");</text:p>
      <text:p text:style-name="P49"/>
      <text:p text:style-name="P49"><text:s text:c="4"/>t_begin = vector_begin(&amp;t_v);</text:p>
      <text:p text:style-name="P49"><text:s text:c="4"/>for(i = 0; i &lt; (int)vector_size(&amp;t_v); ++i)</text:p>
      <text:p text:style-name="P49"><text:s text:c="4"/>{</text:p>
      <text:p text:style-name="P49"><text:s text:c="8"/>printf("%d, ", *(int*)iterator_at(&amp;t_begin, i));</text:p>
      <text:p text:style-name="P49"><text:s text:c="4"/>}</text:p>
      <text:p text:style-name="P49"><text:s text:c="4"/>printf("\n");</text:p>
      <text:p text:style-name="P49"/>
      <text:p text:style-name="P49"><text:s text:c="4"/>t_last = vector_end(&amp;t_v);</text:p>
      <text:p text:style-name="P49"><text:s text:c="4"/>iterator_prev(&amp;t_last);</text:p>
      <text:p text:style-name="P49"><text:s text:c="4"/>for(t_i = vector_begin(&amp;t_v);</text:p>
      <text:p text:style-name="P49"><text:s text:c="8"/>iterator_less(&amp;t_i, t_last);</text:p>
      <text:p text:style-name="P49"><text:s text:c="8"/>iterator_next_n(&amp;t_i, 2))</text:p>
      <text:p text:style-name="P49"><text:s text:c="4"/>{</text:p>
      <text:p text:style-name="P49"><text:s text:c="8"/>printf("%d, ", *(int*)iterator_get_pointer(&amp;t_i));</text:p>
      <text:p text:style-name="P49"><text:s text:c="4"/>}</text:p>
      <text:p text:style-name="P49"><text:s text:c="4"/>printf("\n");</text:p>
      <text:p text:style-name="P49"><text:soft-page-break/></text:p>
      <text:p text:style-name="P49"><text:s text:c="4"/>vector_destroy(&amp;t_v);</text:p>
      <text:p text:style-name="P49"/>
      <text:p text:style-name="P49"><text:s text:c="4"/>return 0;</text:p>
      <text:p text:style-name="P49">}</text:p>
      <text:p text:style-name="P39">结果:</text:p>
      <text:p text:style-name="P49">number/distance: 13, 13</text:p>
      <text:p text:style-name="P49">-3, -2, -1, 0, 1, 2, 3, 4, 5, 6, 7, 8, 9, </text:p>
      <text:p text:style-name="P49">-3, -2, -1, 0, 1, 2, 3, 4, 5, 6, 7, 8, 9, </text:p>
      <text:p text:style-name="P49">-3, -1, 1, 3, 5, 7,</text:p>
      <text:p text:style-name="P49"/>
      <text:p text:style-name="P83">这个例子不能应用除vector_t和deque_t以外的容器类型,因为其他的容器类型提供的迭代器不支持这个例子中的迭代器操作函数.</text:p>
      <text:p text:style-name="P39"><text:tab/>这个例子中有一段代码:</text:p>
      <text:p text:style-name="P49">t_last = vector_end(&amp;t_v);</text:p>
      <text:p text:style-name="P49">iterator_prev(&amp;t_last);</text:p>
      <text:p text:style-name="P39">这是保证迭代器访问数据不越界.</text:p>
      <text:p text:style-name="P56"><draw:g text:anchor-type="as-char" svg:y="0cm" draw:z-index="9" draw:style-name="gr1"><draw:rect draw:style-name="gr2" draw:text-style-name="P239" svg:width="17.781cm" svg:height="6.054cm" svg:x="0cm" svg:y="0cm"><text:p/></draw:rect><draw:frame draw:style-name="gr4" draw:text-style-name="P243" svg:width="1.273cm" svg:height="1.235cm" svg:x="1.586cm" svg:y="4.267cm"><draw:text-box><text:p text:style-name="P243"><text:span text:style-name="T78">1</text:span></text:p></draw:text-box></draw:frame><draw:frame draw:style-name="gr4" draw:text-style-name="P243" svg:width="1.273cm" svg:height="1.235cm" svg:x="3.493cm" svg:y="4.269cm"><draw:text-box><text:p text:style-name="P243"><text:span text:style-name="T78">2</text:span></text:p></draw:text-box></draw:frame><draw:frame draw:style-name="gr4" draw:text-style-name="P243" svg:width="1.273cm" svg:height="1.235cm" svg:x="5.398cm" svg:y="4.269cm"><draw:text-box><text:p text:style-name="P243"><text:span text:style-name="T78">3</text:span></text:p></draw:text-box></draw:frame><draw:frame draw:style-name="gr4" draw:text-style-name="P243" svg:width="1.273cm" svg:height="1.235cm" svg:x="7.303cm" svg:y="4.269cm"><draw:text-box><text:p text:style-name="P243"><text:span text:style-name="T78">4</text:span></text:p></draw:text-box></draw:frame><draw:frame draw:style-name="gr4" draw:text-style-name="P243" svg:width="1.273cm" svg:height="1.235cm" svg:x="9.206cm" svg:y="4.269cm"><draw:text-box><text:p text:style-name="P243"><text:span text:style-name="T78">5</text:span></text:p></draw:text-box></draw:frame><draw:frame draw:style-name="gr12" draw:text-style-name="P243" svg:width="1.273cm" svg:height="1.235cm" svg:x="11.111cm" svg:y="4.269cm"><draw:text-box><text:p/></draw:text-box></draw:frame><draw:g draw:style-name="gr13"><draw:custom-shape draw:style-name="gr14" draw:text-style-name="P240"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5" draw:text-style-name="P241" svg:width="2.225cm" svg:height="1.696cm" svg:x="1.588cm" svg:y="1.101cm"><draw:text-box><text:p text:style-name="P241"><text:span text:style-name="T78">begin()</text:span></text:p></draw:text-box></draw:frame></draw:g><draw:g draw:style-name="gr13"><draw:custom-shape draw:style-name="gr16" draw:text-style-name="P240"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7" draw:text-style-name="P241" svg:width="2.225cm" svg:height="1.696cm" svg:x="5.08cm" svg:y="1.101cm"><draw:text-box><text:p/></draw:text-box></draw:frame></draw:g><draw:g draw:style-name="gr13"><draw:custom-shape draw:style-name="gr16" draw:text-style-name="P240"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7" draw:text-style-name="P241" svg:width="2.225cm" svg:height="1.696cm" svg:x="8.89cm" svg:y="1.101cm"><draw:text-box><text:p/></draw:text-box></draw:frame></draw:g><draw:g draw:style-name="gr13"><draw:custom-shape draw:style-name="gr14" draw:text-style-name="P240"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5" draw:text-style-name="P241" svg:width="2.225cm" svg:height="1.696cm" svg:x="11.43cm" svg:y="1.101cm"><draw:text-box><text:p text:style-name="P241"><text:span text:style-name="T78">end()</text:span></text:p></draw:text-box></draw:frame></draw:g><draw:g draw:style-name="gr13"><draw:custom-shape draw:style-name="gr16" draw:text-style-name="P240"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5" draw:text-style-name="P241" svg:width="2.225cm" svg:height="1.696cm" svg:x="13.97cm" svg:y="1.101cm"><draw:text-box><text:p text:style-name="P241"><text:span text:style-name="T78">未定义的位置</text:span></text:p></draw:text-box></draw:frame></draw:g><draw:connector draw:style-name="gr18" draw:text-style-name="P239" draw:type="curve" svg:x1="1.529cm" svg:y1="0.621cm" svg:x2="3.51cm" svg:y2="0.623cm" svg:d="m1529 621c1487 0 498 2 1981 2"><text:p/></draw:connector><draw:connector draw:style-name="gr18" draw:text-style-name="P239" draw:type="curve" svg:x1="3.51cm" svg:y1="0.621cm" svg:x2="5.671cm" svg:y2="0.623cm" svg:d="m3510 621c1621 0 542 2 2161 2"><text:p/></draw:connector><draw:connector draw:style-name="gr18" draw:text-style-name="P239" draw:type="curve" svg:x1="5.669cm" svg:y1="0.621cm" svg:x2="8.551cm" svg:y2="0.623cm" svg:d="m5669 621c2161 0 722 2 2882 2"><text:p/></draw:connector></draw:g></text:p>
      <text:p text:style-name="P7"><text:tab/>迭代器在向前移动或者向后移动的过程中会发生越界,迭代器移动操作不检测是否越界(带有断言信息的版本会提示越界错误).所以在移动迭代器时一定要注意,不要越界.</text:p>
      <text:list xml:id="list1006588781" text:continue-numbering="true" text:style-name="WW8Num13">
        <text:list-item>
          <text:list>
            <text:list-item>
              <text:h text:style-name="P227" text:outline-level="2">迭代器的辅助操作</text:h>
            </text:list-item>
          </text:list>
        </text:list-item>
      </text:list>
      <text:p text:style-name="Standard"><text:span text:style-name="T3"><text:tab/></text:span><text:span text:style-name="T6">除了上面的基本的迭代器操作函数外</text:span><text:span text:style-name="T9">libcstl</text:span><text:span text:style-name="T6">还提供两个迭代器的辅助操作函数,</text:span><text:span text:style-name="T11">iterator_advance()</text:span><text:span text:style-name="T6">和</text:span><text:span text:style-name="T11">iterator_distance()</text:span><text:span text:style-name="T6">.</text:span></text:p>
      <text:list xml:id="list1243734117" text:continue-numbering="true" text:style-name="WW8Num13">
        <text:list-item>
          <text:list>
            <text:list-item>
              <text:list>
                <text:list-item>
                  <text:h text:style-name="P237" text:outline-level="3">使用iterator_advance()移动迭代器</text:h>
                </text:list-item>
              </text:list>
            </text:list-item>
          </text:list>
        </text:list-item>
      </text:list>
      <text:p text:style-name="P8"><text:tab/>这个辅助函数可以使任何迭代器一次移动多步(向前或向后),当迭代器为双向或随即迭代器时负数步数表示向后<text:soft-page-break/>移动,否则向前移动,步数为参数的绝对值.</text:p>
      <table:table table:name="Table89" table:style-name="Table89">
        <table:table-column table:style-name="Table89.A"/>
        <table:table-column table:style-name="Table89.B"/>
        <table:table-row table:style-name="Table89.1">
          <table:table-cell table:style-name="Table89.A1" office:value-type="string">
            <text:p text:style-name="P16">iterator_advance()</text:p>
          </table:table-cell>
          <table:table-cell table:style-name="Table89.B1" office:value-type="string">
            <text:p text:style-name="P9">一次移动迭代器n步.</text:p>
          </table:table-cell>
        </table:table-row>
      </table:table>
      <text:p text:style-name="P8"/>
      <text:p text:style-name="P78">下面是使用iterator_advance()的一个例子:</text:p>
      <text:p text:style-name="P15">#include &lt;stdio.h&gt;</text:p>
      <text:p text:style-name="P15">#include &lt;cstl/clist.h&gt;</text:p>
      <text:p text:style-name="P15"/>
      <text:p text:style-name="P15">int main(int argc, char* argv[])</text:p>
      <text:p text:style-name="P15">{</text:p>
      <text:p text:style-name="P15"><text:s text:c="4"/>list_t t_l = create_list(int);</text:p>
      <text:p text:style-name="P15"><text:s text:c="4"/>int i = 0;</text:p>
      <text:p text:style-name="P15"><text:s text:c="4"/>iterator_t t_i;</text:p>
      <text:p text:style-name="P15"/>
      <text:p text:style-name="P15"><text:s text:c="4"/>list_init(&amp;t_l);</text:p>
      <text:p text:style-name="P15"><text:s text:c="4"/>for(i = 1; i &lt;=9; ++i)</text:p>
      <text:p text:style-name="P15"><text:s text:c="4"/>{</text:p>
      <text:p text:style-name="P15"><text:s text:c="8"/>list_push_back(&amp;t_l, i);</text:p>
      <text:p text:style-name="P15"><text:s text:c="4"/>}</text:p>
      <text:p text:style-name="P15"/>
      <text:p text:style-name="P15"><text:s text:c="4"/>t_i = list_begin(&amp;t_l);</text:p>
      <text:p text:style-name="P15"><text:s text:c="4"/>printf("%d\n", *(int*)iterator_get_pointer(&amp;t_i));</text:p>
      <text:p text:style-name="P15"/>
      <text:p text:style-name="P15"><text:s text:c="4"/>iterator_advance(&amp;t_i, 3);</text:p>
      <text:p text:style-name="P15"><text:s text:c="4"/>printf("%d\n", *(int*)iterator_get_pointer(&amp;t_i));</text:p>
      <text:p text:style-name="P15"/>
      <text:p text:style-name="P15"><text:s text:c="4"/>iterator_advance(&amp;t_i, -1);</text:p>
      <text:p text:style-name="P15"><text:s text:c="4"/>printf("%d\n", *(int*)iterator_get_pointer(&amp;t_i));</text:p>
      <text:p text:style-name="P15"/>
      <text:p text:style-name="P15"><text:s text:c="4"/>list_destroy(&amp;t_l);</text:p>
      <text:p text:style-name="P15"/>
      <text:p text:style-name="P15"><text:s text:c="4"/>return 0;</text:p>
      <text:p text:style-name="P15">}</text:p>
      <text:p text:style-name="P8">结果:</text:p>
      <text:p text:style-name="P15">1</text:p>
      <text:p text:style-name="P15">4</text:p>
      <text:p text:style-name="P15">3</text:p>
      <text:list xml:id="list2048955196" text:continue-numbering="true" text:style-name="WW8Num13">
        <text:list-item>
          <text:list>
            <text:list-item>
              <text:list>
                <text:list-item>
                  <text:h text:style-name="P237" text:outline-level="3">使用iterator_distance()计算迭代器之间的距离</text:h>
                </text:list-item>
              </text:list>
            </text:list-item>
          </text:list>
        </text:list-item>
      </text:list>
      <text:p text:style-name="Standard"><text:span text:style-name="T8"><text:tab/></text:span><text:span text:style-name="T6">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16">iterator_distance()</text:p>
          </table:table-cell>
          <table:table-cell table:style-name="Table90.B1" office:value-type="string">
            <text:p text:style-name="P9">计算迭代器之间的距离.</text:p>
          </table:table-cell>
        </table:table-row>
      </table:table>
      <text:p text:style-name="P8"/>
      <text:p text:style-name="P8"><text:soft-page-break/><text:tab/>下面是使用iterator_distance()的例子:</text:p>
      <text:p text:style-name="P15">#include &lt;stdio.h&gt;</text:p>
      <text:p text:style-name="P15">#include &lt;cstl/clist.h&gt;</text:p>
      <text:p text:style-name="P15">#include &lt;cstl/calgorithm.h&gt;</text:p>
      <text:p text:style-name="P15"/>
      <text:p text:style-name="P15">int main(int argc, char* argv[])</text:p>
      <text:p text:style-name="P15">{</text:p>
      <text:p text:style-name="P15"><text:s text:c="4"/>list_t t_l = create_list(int);</text:p>
      <text:p text:style-name="P15"><text:s text:c="4"/>iterator_t t_i;</text:p>
      <text:p text:style-name="P15"><text:s text:c="4"/>int i = 0;</text:p>
      <text:p text:style-name="P15"/>
      <text:p text:style-name="P15"><text:s text:c="4"/>list_init(&amp;t_l);</text:p>
      <text:p text:style-name="P15"><text:s text:c="4"/>for(i = -3; i &lt;= 9; ++i)</text:p>
      <text:p text:style-name="P15"><text:s text:c="4"/>{</text:p>
      <text:p text:style-name="P15"><text:s text:c="8"/>list_push_back(&amp;t_l, i);</text:p>
      <text:p text:style-name="P15"><text:s text:c="4"/>}</text:p>
      <text:p text:style-name="P15"/>
      <text:p text:style-name="P15"><text:s text:c="4"/>t_i = algo_find(list_begin(&amp;t_l), list_end(&amp;t_l), 5);</text:p>
      <text:p text:style-name="P15"><text:s text:c="4"/>printf("distance between beginning and 5: %d\n",</text:p>
      <text:p text:style-name="P15"><text:s text:c="8"/>iterator_distance(list_begin(&amp;t_l), t_i));</text:p>
      <text:p text:style-name="P15"/>
      <text:p text:style-name="P15"><text:s text:c="4"/>list_destroy(&amp;t_l);</text:p>
      <text:p text:style-name="P15"/>
      <text:p text:style-name="P15"><text:s text:c="4"/>return 0;</text:p>
      <text:p text:style-name="P15">}</text:p>
      <text:p text:style-name="P8">结果:</text:p>
      <text:p text:style-name="P15">distance between beginning and 5: 8</text:p>
      <text:list xml:id="list1638796090" text:continue-numbering="true" text:style-name="WW8Num13">
        <text:list-item>
          <text:h text:style-name="P216" text:outline-level="1">libcstl函数</text:h>
          <text:list>
            <text:list-item>
              <text:h text:style-name="P227" text:outline-level="2">函数的作用</text:h>
            </text:list-item>
          </text:list>
        </text:list-item>
      </text:list>
      <text:p text:style-name="P78"><text:span text:style-name="T14">libcstl</text:span>提供了大量的函数,这些函数主要用来为算法提供扩展功能.算法中每一个算法都有一个后缀为if的版本,这个版本接受函数作为操作的规则.</text:p>
      <text:list xml:id="list359661176" text:continue-numbering="true" text:style-name="WW8Num13">
        <text:list-item>
          <text:list>
            <text:list-item>
              <text:list>
                <text:list-item>
                  <text:h text:style-name="P237" text:outline-level="3"><text:soft-page-break/>作为谓词</text:h>
                </text:list-item>
              </text:list>
            </text:list-item>
          </text:list>
        </text:list-item>
      </text:list>
      <text:p text:style-name="Standard"><text:span text:style-name="T8"><text:tab/></text:span><text:span text:style-name="T6">函数中很大一部分是作为谓词使用的.例如作为排序的二元谓词:</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size_t t_limit = 1000;</text:p>
      <text:p text:style-name="P15"><text:s text:c="4"/>size_t t_output = 0;</text:p>
      <text:p text:style-name="P15"><text:s text:c="4"/>int i = 0;</text:p>
      <text:p text:style-name="P15"/>
      <text:p text:style-name="P15"><text:s text:c="4"/>vector_init(&amp;t_v);</text:p>
      <text:p text:style-name="P15"><text:s text:c="4"/>for(i = 0; i &lt; 10; ++i)</text:p>
      <text:p text:style-name="P15"><text:s text:c="4"/>{</text:p>
      <text:p text:style-name="P15"><text:s text:c="8"/>fun_random_number(&amp;t_limit, &amp;t_output);</text:p>
      <text:p text:style-name="P15"><text:s text:c="8"/>vector_push_back(&amp;t_v, t_output);</text:p>
      <text:p text:style-name="P15"><text:s text:c="4"/>}</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15">275 388 439 495 412 236 484 548 331 75 </text:p>
      <text:p text:style-name="P15">75 236 275 331 388 412 439 484 495 548 </text:p>
      <text:p text:style-name="P15">548 275 75 495 439 331 388 236 412 484 </text:p>
      <text:p text:style-name="P15">548 495 484 439 412 388 331 275 236 75</text:p>
      <text:p text:style-name="P15"/>
      <text:p text:style-name="Standard"><text:span text:style-name="T11"><text:tab/></text:span><text:span text:style-name="T6">下面是一个使用一元谓词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mod3(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
      <text:p text:style-name="P15"><text:s text:c="4"/>vector_init(&amp;t_v1);</text:p>
      <text:p text:style-name="P15"><text:s text:c="4"/>vector_init(&amp;t_v2);</text:p>
      <text:p text:style-name="P15"><text:s text:c="4"/>for(i = 1; i &lt;= 10; ++i)</text:p>
      <text:p text:style-name="P15"><text:s text:c="4"/>{</text:p>
      <text:p text:style-name="P15"><text:s text:c="8"/>vector_push_back(&amp;t_v1, i);</text:p>
      <text:p text:style-name="P15"><text:s text:c="8"/>vector_push_back(&amp;t_v2, i);</text:p>
      <text:p text:style-name="P15"><text:s text:c="4"/>}</text:p>
      <text:p text:style-name="P15"><text:s text:c="4"/>printf("before remove:\n");</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remove(vector_begin(&amp;t_v1), vector_end(&amp;t_v1), 3);</text:p>
      <text:p text:style-name="P15"><text:s text:c="4"/>algo_remove_if(vector_begin(&amp;t_v2), vector_end(&amp;t_v2), _mod3);</text:p>
      <text:p text:style-name="P15"><text:s text:c="4"/>printf("after remove:\n");</text:p>
      <text:p text:style-name="P15"><text:soft-page-break/><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在algo_remove_if()中_mod3就是用户定义的一元谓词.结果如下:</text:p>
      <text:p text:style-name="P15">before remove:</text:p>
      <text:p text:style-name="P15">vector1: 1 2 3 4 5 6 7 8 9 10 </text:p>
      <text:p text:style-name="P15">vector2: 1 2 3 4 5 6 7 8 9 10 </text:p>
      <text:p text:style-name="P15">after remove:</text:p>
      <text:p text:style-name="P15">vector1: 1 2 4 5 6 7 8 9 10 10 </text:p>
      <text:p text:style-name="P15">vector2: 1 2 4 5 7 8 10 8 9 10</text:p>
      <text:list xml:id="list209542409" text:continue-numbering="true" text:style-name="WW8Num13">
        <text:list-item>
          <text:list>
            <text:list-item>
              <text:list>
                <text:list-item>
                  <text:h text:style-name="P237" text:outline-level="3">作为行为规则</text:h>
                </text:list-item>
              </text:list>
            </text:list-item>
          </text:list>
        </text:list-item>
      </text:list>
      <text:p text:style-name="Standard"><text:span text:style-name="T8"><text:tab/></text:span><text:span text:style-name="T6">这种应用最典型的就是algo_for_each(),它接受一元函数作为用户自定义的行为,对容器中每一个数据执行用户自定义的行为,上面例子的_print就是用户定义的对每一个数据输出的行为.还有一个算法</text:span></text:p>
      <text:p text:style-name="P8">algo_generate()它使用用户定义的函数来产生数据.</text:p>
      <text:p text:style-name="P15">#include &lt;stdio.h&gt;</text:p>
      <text:p text:style-name="P15"><text:soft-page-break/>#include &lt;cstl/cvector.h&gt;</text:p>
      <text:p text:style-name="P15">#include &lt;cstl/calgorithm.h&gt;</text:p>
      <text:p text:style-name="P15"/>
      <text:p text:style-name="P15">static void _print(const void* cpv_input, void* pv_output);</text:p>
      <text:p text:style-name="P15">static void _generate(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text:s text:c="4"/>algo_generate(vector_begin(&amp;t_v), vector_end(&amp;t_v), _generate);</text:p>
      <text:p text:style-name="P15"><text:s text:c="4"/>algo_for_each(vector_begin(&amp;t_v), vector_end(&amp;t_v), _print);</text:p>
      <text:p text:style-name="P15"><text:s text:c="4"/>printf("\n");</text:p>
      <text:p text:style-name="P15"><text:s text:c="4"/></text:p>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generate(const void* cpv_input, void* pv_output)</text:p>
      <text:p text:style-name="P15">{</text:p>
      <text:p text:style-name="P15"><text:s text:c="4"/>*(int*)pv_output = 100;</text:p>
      <text:p text:style-name="P15">}</text:p>
      <text:p text:style-name="P8">结果:</text:p>
      <text:p text:style-name="P15">0 0 0 0 0 0 0 0 0 0 </text:p>
      <text:p text:style-name="P15">100 100 100 100 100 100 100 100 100 100</text:p>
      <text:list xml:id="list1257438255" text:continue-numbering="true" text:style-name="WW8Num13">
        <text:list-item>
          <text:list>
            <text:list-item>
              <text:h text:style-name="P227" text:outline-level="2">函数的类型</text:h>
            </text:list-item>
          </text:list>
        </text:list-item>
      </text:list>
      <text:p text:style-name="Standard"><text:span text:style-name="T8"><text:tab/></text:span><text:span text:style-name="T9">libcstl</text:span><text:span text:style-name="T6">函数分为两种,一元函数和二元函数,它们的形式不同,应用在不同的算法中.</text:span></text:p>
      <text:list xml:id="list726027103" text:continue-numbering="true" text:style-name="WW8Num13">
        <text:list-item>
          <text:list>
            <text:list-item>
              <text:list>
                <text:list-item>
                  <text:h text:style-name="P237" text:outline-level="3"><text:soft-page-break/>一元函数</text:h>
                </text:list-item>
              </text:list>
            </text:list-item>
          </text:list>
        </text:list-item>
      </text:list>
      <text:p text:style-name="Standard"><text:span text:style-name="T8"><text:tab/></text:span><text:span text:style-name="T6">一元函数具有如下形式</text:span></text:p>
      <text:p text:style-name="P80">void unary_function(const void* cpv_input, void* pv_output);</text:p>
      <text:p text:style-name="P78">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496605179" text:continue-numbering="true" text:style-name="WW8Num13">
        <text:list-item>
          <text:list>
            <text:list-item>
              <text:list>
                <text:list-item>
                  <text:h text:style-name="P237" text:outline-level="3">二元函数</text:h>
                </text:list-item>
              </text:list>
            </text:list-item>
          </text:list>
        </text:list-item>
      </text:list>
      <text:p text:style-name="P78">二元函数具有如下形式</text:p>
      <text:p text:style-name="P80">void binary_function(</text:p>
      <text:p text:style-name="P90">const void* cpv_first, const void* cpv_second, void* pv_output);</text:p>
      <text:p text:style-name="P78">前两个参数是输入数据,最后一个参数是输出数据.同一元函数的输出类型相同二元函数的输出也会有很多类型.当输出类型是bool_t是就是二元谓词.</text:p>
      <text:list xml:id="list1760179318" text:continue-numbering="true" text:style-name="WW8Num13">
        <text:list-item>
          <text:list>
            <text:list-item>
              <text:h text:style-name="P227" text:outline-level="2">预定义的函数</text:h>
            </text:list-item>
          </text:list>
        </text:list-item>
      </text:list>
      <text:p text:style-name="Standard"><text:span text:style-name="T3"><text:tab/></text:span><text:span text:style-name="T9">libcstl</text:span><text:span text:style-name="T6">提供了很多预定义的函数,具体分为几大类,每一类中都针对C内部类型分别定义了具体的函数.要使用函数必须包含头文件</text:span><text:span text:style-name="T11">&lt;cstl/cfunctional.h&gt;</text:span></text:p>
      <text:p text:style-name="P15">#include &lt;cstl/cfunctional.h&gt;</text:p>
      <text:list xml:id="list1283130155" text:continue-numbering="true" text:style-name="WW8Num13">
        <text:list-item>
          <text:list>
            <text:list-item>
              <text:list>
                <text:list-item>
                  <text:h text:style-name="P237" text:outline-level="3">算术运算函数</text:h>
                </text:list-item>
              </text:list>
            </text:list-item>
          </text:list>
        </text:list-item>
      </text:list>
      <text:p text:style-name="Standard"><text:span text:style-name="T8"><text:tab/></text:span><text:span text:style-name="T9">libcstl</text:span><text:span text:style-name="T6">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16">fun_plus_xxxx()</text:p>
          </table:table-cell>
          <table:table-cell table:style-name="Table91.B1" office:value-type="string">
            <text:p text:style-name="P9">加法操作函数.</text:p>
          </table:table-cell>
        </table:table-row>
        <table:table-row table:style-name="Table91.1">
          <table:table-cell table:style-name="Table91.A1" office:value-type="string">
            <text:p text:style-name="P16">fun_minus_xxxx()</text:p>
          </table:table-cell>
          <table:table-cell table:style-name="Table91.B1" office:value-type="string">
            <text:p text:style-name="P9">减法操作函数.</text:p>
          </table:table-cell>
        </table:table-row>
        <table:table-row table:style-name="Table91.1">
          <table:table-cell table:style-name="Table91.A1" office:value-type="string">
            <text:p text:style-name="P16">fun_multiplies_xxxx()</text:p>
          </table:table-cell>
          <table:table-cell table:style-name="Table91.B1" office:value-type="string">
            <text:p text:style-name="P9">乘法操作函数.</text:p>
          </table:table-cell>
        </table:table-row>
        <table:table-row table:style-name="Table91.1">
          <table:table-cell table:style-name="Table91.A1" office:value-type="string">
            <text:p text:style-name="P16">fun_divides_xxxx()</text:p>
          </table:table-cell>
          <table:table-cell table:style-name="Table91.B1" office:value-type="string">
            <text:p text:style-name="P9">除法操作函数.</text:p>
          </table:table-cell>
        </table:table-row>
        <table:table-row table:style-name="Table91.1">
          <table:table-cell table:style-name="Table91.A1" office:value-type="string">
            <text:p text:style-name="P16">fun_modulus_xxxx()</text:p>
          </table:table-cell>
          <table:table-cell table:style-name="Table91.B1" office:value-type="string">
            <text:p text:style-name="P9">求余操作函数.</text:p>
          </table:table-cell>
        </table:table-row>
        <table:table-row table:style-name="Table91.1">
          <table:table-cell table:style-name="Table91.A1" office:value-type="string">
            <text:p text:style-name="P16">fun_negate_xxxx()</text:p>
          </table:table-cell>
          <table:table-cell table:style-name="Table91.B1" office:value-type="string">
            <text:p text:style-name="P9">求反操作函数.</text:p>
          </table:table-cell>
        </table:table-row>
      </table:table>
      <text:p text:style-name="Standard"><text:span text:style-name="T6">其中的xxxx代表C的内部类型,例如针对int类型的除法操作函数为</text:span><text:span text:style-name="T8">fun_divides_int()</text:span><text:span text:style-name="T6">.</text:span></text:p>
      <text:p text:style-name="P8"/>
      <text:list xml:id="list574714826" text:continue-numbering="true" text:style-name="WW8Num13">
        <text:list-item>
          <text:list>
            <text:list-item>
              <text:list>
                <text:list-item>
                  <text:h text:style-name="P237" text:outline-level="3"><text:soft-page-break/>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16">fun_equal_xxxx()</text:p>
          </table:table-cell>
          <table:table-cell table:style-name="Table92.B1" office:value-type="string">
            <text:p text:style-name="P9">判断两个数据是否相等.</text:p>
          </table:table-cell>
        </table:table-row>
        <table:table-row table:style-name="Table92.1">
          <table:table-cell table:style-name="Table92.A1" office:value-type="string">
            <text:p text:style-name="P23"><text:span text:style-name="T11">fun_not_equal</text:span><text:span text:style-name="T11">_xxxx()</text:span></text:p>
          </table:table-cell>
          <table:table-cell table:style-name="Table92.B1" office:value-type="string">
            <text:p text:style-name="P9">判断两个数据是否不等.</text:p>
          </table:table-cell>
        </table:table-row>
        <table:table-row table:style-name="Table92.1">
          <table:table-cell table:style-name="Table92.A1" office:value-type="string">
            <text:p text:style-name="P16">fun_great_xxxx()</text:p>
          </table:table-cell>
          <table:table-cell table:style-name="Table92.B1" office:value-type="string">
            <text:p text:style-name="P9">判断第一个数据是否大于第二个数据.</text:p>
          </table:table-cell>
        </table:table-row>
        <table:table-row table:style-name="Table92.1">
          <table:table-cell table:style-name="Table92.A1" office:value-type="string">
            <text:p text:style-name="P16">fun_great_equal_xxxx()</text:p>
          </table:table-cell>
          <table:table-cell table:style-name="Table92.B1" office:value-type="string">
            <text:p text:style-name="P9">判断第一个数据是否大于等于第二个数据.</text:p>
          </table:table-cell>
        </table:table-row>
        <table:table-row table:style-name="Table92.1">
          <table:table-cell table:style-name="Table92.A1" office:value-type="string">
            <text:p text:style-name="P16">fun_less_xxxx()</text:p>
          </table:table-cell>
          <table:table-cell table:style-name="Table92.B1" office:value-type="string">
            <text:p text:style-name="P9">判断第一个数据是否小于第二个数据.</text:p>
          </table:table-cell>
        </table:table-row>
        <table:table-row table:style-name="Table92.1">
          <table:table-cell table:style-name="Table92.A1" office:value-type="string">
            <text:p text:style-name="P16">fun_less_equal()</text:p>
          </table:table-cell>
          <table:table-cell table:style-name="Table92.B1" office:value-type="string">
            <text:p text:style-name="P9">判断第一个数据是否小于等于第二个数据.</text:p>
          </table:table-cell>
        </table:table-row>
      </table:table>
      <text:p text:style-name="P12"/>
      <text:list xml:id="list1193361813" text:continue-numbering="true" text:style-name="WW8Num13">
        <text:list-item>
          <text:list>
            <text:list-item>
              <text:list>
                <text:list-item>
                  <text:h text:style-name="P237"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16">fun_logical_and_xxxx()</text:p>
          </table:table-cell>
          <table:table-cell table:style-name="Table93.B1" office:value-type="string">
            <text:p text:style-name="P9">逻辑与操作.</text:p>
          </table:table-cell>
        </table:table-row>
        <table:table-row table:style-name="Table93.1">
          <table:table-cell table:style-name="Table93.A1" office:value-type="string">
            <text:p text:style-name="P23"><text:span text:style-name="T11">fu</text:span><text:span text:style-name="T11">n_logical_or_xxxx()</text:span></text:p>
          </table:table-cell>
          <table:table-cell table:style-name="Table93.B1" office:value-type="string">
            <text:p text:style-name="P9">逻辑或操作.</text:p>
          </table:table-cell>
        </table:table-row>
        <table:table-row table:style-name="Table93.1">
          <table:table-cell table:style-name="Table93.A1" office:value-type="string">
            <text:p text:style-name="P16">fun_logical_not_xxxx()</text:p>
          </table:table-cell>
          <table:table-cell table:style-name="Table93.B1" office:value-type="string">
            <text:p text:style-name="P9">逻辑非操作.</text:p>
          </table:table-cell>
        </table:table-row>
      </table:table>
      <text:p text:style-name="P12"/>
      <text:list xml:id="list2068391809" text:continue-numbering="true" text:style-name="WW8Num13">
        <text:list-item>
          <text:list>
            <text:list-item>
              <text:list>
                <text:list-item>
                  <text:h text:style-name="P237"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16">fun_random_number()</text:p>
          </table:table-cell>
          <table:table-cell table:style-name="Table94.B1" office:value-type="string">
            <text:p text:style-name="P9">产生随机数.</text:p>
          </table:table-cell>
        </table:table-row>
        <table:table-row table:style-name="Table94.1">
          <table:table-cell table:style-name="Table94.A1" office:value-type="string">
            <text:p text:style-name="P16">fun_default_unary()</text:p>
          </table:table-cell>
          <table:table-cell table:style-name="Table94.B1" office:value-type="string">
            <text:p text:style-name="P9">默认的一元函数.</text:p>
          </table:table-cell>
        </table:table-row>
        <table:table-row table:style-name="Table94.1">
          <table:table-cell table:style-name="Table94.A1" office:value-type="string">
            <text:p text:style-name="P16">fun_default_binary()</text:p>
          </table:table-cell>
          <table:table-cell table:style-name="Table94.B1" office:value-type="string">
            <text:p text:style-name="P9">默认的二元函数.</text:p>
          </table:table-cell>
        </table:table-row>
      </table:table>
      <text:p text:style-name="P12"/>
      <text:list xml:id="list1019243425" text:continue-numbering="true" text:style-name="WW8Num13">
        <text:list-item>
          <text:h text:style-name="P216" text:outline-level="1">libcstl算法</text:h>
        </text:list-item>
      </text:list>
      <text:p text:style-name="Standard"><text:span text:style-name="T13"><text:tab/></text:span><text:span text:style-name="T9">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0">&lt;cstl/calgorithm.h&gt;</text:span></text:p>
      <text:p text:style-name="P14">#include &lt;cstl/calgorithm.h&gt;</text:p>
      <text:p text:style-name="Standard"><text:span text:style-name="T6">其中算术算法不在这个头文件中,要使用算术算法必须包含头文件</text:span><text:span text:style-name="T11">&lt;cstl/cnumeric.h&gt;</text:span></text:p>
      <text:p text:style-name="P15">#include &lt;cstl/cnumeric.h&gt;</text:p>
      <text:list xml:id="list1354257851" text:continue-numbering="true" text:style-name="WW8Num13">
        <text:list-item>
          <text:list>
            <text:list-item>
              <text:h text:style-name="P227" text:outline-level="2"><text:soft-page-break/>算法的分类</text:h>
            </text:list-item>
          </text:list>
        </text:list-item>
      </text:list>
      <text:p text:style-name="Standard"><text:span text:style-name="T3"><text:tab/></text:span><text:span text:style-name="T6">这里所说的分类不是上面说的将算法分为质变,非质变的意思,这里的分类是指同一个算法在为了满足不同的需求会有多种不同的形式,这种形式是通过后缀表现出来的.</text:span></text:p>
      <text:p text:style-name="P8"><text:tab/>一个算法通常会有基本形式,后缀为_if的形式,后缀为_copy的形式.但并不是所有的函数都是这样的.</text:p>
      <text:p text:style-name="Standard"><text:span text:style-name="T6"><text:tab/></text:span><text:span text:style-name="T8">后缀为_if的形式:</text:span></text:p>
      <text:p text:style-name="Standard"><text:span text:style-name="T8"><text:tab/></text:span><text:span text:style-name="T6">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6"><text:tab/></text:span><text:span text:style-name="T8">后缀为_copy的形式:</text:span></text:p>
      <text:p text:style-name="Standard"><text:span text:style-name="T8"><text:tab/></text:span><text:span text:style-name="T6">后缀为_copy的形式是将算法的执行结果拷贝到另一个数据区间中.对于输出的数据区间来说这些算法都是质变算法.</text:span></text:p>
      <text:list xml:id="list1003898594" text:continue-numbering="true" text:style-name="WW8Num13">
        <text:list-item>
          <text:list>
            <text:list-item>
              <text:h text:style-name="P227" text:outline-level="2">非质变算法</text:h>
            </text:list-item>
          </text:list>
        </text:list-item>
      </text:list>
      <text:p text:style-name="Standard"><text:span text:style-name="T3"><text:tab/></text:span><text:span text:style-name="T6">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16">algo_for_each()</text:p>
          </table:table-cell>
          <table:table-cell table:style-name="Table95.B1" office:value-type="string">
            <text:p text:style-name="P9">对数据区间内的所有数据都执行一次指定的操作.</text:p>
          </table:table-cell>
        </table:table-row>
        <table:table-row table:style-name="Table95.1">
          <table:table-cell table:style-name="Table95.A1" office:value-type="string">
            <text:p text:style-name="P16">algo_find()</text:p>
          </table:table-cell>
          <table:table-cell table:style-name="Table95.B1" office:value-type="string">
            <text:p text:style-name="P9">在指定的数据区间查找指定的数据.</text:p>
          </table:table-cell>
        </table:table-row>
        <table:table-row table:style-name="Table95.1">
          <table:table-cell table:style-name="Table95.A1" office:value-type="string">
            <text:p text:style-name="P16">algo_find_if()</text:p>
          </table:table-cell>
          <table:table-cell table:style-name="Table95.B1" office:value-type="string">
            <text:p text:style-name="P9">使用特定的规则在指定的数据区间查找指定的数据.</text:p>
          </table:table-cell>
        </table:table-row>
        <table:table-row table:style-name="Table95.1">
          <table:table-cell table:style-name="Table95.A1" office:value-type="string">
            <text:p text:style-name="P16">algo_adjacent_find()</text:p>
          </table:table-cell>
          <table:table-cell table:style-name="Table95.B1" office:value-type="string">
            <text:p text:style-name="P9">找到第一组满足相邻两个数据相等的数据.</text:p>
          </table:table-cell>
        </table:table-row>
        <table:table-row table:style-name="Table95.1">
          <table:table-cell table:style-name="Table95.A1" office:value-type="string">
            <text:p text:style-name="P16">algo_adjacent_find_if()</text:p>
          </table:table-cell>
          <table:table-cell table:style-name="Table95.B1" office:value-type="string">
            <text:p text:style-name="P9">找到第一组满足指定条件的相邻的数据.</text:p>
          </table:table-cell>
        </table:table-row>
        <table:table-row table:style-name="Table95.1">
          <table:table-cell table:style-name="Table95.A1" office:value-type="string">
            <text:p text:style-name="P16">algo_find_first_of()</text:p>
          </table:table-cell>
          <table:table-cell table:style-name="Table95.B1" office:value-type="string">
            <text:p text:style-name="P9">找到第二个数据区间中任意数据在第一个区间中出现的位置.</text:p>
          </table:table-cell>
        </table:table-row>
        <table:table-row table:style-name="Table95.1">
          <table:table-cell table:style-name="Table95.A1" office:value-type="string">
            <text:p text:style-name="P16">algo_find_first_of_if()</text:p>
          </table:table-cell>
          <table:table-cell table:style-name="Table95.B1" office:value-type="string">
            <text:p text:style-name="P9">使用指定规则找到第二个区间中任意数据在第一个区间中出现的位置.</text:p>
          </table:table-cell>
        </table:table-row>
        <table:table-row table:style-name="Table95.1">
          <table:table-cell table:style-name="Table95.A1" office:value-type="string">
            <text:p text:style-name="P16">algo_count()</text:p>
          </table:table-cell>
          <table:table-cell table:style-name="Table95.B1" office:value-type="string">
            <text:p text:style-name="P9">统计指定数据在数据区间中的数量.</text:p>
          </table:table-cell>
        </table:table-row>
        <table:table-row table:style-name="Table95.1">
          <table:table-cell table:style-name="Table95.A1" office:value-type="string">
            <text:p text:style-name="P16">algo_count_if()</text:p>
          </table:table-cell>
          <table:table-cell table:style-name="Table95.B1" office:value-type="string">
            <text:p text:style-name="P9">统计满足指定规则的数据在数据区间中的数量.</text:p>
          </table:table-cell>
        </table:table-row>
        <table:table-row table:style-name="Table95.1">
          <table:table-cell table:style-name="Table95.A1" office:value-type="string">
            <text:p text:style-name="P16">algo_mismatch()</text:p>
          </table:table-cell>
          <table:table-cell table:style-name="Table95.B1" office:value-type="string">
            <text:p text:style-name="P9">找到两个区间中数据不相同的第一个位置.</text:p>
          </table:table-cell>
        </table:table-row>
        <table:table-row table:style-name="Table95.1">
          <table:table-cell table:style-name="Table95.A1" office:value-type="string">
            <text:p text:style-name="P16">algo_mismatch_if()</text:p>
          </table:table-cell>
          <table:table-cell table:style-name="Table95.B1" office:value-type="string">
            <text:p text:style-name="P9">找到两个区间中数据不满足规则的第一个位置.</text:p>
          </table:table-cell>
        </table:table-row>
        <table:table-row table:style-name="Table95.1">
          <table:table-cell table:style-name="Table95.A1" office:value-type="string">
            <text:p text:style-name="P16">algo_equal()</text:p>
          </table:table-cell>
          <table:table-cell table:style-name="Table95.B1" office:value-type="string">
            <text:p text:style-name="P9">判断两个区间的数据是否相等.</text:p>
          </table:table-cell>
        </table:table-row>
        <table:table-row table:style-name="Table95.1">
          <table:table-cell table:style-name="Table95.A1" office:value-type="string">
            <text:p text:style-name="P23"><text:span text:style-name="T11">algo_eq</text:span><text:span text:style-name="T11">ual_if()</text:span></text:p>
          </table:table-cell>
          <table:table-cell table:style-name="Table95.B1" office:value-type="string">
            <text:p text:style-name="P9">判断两个区间的数据是否满足特定规则.</text:p>
          </table:table-cell>
        </table:table-row>
        <table:table-row table:style-name="Table95.1">
          <table:table-cell table:style-name="Table95.A1" office:value-type="string">
            <text:p text:style-name="P16">algo_search()</text:p>
          </table:table-cell>
          <table:table-cell table:style-name="Table95.B1" office:value-type="string">
            <text:p text:style-name="P9">查找第一个与第二个区间匹配的位置.</text:p>
          </table:table-cell>
        </table:table-row>
        <table:table-row table:style-name="Table95.1">
          <table:table-cell table:style-name="Table95.A1" office:value-type="string">
            <text:p text:style-name="P16">algo_search_if()</text:p>
          </table:table-cell>
          <table:table-cell table:style-name="Table95.B1" office:value-type="string">
            <text:p text:style-name="P9">查找第一个与第二个区间满足特定规则的位置.</text:p>
          </table:table-cell>
        </table:table-row>
        <table:table-row table:style-name="Table95.1">
          <table:table-cell table:style-name="Table95.A1" office:value-type="string">
            <text:p text:style-name="P16">algo_search_n()</text:p>
          </table:table-cell>
          <table:table-cell table:style-name="Table95.B1" office:value-type="string">
            <text:p text:style-name="P9">查找连续n个指定数据.</text:p>
          </table:table-cell>
        </table:table-row>
        <table:table-row table:style-name="Table95.1">
          <table:table-cell table:style-name="Table95.A1" office:value-type="string">
            <text:p text:style-name="P16">algo_search_n_if()</text:p>
          </table:table-cell>
          <table:table-cell table:style-name="Table95.B1" office:value-type="string">
            <text:p text:style-name="P9">查找连续n个满足特定规则的数据.</text:p>
          </table:table-cell>
        </table:table-row>
        <table:table-row table:style-name="Table95.1">
          <table:table-cell table:style-name="Table95.A1" office:value-type="string">
            <text:p text:style-name="P16">algo_search_end()</text:p>
          </table:table-cell>
          <table:table-cell table:style-name="Table95.B1" office:value-type="string">
            <text:p text:style-name="P9">查找最后一个与第二个区间匹配的位置.</text:p>
          </table:table-cell>
        </table:table-row>
        <table:table-row table:style-name="Table95.1">
          <table:table-cell table:style-name="Table95.A1" office:value-type="string">
            <text:p text:style-name="P16">algo_search_end_if()</text:p>
          </table:table-cell>
          <table:table-cell table:style-name="Table95.B1" office:value-type="string">
            <text:p text:style-name="P9">查找最后一个与第二个区间满足特定规则的位置.</text:p>
          </table:table-cell>
        </table:table-row>
        <table:table-row table:style-name="Table95.1">
          <table:table-cell table:style-name="Table95.A1" office:value-type="string">
            <text:p text:style-name="P23"><text:span text:style-name="T11">algo_</text:span><text:span text:style-name="T11">find_end()</text:span></text:p>
          </table:table-cell>
          <table:table-cell table:style-name="Table95.B1" office:value-type="string">
            <text:p text:style-name="P23"><text:span text:style-name="T6">同</text:span><text:span text:style-name="T11">algo_search_end()</text:span></text:p>
          </table:table-cell>
        </table:table-row>
        <table:table-row table:style-name="Table95.1">
          <table:table-cell table:style-name="Table95.A1" office:value-type="string">
            <text:p text:style-name="P16">algo_find_end_if()</text:p>
          </table:table-cell>
          <table:table-cell table:style-name="Table95.B1" office:value-type="string">
            <text:p text:style-name="P23"><text:span text:style-name="T6">同</text:span><text:span text:style-name="T11">algo_search_end_if()</text:span></text:p>
          </table:table-cell>
        </table:table-row>
      </table:table>
      <text:p text:style-name="P78">algo_for_each()并不完全属于非质变算法,当用户指定的规则改变了数据,那么algo_for_each()就变成了质变算法.algo_for_each()使用的是一元函数,但是这个函数不要求返回数据所以不能使用参数pv_output.</text:p>
      <text:p text:style-name="P8"/>
      <text:p text:style-name="P15">#include &lt;stdio.h&gt;</text:p>
      <text:p text:style-name="P15">#include &lt;cstl/cvector.h&gt;</text:p>
      <text:p text:style-name="P15"><text:soft-page-break/>#include &lt;cstl/calgorithm.h&gt;</text:p>
      <text:p text:style-name="P15"/>
      <text:p text:style-name="P15">static void _print(const void* cpv_input, void* pv_output);</text:p>
      <text:p text:style-name="P15">static void _plus100(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text:s text:c="4"/>algo_for_each(vector_begin(&amp;t_v), vector_end(&amp;t_v), _plus100);</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plus100(const void* cpv_input, void* pv_output)</text:p>
      <text:p text:style-name="P15">{</text:p>
      <text:p text:style-name="P15"><text:s text:c="4"/>*(int*)cpv_input += 100;</text:p>
      <text:p text:style-name="P15">}</text:p>
      <text:p text:style-name="P8">结果:</text:p>
      <text:p text:style-name="P15">0 1 2 3 4 5 6 7 8 9 </text:p>
      <text:p text:style-name="P15">100 101 102 103 104 105 106 107 108 109</text:p>
      <text:p text:style-name="P15"/>
      <text:p text:style-name="P8">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18"><text:soft-page-break/><draw:g text:anchor-type="as-char" svg:y="0cm" draw:z-index="10" draw:style-name="gr1"><draw:rect draw:style-name="gr7" draw:text-style-name="P239" svg:width="17.779cm" svg:height="2.751cm" svg:x="0.002cm" svg:y="0.002cm"><text:p/></draw:rect><draw:frame draw:style-name="gr19" draw:text-style-name="P241" svg:width="17.779cm" svg:height="2.751cm" svg:x="0cm" svg:y="0cm"><draw:text-box><text:p text:style-name="P241"><text:span text:style-name="T79">建议</text:span><text:span text:style-name="T79">: </text:span><text:span text:style-name="T79">在使用</text:span><text:span text:style-name="T78">algo_for_each()</text:span><text:span text:style-name="T79">算法时不要使用修改数据的规则</text:span><text:span text:style-name="T79">,</text:span><text:span text:style-name="T79">如果要修改数据请使用</text:span><text:span text:style-name="T78">algo_generate()</text:span><text:span text:style-name="T79">算法</text:span><text:span text:style-name="T79">.</text:span></text:p></draw:text-box></draw:frame></draw:g></text:p>
      <text:p text:style-name="P8"><text:tab/>除了algo_for_each()算法外,非质变算法都是与查找相关的.但是查找分为两类,一类似查找单一数据,另一类时查找一个区间.</text:p>
      <text:list xml:id="list1095606161" text:continue-numbering="true" text:style-name="WW8Num13">
        <text:list-item>
          <text:list>
            <text:list-item>
              <text:list>
                <text:list-item>
                  <text:h text:style-name="P237" text:outline-level="3">查找单一数据</text:h>
                </text:list-item>
              </text:list>
            </text:list-item>
          </text:list>
        </text:list-item>
      </text:list>
      <text:p text:style-name="Standard"><text:span text:style-name="T6"><text:tab/></text:span><text:span text:style-name="T11">统计指定数据个数: algo_count(), algo_count_if()</text:span></text:p>
      <text:p text:style-name="P8"><text:tab/>带有if后缀的版本接收一个一元谓词为特定规则,但是这个谓词不能修改数据内容.关联容器提供了获得指定数据的操作,对于关联容器本身的操作函数更快速.</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is_even(const void* cpv_input, void* pv_output);</text:p>
      <text:p text:style-name="P15">static void _mod3(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number of elements equal to 4: <text:s text:c="10"/>%u\n",</text:p>
      <text:p text:style-name="P15"><text:s text:c="8"/>algo_count(vector_begin(&amp;t_v), vector_end(&amp;t_v), 4));</text:p>
      <text:p text:style-name="P15"><text:s text:c="4"/>printf("number of elements with even value: <text:s text:c="5"/>%u\n",</text:p>
      <text:p text:style-name="P15"><text:s text:c="8"/>algo_count_if(vector_begin(&amp;t_v), vector_end(&amp;t_v), _is_even));</text:p>
      <text:p text:style-name="P15"><text:s text:c="4"/>printf("number of elements divided exactly by 3: %u\n",</text:p>
      <text:p text:style-name="P15"><text:s text:c="8"/>algo_count_if(vector_begin(&amp;t_v), vector_end(&amp;t_v), _mod3));</text:p>
      <text:p text:style-name="P15"/>
      <text:p text:style-name="P15"><text:soft-page-break/><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mod3(const void* cpv_input, void* pv_output)</text:p>
      <text:p text:style-name="P15">{</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text:p>
      <text:p text:style-name="P15">number of elements equal to 4: <text:s text:c="12"/>1</text:p>
      <text:p text:style-name="P15">number of elements with even value: <text:s text:c="6"/>5</text:p>
      <text:p text:style-name="P15">number of elements divided exactly by 3: 3</text:p>
      <text:p text:style-name="P8"/>
      <text:p text:style-name="Standard"><text:span text:style-name="T6"><text:tab/></text:span><text:span text:style-name="T11">查找数据: algo_find(), algo_find_if()</text:span></text:p>
      <text:p text:style-name="P78">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15">#include &lt;stdio.h&gt;</text:p>
      <text:p text:style-name="P15">#include &lt;cstl/clist.h&gt;</text:p>
      <text:p text:style-name="P15">#include &lt;cstl/calgorithm.h&gt;</text:p>
      <text:p text:style-name="P15"><text:soft-page-break/></text:p>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terator_t t_pos1, t_pos2;</text:p>
      <text:p text:style-name="P15"><text:s text:c="4"/>int i = 0;</text:p>
      <text:p text:style-name="P15"/>
      <text:p text:style-name="P15"><text:s text:c="4"/>list_init(&amp;t_l);</text:p>
      <text:p text:style-name="P15"><text:s text:c="4"/>for(i = 1; i &lt;= 10; ++i)</text:p>
      <text:p text:style-name="P15"><text:s text:c="4"/>{</text:p>
      <text:p text:style-name="P15"><text:s text:c="8"/>list_push_back(&amp;t_l, i);</text:p>
      <text:p text:style-name="P15"><text:s text:c="4"/>}</text:p>
      <text:p text:style-name="P15"><text:s text:c="4"/>for(i = 1; i &lt;= 10; ++i)</text:p>
      <text:p text:style-name="P15"><text:s text:c="4"/>{</text:p>
      <text:p text:style-name="P15"><text:s text:c="8"/>list_push_back(&amp;t_l, i);</text:p>
      <text:p text:style-name="P15"><text:s text:c="4"/>}</text:p>
      <text:p text:style-name="P15"><text:s text:c="4"/>printf("list: ");</text:p>
      <text:p text:style-name="P15"><text:s text:c="4"/>algo_for_each(list_begin(&amp;t_l), list_end(&amp;t_l), _print);</text:p>
      <text:p text:style-name="P15"><text:s text:c="4"/>printf("\n");</text:p>
      <text:p text:style-name="P15"/>
      <text:p text:style-name="P15"><text:s text:c="4"/>t_pos1 = algo_find(list_begin(&amp;t_l), list_end(&amp;t_l), 4);</text:p>
      <text:p text:style-name="P15"><text:s text:c="4"/>if(!iterator_equal(&amp;t_pos1, list_end(&amp;t_l)))</text:p>
      <text:p text:style-name="P15"><text:s text:c="4"/>{</text:p>
      <text:p text:style-name="P15"><text:s text:c="8"/>iterator_next(&amp;t_pos1);</text:p>
      <text:p text:style-name="P15"><text:s text:c="8"/>t_pos2 = algo_find(t_pos1, list_end(&amp;t_l), 4);</text:p>
      <text:p text:style-name="P15"><text:s text:c="4"/>}</text:p>
      <text:p text:style-name="P15"/>
      <text:p text:style-name="P15"><text:s text:c="4"/>if(!iterator_equal(&amp;t_pos1, list_end(&amp;t_l)) &amp;&amp;</text:p>
      <text:p text:style-name="P15"><text:s text:c="7"/>!iterator_equal(&amp;t_pos2, list_end(&amp;t_l)))</text:p>
      <text:p text:style-name="P15"><text:s text:c="4"/>{</text:p>
      <text:p text:style-name="P15"><text:s text:c="8"/>iterator_prev(&amp;t_pos1);</text:p>
      <text:p text:style-name="P15"><text:s text:c="8"/>iterator_next(&amp;t_pos2);</text:p>
      <text:p text:style-name="P15"><text:s text:c="8"/>algo_for_each(t_pos1, t_pos2, _print);</text:p>
      <text:p text:style-name="P15"><text:s text:c="8"/>printf("\n");</text:p>
      <text:p text:style-name="P15"><text:s text:c="4"/>}</text:p>
      <text:p text:style-name="P15"/>
      <text:p text:style-name="P15"><text:s text:c="4"/>list_destroy(&amp;t_l); </text:p>
      <text:p text:style-name="P15"/>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8">结果:</text:p>
      <text:p text:style-name="P15">list: 1 2 3 4 5 6 7 8 9 10 1 2 3 4 5 6 7 8 9 10 </text:p>
      <text:p text:style-name="P15">4 5 6 7 8 9 10 1 2 3 4</text:p>
      <text:p text:style-name="P15"/>
      <text:p text:style-name="P8">下面是使用algo_find_if()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greater3(const void* cpv_input, void* pv_output);</text:p>
      <text:p text:style-name="P15">static void _mod3(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terator_t t_pos;</text:p>
      <text:p text:style-name="P15"/>
      <text:p text:style-name="P15"><text:s text:c="4"/>vector_init(&amp;t_v);</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t_pos = algo_find_if(vector_begin(&amp;t_v), vector_end(&amp;t_v), _greater3);</text:p>
      <text:p text:style-name="P15"><text:s text:c="4"/>printf("the %d. element is the first greater then 3.\n",</text:p>
      <text:p text:style-name="P15"><text:s text:c="8"/>iterator_distance(vector_begin(&amp;t_v), t_pos) + 1);</text:p>
      <text:p text:style-name="P15"><text:s text:c="4"/>t_pos = algo_find_if(vector_begin(&amp;t_v), vector_end(&amp;t_v), _mod3);</text:p>
      <text:p text:style-name="P15"><text:s text:c="4"/>printf("the %d. element is the first divisible by 3.\n",</text:p>
      <text:p text:style-name="P15"><text:s text:c="8"/>iterator_distance(vector_begin(&amp;t_v), t_pos) + 1);</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mod3(const void* cpv_input, void* pv_output)</text:p>
      <text:p text:style-name="P15">{</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text:p>
      <text:p text:style-name="P15">the 4. element is the first greater then 3.</text:p>
      <text:p text:style-name="P15">the 3. element is the first divisible by 3.</text:p>
      <text:p text:style-name="P15"/>
      <text:p text:style-name="Standard"><text:span text:style-name="T11"><text:tab/></text:span><text:span text:style-name="T8">找到第一组满足指定条件的相邻的数据: </text:span><text:span text:style-name="T11">algo_adjacent_find(),algo_adjacent_find_if()</text:span></text:p>
      <text:p text:style-name="P8"><text:tab/>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doubled(const void* cpv_first, const void* cpv_second, void* pv_output);</text:p>
      <text:p text:style-name="P15"/>
      <text:p text:style-name="P15">int main(int argc, char* argv[])</text:p>
      <text:p text:style-name="P15">{</text:p>
      <text:p text:style-name="P15"><text:s text:c="4"/>vector_t t_v = create_vector(int);</text:p>
      <text:p text:style-name="P15"><text:s text:c="4"/>iterator_t t_pos;</text:p>
      <text:p text:style-name="P15"><text:soft-page-break/></text:p>
      <text:p text:style-name="P15"><text:s text:c="4"/>vector_init(&amp;t_v);</text:p>
      <text:p text:style-name="P15"><text:s text:c="4"/>vector_push_back(&amp;t_v, 1);</text:p>
      <text:p text:style-name="P15"><text:s text:c="4"/>vector_push_back(&amp;t_v, 3);</text:p>
      <text:p text:style-name="P15"><text:s text:c="4"/>vector_push_back(&amp;t_v, 2);</text:p>
      <text:p text:style-name="P15"><text:s text:c="4"/>vector_push_back(&amp;t_v, 4);</text:p>
      <text:p text:style-name="P15"><text:s text:c="4"/>vector_push_back(&amp;t_v, 5);</text:p>
      <text:p text:style-name="P15"><text:s text:c="4"/>vector_push_back(&amp;t_v, 5);</text:p>
      <text:p text:style-name="P15"><text:s text:c="4"/>vector_push_back(&amp;t_v, 0);</text:p>
      <text:p text:style-name="P15"><text:s text:c="4"/>printf("vector: ");</text:p>
      <text:p text:style-name="P15"><text:s text:c="4"/>algo_for_each(vector_begin(&amp;t_v), vector_end(&amp;t_v), _print);</text:p>
      <text:p text:style-name="P15"><text:s text:c="4"/>printf("\n");</text:p>
      <text:p text:style-name="P15"/>
      <text:p text:style-name="P15"><text:s text:c="4"/>t_pos = algo_adjacent_find(vector_begin(&amp;t_v), vector_end(&amp;t_v));</text:p>
      <text:p text:style-name="P15"><text:s text:c="4"/>if(!iterator_equal(&amp;t_pos, vector_end(&amp;t_v)))</text:p>
      <text:p text:style-name="P15"><text:s text:c="4"/>{</text:p>
      <text:p text:style-name="P15"><text:s text:c="8"/>printf("first two elements with equal value have position %d\n",</text:p>
      <text:p text:style-name="P15"><text:s text:c="12"/>iterator_distance(vector_begin(&amp;t_v), t_pos) + 1);</text:p>
      <text:p text:style-name="P15"><text:s text:c="4"/>}</text:p>
      <text:p text:style-name="P15"/>
      <text:p text:style-name="P15"><text:s text:c="4"/>t_pos = algo_adjacent_find_if(vector_begin(&amp;t_v), vector_end(&amp;t_v), _doubled);</text:p>
      <text:p text:style-name="P15"><text:s text:c="4"/>if(!iterator_equal(&amp;t_pos, vector_end(&amp;t_v)))</text:p>
      <text:p text:style-name="P15"><text:s text:c="4"/>{</text:p>
      <text:p text:style-name="P15"><text:s text:c="8"/>printf("first two elements with second value twice the first have pos. %d\n",</text:p>
      <text:p text:style-name="P15"><text:s text:c="12"/>iterator_distance(vector_begin(&amp;t_v), t_pos) + 1);</text:p>
      <text:p text:style-name="P15"><text:s text:c="4"/>}</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doubled(const void* cpv_first, const void* cpv_second, void* pv_output)</text:p>
      <text:p text:style-name="P15">{</text:p>
      <text:p text:style-name="P15"><text:s text:c="4"/>if(*(int*)cpv_first * 2 == *(int*)cpv_second)</text:p>
      <text:p text:style-name="P15"><text:s text:c="4"/>{</text:p>
      <text:p text:style-name="P15"><text:s text:c="8"/>*(bool_t*)pv_output = true;</text:p>
      <text:p text:style-name="P15"><text:s text:c="4"/>}</text:p>
      <text:p text:style-name="P15"><text:s text:c="4"/>else</text:p>
      <text:p text:style-name="P15"><text:s text:c="4"/>{</text:p>
      <text:p text:style-name="P15"><text:soft-page-break/><text:s text:c="8"/>*(bool_t*)pv_output = false;</text:p>
      <text:p text:style-name="P15"><text:s text:c="4"/>}</text:p>
      <text:p text:style-name="P15">}</text:p>
      <text:p text:style-name="P8">结果:</text:p>
      <text:p text:style-name="P15">vector: 1 3 2 4 5 5 0 </text:p>
      <text:p text:style-name="P15">first two elements with equal value have position 5</text:p>
      <text:p text:style-name="P15">first two elements with second value twice the first have pos. 3</text:p>
      <text:p text:style-name="P8"/>
      <text:p text:style-name="P92"><text:span text:style-name="T6"><text:tab/><text:tab/></text:span><text:span text:style-name="T8">使用指定规则找到第二个区间中任意数据在第一个区间中出现的位置:</text:span><text:span text:style-name="T11"> </text:span></text:p>
      <text:p text:style-name="P97">algo_find_first_of(),algo_find_first_of_if()</text:p>
      <text:p text:style-name="P8">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amp;t_l);</text:p>
      <text:p text:style-name="P15"><text:s text:c="4"/>for(i = 0; i &lt; 10; ++i)</text:p>
      <text:p text:style-name="P15"><text:s text:c="4"/>{</text:p>
      <text:p text:style-name="P15"><text:s text:c="8"/>vector_push_back(&amp;t_v, i);</text:p>
      <text:p text:style-name="P15"><text:s text:c="4"/>}</text:p>
      <text:p text:style-name="P15"><text:s text:c="4"/>for(i = 3; i &lt; 6;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search: ");</text:p>
      <text:p text:style-name="P15"><text:s text:c="4"/>algo_for_each(list_begin(&amp;t_l), list_end(&amp;t_l), _print);</text:p>
      <text:p text:style-name="P15"><text:s text:c="4"/>printf("\n");</text:p>
      <text:p text:style-name="P15"/>
      <text:p text:style-name="P15"><text:s text:c="4"/>t_pos = algo_find_first_of(</text:p>
      <text:p text:style-name="P15"><text:s text:c="8"/>vector_begin(&amp;t_v), vector_end(&amp;t_v), list_begin(&amp;t_l), list_end(&amp;t_l));</text:p>
      <text:p text:style-name="P15"><text:soft-page-break/><text:s text:c="4"/>printf("first element of search in vector is element %d\n",</text:p>
      <text:p text:style-name="P15"><text:s text:c="8"/>iterator_distance(vector_begin(&amp;t_v), t_pos) + 1);</text:p>
      <text:p text:style-name="P15"/>
      <text:p text:style-name="P15"><text:s text:c="4"/>algo_reverse(vector_begin(&amp;t_v), vector_end(&amp;t_v));</text:p>
      <text:p text:style-name="P15"><text:s text:c="4"/>printf("vector: ");</text:p>
      <text:p text:style-name="P15"><text:s text:c="4"/>algo_for_each(vector_begin(&amp;t_v), vector_end(&amp;t_v), _print);</text:p>
      <text:p text:style-name="P15"><text:s text:c="4"/>printf("\n");</text:p>
      <text:p text:style-name="P15"><text:s text:c="4"/>printf("search: ");</text:p>
      <text:p text:style-name="P15"><text:s text:c="4"/>algo_for_each(list_begin(&amp;t_l), list_end(&amp;t_l), _print);</text:p>
      <text:p text:style-name="P15"><text:s text:c="4"/>printf("\n");</text:p>
      <text:p text:style-name="P15"><text:s text:c="4"/>t_pos = algo_find_first_of(</text:p>
      <text:p text:style-name="P15"><text:s text:c="8"/>vector_begin(&amp;t_v), vector_end(&amp;t_v), list_begin(&amp;t_l), list_end(&amp;t_l));</text:p>
      <text:p text:style-name="P15"><text:s text:c="4"/>printf("first element of search in vector is element %d\n",</text:p>
      <text:p text:style-name="P15"><text:s text:c="8"/>iterator_distance(vector_begin(&amp;t_v), t_pos) + 1);</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text:p>
      <text:p text:style-name="P15">search: 3 4 5 </text:p>
      <text:p text:style-name="P15">first element of search in vector is element 4</text:p>
      <text:p text:style-name="P15">vector: 9 8 7 6 5 4 3 2 1 0 </text:p>
      <text:p text:style-name="P15">search: 3 4 5 </text:p>
      <text:p text:style-name="P15">first element of search in vector is element 5</text:p>
      <text:list xml:id="list366087243" text:continue-numbering="true" text:style-name="WW8Num13">
        <text:list-item>
          <text:list>
            <text:list-item>
              <text:list>
                <text:list-item>
                  <text:h text:style-name="P237" text:outline-level="3">数据区间匹配</text:h>
                </text:list-item>
              </text:list>
            </text:list-item>
          </text:list>
        </text:list-item>
      </text:list>
      <text:p text:style-name="P77"><text:span text:style-name="T8">比较数据区间:</text:span><text:span text:style-name="T11"> algo_equal(),algo_equal_if()</text:span></text:p>
      <text:p text:style-name="P8">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list.h&gt;</text:p>
      <text:p text:style-name="P15">#include &lt;cstl/calgorithm.h&gt;</text:p>
      <text:p text:style-name="P15"/>
      <text:p text:style-name="P15"><text:soft-page-break/>static void _print(const void* cpv_input, void* pv_output);</text:p>
      <text:p text:style-name="P15">static void _both_even_or_odd(</text:p>
      <text:p text:style-name="P80">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list_init(&amp;t_l);</text:p>
      <text:p text:style-name="P15"><text:s text:c="4"/>for(i = 1; i &lt;= 7; ++i)</text:p>
      <text:p text:style-name="P15"><text:s text:c="4"/>{</text:p>
      <text:p text:style-name="P15"><text:s text:c="8"/>vector_push_back(&amp;t_v, i);</text:p>
      <text:p text:style-name="P15"><text:s text:c="4"/>}</text:p>
      <text:p text:style-name="P15"><text:s text:c="4"/>for(i = 3; i &l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
      <text:p text:style-name="P15"><text:s text:c="4"/>if(algo_equal(vector_begin(&amp;t_v), vector_end(&amp;t_v), list_begin(&amp;t_l)))</text:p>
      <text:p text:style-name="P15"><text:s text:c="4"/>{</text:p>
      <text:p text:style-name="P15"><text:s text:c="8"/>printf("vector == list\n");</text:p>
      <text:p text:style-name="P15"><text:s text:c="4"/>}</text:p>
      <text:p text:style-name="P15"><text:s text:c="4"/>else</text:p>
      <text:p text:style-name="P15"><text:s text:c="4"/>{</text:p>
      <text:p text:style-name="P15"><text:s text:c="8"/>printf("vector != list\n");</text:p>
      <text:p text:style-name="P15"><text:s text:c="4"/>}</text:p>
      <text:p text:style-name="P15"><text:s text:c="4"/>if(algo_equal_if(</text:p>
      <text:p text:style-name="P15"><text:s text:c="8"/>vector_begin(&amp;t_v), vector_end(&amp;t_v), list_begin(&amp;t_l), _both_even_or_odd))</text:p>
      <text:p text:style-name="P15"><text:s text:c="4"/>{</text:p>
      <text:p text:style-name="P15"><text:s text:c="8"/>printf("even and odd elements correspond.\n");</text:p>
      <text:p text:style-name="P15"><text:s text:c="4"/>}</text:p>
      <text:p text:style-name="P15"><text:s text:c="4"/>else</text:p>
      <text:p text:style-name="P15"><text:s text:c="4"/>{</text:p>
      <text:p text:style-name="P15"><text:s text:c="8"/>printf("even and odd elements is not correspond.\n");</text:p>
      <text:p text:style-name="P15"><text:s text:c="4"/>}</text:p>
      <text:p text:style-name="P15"><text:soft-page-break/></text:p>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both_even_or_odd(</text:p>
      <text:p text:style-name="P80">const void* cpv_first, const void* cpv_second, void* pv_output)</text:p>
      <text:p text:style-name="P15">{</text:p>
      <text:p text:style-name="P15"><text:s text:c="4"/>if(*(int*)cpv_first % 2 == *(int*)cpv_second % 2)</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text:p>
      <text:p text:style-name="P15">list: <text:s text:c="2"/>3 4 5 6 7 8 9 </text:p>
      <text:p text:style-name="P15">vector != list</text:p>
      <text:p text:style-name="P15">even and odd elements correspond.</text:p>
      <text:p text:style-name="P15"/>
      <text:p text:style-name="P77"><text:span text:style-name="T8">查找数据区间的不同:</text:span><text:span text:style-name="T11"> algo_mismatch(),algo_mismatch_if()</text:span></text:p>
      <text:p text:style-name="P8">带有if后缀的版本接收一个二元谓词为特定规则,但是这个谓词用来指定前后两个数据的关系但是不能修改数据内容.这两个算法函数返回pair_t类型,使用之后要销毁.</text:p>
      <text:p text:style-name="P15">#include &lt;stdio.h&gt;</text:p>
      <text:p text:style-name="P15">#include &lt;cstl/cvector.h&gt;</text:p>
      <text:p text:style-name="P15">#include &lt;cstl/clist.h&gt;</text:p>
      <text:p text:style-name="P15">#include &lt;cstl/cutility.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oft-page-break/><text:s text:c="4"/>pair_t t_p;</text:p>
      <text:p text:style-name="P15"><text:s text:c="4"/>int i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4"/>}</text:p>
      <text:p text:style-name="P15"><text:s text:c="4"/>for(i = 1; i &lt;= 16; i *= 2)</text:p>
      <text:p text:style-name="P15"><text:s text:c="4"/>{</text:p>
      <text:p text:style-name="P15"><text:s text:c="8"/>list_push_back(&amp;t_l, i);</text:p>
      <text:p text:style-name="P15"><text:s text:c="4"/>}</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
      <text:p text:style-name="P15"><text:s text:c="4"/>t_p = algo_mismatch(vector_begin(&amp;t_v), vector_end(&amp;t_v), list_begin(&amp;t_l));</text:p>
      <text:p text:style-name="P15"><text:s text:c="4"/>if(iterator_equal(t_p.first, vector_end(&amp;t_v)))</text:p>
      <text:p text:style-name="P15"><text:s text:c="4"/>{</text:p>
      <text:p text:style-name="P15"><text:s text:c="8"/>printf("no mismatch!\n");</text:p>
      <text:p text:style-name="P15"><text:s text:c="4"/>}</text:p>
      <text:p text:style-name="P15"><text:s text:c="4"/>else</text:p>
      <text:p text:style-name="P15"><text:s text:c="4"/>{</text:p>
      <text:p text:style-name="P15"><text:s text:c="8"/>printf("first mismatch: %d and %d\n",</text:p>
      <text:p text:style-name="P15"><text:s text:c="12"/>*(int*)iterator_get_pointer(t_p.first),</text:p>
      <text:p text:style-name="P15"><text:s text:c="12"/>*(int*)iterator_get_pointer(t_p.second));</text:p>
      <text:p text:style-name="P15"><text:s text:c="4"/>}</text:p>
      <text:p text:style-name="P15"><text:s text:c="4"/>pair_destroy(&amp;t_p);</text:p>
      <text:p text:style-name="P15"/>
      <text:p text:style-name="P15"><text:s text:c="4"/>t_p = algo_mismatch_if(</text:p>
      <text:p text:style-name="P15"><text:s text:c="8"/>vector_begin(&amp;t_v), vector_end(&amp;t_v), </text:p>
      <text:p text:style-name="P91">list_begin(&amp;t_l), fun_less_equal_int);</text:p>
      <text:p text:style-name="P15"><text:s text:c="4"/>if(iterator_equal(t_p.first, vector_end(&amp;t_v)))</text:p>
      <text:p text:style-name="P15"><text:s text:c="4"/>{</text:p>
      <text:p text:style-name="P15"><text:s text:c="8"/>printf("always less-or-equal\n");</text:p>
      <text:p text:style-name="P15"><text:s text:c="4"/>}</text:p>
      <text:p text:style-name="P15"><text:s text:c="4"/>else</text:p>
      <text:p text:style-name="P15"><text:s text:c="4"/>{</text:p>
      <text:p text:style-name="P15"><text:s text:c="8"/>printf("not less-or-equal: %d and %d\n",</text:p>
      <text:p text:style-name="P15"><text:soft-page-break/><text:s text:c="12"/>*(int*)iterator_get_pointer(t_p.first),</text:p>
      <text:p text:style-name="P15"><text:s text:c="12"/>*(int*)iterator_get_pointer(t_p.second));</text:p>
      <text:p text:style-name="P15"><text:s text:c="4"/>}</text:p>
      <text:p text:style-name="P15"><text:s text:c="4"/>pair_destroy(&amp;t_p);</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1 2 3 4 5 6 </text:p>
      <text:p text:style-name="P15">list: <text:s text:c="2"/>1 2 4 8 16 3 </text:p>
      <text:p text:style-name="P15">first mismatch: 3 and 4</text:p>
      <text:p text:style-name="P15">not less-or-equal: 6 and 3</text:p>
      <text:p text:style-name="P15"/>
      <text:p text:style-name="P77"><text:span text:style-name="T8">查找子数据区间:</text:span><text:span text:style-name="T11"> algo_search(),algo_search_if()</text:span></text:p>
      <text:p text:style-name="P8">带有if后缀的版本接收一个二元谓词为特定规则,但是这个谓词用来指定前后两个数据的关系但是不能修改数据内容.</text:p>
      <text:p text:style-name="P15">#include &lt;stdio.h&gt;</text:p>
      <text:p text:style-name="P15">#include &lt;cstl/cdeque.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list_t t_l = create_list(int);</text:p>
      <text:p text:style-name="P15"><text:s text:c="4"/>int i = 0;</text:p>
      <text:p text:style-name="P15"><text:s text:c="4"/>iterator_t t_pos;</text:p>
      <text:p text:style-name="P15"/>
      <text:p text:style-name="P15"><text:s text:c="4"/>deque_init(&amp;t_dq);</text:p>
      <text:p text:style-name="P15"><text:s text:c="4"/>list_init(&amp;t_l);</text:p>
      <text:p text:style-name="P15"><text:s text:c="4"/>for(i = 1; i &lt;= 7; ++i)</text:p>
      <text:p text:style-name="P15"><text:s text:c="4"/>{</text:p>
      <text:p text:style-name="P15"><text:s text:c="8"/>deque_push_back(&amp;t_dq, i);</text:p>
      <text:p text:style-name="P15"><text:s text:c="4"/>}</text:p>
      <text:p text:style-name="P15"><text:s text:c="4"/>for(i = 1; i &lt;= 7; ++i)</text:p>
      <text:p text:style-name="P15"><text:soft-page-break/><text:s text:c="4"/>{</text:p>
      <text:p text:style-name="P15"><text:s text:c="8"/>deque_push_back(&amp;t_dq, i);</text:p>
      <text:p text:style-name="P15"><text:s text:c="4"/>}</text:p>
      <text:p text:style-name="P15"><text:s text:c="4"/>for(i = 3; i &lt;= 6; ++i)</text:p>
      <text:p text:style-name="P15"><text:s text:c="4"/>{</text:p>
      <text:p text:style-name="P15"><text:s text:c="8"/>list_push_back(&amp;t_l, i);</text:p>
      <text:p text:style-name="P15"><text:s text:c="4"/>}</text:p>
      <text:p text:style-name="P15"><text:s text:c="4"/>printf("deque: ");</text:p>
      <text:p text:style-name="P15"><text:s text:c="4"/>algo_for_each(deque_begin(&amp;t_dq), deque_end(&amp;t_dq), _print);</text:p>
      <text:p text:style-name="P15"><text:s text:c="4"/>printf("\n");</text:p>
      <text:p text:style-name="P15"><text:s text:c="4"/>printf("sub: <text:s text:c="2"/>");</text:p>
      <text:p text:style-name="P15"><text:s text:c="4"/>algo_for_each(list_begin(&amp;t_l), list_end(&amp;t_l), _print);</text:p>
      <text:p text:style-name="P15"><text:s text:c="4"/>printf("\n");</text:p>
      <text:p text:style-name="P15"/>
      <text:p text:style-name="P15"><text:s text:c="4"/>t_pos = algo_search(</text:p>
      <text:p text:style-name="P15"><text:s text:c="8"/>deque_begin(&amp;t_dq), deque_end(&amp;t_dq), list_begin(&amp;t_l), list_end(&amp;t_l));</text:p>
      <text:p text:style-name="P15"><text:s text:c="4"/>while(!iterator_equal(&amp;t_pos, deque_end(&amp;t_dq)))</text:p>
      <text:p text:style-name="P15"><text:s text:c="4"/>{</text:p>
      <text:p text:style-name="P15"><text:s text:c="8"/>printf("sub find with element %d\n",</text:p>
      <text:p text:style-name="P15"><text:s text:c="12"/>iterator_distance(deque_begin(&amp;t_dq), t_pos) + 1);</text:p>
      <text:p text:style-name="P15"><text:s text:c="8"/>iterator_next(&amp;t_pos);</text:p>
      <text:p text:style-name="P15"><text:s text:c="8"/>t_pos = algo_search(</text:p>
      <text:p text:style-name="P15"><text:s text:c="12"/>t_pos, deque_end(&amp;t_dq), list_begin(&amp;t_l), list_end(&amp;t_l));</text:p>
      <text:p text:style-name="P15"><text:s text:c="4"/>}</text:p>
      <text:p text:style-name="P15"/>
      <text:p text:style-name="P15"><text:s text:c="4"/>deque_destroy(&amp;t_dq);</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deque: 1 2 3 4 5 6 7 1 2 3 4 5 6 7 </text:p>
      <text:p text:style-name="P15">sub: <text:s text:c="2"/>3 4 5 6 </text:p>
      <text:p text:style-name="P15">sub find with element 3</text:p>
      <text:p text:style-name="P15">sub find with element 10</text:p>
      <text:p text:style-name="P15"/>
      <text:p text:style-name="P8">下面是一个使用algo_search_if()的例子:</text:p>
      <text:p text:style-name="P15">#include &lt;stdio.h&gt;</text:p>
      <text:p text:style-name="P15">#include &lt;cstl/cvector.h&gt;</text:p>
      <text:p text:style-name="P15"><text:soft-page-break/>#include &lt;cstl/cdeque.h&gt;</text:p>
      <text:p text:style-name="P15">#include &lt;cstl/calgorithm.h&gt;</text:p>
      <text:p text:style-name="P15"/>
      <text:p text:style-name="P15">static void _print(const void* cpv_input, void* pv_output);</text:p>
      <text:p text:style-name="P15">static void _check_even(</text:p>
      <text:p text:style-name="P80">const void* cpv_first, const void* cpv_second, void* pv_output);</text:p>
      <text:p text:style-name="P15"/>
      <text:p text:style-name="P15">int main(int argc, char* argv[])</text:p>
      <text:p text:style-name="P15">{</text:p>
      <text:p text:style-name="P15"><text:s text:c="4"/>vector_t t_v = create_vector(int);</text:p>
      <text:p text:style-name="P15"><text:s text:c="4"/>deque_t t_dq = create_deque(bool_t);</text:p>
      <text:p text:style-name="P15"><text:s text:c="4"/>int i = 0;</text:p>
      <text:p text:style-name="P15"><text:s text:c="4"/>iterator_t t_pos;</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deque_push_back(&amp;t_dq, true);</text:p>
      <text:p text:style-name="P15"><text:s text:c="4"/>deque_push_back(&amp;t_dq, false);</text:p>
      <text:p text:style-name="P15"><text:s text:c="4"/>deque_push_back(&amp;t_dq, true);</text:p>
      <text:p text:style-name="P15"><text:s text:c="4"/>printf("vector: ");</text:p>
      <text:p text:style-name="P15"><text:s text:c="4"/>algo_for_each(vector_begin(&amp;t_v), vector_end(&amp;t_v), _print);</text:p>
      <text:p text:style-name="P15"><text:s text:c="4"/>printf("\n");</text:p>
      <text:p text:style-name="P15"/>
      <text:p text:style-name="P15"><text:s text:c="4"/>t_pos = algo_search_if(</text:p>
      <text:p text:style-name="P15"><text:s text:c="8"/>vector_begin(&amp;t_v), vector_end(&amp;t_v),</text:p>
      <text:p text:style-name="P15"><text:s text:c="8"/>deque_begin(&amp;t_dq), deque_end(&amp;t_dq),</text:p>
      <text:p text:style-name="P15"><text:s text:c="8"/>_check_even);</text:p>
      <text:p text:style-name="P15"><text:s text:c="4"/>while(!iterator_equal(&amp;t_pos, vector_end(&amp;t_v)))</text:p>
      <text:p text:style-name="P15"><text:s text:c="4"/>{</text:p>
      <text:p text:style-name="P15"><text:s text:c="8"/>printf("subrange found starting with element %d\n",</text:p>
      <text:p text:style-name="P15"><text:s text:c="12"/>iterator_distance(vector_begin(&amp;t_v), t_pos) + 1);</text:p>
      <text:p text:style-name="P15"/>
      <text:p text:style-name="P15"><text:s text:c="8"/>iterator_next(&amp;t_pos);</text:p>
      <text:p text:style-name="P15"><text:s text:c="8"/>t_pos = algo_search_if(</text:p>
      <text:p text:style-name="P15"><text:s text:c="12"/>t_pos, vector_end(&amp;t_v),</text:p>
      <text:p text:style-name="P15"><text:s text:c="12"/>deque_begin(&amp;t_dq), deque_end(&amp;t_dq),</text:p>
      <text:p text:style-name="P15"><text:s text:c="12"/>_check_even);</text:p>
      <text:p text:style-name="P15"><text:s text:c="4"/>}</text:p>
      <text:p text:style-name="P15"/>
      <text:p text:style-name="P15"><text:s text:c="4"/>vector_destroy(&amp;t_v);</text:p>
      <text:p text:style-name="P15"><text:soft-page-break/><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check_even(</text:p>
      <text:p text:style-name="P80">const void* cpv_first, const void* cpv_second, void* pv_output)</text:p>
      <text:p text:style-name="P15">{</text:p>
      <text:p text:style-name="P15"><text:s text:c="4"/>if(*(bool_t*)cpv_second)</text:p>
      <text:p text:style-name="P15"><text:s text:c="4"/>{</text:p>
      <text:p text:style-name="P15"><text:s text:c="8"/>if(*(int*)cpv_first %2 == 0)</text:p>
      <text:p text:style-name="P15"><text:s text:c="8"/>{</text:p>
      <text:p text:style-name="P15"><text:s text:c="12"/>*(bool_t*)pv_output = true;</text:p>
      <text:p text:style-name="P15"><text:s text:c="8"/>}</text:p>
      <text:p text:style-name="P15"><text:s text:c="8"/>else</text:p>
      <text:p text:style-name="P15"><text:s text:c="8"/>{</text:p>
      <text:p text:style-name="P15"><text:s text:c="12"/>*(bool_t*)pv_output = false;</text:p>
      <text:p text:style-name="P15"><text:s text:c="8"/>}</text:p>
      <text:p text:style-name="P15"><text:s text:c="4"/>}</text:p>
      <text:p text:style-name="P15"><text:s text:c="4"/>else</text:p>
      <text:p text:style-name="P15"><text:s text:c="4"/>{</text:p>
      <text:p text:style-name="P15"><text:s text:c="8"/>if(*(int*)cpv_first % 2 == 1)</text:p>
      <text:p text:style-name="P15"><text:s text:c="8"/>{</text:p>
      <text:p text:style-name="P15"><text:s text:c="12"/>*(bool_t*)pv_output = true;</text:p>
      <text:p text:style-name="P15"><text:s text:c="8"/>}</text:p>
      <text:p text:style-name="P15"><text:s text:c="8"/>else</text:p>
      <text:p text:style-name="P15"><text:s text:c="8"/>{</text:p>
      <text:p text:style-name="P15"><text:s text:c="12"/>*(bool_t*)pv_output = false;</text:p>
      <text:p text:style-name="P15"><text:s text:c="8"/>}</text:p>
      <text:p text:style-name="P15"><text:s text:c="4"/>}</text:p>
      <text:p text:style-name="P15">}</text:p>
      <text:p text:style-name="P8">结果:</text:p>
      <text:p text:style-name="P15">vector: 1 2 3 4 5 6 7 8 9 </text:p>
      <text:p text:style-name="P15">subrange found starting with element 2</text:p>
      <text:p text:style-name="P15">subrange found starting with element 4</text:p>
      <text:p text:style-name="P15">subrange found starting with element 6</text:p>
      <text:p text:style-name="P77"><text:span text:style-name="T8">查找连续n个满足特定规则的数据:</text:span><text:span text:style-name="T11"> algo_search_n(),algo_search_n_if()</text:span></text:p>
      <text:p text:style-name="P8">带有if后缀的版本接收一个二元谓词为特定规则,但是这个谓词用来指定前后两个数据的关系但是不能修改数据内容.</text:p>
      <text:p text:style-name="P15">#include &lt;stdio.h&gt;</text:p>
      <text:p text:style-name="P15">#include &lt;cstl/cdeque.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1; i &lt;= 9; ++i)</text:p>
      <text:p text:style-name="P15"><text:s text:c="4"/>{</text:p>
      <text:p text:style-name="P15"><text:s text:c="8"/>deque_push_back(&amp;t_dq, i);</text:p>
      <text:p text:style-name="P15"><text:s text:c="4"/>}</text:p>
      <text:p text:style-name="P15"><text:s text:c="4"/>printf("deque: ");</text:p>
      <text:p text:style-name="P15"><text:s text:c="4"/>algo_for_each(deque_begin(&amp;t_dq), deque_end(&amp;t_dq), _print);</text:p>
      <text:p text:style-name="P15"><text:s text:c="4"/>printf("\n");</text:p>
      <text:p text:style-name="P15"/>
      <text:p text:style-name="P15"><text:s text:c="4"/>t_pos = algo_search_n(deque_begin(&amp;t_dq), deque_end(&amp;t_dq), 4, 3);</text:p>
      <text:p text:style-name="P15"><text:s text:c="4"/>if(iterator_equal(&amp;t_pos, deque_end(&amp;t_dq)))</text:p>
      <text:p text:style-name="P15"><text:s text:c="4"/>{</text:p>
      <text:p text:style-name="P15"><text:s text:c="8"/>printf("no four consecutive elements with value 3 found\n");</text:p>
      <text:p text:style-name="P15"><text:s text:c="4"/>}</text:p>
      <text:p text:style-name="P15"><text:s text:c="4"/>else</text:p>
      <text:p text:style-name="P15"><text:s text:c="4"/>{</text:p>
      <text:p text:style-name="P15"><text:s text:c="8"/>printf("four consective elements with value 3 start with %d. element\n",</text:p>
      <text:p text:style-name="P15"><text:s text:c="12"/>iterator_distance(deque_begin(&amp;t_dq), t_pos) + 1);</text:p>
      <text:p text:style-name="P15"><text:s text:c="4"/>}</text:p>
      <text:p text:style-name="P15"><text:s text:c="4"/>t_pos = algo_search_n_if(</text:p>
      <text:p text:style-name="P15"><text:s text:c="8"/>deque_begin(&amp;t_dq), deque_end(&amp;t_dq), 4, 3, fun_great_int);</text:p>
      <text:p text:style-name="P15"><text:s text:c="4"/>if(iterator_equal(&amp;t_pos, deque_end(&amp;t_dq)))</text:p>
      <text:p text:style-name="P15"><text:s text:c="4"/>{</text:p>
      <text:p text:style-name="P15"><text:s text:c="8"/>printf("no four consecutive elements with value &gt; 3 found\n");</text:p>
      <text:p text:style-name="P15"><text:s text:c="4"/>}</text:p>
      <text:p text:style-name="P15"><text:s text:c="4"/>else</text:p>
      <text:p text:style-name="P15"><text:s text:c="4"/>{</text:p>
      <text:p text:style-name="P15"><text:s text:c="8"/>printf("four consective elements with value &gt; 3 start with %d. element\n",</text:p>
      <text:p text:style-name="P15"><text:s text:c="12"/>iterator_distance(deque_begin(&amp;t_dq), t_pos) + 1);</text:p>
      <text:p text:style-name="P15"><text:s text:c="4"/>}</text:p>
      <text:p text:style-name="P15"><text:s text:c="4"/>deque_destroy(&amp;t_dq);</text:p>
      <text:p text:style-name="P15"/>
      <text:p text:style-name="P15"><text:s text:c="4"/>return 0;</text:p>
      <text:p text:style-name="P15">}</text:p>
      <text:p text:style-name="P15"><text:soft-page-break/></text:p>
      <text:p text:style-name="P15">static void _print(const void* cpv_input, void* pv_output)</text:p>
      <text:p text:style-name="P15">{</text:p>
      <text:p text:style-name="P15"><text:s text:c="4"/>printf("%d ", *(int*)cpv_input);</text:p>
      <text:p text:style-name="P15">}</text:p>
      <text:p text:style-name="P8">结果:</text:p>
      <text:p text:style-name="P15">deque: 1 2 3 4 5 6 7 8 9 </text:p>
      <text:p text:style-name="P15">no four consecutive elements with value 3 found</text:p>
      <text:p text:style-name="P15">four consective elements with value &gt; 3 start with 4. element</text:p>
      <text:p text:style-name="P15"/>
      <text:p text:style-name="P77"><text:span text:style-name="T8">查找最后一个与第二个区间满足特定规则的位置:</text:span><text:span text:style-name="T11"> </text:span></text:p>
      <text:p text:style-name="P80">algo_search_end(),algo_search_end_if(),algo_find_end(),algo_find_end_if()</text:p>
      <text:p text:style-name="P8">带有if后缀的版本接收一个二元谓词为特定规则,但是这个谓词用来指定前后两个数据的关系但是不能修改数据内容.这个算法与algo_search()功能相似,只是它查找的是最后一个子区间.algo_find_end()和</text:p>
      <text:p text:style-name="P8">algo_find_end_if()分别与algo_search_end()和algo_search_end_if()功能相同,只不过是模仿SGI STL相应的算法名称,其实更确切的命名应该是algo_search_end()和algo_search_end_if()这两个名字.</text:p>
      <text:p text:style-name="P15">#include &lt;stdio.h&gt;</text:p>
      <text:p text:style-name="P15">#include &lt;cstl/cdeque.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list_t t_l = create_list(int);</text:p>
      <text:p text:style-name="P15"><text:s text:c="4"/>int i = 0;</text:p>
      <text:p text:style-name="P15"><text:s text:c="4"/>iterator_t t_pos, t_end;</text:p>
      <text:p text:style-name="P15"/>
      <text:p text:style-name="P15"><text:s text:c="4"/>deque_init(&amp;t_dq);</text:p>
      <text:p text:style-name="P15"><text:s text:c="4"/>list_init(&amp;t_l);</text:p>
      <text:p text:style-name="P15"><text:s text:c="4"/>for(i = 1; i &lt;= 7; ++i)</text:p>
      <text:p text:style-name="P15"><text:s text:c="4"/>{</text:p>
      <text:p text:style-name="P15"><text:s text:c="8"/>deque_push_back(&amp;t_dq, i);</text:p>
      <text:p text:style-name="P15"><text:s text:c="4"/>}</text:p>
      <text:p text:style-name="P15"><text:s text:c="4"/>for(i = 1; i &lt;= 7; ++i)</text:p>
      <text:p text:style-name="P15"><text:s text:c="4"/>{</text:p>
      <text:p text:style-name="P15"><text:s text:c="8"/>deque_push_back(&amp;t_dq, i);</text:p>
      <text:p text:style-name="P15"><text:s text:c="4"/>}</text:p>
      <text:p text:style-name="P15"><text:s text:c="4"/>for(i = 3; i &lt;= 6; ++i)</text:p>
      <text:p text:style-name="P15"><text:s text:c="4"/>{</text:p>
      <text:p text:style-name="P15"><text:s text:c="8"/>list_push_back(&amp;t_l, i);</text:p>
      <text:p text:style-name="P15"><text:s text:c="4"/>}</text:p>
      <text:p text:style-name="P15"><text:soft-page-break/><text:s text:c="4"/>printf("deque: ");</text:p>
      <text:p text:style-name="P15"><text:s text:c="4"/>algo_for_each(deque_begin(&amp;t_dq), deque_end(&amp;t_dq), _print);</text:p>
      <text:p text:style-name="P15"><text:s text:c="4"/>printf("\n");</text:p>
      <text:p text:style-name="P15"><text:s text:c="4"/>printf("sub: <text:s text:c="2"/>");</text:p>
      <text:p text:style-name="P15"><text:s text:c="4"/>algo_for_each(list_begin(&amp;t_l), list_end(&amp;t_l), _print);</text:p>
      <text:p text:style-name="P15"><text:s text:c="4"/>printf("\n");</text:p>
      <text:p text:style-name="P15"><text:s text:c="4"/>t_pos = algo_search_end(</text:p>
      <text:p text:style-name="P15"><text:s text:c="8"/>deque_begin(&amp;t_dq), deque_end(&amp;t_dq), list_begin(&amp;t_l), list_end(&amp;t_l));</text:p>
      <text:p text:style-name="P15"><text:s text:c="4"/>t_end = deque_end(&amp;t_dq);</text:p>
      <text:p text:style-name="P15"><text:s text:c="4"/>while(!iterator_equal(&amp;t_pos, t_end))</text:p>
      <text:p text:style-name="P15"><text:s text:c="4"/>{</text:p>
      <text:p text:style-name="P15"><text:s text:c="8"/>printf("sub found starting with element %d\n",</text:p>
      <text:p text:style-name="P15"><text:s text:c="12"/>iterator_distance(deque_begin(&amp;t_dq), t_pos) + 1);</text:p>
      <text:p text:style-name="P15"><text:s text:c="8"/>t_end = t_pos;</text:p>
      <text:p text:style-name="P15"><text:s text:c="8"/>t_pos = algo_find_end(</text:p>
      <text:p text:style-name="P15"><text:s text:c="12"/>deque_begin(&amp;t_dq), t_end, list_begin(&amp;t_l), list_end(&amp;t_l));</text:p>
      <text:p text:style-name="P15"><text:s text:c="4"/>}</text:p>
      <text:p text:style-name="P15"><text:s text:c="4"/>deque_destroy(&amp;t_dq);</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deque: 1 2 3 4 5 6 7 1 2 3 4 5 6 7 </text:p>
      <text:p text:style-name="P15">sub: <text:s text:c="2"/>3 4 5 6 </text:p>
      <text:p text:style-name="P15">sub found starting with element 10</text:p>
      <text:p text:style-name="P15">sub found starting with element 3</text:p>
      <text:p text:style-name="P15"/>
      <text:list xml:id="list821361236" text:continue-numbering="true" text:style-name="WW8Num13">
        <text:list-item>
          <text:list>
            <text:list-item>
              <text:h text:style-name="P227" text:outline-level="2">质变算法</text:h>
            </text:list-item>
          </text:list>
        </text:list-item>
      </text:list>
      <text:p text:style-name="Standard"><text:span text:style-name="T3"><text:tab/></text:span><text:span text:style-name="T6">质变算法就是算法执行后修改数据区间中的数据.修改数据的方式有两种:</text:span></text:p>
      <text:p text:style-name="P8"><text:tab/>当迭代器通过数据时修改.</text:p>
      <text:p text:style-name="P8"><text:tab/>将算法执行的结果拷贝到其他数据区间中.</text:p>
      <text:p text:style-name="P8">带有_copy后缀的算法函数都是属于后者,有些算法两个版本都提供.</text:p>
      <text:p text:style-name="P8"><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16">algo_copy()</text:p>
          </table:table-cell>
          <table:table-cell table:style-name="Table96.B1" office:value-type="string">
            <text:p text:style-name="P9">拷贝数据.</text:p>
          </table:table-cell>
        </table:table-row>
        <table:table-row table:style-name="Table96.1">
          <table:table-cell table:style-name="Table96.A1" office:value-type="string">
            <text:p text:style-name="P16">algo_copy_n()</text:p>
          </table:table-cell>
          <table:table-cell table:style-name="Table96.B1" office:value-type="string">
            <text:p text:style-name="P9">拷贝n个数据.</text:p>
          </table:table-cell>
        </table:table-row>
        <table:table-row table:style-name="Table96.1">
          <table:table-cell table:style-name="Table96.A1" office:value-type="string">
            <text:p text:style-name="P16">algo_copy_backward()</text:p>
          </table:table-cell>
          <table:table-cell table:style-name="Table96.B1" office:value-type="string">
            <text:p text:style-name="P9">从后往前拷贝数据.</text:p>
          </table:table-cell>
        </table:table-row>
        <table:table-row table:style-name="Table96.1">
          <table:table-cell table:style-name="Table96.A1" office:value-type="string">
            <text:p text:style-name="P16">algo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16">algo_iter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16">algo_swap_ranges()</text:p>
          </table:table-cell>
          <table:table-cell table:style-name="Table96.B1" office:value-type="string">
            <text:p text:style-name="P9">交换两个数据区间中的数据.</text:p>
          </table:table-cell>
        </table:table-row>
        <table:table-row table:style-name="Table96.1">
          <table:table-cell table:style-name="Table96.A1" office:value-type="string">
            <text:p text:style-name="P16">algo_transform()</text:p>
          </table:table-cell>
          <table:table-cell table:style-name="Table96.B1" office:value-type="string">
            <text:p text:style-name="P9">将数据从第一个数据区间通过特定的规则转换到第二个区间.</text:p>
          </table:table-cell>
        </table:table-row>
        <table:table-row table:style-name="Table96.1">
          <table:table-cell table:style-name="Table96.A1" office:value-type="string">
            <text:p text:style-name="P16">algo_transform_binary()</text:p>
          </table:table-cell>
          <table:table-cell table:style-name="Table96.B1" office:value-type="string">
            <text:p text:style-name="P9">将数据从第一个数据区间通过特定的二元规则转换到第二个区间.</text:p>
          </table:table-cell>
        </table:table-row>
        <table:table-row table:style-name="Table96.1">
          <table:table-cell table:style-name="Table96.A1" office:value-type="string">
            <text:p text:style-name="P16">algo_replace()</text:p>
          </table:table-cell>
          <table:table-cell table:style-name="Table96.B1" office:value-type="string">
            <text:p text:style-name="P9">使用新数据替换数据区间内所有指定的旧数据.</text:p>
          </table:table-cell>
        </table:table-row>
        <table:table-row table:style-name="Table96.1">
          <table:table-cell table:style-name="Table96.A1" office:value-type="string">
            <text:p text:style-name="P16">algo_replace_if()</text:p>
          </table:table-cell>
          <table:table-cell table:style-name="Table96.B1" office:value-type="string">
            <text:p text:style-name="P9">使用新数据替换数据区间内所有符合条件的旧数据.</text:p>
          </table:table-cell>
        </table:table-row>
        <table:table-row table:style-name="Table96.1">
          <table:table-cell table:style-name="Table96.A1" office:value-type="string">
            <text:p text:style-name="P16">algo_replace_copy()</text:p>
          </table:table-cell>
          <table:table-cell table:style-name="Table96.B1" office:value-type="string">
            <text:p text:style-name="P9">将数据区间中的数据拷贝到新的数据区间,拷贝过程中使用新数据替换指定的旧数据.</text:p>
          </table:table-cell>
        </table:table-row>
        <table:table-row table:style-name="Table96.1">
          <table:table-cell table:style-name="Table96.A1" office:value-type="string">
            <text:p text:style-name="P16">algo_replace_copy_if()</text:p>
          </table:table-cell>
          <table:table-cell table:style-name="Table96.B1" office:value-type="string">
            <text:p text:style-name="P9">将数据区间中的数据拷贝到新的数据区间,拷贝过程中使用新数据替换所有符合条件的旧数据.</text:p>
          </table:table-cell>
        </table:table-row>
        <table:table-row table:style-name="Table96.1">
          <table:table-cell table:style-name="Table96.A1" office:value-type="string">
            <text:p text:style-name="P16">algo_fill()</text:p>
          </table:table-cell>
          <table:table-cell table:style-name="Table96.B1" office:value-type="string">
            <text:p text:style-name="P9">向数据区间中填充新数据.</text:p>
          </table:table-cell>
        </table:table-row>
        <table:table-row table:style-name="Table96.1">
          <table:table-cell table:style-name="Table96.A1" office:value-type="string">
            <text:p text:style-name="P16">algo_fill_n()</text:p>
          </table:table-cell>
          <table:table-cell table:style-name="Table96.B1" office:value-type="string">
            <text:p text:style-name="P9">向数据区间中填充n个新数据.</text:p>
          </table:table-cell>
        </table:table-row>
        <table:table-row table:style-name="Table96.1">
          <table:table-cell table:style-name="Table96.A1" office:value-type="string">
            <text:p text:style-name="P16">algo_generate()</text:p>
          </table:table-cell>
          <table:table-cell table:style-name="Table96.B1" office:value-type="string">
            <text:p text:style-name="P9">使用一元函数产生的结果填充数据区间.</text:p>
          </table:table-cell>
        </table:table-row>
        <table:table-row table:style-name="Table96.1">
          <table:table-cell table:style-name="Table96.A1" office:value-type="string">
            <text:p text:style-name="P16">algo_generate_n()</text:p>
          </table:table-cell>
          <table:table-cell table:style-name="Table96.B1" office:value-type="string">
            <text:p text:style-name="P9">使用一元函数产生的结果向数据区间中填充n个值.</text:p>
          </table:table-cell>
        </table:table-row>
        <table:table-row table:style-name="Table96.1">
          <table:table-cell table:style-name="Table96.A1" office:value-type="string">
            <text:p text:style-name="P16">algo_remove()</text:p>
          </table:table-cell>
          <table:table-cell table:style-name="Table96.B1" office:value-type="string">
            <text:p text:style-name="P9">移除指定数据.</text:p>
          </table:table-cell>
        </table:table-row>
        <table:table-row table:style-name="Table96.1">
          <table:table-cell table:style-name="Table96.A1" office:value-type="string">
            <text:p text:style-name="P16">algo_remove_if()</text:p>
          </table:table-cell>
          <table:table-cell table:style-name="Table96.B1" office:value-type="string">
            <text:p text:style-name="P9">移除符合条件的数据.</text:p>
          </table:table-cell>
        </table:table-row>
        <table:table-row table:style-name="Table96.1">
          <table:table-cell table:style-name="Table96.A1" office:value-type="string">
            <text:p text:style-name="P16">algo_remove_copy()</text:p>
          </table:table-cell>
          <table:table-cell table:style-name="Table96.B1" office:value-type="string">
            <text:p text:style-name="P9">移除指定数据并将结果拷贝到另一区间中.</text:p>
          </table:table-cell>
        </table:table-row>
        <table:table-row table:style-name="Table96.1">
          <table:table-cell table:style-name="Table96.A1" office:value-type="string">
            <text:p text:style-name="P16">algo_remove_copy_if()</text:p>
          </table:table-cell>
          <table:table-cell table:style-name="Table96.B1" office:value-type="string">
            <text:p text:style-name="P9">移除符合条件的数据并将结果拷贝到另一个区间中.</text:p>
          </table:table-cell>
        </table:table-row>
        <table:table-row table:style-name="Table96.1">
          <table:table-cell table:style-name="Table96.A1" office:value-type="string">
            <text:p text:style-name="P16">algo_unique()</text:p>
          </table:table-cell>
          <table:table-cell table:style-name="Table96.B1" office:value-type="string">
            <text:p text:style-name="P9">移除相邻的重复数据.</text:p>
          </table:table-cell>
        </table:table-row>
        <table:table-row table:style-name="Table96.1">
          <table:table-cell table:style-name="Table96.A1" office:value-type="string">
            <text:p text:style-name="P16">algo_unique_if()</text:p>
          </table:table-cell>
          <table:table-cell table:style-name="Table96.B1" office:value-type="string">
            <text:p text:style-name="P9">移除相邻的符合条件的数据.</text:p>
          </table:table-cell>
        </table:table-row>
        <table:table-row table:style-name="Table96.1">
          <table:table-cell table:style-name="Table96.A1" office:value-type="string">
            <text:p text:style-name="P16">algo_unique_copy()</text:p>
          </table:table-cell>
          <table:table-cell table:style-name="Table96.B1" office:value-type="string">
            <text:p text:style-name="P9">移除相邻的重复数据并将结果拷贝到另一个区间中.</text:p>
          </table:table-cell>
        </table:table-row>
        <table:table-row table:style-name="Table96.1">
          <table:table-cell table:style-name="Table96.A1" office:value-type="string">
            <text:p text:style-name="P16">algo_unique_copy_if()</text:p>
          </table:table-cell>
          <table:table-cell table:style-name="Table96.B1" office:value-type="string">
            <text:p text:style-name="P9">移除相邻的符合条件的数据并将结果拷贝到另一个区间中.</text:p>
          </table:table-cell>
        </table:table-row>
        <table:table-row table:style-name="Table96.1">
          <table:table-cell table:style-name="Table96.A1" office:value-type="string">
            <text:p text:style-name="P16">algo_reverse()</text:p>
          </table:table-cell>
          <table:table-cell table:style-name="Table96.B1" office:value-type="string">
            <text:p text:style-name="P9">将数据区间中的数据逆序.</text:p>
          </table:table-cell>
        </table:table-row>
        <table:table-row table:style-name="Table96.1">
          <table:table-cell table:style-name="Table96.A1" office:value-type="string">
            <text:p text:style-name="P16">algo_reverse_copy()</text:p>
          </table:table-cell>
          <table:table-cell table:style-name="Table96.B1" office:value-type="string">
            <text:p text:style-name="P9">将数据区间中的数据逆序并拷贝到另一区间中.</text:p>
          </table:table-cell>
        </table:table-row>
        <table:table-row table:style-name="Table96.1">
          <table:table-cell table:style-name="Table96.A1" office:value-type="string">
            <text:p text:style-name="P16">algo_rotate()</text:p>
          </table:table-cell>
          <table:table-cell table:style-name="Table96.B1" office:value-type="string">
            <text:p text:style-name="P9">将数据区间中的两部分数据互换.</text:p>
          </table:table-cell>
        </table:table-row>
        <table:table-row table:style-name="Table96.1">
          <table:table-cell table:style-name="Table96.A1" office:value-type="string">
            <text:p text:style-name="P16">algo_rotate_copy()</text:p>
          </table:table-cell>
          <table:table-cell table:style-name="Table96.B1" office:value-type="string">
            <text:p text:style-name="P9">将数据区间中的两部分数据互换并将结果拷贝到另一个区间中</text:p>
          </table:table-cell>
        </table:table-row>
        <table:table-row table:style-name="Table96.1">
          <table:table-cell table:style-name="Table96.A1" office:value-type="string">
            <text:p text:style-name="P16">algo_random_shuffle()</text:p>
          </table:table-cell>
          <table:table-cell table:style-name="Table96.B1" office:value-type="string">
            <text:p text:style-name="P9">将数据区间中的数据随机重排.</text:p>
          </table:table-cell>
        </table:table-row>
        <table:table-row table:style-name="Table96.1">
          <table:table-cell table:style-name="Table96.A1" office:value-type="string">
            <text:p text:style-name="P16">algo_random_shuffle_if()</text:p>
          </table:table-cell>
          <table:table-cell table:style-name="Table96.B1" office:value-type="string">
            <text:p text:style-name="P9">使用特殊的随机函数将数据区间中的数据随机重排.</text:p>
          </table:table-cell>
        </table:table-row>
        <table:table-row table:style-name="Table96.1">
          <table:table-cell table:style-name="Table96.A1" office:value-type="string">
            <text:p text:style-name="P16">algo_random_sample()</text:p>
          </table:table-cell>
          <table:table-cell table:style-name="Table96.B1" office:value-type="string">
            <text:p text:style-name="P9">随机的将第一个区间中的数据拷贝到第二个区间.</text:p>
          </table:table-cell>
        </table:table-row>
        <table:table-row table:style-name="Table96.1">
          <table:table-cell table:style-name="Table96.A1" office:value-type="string">
            <text:p text:style-name="P16">algo_random_sample_if()</text:p>
          </table:table-cell>
          <table:table-cell table:style-name="Table96.B1" office:value-type="string">
            <text:p text:style-name="P9">使用特殊的随机函数将第一个区间中的数据拷贝到第二个区间中.</text:p>
          </table:table-cell>
        </table:table-row>
        <table:table-row table:style-name="Table96.1">
          <table:table-cell table:style-name="Table96.A1" office:value-type="string">
            <text:p text:style-name="P16">algo_random_sample_n()</text:p>
          </table:table-cell>
          <table:table-cell table:style-name="Table96.B1" office:value-type="string">
            <text:p text:style-name="P9">随机的将第一个区间中的n个数据拷贝到第二个区间.</text:p>
          </table:table-cell>
        </table:table-row>
        <table:table-row table:style-name="Table96.1">
          <table:table-cell table:style-name="Table96.A1" office:value-type="string">
            <text:p text:style-name="P16">algo_random_sample_n_if()</text:p>
          </table:table-cell>
          <table:table-cell table:style-name="Table96.B1" office:value-type="string">
            <text:p text:style-name="P9">使用特殊的随机函数将第一个区间中的n个数据拷贝到第二个区间.</text:p>
          </table:table-cell>
        </table:table-row>
        <table:table-row table:style-name="Table96.1">
          <table:table-cell table:style-name="Table96.A1" office:value-type="string">
            <text:p text:style-name="P16">algo_partition()</text:p>
          </table:table-cell>
          <table:table-cell table:style-name="Table96.B1" office:value-type="string">
            <text:p text:style-name="P9">将符合条件的数据放到数据区间的前部,不符合条件的放到后部.</text:p>
          </table:table-cell>
        </table:table-row>
        <table:table-row table:style-name="Table96.1">
          <table:table-cell table:style-name="Table96.A1" office:value-type="string">
            <text:p text:style-name="P16">algo_stable_partition()</text:p>
          </table:table-cell>
          <table:table-cell table:style-name="Table96.B1" office:value-type="string">
            <text:p text:style-name="P23"><text:span text:style-name="T6">顺序稳定的</text:span><text:span text:style-name="T11">algo_partition()</text:span><text:span text:style-name="T6">.</text:span></text:p>
          </table:table-cell>
        </table:table-row>
      </table:table>
      <text:p text:style-name="P8"/>
      <text:list xml:id="list1298760974" text:continue-numbering="true" text:style-name="WW8Num13">
        <text:list-item>
          <text:list>
            <text:list-item>
              <text:list>
                <text:list-item>
                  <text:h text:style-name="P237" text:outline-level="3"><text:soft-page-break/>拷贝数据</text:h>
                </text:list-item>
              </text:list>
            </text:list-item>
          </text:list>
        </text:list-item>
      </text:list>
      <text:p text:style-name="Standard"><text:span text:style-name="T8"><text:tab/></text:span><text:span text:style-name="T6">拷贝数据有三个算法</text:span><text:span text:style-name="T11">algo_copy(),algo_copy_n(),algo_copy_backward()</text:span><text:span text:style-name="T6">前两个算法的不同点在于第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1"><draw:g text:anchor-type="as-char" svg:y="0cm" draw:z-index="11" draw:style-name="gr1"><draw:rect draw:style-name="gr2" draw:text-style-name="P239" svg:width="17.781cm" svg:height="15.685cm" svg:x="0cm" svg:y="0cm"><text:p/></draw:rect><draw:frame draw:style-name="gr4" draw:text-style-name="P241" svg:width="0.636cm" svg:height="0.826cm" svg:x="1.588cm" svg:y="1.651cm"><draw:text-box><text:p text:style-name="P241"><text:span text:style-name="T78">0</text:span></text:p></draw:text-box></draw:frame><draw:frame draw:style-name="gr4" draw:text-style-name="P241" svg:width="0.634cm" svg:height="0.826cm" svg:x="2.54cm" svg:y="1.651cm"><draw:text-box><text:p text:style-name="P241"><text:span text:style-name="T78">1</text:span></text:p></draw:text-box></draw:frame><draw:frame draw:style-name="gr20" draw:text-style-name="P241" svg:width="0.634cm" svg:height="0.826cm" svg:x="3.491cm" svg:y="1.651cm"><draw:text-box><text:p text:style-name="P241"><text:span text:style-name="T78">2</text:span></text:p></draw:text-box></draw:frame><draw:frame draw:style-name="gr20" draw:text-style-name="P241" svg:width="0.632cm" svg:height="0.826cm" svg:x="4.445cm" svg:y="1.651cm"><draw:text-box><text:p text:style-name="P241"><text:span text:style-name="T78">3</text:span></text:p></draw:text-box></draw:frame><draw:frame draw:style-name="gr20" draw:text-style-name="P241" svg:width="0.63cm" svg:height="0.826cm" svg:x="5.396cm" svg:y="1.651cm"><draw:text-box><text:p text:style-name="P241"><text:span text:style-name="T78">4</text:span></text:p></draw:text-box></draw:frame><draw:frame draw:style-name="gr20" draw:text-style-name="P241" svg:width="0.63cm" svg:height="0.826cm" svg:x="6.346cm" svg:y="1.651cm"><draw:text-box><text:p text:style-name="P241"><text:span text:style-name="T78">5</text:span></text:p></draw:text-box></draw:frame><draw:frame draw:style-name="gr20" draw:text-style-name="P241" svg:width="0.63cm" svg:height="0.826cm" svg:x="7.301cm" svg:y="1.651cm"><draw:text-box><text:p text:style-name="P241"><text:span text:style-name="T78">6</text:span></text:p></draw:text-box></draw:frame><draw:frame draw:style-name="gr4" draw:text-style-name="P241" svg:width="0.63cm" svg:height="0.826cm" svg:x="8.253cm" svg:y="1.651cm"><draw:text-box><text:p text:style-name="P241"><text:span text:style-name="T78">7</text:span></text:p></draw:text-box></draw:frame><draw:frame draw:style-name="gr4" draw:text-style-name="P241" svg:width="0.63cm" svg:height="0.826cm" svg:x="9.208cm" svg:y="1.651cm"><draw:text-box><text:p text:style-name="P241"><text:span text:style-name="T78">8</text:span></text:p></draw:text-box></draw:frame><draw:frame draw:style-name="gr5" draw:text-style-name="P241" svg:width="1.588cm" svg:height="0.826cm" svg:x="1.588cm" svg:y="3.577cm"><draw:text-box><text:p text:style-name="P241"><text:span text:style-name="T76">result</text:span></text:p></draw:text-box></draw:frame><draw:line draw:style-name="gr11" draw:text-style-name="P239" svg:x1="1.588cm" svg:y1="3.299cm" svg:x2="1.59cm" svg:y2="2.475cm"><text:p/></draw:line><draw:line draw:style-name="gr21" draw:text-style-name="P239" svg:x1="1.588cm" svg:y1="3.029cm" svg:x2="6.033cm" svg:y2="3.031cm"><text:p/></draw:line><draw:line draw:style-name="gr11" draw:text-style-name="P239" svg:x1="3.493cm" svg:y1="0.826cm" svg:x2="3.495cm" svg:y2="1.652cm"><text:p/></draw:line><draw:line draw:style-name="gr11" draw:text-style-name="P239" svg:x1="8.255cm" svg:y1="0.826cm" svg:x2="8.259cm" svg:y2="1.652cm"><text:p/></draw:line><draw:line draw:style-name="gr21" draw:text-style-name="P239" svg:x1="3.493cm" svg:y1="1.101cm" svg:x2="8.256cm" svg:y2="1.105cm"><text:p/></draw:line><draw:frame draw:style-name="gr5" draw:text-style-name="P241" svg:width="1.588cm" svg:height="0.826cm" svg:x="3.81cm" svg:y="0cm"><draw:text-box><text:p text:style-name="P241"><text:span text:style-name="T76">first</text:span></text:p></draw:text-box></draw:frame><draw:frame draw:style-name="gr5" draw:text-style-name="P241" svg:width="1.588cm" svg:height="0.826cm" svg:x="8.573cm" svg:y="0cm"><draw:text-box><text:p text:style-name="P241"><text:span text:style-name="T76">last</text:span></text:p></draw:text-box></draw:frame><draw:frame draw:style-name="gr4" draw:text-style-name="P241" svg:width="0.636cm" svg:height="0.826cm" svg:x="6.35cm" svg:y="5.228cm"><draw:text-box><text:p text:style-name="P241"><text:span text:style-name="T78">5</text:span></text:p></draw:text-box></draw:frame><draw:frame draw:style-name="gr4" draw:text-style-name="P241" svg:width="0.634cm" svg:height="0.826cm" svg:x="7.301cm" svg:y="5.228cm"><draw:text-box><text:p text:style-name="P241"><text:span text:style-name="T78">6</text:span></text:p></draw:text-box></draw:frame><draw:frame draw:style-name="gr20" draw:text-style-name="P241" svg:width="0.634cm" svg:height="0.826cm" svg:x="1.586cm" svg:y="5.228cm"><draw:text-box><text:p text:style-name="P241"><text:span text:style-name="T78">2</text:span></text:p></draw:text-box></draw:frame><draw:frame draw:style-name="gr20" draw:text-style-name="P241" svg:width="0.632cm" svg:height="0.826cm" svg:x="2.54cm" svg:y="5.228cm"><draw:text-box><text:p text:style-name="P241"><text:span text:style-name="T78">3</text:span></text:p></draw:text-box></draw:frame><draw:frame draw:style-name="gr20" draw:text-style-name="P241" svg:width="0.63cm" svg:height="0.826cm" svg:x="3.491cm" svg:y="5.228cm"><draw:text-box><text:p text:style-name="P241"><text:span text:style-name="T78">4</text:span></text:p></draw:text-box></draw:frame><draw:frame draw:style-name="gr20" draw:text-style-name="P241" svg:width="0.63cm" svg:height="0.826cm" svg:x="4.441cm" svg:y="5.228cm"><draw:text-box><text:p text:style-name="P241"><text:span text:style-name="T78">5</text:span></text:p></draw:text-box></draw:frame><draw:frame draw:style-name="gr20" draw:text-style-name="P241" svg:width="0.63cm" svg:height="0.826cm" svg:x="5.396cm" svg:y="5.228cm"><draw:text-box><text:p text:style-name="P241"><text:span text:style-name="T78">6</text:span></text:p></draw:text-box></draw:frame><draw:frame draw:style-name="gr4" draw:text-style-name="P241" svg:width="0.63cm" svg:height="0.826cm" svg:x="8.253cm" svg:y="5.228cm"><draw:text-box><text:p text:style-name="P241"><text:span text:style-name="T78">7</text:span></text:p></draw:text-box></draw:frame><draw:frame draw:style-name="gr4" draw:text-style-name="P241" svg:width="0.63cm" svg:height="0.826cm" svg:x="9.208cm" svg:y="5.228cm"><draw:text-box><text:p text:style-name="P241"><text:span text:style-name="T78">8</text:span></text:p></draw:text-box></draw:frame><draw:custom-shape draw:style-name="gr3" draw:text-style-name="P240"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5" draw:text-style-name="P241" svg:width="3.493cm" svg:height="0.826cm" svg:x="13.653cm" svg:y="3.577cm"><draw:text-box><text:p text:style-name="P241"><text:span text:style-name="T83">algo_copy()</text:span></text:p></draw:text-box></draw:frame><draw:frame draw:style-name="gr5" draw:text-style-name="P241" svg:width="6.033cm" svg:height="0.826cm" svg:x="3.493cm" svg:y="3.577cm"><draw:text-box><text:p text:style-name="P241"><text:span text:style-name="T76">输出区间的末端与输入区间重叠</text:span></text:p></draw:text-box></draw:frame><draw:frame draw:style-name="gr4" draw:text-style-name="P241" svg:width="0.636cm" svg:height="0.826cm" svg:x="1.588cm" svg:y="9.081cm"><draw:text-box><text:p text:style-name="P241"><text:span text:style-name="T78">0</text:span></text:p></draw:text-box></draw:frame><draw:frame draw:style-name="gr4" draw:text-style-name="P241" svg:width="0.634cm" svg:height="0.826cm" svg:x="2.54cm" svg:y="9.081cm"><draw:text-box><text:p text:style-name="P241"><text:span text:style-name="T78">1</text:span></text:p></draw:text-box></draw:frame><draw:frame draw:style-name="gr20" draw:text-style-name="P241" svg:width="0.634cm" svg:height="0.826cm" svg:x="3.491cm" svg:y="9.081cm"><draw:text-box><text:p text:style-name="P241"><text:span text:style-name="T78">2</text:span></text:p></draw:text-box></draw:frame><draw:frame draw:style-name="gr20" draw:text-style-name="P241" svg:width="0.632cm" svg:height="0.826cm" svg:x="4.445cm" svg:y="9.081cm"><draw:text-box><text:p text:style-name="P241"><text:span text:style-name="T78">3</text:span></text:p></draw:text-box></draw:frame><draw:frame draw:style-name="gr20" draw:text-style-name="P241" svg:width="0.63cm" svg:height="0.826cm" svg:x="5.396cm" svg:y="9.081cm"><draw:text-box><text:p text:style-name="P241"><text:span text:style-name="T78">4</text:span></text:p></draw:text-box></draw:frame><draw:frame draw:style-name="gr20" draw:text-style-name="P241" svg:width="0.63cm" svg:height="0.826cm" svg:x="6.346cm" svg:y="9.081cm"><draw:text-box><text:p text:style-name="P241"><text:span text:style-name="T78">5</text:span></text:p></draw:text-box></draw:frame><draw:frame draw:style-name="gr20" draw:text-style-name="P241" svg:width="0.63cm" svg:height="0.826cm" svg:x="7.301cm" svg:y="9.081cm"><draw:text-box><text:p text:style-name="P241"><text:span text:style-name="T78">6</text:span></text:p></draw:text-box></draw:frame><draw:frame draw:style-name="gr4" draw:text-style-name="P241" svg:width="0.63cm" svg:height="0.826cm" svg:x="8.253cm" svg:y="9.081cm"><draw:text-box><text:p text:style-name="P241"><text:span text:style-name="T78">7</text:span></text:p></draw:text-box></draw:frame><draw:frame draw:style-name="gr4" draw:text-style-name="P241" svg:width="0.63cm" svg:height="0.826cm" svg:x="9.208cm" svg:y="9.081cm"><draw:text-box><text:p text:style-name="P241"><text:span text:style-name="T78">8</text:span></text:p></draw:text-box></draw:frame><draw:frame draw:style-name="gr5" draw:text-style-name="P241" svg:width="1.588cm" svg:height="0.826cm" svg:x="7.938cm" svg:y="11.007cm"><draw:text-box><text:p text:style-name="P241"><text:span text:style-name="T76">result</text:span></text:p></draw:text-box></draw:frame><draw:line draw:style-name="gr11" draw:text-style-name="P239" svg:x1="5.398cm" svg:y1="10.728cm" svg:x2="5.4cm" svg:y2="9.904cm"><text:p/></draw:line><draw:line draw:style-name="gr21" draw:text-style-name="P239" svg:x1="5.398cm" svg:y1="10.458cm" svg:x2="9.843cm" svg:y2="10.46cm"><text:p/></draw:line><draw:line draw:style-name="gr11" draw:text-style-name="P239" svg:x1="3.493cm" svg:y1="8.255cm" svg:x2="3.495cm" svg:y2="9.081cm"><text:p/></draw:line><draw:line draw:style-name="gr11" draw:text-style-name="P239" svg:x1="8.255cm" svg:y1="8.255cm" svg:x2="8.259cm" svg:y2="9.081cm"><text:p/></draw:line><draw:line draw:style-name="gr21" draw:text-style-name="P239" svg:x1="3.493cm" svg:y1="8.53cm" svg:x2="8.256cm" svg:y2="8.534cm"><text:p/></draw:line><draw:frame draw:style-name="gr5" draw:text-style-name="P241" svg:width="1.588cm" svg:height="0.826cm" svg:x="3.81cm" svg:y="7.43cm"><draw:text-box><text:p text:style-name="P241"><text:span text:style-name="T76">first</text:span></text:p></draw:text-box></draw:frame><draw:frame draw:style-name="gr5" draw:text-style-name="P241" svg:width="1.588cm" svg:height="0.826cm" svg:x="8.573cm" svg:y="7.43cm"><draw:text-box><text:p text:style-name="P241"><text:span text:style-name="T76">last</text:span></text:p></draw:text-box></draw:frame><draw:frame draw:style-name="gr4" draw:text-style-name="P241" svg:width="0.636cm" svg:height="0.826cm" svg:x="1.588cm" svg:y="12.658cm"><draw:text-box><text:p text:style-name="P241"><text:span text:style-name="T78">0</text:span></text:p></draw:text-box></draw:frame><draw:frame draw:style-name="gr4" draw:text-style-name="P241" svg:width="0.634cm" svg:height="0.826cm" svg:x="2.538cm" svg:y="12.658cm"><draw:text-box><text:p text:style-name="P241"><text:span text:style-name="T78">1</text:span></text:p></draw:text-box></draw:frame><draw:frame draw:style-name="gr20" draw:text-style-name="P241" svg:width="0.634cm" svg:height="0.826cm" svg:x="5.401cm" svg:y="12.658cm"><draw:text-box><text:p text:style-name="P241"><text:span text:style-name="T78">2</text:span></text:p></draw:text-box></draw:frame><draw:frame draw:style-name="gr20" draw:text-style-name="P241" svg:width="0.632cm" svg:height="0.826cm" svg:x="6.355cm" svg:y="12.658cm"><draw:text-box><text:p text:style-name="P241"><text:span text:style-name="T78">3</text:span></text:p></draw:text-box></draw:frame><draw:frame draw:style-name="gr20" draw:text-style-name="P241" svg:width="0.63cm" svg:height="0.826cm" svg:x="7.306cm" svg:y="12.658cm"><draw:text-box><text:p text:style-name="P241"><text:span text:style-name="T78">2</text:span></text:p></draw:text-box></draw:frame><draw:frame draw:style-name="gr20" draw:text-style-name="P241" svg:width="0.63cm" svg:height="0.826cm" svg:x="8.257cm" svg:y="12.658cm"><draw:text-box><text:p text:style-name="P241"><text:span text:style-name="T78">3</text:span></text:p></draw:text-box></draw:frame><draw:frame draw:style-name="gr20" draw:text-style-name="P241" svg:width="0.63cm" svg:height="0.826cm" svg:x="9.211cm" svg:y="12.658cm"><draw:text-box><text:p text:style-name="P241"><text:span text:style-name="T78">2</text:span></text:p></draw:text-box></draw:frame><draw:frame draw:style-name="gr4" draw:text-style-name="P241" svg:width="0.63cm" svg:height="0.826cm" svg:x="3.491cm" svg:y="12.658cm"><draw:text-box><text:p text:style-name="P241"><text:span text:style-name="T78">2</text:span></text:p></draw:text-box></draw:frame><draw:frame draw:style-name="gr4" draw:text-style-name="P241" svg:width="0.63cm" svg:height="0.826cm" svg:x="4.445cm" svg:y="12.658cm"><draw:text-box><text:p text:style-name="P241"><text:span text:style-name="T78">3</text:span></text:p></draw:text-box></draw:frame><draw:custom-shape draw:style-name="gr3" draw:text-style-name="P240"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5" draw:text-style-name="P241" svg:width="3.493cm" svg:height="0.826cm" svg:x="13.653cm" svg:y="11.007cm"><draw:text-box><text:p text:style-name="P241"><text:span text:style-name="T83">algo_copy()</text:span></text:p></draw:text-box></draw:frame><draw:frame draw:style-name="gr5" draw:text-style-name="P241" svg:width="6.033cm" svg:height="0.826cm" svg:x="1.588cm" svg:y="11.007cm"><draw:text-box><text:p text:style-name="P241"><text:span text:style-name="T76">输出区间的前端与输入区间重叠</text:span></text:p></draw:text-box></draw:frame><draw:frame draw:style-name="gr5" draw:text-style-name="P241" svg:width="6.033cm" svg:height="0.826cm" svg:x="1.588cm" svg:y="14.309cm"><draw:text-box><text:p text:style-name="P241"><text:span text:style-name="T76">在这种情况下可能会出现错误</text:span></text:p></draw:text-box></draw:frame></draw:g></text:p>
      <text:p text:style-name="Standard"><text:span text:style-name="T6">上面的图显示了当区间重叠时使用</text:span><text:span text:style-name="T11">algo_copy()</text:span><text:span text:style-name="T1">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15">#include &lt;stdio.h&gt;</text:p>
      <text:p text:style-name="P15">#include &lt;cstl/cvector.h&gt;</text:p>
      <text:p text:style-name="P15">#include &lt;cstl/clist.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oft-page-break/><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algo_copy(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text:soft-page-break/></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oft-page-break/><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text:soft-page-break/></text:p>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end(&amp;t_l2);</text:p>
      <text:p text:style-name="P15"><text:s text:c="4"/>algo_copy_backward(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text:soft-page-break/>list2: <text:s text:c="2"/>0 1 2 3 2 3 4 5 6</text:p>
      <text:p text:style-name="Standard"><text:span text:style-name="T6">使用</text:span><text:span text:style-name="T11">algo_copy_backward()</text:span><text:span text:style-name="T6">的具体过程:</text:span></text:p>
      <text:p text:style-name="P18"><draw:g text:anchor-type="as-char" svg:y="0cm" draw:z-index="12" draw:style-name="gr1"><draw:rect draw:style-name="gr2" draw:text-style-name="P239" svg:width="17.781cm" svg:height="15.685cm" svg:x="0cm" svg:y="0.002cm"><text:p/></draw:rect><draw:frame draw:style-name="gr4" draw:text-style-name="P241" svg:width="0.636cm" svg:height="0.825cm" svg:x="0.953cm" svg:y="1.926cm"><draw:text-box><text:p text:style-name="P241"><text:span text:style-name="T78">0</text:span></text:p></draw:text-box></draw:frame><draw:frame draw:style-name="gr4" draw:text-style-name="P241" svg:width="0.634cm" svg:height="0.825cm" svg:x="1.905cm" svg:y="1.926cm"><draw:text-box><text:p text:style-name="P241"><text:span text:style-name="T78">1</text:span></text:p></draw:text-box></draw:frame><draw:frame draw:style-name="gr20" draw:text-style-name="P241" svg:width="0.634cm" svg:height="0.825cm" svg:x="2.856cm" svg:y="1.926cm"><draw:text-box><text:p text:style-name="P241"><text:span text:style-name="T78">2</text:span></text:p></draw:text-box></draw:frame><draw:frame draw:style-name="gr20" draw:text-style-name="P241" svg:width="0.632cm" svg:height="0.825cm" svg:x="3.81cm" svg:y="1.926cm"><draw:text-box><text:p text:style-name="P241"><text:span text:style-name="T78">3</text:span></text:p></draw:text-box></draw:frame><draw:frame draw:style-name="gr20" draw:text-style-name="P241" svg:width="0.63cm" svg:height="0.825cm" svg:x="4.761cm" svg:y="1.926cm"><draw:text-box><text:p text:style-name="P241"><text:span text:style-name="T78">4</text:span></text:p></draw:text-box></draw:frame><draw:frame draw:style-name="gr20" draw:text-style-name="P241" svg:width="0.63cm" svg:height="0.825cm" svg:x="5.711cm" svg:y="1.926cm"><draw:text-box><text:p text:style-name="P241"><text:span text:style-name="T78">5</text:span></text:p></draw:text-box></draw:frame><draw:frame draw:style-name="gr20" draw:text-style-name="P241" svg:width="0.63cm" svg:height="0.825cm" svg:x="6.666cm" svg:y="1.926cm"><draw:text-box><text:p text:style-name="P241"><text:span text:style-name="T78">6</text:span></text:p></draw:text-box></draw:frame><draw:frame draw:style-name="gr4" draw:text-style-name="P241" svg:width="0.63cm" svg:height="0.825cm" svg:x="7.618cm" svg:y="1.926cm"><draw:text-box><text:p text:style-name="P241"><text:span text:style-name="T78">7</text:span></text:p></draw:text-box></draw:frame><draw:frame draw:style-name="gr4" draw:text-style-name="P241" svg:width="0.63cm" svg:height="0.825cm" svg:x="8.573cm" svg:y="1.926cm"><draw:text-box><text:p text:style-name="P241"><text:span text:style-name="T78">8</text:span></text:p></draw:text-box></draw:frame><draw:frame draw:style-name="gr5" draw:text-style-name="P241" svg:width="1.588cm" svg:height="0.826cm" svg:x="6.033cm" svg:y="3.304cm"><draw:text-box><text:p text:style-name="P241"><text:span text:style-name="T76">result</text:span></text:p></draw:text-box></draw:frame><draw:line draw:style-name="gr11" draw:text-style-name="P239" svg:x1="5.715cm" svg:y1="3.579cm" svg:x2="5.719cm" svg:y2="2.753cm"><text:p/></draw:line><draw:line draw:style-name="gr22" draw:text-style-name="P239" svg:x1="0.953cm" svg:y1="3.304cm" svg:x2="5.716cm" svg:y2="3.302cm"><text:p/></draw:line><draw:line draw:style-name="gr11" draw:text-style-name="P239" svg:x1="2.858cm" svg:y1="1.101cm" svg:x2="2.86cm" svg:y2="1.928cm"><text:p/></draw:line><draw:line draw:style-name="gr11" draw:text-style-name="P239" svg:x1="7.62cm" svg:y1="1.101cm" svg:x2="7.624cm" svg:y2="1.928cm"><text:p/></draw:line><draw:line draw:style-name="gr22" draw:text-style-name="P239" svg:x1="2.858cm" svg:y1="1.378cm" svg:x2="7.621cm" svg:y2="1.382cm"><text:p/></draw:line><draw:frame draw:style-name="gr4" draw:text-style-name="P241" svg:width="0.639cm" svg:height="0.826cm" svg:x="5.713cm" svg:y="5.505cm"><draw:text-box><text:p text:style-name="P241"><text:span text:style-name="T78">5</text:span></text:p></draw:text-box></draw:frame><draw:frame draw:style-name="gr4" draw:text-style-name="P241" svg:width="0.636cm" svg:height="0.826cm" svg:x="6.668cm" svg:y="5.505cm"><draw:text-box><text:p text:style-name="P241"><text:span text:style-name="T78">6</text:span></text:p></draw:text-box></draw:frame><draw:frame draw:style-name="gr20" draw:text-style-name="P241" svg:width="0.634cm" svg:height="0.826cm" svg:x="0.951cm" svg:y="5.505cm"><draw:text-box><text:p text:style-name="P241"><text:span text:style-name="T78">6</text:span></text:p></draw:text-box></draw:frame><draw:frame draw:style-name="gr20" draw:text-style-name="P241" svg:width="0.63cm" svg:height="0.826cm" svg:x="1.905cm" svg:y="5.505cm"><draw:text-box><text:p text:style-name="P241"><text:span text:style-name="T78">5</text:span></text:p></draw:text-box></draw:frame><draw:frame draw:style-name="gr20" draw:text-style-name="P241" svg:width="0.63cm" svg:height="0.826cm" svg:x="2.856cm" svg:y="5.505cm"><draw:text-box><text:p text:style-name="P241"><text:span text:style-name="T78">6</text:span></text:p></draw:text-box></draw:frame><draw:frame draw:style-name="gr20" draw:text-style-name="P241" svg:width="0.63cm" svg:height="0.826cm" svg:x="3.806cm" svg:y="5.505cm"><draw:text-box><text:p text:style-name="P241"><text:span text:style-name="T78">5</text:span></text:p></draw:text-box></draw:frame><draw:frame draw:style-name="gr20" draw:text-style-name="P241" svg:width="0.63cm" svg:height="0.826cm" svg:x="4.761cm" svg:y="5.505cm"><draw:text-box><text:p text:style-name="P241"><text:span text:style-name="T78">6</text:span></text:p></draw:text-box></draw:frame><draw:frame draw:style-name="gr4" draw:text-style-name="P241" svg:width="0.63cm" svg:height="0.826cm" svg:x="7.618cm" svg:y="5.505cm"><draw:text-box><text:p text:style-name="P241"><text:span text:style-name="T78">7</text:span></text:p></draw:text-box></draw:frame><draw:frame draw:style-name="gr4" draw:text-style-name="P241" svg:width="0.63cm" svg:height="0.826cm" svg:x="8.573cm" svg:y="5.505cm"><draw:text-box><text:p text:style-name="P241"><text:span text:style-name="T78">8</text:span></text:p></draw:text-box></draw:frame><draw:custom-shape draw:style-name="gr3" draw:text-style-name="P240"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5" draw:text-style-name="P241" svg:width="5.081cm" svg:height="0.826cm" svg:x="12.383cm" svg:y="3.854cm"><draw:text-box><text:p text:style-name="P241"><text:span text:style-name="T83">algo_copy_backward()</text:span></text:p></draw:text-box></draw:frame><draw:frame draw:style-name="gr5" draw:text-style-name="P241" svg:width="6.033cm" svg:height="0.826cm" svg:x="0.953cm" svg:y="4.129cm"><draw:text-box><text:p text:style-name="P241"><text:span text:style-name="T76">输出区间的末端与输入区间重叠</text:span></text:p></draw:text-box></draw:frame><draw:frame draw:style-name="gr4" draw:text-style-name="P241" svg:width="0.636cm" svg:height="0.825cm" svg:x="0.953cm" svg:y="10.458cm"><draw:text-box><text:p text:style-name="P241"><text:span text:style-name="T78">0</text:span></text:p></draw:text-box></draw:frame><draw:frame draw:style-name="gr4" draw:text-style-name="P241" svg:width="0.634cm" svg:height="0.825cm" svg:x="1.905cm" svg:y="10.458cm"><draw:text-box><text:p text:style-name="P241"><text:span text:style-name="T78">1</text:span></text:p></draw:text-box></draw:frame><draw:frame draw:style-name="gr20" draw:text-style-name="P241" svg:width="0.634cm" svg:height="0.825cm" svg:x="2.856cm" svg:y="10.458cm"><draw:text-box><text:p text:style-name="P241"><text:span text:style-name="T78">2</text:span></text:p></draw:text-box></draw:frame><draw:frame draw:style-name="gr20" draw:text-style-name="P241" svg:width="0.632cm" svg:height="0.825cm" svg:x="3.81cm" svg:y="10.458cm"><draw:text-box><text:p text:style-name="P241"><text:span text:style-name="T78">3</text:span></text:p></draw:text-box></draw:frame><draw:frame draw:style-name="gr20" draw:text-style-name="P241" svg:width="0.63cm" svg:height="0.825cm" svg:x="4.761cm" svg:y="10.458cm"><draw:text-box><text:p text:style-name="P241"><text:span text:style-name="T78">4</text:span></text:p></draw:text-box></draw:frame><draw:frame draw:style-name="gr20" draw:text-style-name="P241" svg:width="0.63cm" svg:height="0.825cm" svg:x="5.711cm" svg:y="10.458cm"><draw:text-box><text:p text:style-name="P241"><text:span text:style-name="T78">5</text:span></text:p></draw:text-box></draw:frame><draw:frame draw:style-name="gr20" draw:text-style-name="P241" svg:width="0.63cm" svg:height="0.825cm" svg:x="6.666cm" svg:y="10.458cm"><draw:text-box><text:p text:style-name="P241"><text:span text:style-name="T78">6</text:span></text:p></draw:text-box></draw:frame><draw:frame draw:style-name="gr4" draw:text-style-name="P241" svg:width="0.63cm" svg:height="0.825cm" svg:x="7.618cm" svg:y="10.458cm"><draw:text-box><text:p text:style-name="P241"><text:span text:style-name="T78">7</text:span></text:p></draw:text-box></draw:frame><draw:frame draw:style-name="gr4" draw:text-style-name="P241" svg:width="0.63cm" svg:height="0.825cm" svg:x="8.573cm" svg:y="10.458cm"><draw:text-box><text:p text:style-name="P241"><text:span text:style-name="T78">8</text:span></text:p></draw:text-box></draw:frame><draw:frame draw:style-name="gr5" draw:text-style-name="P241" svg:width="1.588cm" svg:height="0.828cm" svg:x="7.938cm" svg:y="12.383cm"><draw:text-box><text:p text:style-name="P241"><text:span text:style-name="T76">result</text:span></text:p></draw:text-box></draw:frame><draw:line draw:style-name="gr11" draw:text-style-name="P239" svg:x1="9.525cm" svg:y1="12.106cm" svg:x2="9.527cm" svg:y2="11.282cm"><text:p/></draw:line><draw:line draw:style-name="gr22" draw:text-style-name="P239" svg:x1="4.763cm" svg:y1="11.834cm" svg:x2="9.526cm" svg:y2="11.836cm"><text:p/></draw:line><draw:line draw:style-name="gr11" draw:text-style-name="P239" svg:x1="2.858cm" svg:y1="9.633cm" svg:x2="2.86cm" svg:y2="10.46cm"><text:p/></draw:line><draw:line draw:style-name="gr11" draw:text-style-name="P239" svg:x1="7.62cm" svg:y1="9.633cm" svg:x2="7.624cm" svg:y2="10.46cm"><text:p/></draw:line><draw:line draw:style-name="gr21" draw:text-style-name="P239" svg:x1="2.858cm" svg:y1="9.908cm" svg:x2="7.621cm" svg:y2="9.912cm"><text:p/></draw:line><draw:frame draw:style-name="gr5" draw:text-style-name="P241" svg:width="1.588cm" svg:height="0.825cm" svg:x="3.175cm" svg:y="8.807cm"><draw:text-box><text:p text:style-name="P241"><text:span text:style-name="T76">first</text:span></text:p></draw:text-box></draw:frame><draw:frame draw:style-name="gr5" draw:text-style-name="P241" svg:width="1.59cm" svg:height="0.825cm" svg:x="7.934cm" svg:y="8.807cm"><draw:text-box><text:p text:style-name="P241"><text:span text:style-name="T76">last</text:span></text:p></draw:text-box></draw:frame><draw:frame draw:style-name="gr4" draw:text-style-name="P241" svg:width="0.636cm" svg:height="0.828cm" svg:x="0.953cm" svg:y="14.032cm"><draw:text-box><text:p text:style-name="P241"><text:span text:style-name="T78">0</text:span></text:p></draw:text-box></draw:frame><draw:frame draw:style-name="gr4" draw:text-style-name="P241" svg:width="0.632cm" svg:height="0.828cm" svg:x="1.907cm" svg:y="14.032cm"><draw:text-box><text:p text:style-name="P241"><text:span text:style-name="T78">1</text:span></text:p></draw:text-box></draw:frame><draw:frame draw:style-name="gr20" draw:text-style-name="P241" svg:width="0.634cm" svg:height="0.828cm" svg:x="4.766cm" svg:y="14.032cm"><draw:text-box><text:p text:style-name="P241"><text:span text:style-name="T78">2</text:span></text:p></draw:text-box></draw:frame><draw:frame draw:style-name="gr20" draw:text-style-name="P241" svg:width="0.63cm" svg:height="0.828cm" svg:x="5.72cm" svg:y="14.032cm"><draw:text-box><text:p text:style-name="P241"><text:span text:style-name="T78">3</text:span></text:p></draw:text-box></draw:frame><draw:frame draw:style-name="gr20" draw:text-style-name="P241" svg:width="0.63cm" svg:height="0.828cm" svg:x="6.671cm" svg:y="14.032cm"><draw:text-box><text:p text:style-name="P241"><text:span text:style-name="T78">4</text:span></text:p></draw:text-box></draw:frame><draw:frame draw:style-name="gr20" draw:text-style-name="P241" svg:width="0.63cm" svg:height="0.828cm" svg:x="7.622cm" svg:y="14.032cm"><draw:text-box><text:p text:style-name="P241"><text:span text:style-name="T78">5</text:span></text:p></draw:text-box></draw:frame><draw:frame draw:style-name="gr20" draw:text-style-name="P241" svg:width="0.63cm" svg:height="0.828cm" svg:x="8.576cm" svg:y="14.032cm"><draw:text-box><text:p text:style-name="P241"><text:span text:style-name="T78">6</text:span></text:p></draw:text-box></draw:frame><draw:frame draw:style-name="gr4" draw:text-style-name="P241" svg:width="0.63cm" svg:height="0.828cm" svg:x="2.856cm" svg:y="14.032cm"><draw:text-box><text:p text:style-name="P241"><text:span text:style-name="T78">2</text:span></text:p></draw:text-box></draw:frame><draw:frame draw:style-name="gr4" draw:text-style-name="P241" svg:width="0.63cm" svg:height="0.828cm" svg:x="3.81cm" svg:y="14.032cm"><draw:text-box><text:p text:style-name="P241"><text:span text:style-name="T78">3</text:span></text:p></draw:text-box></draw:frame><draw:custom-shape draw:style-name="gr3" draw:text-style-name="P240"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5" draw:text-style-name="P241" svg:width="6.033cm" svg:height="0.828cm" svg:x="0.953cm" svg:y="12.381cm"><draw:text-box><text:p text:style-name="P241"><text:span text:style-name="T76">输出区间的前端与输入区间重叠</text:span></text:p></draw:text-box></draw:frame><draw:frame draw:style-name="gr5" draw:text-style-name="P241" svg:width="6.033cm" svg:height="0.828cm" svg:x="0.953cm" svg:y="7.153cm"><draw:text-box><text:p text:style-name="P241"><text:span text:style-name="T76">在这种情况下可能会出现错误</text:span></text:p></draw:text-box></draw:frame><draw:frame draw:style-name="gr5" draw:text-style-name="P241" svg:width="1.59cm" svg:height="0.825cm" svg:x="7.618cm" svg:y="0cm"><draw:text-box><text:p text:style-name="P241"><text:span text:style-name="T76">last</text:span></text:p></draw:text-box></draw:frame><draw:frame draw:style-name="gr5" draw:text-style-name="P241" svg:width="1.588cm" svg:height="0.825cm" svg:x="2.858cm" svg:y="0cm"><draw:text-box><text:p text:style-name="P241"><text:span text:style-name="T76">first</text:span></text:p></draw:text-box></draw:frame><draw:frame draw:style-name="gr5" draw:text-style-name="P241" svg:width="5.081cm" svg:height="0.826cm" svg:x="12.383cm" svg:y="12.384cm"><draw:text-box><text:p text:style-name="P241"><text:span text:style-name="T83">algo_copy_backward()</text:span></text:p></draw:text-box></draw:frame></draw:g></text:p>
      <text:p text:style-name="Standard"><text:span text:style-name="T11">algo_copy_backward()</text:span><text:span text:style-name="T1">最需要注意的是最后一个参数是输出区间的末端,而不是前端.</text:span></text:p>
      <text:list xml:id="list1611244985" text:continue-numbering="true" text:style-name="WW8Num13">
        <text:list-item>
          <text:list>
            <text:list-item>
              <text:list>
                <text:list-item>
                  <text:h text:style-name="P237"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oft-page-break/><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1767465766" text:continue-numbering="true" text:style-name="WW8Num13">
        <text:list-item>
          <text:list>
            <text:list-item>
              <text:list>
                <text:list-item>
                  <text:h text:style-name="P237"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text:soft-page-break/>int main(int argc, char* argv[])</text:p>
      <text:p text:style-name="P14">{</text:p>
      <text:p text:style-name="P14"><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text:soft-page-break/>list: <text:s text:c="3"/>-10 -20 -30 -40 -50 -60 -70 -80 -90 -100</text:p>
      <text:p text:style-name="P14"/>
      <text:p text:style-name="Standard"><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text:soft-page-break/></text:p>
      <text:p text:style-name="P15"><text:s text:c="4"/>algo_transform_binary(</text:p>
      <text:p text:style-name="P15"><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1803872259" text:continue-numbering="true" text:style-name="WW8Num13">
        <text:list-item>
          <text:list>
            <text:list-item>
              <text:list>
                <text:list-item>
                  <text:h text:style-name="P237"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oft-page-break/><text:s text:c="4"/>vector_t t_v = create_vector(int);</text:p>
      <text:p text:style-name="P15"><text:s text:c="4"/>list_t t_l = create_list(int);</text:p>
      <text:p text:style-name="P15"><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soft-page-break/>{</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746270299" text:continue-numbering="true" text:style-name="WW8Num13">
        <text:list-item>
          <text:list>
            <text:list-item>
              <text:list>
                <text:list-item>
                  <text:h text:style-name="P237"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text:soft-page-break/></text:p>
      <text:p text:style-name="P15"><text:s text:c="4"/>vector_init_n(&amp;t_v, 20);</text:p>
      <text:p text:style-name="P15"><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text:soft-page-break/>2 2 2 2 2 5 5 5 0 0 0 0 0 0 0 0 0 0 0 0 </text:p>
      <text:p text:style-name="P15">2 2 2 2 2 5 5 5 0 0 1 1 2 3 5 0 0 0 0 0 </text:p>
      <text:p text:style-name="P15">2 2 2 2 2 5 5 5 0 0 1 1 2 3 5 8 13 0 0 0</text:p>
      <text:p text:style-name="P15"/>
      <text:list xml:id="list641652824" text:continue-numbering="true" text:style-name="WW8Num13">
        <text:list-item>
          <text:list>
            <text:list-item>
              <text:list>
                <text:list-item>
                  <text:h text:style-name="P237"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oft-page-break/><text:s text:c="4"/>printf("vector: <text:s text:c="11"/>");</text:p>
      <text:p text:style-name="P15"><text:s text:c="4"/>algo_for_each(vector_begin(&amp;t_v), vector_end(&amp;t_v), _print);</text:p>
      <text:p text:style-name="P15"><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 <text:s text:c="11"/>2 3 4 5 6 4 5 6 7 8 9 1 2 3 4 5 6 7 </text:p>
      <text:p text:style-name="P15">size not changed: <text:s/>2 3 4 6 4 6 7 8 9 1 2 3 4 6 7 5 6 7 </text:p>
      <text:p text:style-name="P15">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oft-page-break/><text:s text:c="4"/>algo_for_each(vector_begin(&amp;t_v1), vector_end(&amp;t_v1), _print);</text:p>
      <text:p text:style-name="P15"><text:s text:c="4"/>printf("\n");</text:p>
      <text:p text:style-name="P15"><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93">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836865547" text:continue-numbering="true" text:style-name="WW8Num13">
        <text:list-item>
          <text:list>
            <text:list-item>
              <text:list>
                <text:list-item>
                  <text:h text:style-name="P237"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text:soft-page-break/>#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973881991" text:continue-numbering="true" text:style-name="WW8Num13">
        <text:list-item>
          <text:list>
            <text:list-item>
              <text:list>
                <text:list-item>
                  <text:h text:style-name="P237"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oft-page-break/><text:s text:c="4"/>t_pos = vector_begin(&amp;t_v);</text:p>
      <text:p text:style-name="P15"><text:s text:c="4"/>iterator_next(&amp;t_pos);</text:p>
      <text:p text:style-name="P15"><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2112496219" text:continue-numbering="true" text:style-name="WW8Num13">
        <text:list-item>
          <text:list>
            <text:list-item>
              <text:list>
                <text:list-item>
                  <text:h text:style-name="P237"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oft-page-break/><text:span text:style-name="T6"><text:tab/></text:span><text:span text:style-name="T8">随机重排:</text:span><text:span text:style-name="T11"> algo_random_shuffle(),algo_random_shuffle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80">algo_random_sample(),algo_random_sample_if(),</text:p>
      <text:p text:style-name="P80">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oft-page-break/><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1555943863" text:continue-numbering="true" text:style-name="WW8Num13">
        <text:list-item>
          <text:list>
            <text:list-item>
              <text:list>
                <text:list-item>
                  <text:h text:style-name="P237"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oft-page-break/><text:s text:c="4"/>for(i = 1; i &lt;= 9; ++i)</text:p>
      <text:p text:style-name="P15"><text:s text:c="4"/>{</text:p>
      <text:p text:style-name="P15"><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80">t_pos = algo_stable_partition(</text:p>
      <text:p text:style-name="P91">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1071094789" text:continue-numbering="true" text:style-name="WW8Num13">
        <text:list-item>
          <text:list>
            <text:list-item>
              <text:h text:style-name="P227"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ext:soft-page-break/>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929200847" text:continue-numbering="true" text:style-name="WW8Num13">
        <text:list-item>
          <text:list>
            <text:list-item>
              <text:list>
                <text:list-item>
                  <text:h text:style-name="P237"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text:soft-page-break/></text:p>
      <text:p text:style-name="P15">struct abc_t</text:p>
      <text:p text:style-name="P15">{</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80">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oft-page-break/><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oft-page-break/><text:s text:c="4"/>vector_push_back(&amp;t_v, t_abc);</text:p>
      <text:p text:style-name="P15"><text:s text:c="4"/>deque_push_back(&amp;t_dq, t_abc);</text:p>
      <text:p text:style-name="P15"><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oft-page-break/><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text:soft-page-break/>(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text:soft-page-break/>(0, 0, 0.000000)</text:p>
      <text:p text:style-name="P15">(-10000, -18, -8.900000)</text:p>
      <text:p text:style-name="P15">(-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8">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oft-page-break/><text:s text:c="4"/>printf("\n");</text:p>
      <text:p text:style-name="P15"/>
      <text:p text:style-name="P80">algo_partial_sort_if(</text:p>
      <text:p text:style-name="P91">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oft-page-break/><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soft-page-break/><text:tab/>这两个算法是用来判断数据区间是否已经排序了,后缀为if的版本接受一个特殊的规则,它只能判断数据区间是否通过该规则排序.下面是这两个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oft-page-break/><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oft-page-break/><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vector1: 9 8 7 6 5 4 3 2 1 0 </text:p>
      <text:p text:style-name="P15">vector2: 8 9 7 6 5 3 2 4 1 0</text:p>
      <text:list xml:id="list609793827" text:continue-numbering="true" text:style-name="WW8Num13">
        <text:list-item>
          <text:list>
            <text:list-item>
              <text:list>
                <text:list-item>
                  <text:h text:style-name="P237"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80">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oft-page-break/><text:span text:style-name="T6">数据上下限的操作函数,如果要在关联容器中查找数据的上下限请使用容器本身的操作函数.下面是这4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text:soft-page-break/>0 0 1 1 2 2 3 3 3 4 4 5 5 6 6 7 7 7 8 8 9 9</text:p>
      <text:p text:style-name="P15"/>
      <text:p text:style-name="P77"><text:span text:style-name="T8">获得数据在数据区间中的上限和下限:</text:span><text:span text:style-name="T11">algo_equal_range(),algo_equal_range_if().</text:span></text:p>
      <text:p text:style-name="P78">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7"><text:soft-page-break/><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oft-page-break/><text:s text:c="4"/>printf("%d ", *(int*)cpv_input);</text:p>
      <text:p text:style-name="P15">}</text:p>
      <text:p text:style-name="P8">结果:</text:p>
      <text:p text:style-name="P15">0 1 2 3 4 5 6 7 8 9 </text:p>
      <text:p text:style-name="P15">5 is present</text:p>
      <text:p text:style-name="P15">42 isn't present</text:p>
      <text:p text:style-name="P15"/>
      <text:list xml:id="list930165731" text:continue-numbering="true" text:style-name="WW8Num13">
        <text:list-item>
          <text:list>
            <text:list-item>
              <text:list>
                <text:list-item>
                  <text:h text:style-name="P237" text:outline-level="3">合并</text:h>
                </text:list-item>
              </text:list>
            </text:list-item>
          </text:list>
        </text:list-item>
      </text:list>
      <text:p text:style-name="P77"><text:span text:style-name="T6">合并必须满足合并双方都是有序的,并且排序规则相同.合并包括将两个数据区间合并,将一个数据区间的两个部分和并.合并算法一个有4个:</text:span><text:span text:style-name="T11"> </text:span></text:p>
      <text:p text:style-name="P80">algo_merge(),algo_merge_if(),algo_inplace_merge(),algo_inplace_merge_if().</text:p>
      <text:p text:style-name="P78">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oft-page-break/><text:s text:c="4"/>printf("list: ");</text:p>
      <text:p text:style-name="P15"><text:s text:c="4"/>algo_for_each(list_begin(&amp;t_l), list_end(&amp;t_l), _print);</text:p>
      <text:p text:style-name="P15"><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oft-page-break/><text:s text:c="4"/>for(i = 1; i &lt;= 7; ++i)</text:p>
      <text:p text:style-name="P15"><text:s text:c="4"/>{</text:p>
      <text:p text:style-name="P15"><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378112683" text:continue-numbering="true" text:style-name="WW8Num13">
        <text:list-item>
          <text:list>
            <text:list-item>
              <text:list>
                <text:list-item>
                  <text:h text:style-name="P237"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text:soft-page-break/>vector: 3 4 7 </text:p>
      <text:p text:style-name="P15">all elements of vector are also in list</text:p>
      <text:p text:style-name="P15"/>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oft-page-break/><text:s text:c="4"/>algo_for_each(list_begin(&amp;t_l), list_end(&amp;t_l), _print);</text:p>
      <text:p text:style-name="P15"><text:s text:c="4"/>printf("\n");</text:p>
      <text:p text:style-name="P15"><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oft-page-break/><text:s text:c="4"/>printf("\n");</text:p>
      <text:p text:style-name="P15"/>
      <text:p text:style-name="P15"><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927054397" text:continue-numbering="true" text:style-name="WW8Num13">
        <text:list-item>
          <text:list>
            <text:list-item>
              <text:list>
                <text:list-item>
                  <text:h text:style-name="P237" text:outline-level="3">堆算法</text:h>
                </text:list-item>
              </text:list>
            </text:list-item>
          </text:list>
        </text:list-item>
      </text:list>
      <text:p text:style-name="P78">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8"><text:span text:style-name="T14">libcstl</text:span>中的优先队列也是使用堆算法来实现的.<text:span text:style-name="T14">libcstl</text:span>提供下面5个堆算法:</text:p>
      <text:p text:style-name="P77"><text:span text:style-name="T8">向堆中插入数据:</text:span><text:span text:style-name="T11">algo_push_heap(),algo_push_heap_if().</text:span></text:p>
      <text:p text:style-name="P77"><text:span text:style-name="T8">从堆中弹出数据:</text:span><text:span text:style-name="T11"> algo_pop_heap(),algo_pop_heap_if().</text:span></text:p>
      <text:p text:style-name="P77"><text:span text:style-name="T8">将数据区间转换成一个堆:</text:span><text:span text:style-name="T11"> algo_make_heap(),algo_make_heap_if()</text:span></text:p>
      <text:p text:style-name="P77"><text:span text:style-name="T8">堆排序:</text:span><text:span text:style-name="T11"> algo_sort_heap(),algo_sort_heap_if().</text:span></text:p>
      <text:p text:style-name="P77"><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oft-page-break/><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draw:g text:anchor-type="as-char" svg:y="0cm" draw:z-index="13" draw:style-name="gr1"><draw:rect draw:style-name="gr2" draw:text-style-name="P239" svg:width="17.781cm" svg:height="7.43cm" svg:x="0cm" svg:y="0cm"><text:p/></draw:rect><draw:frame draw:style-name="gr4" draw:text-style-name="P243" svg:width="1.588cm" svg:height="0.826cm" svg:x="8.573cm" svg:y="0.55cm"><draw:text-box><text:p text:style-name="P243"><text:span text:style-name="T78">9</text:span></text:p></draw:text-box></draw:frame><draw:frame draw:style-name="gr4" draw:text-style-name="P243" svg:width="1.588cm" svg:height="0.826cm" svg:x="4.445cm" svg:y="2.201cm"><draw:text-box><text:p text:style-name="P243"><text:span text:style-name="T78">8</text:span></text:p></draw:text-box></draw:frame><draw:frame draw:style-name="gr4" draw:text-style-name="P243" svg:width="1.59cm" svg:height="0.826cm" svg:x="13.016cm" svg:y="2.201cm"><draw:text-box><text:p text:style-name="P243"><text:span text:style-name="T78">6</text:span></text:p></draw:text-box></draw:frame><draw:frame draw:style-name="gr4" draw:text-style-name="P243" svg:width="1.59cm" svg:height="0.826cm" svg:x="1.901cm" svg:y="3.852cm"><draw:text-box><text:p text:style-name="P243"><text:span text:style-name="T78">7</text:span></text:p></draw:text-box></draw:frame><draw:frame draw:style-name="gr4" draw:text-style-name="P243" svg:width="1.588cm" svg:height="0.826cm" svg:x="6.668cm" svg:y="3.852cm"><draw:text-box><text:p text:style-name="P243"><text:span text:style-name="T78">7</text:span></text:p></draw:text-box></draw:frame><draw:frame draw:style-name="gr4" draw:text-style-name="P243" svg:width="1.592cm" svg:height="0.826cm" svg:x="10.795cm" svg:y="3.852cm"><draw:text-box><text:p text:style-name="P243"><text:span text:style-name="T78">5</text:span></text:p></draw:text-box></draw:frame><draw:frame draw:style-name="gr4" draw:text-style-name="P243" svg:width="1.59cm" svg:height="0.826cm" svg:x="15.236cm" svg:y="3.852cm"><draw:text-box><text:p text:style-name="P243"><text:span text:style-name="T78">5</text:span></text:p></draw:text-box></draw:frame><draw:frame draw:style-name="gr4" draw:text-style-name="P243" svg:width="1.588cm" svg:height="0.821cm" svg:x="0.635cm" svg:y="5.779cm"><draw:text-box><text:p text:style-name="P243"><text:span text:style-name="T78">3</text:span></text:p></draw:text-box></draw:frame><draw:frame draw:style-name="gr4" draw:text-style-name="P243" svg:width="1.59cm" svg:height="0.819cm" svg:x="3.173cm" svg:y="5.78cm"><draw:text-box><text:p text:style-name="P243"><text:span text:style-name="T78">6</text:span></text:p></draw:text-box></draw:frame><draw:frame draw:style-name="gr4" draw:text-style-name="P243" svg:width="1.59cm" svg:height="0.821cm" svg:x="5.396cm" svg:y="5.779cm"><draw:text-box><text:p text:style-name="P243"><text:span text:style-name="T78">4</text:span></text:p></draw:text-box></draw:frame><draw:frame draw:style-name="gr4" draw:text-style-name="P243" svg:width="1.592cm" svg:height="0.819cm" svg:x="7.62cm" svg:y="5.78cm"><draw:text-box><text:p text:style-name="P243"><text:span text:style-name="T78">1</text:span></text:p></draw:text-box></draw:frame><draw:frame draw:style-name="gr4" draw:text-style-name="P243" svg:width="1.594cm" svg:height="0.819cm" svg:x="9.841cm" svg:y="5.78cm"><draw:text-box><text:p text:style-name="P243"><text:span text:style-name="T78">2</text:span></text:p></draw:text-box></draw:frame><draw:frame draw:style-name="gr4" draw:text-style-name="P243" svg:width="1.592cm" svg:height="0.819cm" svg:x="12.065cm" svg:y="5.78cm"><draw:text-box><text:p text:style-name="P243"><text:span text:style-name="T78">3</text:span></text:p></draw:text-box></draw:frame><draw:frame draw:style-name="gr4" draw:text-style-name="P243" svg:width="1.592cm" svg:height="0.817cm" svg:x="14.288cm" svg:y="5.779cm"><draw:text-box><text:p text:style-name="P243"><text:span text:style-name="T78">4</text:span></text:p></draw:text-box></draw:frame><draw:line draw:style-name="gr6" draw:text-style-name="P239" svg:x1="8.89cm" svg:y1="1.376cm" svg:x2="5.08cm" svg:y2="2.202cm"><text:p/></draw:line><draw:line draw:style-name="gr6" draw:text-style-name="P239" svg:x1="9.843cm" svg:y1="1.376cm" svg:x2="13.971cm" svg:y2="2.202cm"><text:p/></draw:line><draw:line draw:style-name="gr6" draw:text-style-name="P239" svg:x1="4.763cm" svg:y1="3.027cm" svg:x2="2.54cm" svg:y2="3.853cm"><text:p/></draw:line><draw:line draw:style-name="gr6" draw:text-style-name="P239" svg:x1="5.715cm" svg:y1="3.027cm" svg:x2="7.62cm" svg:y2="3.853cm"><text:p/></draw:line><draw:line draw:style-name="gr6" draw:text-style-name="P239" svg:x1="2.223cm" svg:y1="4.678cm" svg:x2="1.27cm" svg:y2="5.779cm"><text:p/></draw:line><draw:line draw:style-name="gr6" draw:text-style-name="P239" svg:x1="3.175cm" svg:y1="4.678cm" svg:x2="4.128cm" svg:y2="5.779cm"><text:p/></draw:line><draw:line draw:style-name="gr6" draw:text-style-name="P239" svg:x1="6.986cm" svg:y1="4.678cm" svg:x2="6.033cm" svg:y2="5.779cm"><text:p/></draw:line><draw:line draw:style-name="gr6" draw:text-style-name="P239" svg:x1="7.938cm" svg:y1="4.678cm" svg:x2="8.573cm" svg:y2="5.779cm"><text:p/></draw:line><draw:line draw:style-name="gr6" draw:text-style-name="P239" svg:x1="13.335cm" svg:y1="3.027cm" svg:x2="11.43cm" svg:y2="3.853cm"><text:p/></draw:line><draw:line draw:style-name="gr6" draw:text-style-name="P239" svg:x1="14.288cm" svg:y1="3.027cm" svg:x2="16.193cm" svg:y2="3.853cm"><text:p/></draw:line><draw:line draw:style-name="gr6" draw:text-style-name="P239" svg:x1="11.113cm" svg:y1="4.678cm" svg:x2="10.478cm" svg:y2="5.779cm"><text:p/></draw:line><draw:line draw:style-name="gr6" draw:text-style-name="P239" svg:x1="12.065cm" svg:y1="4.678cm" svg:x2="12.7cm" svg:y2="5.779cm"><text:p/></draw:line><draw:line draw:style-name="gr6" draw:text-style-name="P239" svg:x1="15.558cm" svg:y1="4.678cm" svg:x2="14.923cm" svg:y2="5.779cm"><text:p/></draw:line></draw:g></text:p>
      <text:list xml:id="list1097307635" text:continue-numbering="true" text:style-name="WW8Num13">
        <text:list-item>
          <text:list>
            <text:list-item>
              <text:list>
                <text:list-item>
                  <text:h text:style-name="P237" text:outline-level="3">最大数据和最小数据</text:h>
                </text:list-item>
              </text:list>
            </text:list-item>
          </text:list>
        </text:list-item>
      </text:list>
      <text:p text:style-name="P81">最大数据和最小数据算法是在两个数据中或者一个数据区间中查找最大或者最小数据.包括如下算法:</text:p>
      <text:p text:style-name="P80">获得两个数据中的最小数据:algo_min(),algo_min_if().</text:p>
      <text:p text:style-name="P80">获得两个数据中的最大数据:algo_max(),algo_max_if().</text:p>
      <text:p text:style-name="P80">获得数据区间中的最小数据:algo_min_element(),algo_min_element_if().</text:p>
      <text:p text:style-name="P80">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text:soft-page-break/>#include &lt;cstl/clist.h&gt;</text:p>
      <text:p text:style-name="P15">#include &lt;cstl/calgorithm.h&gt;</text:p>
      <text:p text:style-name="P15"/>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oft-page-break/><text:s text:c="4"/>printf("minmum in vector: %d\n",</text:p>
      <text:p text:style-name="P15"><text:s text:c="8"/>*(int*)iterator_get_pointer(&amp;t_min));</text:p>
      <text:p text:style-name="P15"><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oft-page-break/><text:s text:c="8"/>*(bool_t*)pv_output = false;</text:p>
      <text:p text:style-name="P15"><text:s text:c="4"/>}</text:p>
      <text:p text:style-name="P15">}</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minmum of absolute value in list: 0</text:p>
      <text:p text:style-name="P15">maxmum of absolute value in list: -9</text:p>
      <text:list xml:id="list1593150432" text:continue-numbering="true" text:style-name="WW8Num13">
        <text:list-item>
          <text:list>
            <text:list-item>
              <text:list>
                <text:list-item>
                  <text:h text:style-name="P237" text:outline-level="3">按词典顺序比较</text:h>
                </text:list-item>
              </text:list>
            </text:list-item>
          </text:list>
        </text:list-item>
      </text:list>
      <text:p text:style-name="P87">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oft-page-break/><text:s text:c="4"/>vector_init(&amp;t_v);</text:p>
      <text:p text:style-name="P15"><text:s text:c="4"/>list_init(&amp;t_l);</text:p>
      <text:p text:style-name="P15"><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oft-page-break/><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oft-page-break/><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1610680995" text:continue-numbering="true" text:style-name="WW8Num13">
        <text:list-item>
          <text:list>
            <text:list-item>
              <text:list>
                <text:list-item>
                  <text:h text:style-name="P237" text:outline-level="3">排列组合</text:h>
                </text:list-item>
              </text:list>
            </text:list-item>
          </text:list>
        </text:list-item>
      </text:list>
      <text:p text:style-name="P89"><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soft-page-break/>{</text:p>
      <text:p text:style-name="P15"><text:s text:c="4"/>vector_t t_v = create_vector(int);</text:p>
      <text:p text:style-name="P15"/>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oft-page-break/><text:s text:c="4"/>printf("%d ", *(int*)cpv_input);</text:p>
      <text:p text:style-name="P15">}</text:p>
      <text:p text:style-name="P8">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afterward: 3 2 1</text:p>
      <text:list xml:id="list1551512208" text:continue-numbering="true" text:style-name="WW8Num13">
        <text:list-item>
          <text:list>
            <text:list-item>
              <text:h text:style-name="P227"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1163445497" text:continue-numbering="true" text:style-name="WW8Num13">
        <text:list-item>
          <text:list>
            <text:list-item>
              <text:list>
                <text:list-item>
                  <text:h text:style-name="P237" text:outline-level="3"><text:tab/>依次赋值</text:h>
                </text:list-item>
              </text:list>
            </text:list-item>
          </text:list>
        </text:list-item>
      </text:list>
      <text:p text:style-name="P80">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text:soft-page-break/>#include &lt;stdio.h&gt;</text:p>
      <text:p text:style-name="P15">#include &lt;cstl/cvector.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703926896" text:continue-numbering="true" text:style-name="WW8Num13">
        <text:list-item>
          <text:list>
            <text:list-item>
              <text:list>
                <text:list-item>
                  <text:h text:style-name="P237"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text:soft-page-break/>#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2083826428" text:continue-numbering="true" text:style-name="WW8Num13">
        <text:list-item>
          <text:list>
            <text:list-item>
              <text:list>
                <text:list-item>
                  <text:h text:style-name="P237" text:outline-level="3"><text:soft-page-break/>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oft-page-break/><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2 3 4 5 6 </text:p>
      <text:p text:style-name="P15">inner product: 91</text:p>
      <text:p text:style-name="P15">inner reverse product: 56</text:p>
      <text:p text:style-name="P15">product of sums: 46080</text:p>
      <text:list xml:id="list166923056" text:continue-numbering="true" text:style-name="WW8Num13">
        <text:list-item>
          <text:list>
            <text:list-item>
              <text:list>
                <text:list-item>
                  <text:h text:style-name="P237"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oft-page-break/></text:p>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582434451" text:continue-numbering="true" text:style-name="WW8Num13">
        <text:list-item>
          <text:list>
            <text:list-item>
              <text:list>
                <text:list-item>
                  <text:h text:style-name="P237"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text:soft-page-break/>#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80">algo_adjacent_difference(</text:p>
      <text:p text:style-name="P91">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913185599" text:continue-numbering="true" text:style-name="WW8Num13">
        <text:list-item>
          <text:list>
            <text:list-item>
              <text:list>
                <text:list-item>
                  <text:h text:style-name="P237" text:outline-level="3">幂运算</text:h>
                </text:list-item>
              </text:list>
            </text:list-item>
          </text:list>
        </text:list-item>
      </text:list>
      <text:p text:style-name="P15">algo_power(),algo_power_if().</text:p>
      <text:p text:style-name="P8">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1478780301" text:continue-numbering="true" text:style-name="WW8Num13">
        <text:list-item>
          <text:h text:style-name="P216" text:outline-level="1"><text:soft-page-break/>libcstl容器适配器</text:h>
        </text:list-item>
      </text:list>
      <text:p text:style-name="P78"><text:span text:style-name="T14">libcstl</text:span>除了提供第五章中描述的容器外,还提供了一些为了满足特定需要接口简单的类型,这些类型都是使用基本容器实现的,所以这种类型叫做容器适配器.容器适配器包括:</text:p>
      <text:p text:style-name="P77"><text:span text:style-name="T11">stack_t,queue_t,priority_queue_t</text:span><text:span text:style-name="T6">.</text:span></text:p>
      <text:list xml:id="list1543932440" text:continue-numbering="true" text:style-name="WW8Num13">
        <text:list-item>
          <text:list>
            <text:list-item>
              <text:h text:style-name="P227" text:outline-level="2">stack_t</text:h>
            </text:list-item>
          </text:list>
        </text:list-item>
      </text:list>
      <text:p text:style-name="P86"><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draw:g text:anchor-type="as-char" svg:y="0cm" draw:z-index="14" draw:style-name="gr1"><draw:rect draw:style-name="gr2" draw:text-style-name="P239" svg:width="17.781cm" svg:height="9.632cm" svg:x="0cm" svg:y="0cm"><text:p/></draw:rect><draw:frame draw:style-name="gr4" draw:text-style-name="P243" svg:width="9.843cm" svg:height="5.779cm" svg:x="0.635cm" svg:y="3.025cm"><draw:text-box><text:p text:style-name="P243"><text:span text:style-name="T84">stack_t</text:span></text:p><text:p text:style-name="P244"><text:span text:style-name="T85">deque_back()</text:span></text:p><text:p text:style-name="P241"><text:span text:style-name="T85"/></text:p><text:p text:style-name="P241"><text:span text:style-name="T86"><text:s/></text:span><text:span text:style-name="T85">deque_push_back() <text:s text:c="2"/>deque_pop_back()</text:span></text:p></draw:text-box></draw:frame><draw:custom-shape draw:style-name="gr23" draw:text-style-name="P240"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5" draw:text-style-name="P241" svg:width="3.493cm" svg:height="0.825cm" svg:x="11.113cm" svg:y="0.826cm"><draw:text-box><text:p text:style-name="P241"><text:span text:style-name="T85">stack_top()</text:span></text:p></draw:text-box></draw:frame><draw:custom-shape draw:style-name="gr23" draw:text-style-name="P240"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3" draw:text-style-name="P240"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241" svg:width="3.492cm" svg:height="0.823cm" svg:x="13.651cm" svg:y="4.678cm"><draw:text-box><text:p text:style-name="P241"><text:span text:style-name="T85">stack_pop()</text:span></text:p></draw:text-box></draw:frame><draw:frame draw:style-name="gr5" draw:text-style-name="P241" svg:width="3.807cm" svg:height="0.823cm" svg:x="13.653cm" svg:y="6.329cm"><draw:text-box><text:p text:style-name="P241"><text:span text:style-name="T85">stack_push()</text:span></text:p></draw:text-box></draw:frame><draw:frame draw:style-name="gr24" draw:text-style-name="P243" svg:width="8.572cm" svg:height="0.826cm" svg:x="1.586cm" svg:y="7.722cm"><draw:text-box><text:p text:style-name="P243"><text:span text:style-name="T78">cstl </text:span><text:span text:style-name="T78">容器</text:span><text:span text:style-name="T78">(</text:span><text:span text:style-name="T78">通常是</text:span><text:span text:style-name="T78">deque_t)</text:span></text:p></draw:text-box></draw:frame><draw:custom-shape draw:style-name="gr23" draw:text-style-name="P240"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3" draw:text-style-name="P240"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3" draw:text-style-name="P240"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1966391055" text:continue-numbering="true" text:style-name="WW8Num13">
        <text:list-item>
          <text:list>
            <text:list-item>
              <text:list>
                <text:list-item>
                  <text:h text:style-name="P237" text:outline-level="3"><text:soft-page-break/>stack_t的操作</text:h>
                </text:list-item>
              </text:list>
            </text:list-item>
          </text:list>
        </text:list-item>
      </text:list>
      <text:p text:style-name="P79">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79">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79">赋值:</text:p>
      <table:table table:name="Table101" table:style-name="Table101">
        <table:table-column table:style-name="Table101.A"/>
        <table:table-column table:style-name="Table101.B"/>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79">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1802466839" text:continue-numbering="true" text:style-name="WW8Num13">
        <text:list-item>
          <text:list>
            <text:list-item>
              <text:list>
                <text:list-item>
                  <text:h text:style-name="P237"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oft-page-break/><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175409322" text:continue-numbering="true" text:style-name="WW8Num13">
        <text:list-item>
          <text:list>
            <text:list-item>
              <text:h text:style-name="P227" text:outline-level="2">queue_t</text:h>
            </text:list-item>
          </text:list>
        </text:list-item>
      </text:list>
      <text:p text:style-name="P86"><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text:soft-page-break/><draw:g text:anchor-type="as-char" svg:y="0cm" draw:z-index="15" draw:style-name="gr1"><draw:rect draw:style-name="gr2" draw:text-style-name="P239" svg:width="17.781cm" svg:height="8.531cm" svg:x="0.002cm" svg:y="0cm"><text:p/></draw:rect><draw:frame draw:style-name="gr4" draw:text-style-name="P241" svg:width="10.798cm" svg:height="4.679cm" svg:x="3.81cm" svg:y="3.577cm"><draw:text-box><text:p text:style-name="P241"><text:span text:style-name="T87"><text:s text:c="12"/></text:span><text:span text:style-name="T83"><text:s/></text:span><text:span text:style-name="T83">deque_back() <text:s/>deque_front()</text:span></text:p><text:p text:style-name="P241"><text:span text:style-name="T83"/></text:p><text:p text:style-name="P241"><text:span text:style-name="T83"/></text:p><text:p text:style-name="P241"><text:span text:style-name="T83">deque_push_back() <text:s text:c="13"/>deque_pop_front()</text:span></text:p></draw:text-box></draw:frame><draw:custom-shape draw:style-name="gr23" draw:text-style-name="P240"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3" draw:text-style-name="P240"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3" draw:text-style-name="P240"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241" svg:width="3.807cm" svg:height="0.773cm" svg:x="5.082cm" svg:y="0.55cm"><draw:text-box><text:p text:style-name="P241"><text:span text:style-name="T85">queue_back()</text:span></text:p></draw:text-box></draw:frame><draw:frame draw:style-name="gr5" draw:text-style-name="P241" svg:width="3.492cm" svg:height="0.772cm" svg:x="14.288cm" svg:y="2.475cm"><draw:text-box><text:p text:style-name="P241"><text:span text:style-name="T85">queue_pop()</text:span></text:p></draw:text-box></draw:frame><draw:frame draw:style-name="gr5" draw:text-style-name="P241" svg:width="3.805cm" svg:height="0.773cm" svg:x="0cm" svg:y="2.752cm"><draw:text-box><text:p text:style-name="P241"><text:span text:style-name="T85">queue_push()</text:span></text:p></draw:text-box></draw:frame><draw:custom-shape draw:style-name="gr23" draw:text-style-name="P240"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5" draw:text-style-name="P241" svg:width="4.127cm" svg:height="0.773cm" svg:x="8.89cm" svg:y="0.55cm"><draw:text-box><text:p text:style-name="P241"><text:span text:style-name="T85">queue_front()</text:span></text:p></draw:text-box></draw:frame><draw:frame draw:style-name="gr24" draw:text-style-name="P243" svg:width="8.572cm" svg:height="0.825cm" svg:x="5.08cm" svg:y="7.153cm"><draw:text-box><text:p text:style-name="P243"><text:span text:style-name="T78">cstl </text:span><text:span text:style-name="T78">容器</text:span><text:span text:style-name="T78">(</text:span><text:span text:style-name="T78">通常是</text:span><text:span text:style-name="T78">deque_t)</text:span></text:p></draw:text-box></draw:frame><draw:custom-shape draw:style-name="gr23" draw:text-style-name="P240"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3" draw:text-style-name="P240"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3" draw:text-style-name="P240"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3" draw:text-style-name="P240"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5" draw:text-style-name="P243" svg:width="3.807cm" svg:height="1.325cm" svg:x="6.987cm" svg:y="2.2cm"><draw:text-box><text:p text:style-name="P243"><text:span text:style-name="T86">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1075267675" text:continue-numbering="true" text:style-name="WW8Num13">
        <text:list-item>
          <text:list>
            <text:list-item>
              <text:list>
                <text:list-item>
                  <text:h text:style-name="P237" text:outline-level="3">queue_t的操作</text:h>
                </text:list-item>
              </text:list>
            </text:list-item>
          </text:list>
        </text:list-item>
      </text:list>
      <text:p text:style-name="P79">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79">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79">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text:soft-page-break/></text:p>
      <text:p text:style-name="P79">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8">queue_t不支持迭代器,所以没有迭代器相关的操作函数.</text:p>
      <text:list xml:id="list1223827470" text:continue-numbering="true" text:style-name="WW8Num13">
        <text:list-item>
          <text:list>
            <text:list-item>
              <text:list>
                <text:list-item>
                  <text:h text:style-name="P237"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80">printf("front:%d, back:%d\n", </text:p>
      <text:p text:style-name="P91">*(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80">printf("front:%d, back:%d\n", </text:p>
      <text:p text:style-name="P91">*(int*)queue_front(&amp;t_q), *(int*)queue_back(&amp;t_q));</text:p>
      <text:p text:style-name="P15"/>
      <text:p text:style-name="P15"><text:s text:c="4"/>while(!queue_empty(&amp;t_q))</text:p>
      <text:p text:style-name="P15"><text:s text:c="4"/>{</text:p>
      <text:p text:style-name="P15"><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text:soft-page-break/>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1900474382" text:continue-numbering="true" text:style-name="WW8Num13">
        <text:list-item>
          <text:list>
            <text:list-item>
              <text:h text:style-name="P227" text:outline-level="2">priority_queue_t</text:h>
            </text:list-item>
          </text:list>
        </text:list-item>
      </text:list>
      <text:p text:style-name="P89">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8">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689255581" text:continue-numbering="true" text:style-name="WW8Num13">
        <text:list-item>
          <text:list>
            <text:list-item>
              <text:list>
                <text:list-item>
                  <text:h text:style-name="P237" text:outline-level="3">priority_queue_t的操作</text:h>
                </text:list-item>
              </text:list>
            </text:list-item>
          </text:list>
        </text:list-item>
      </text:list>
      <text:p text:style-name="P79">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79">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79">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79">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8">priority_queue_t不支持迭代器,所以没有迭代器相关的操作函数.</text:p>
      <text:list xml:id="list1927696963" text:continue-numbering="true" text:style-name="WW8Num13">
        <text:list-item>
          <text:list>
            <text:list-item>
              <text:list>
                <text:list-item>
                  <text:h text:style-name="P237"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oft-page-break/><text:s text:c="4"/>return 0;</text:p>
      <text:p text:style-name="P15">}</text:p>
      <text:p text:style-name="P8">结果:</text:p>
      <text:p text:style-name="P15">66.600000 44.400000 </text:p>
      <text:p text:style-name="P15">33.300000 22.200000 11.100000</text:p>
      <text:list xml:id="list352242753" text:continue-numbering="true" text:style-name="WW8Num13">
        <text:list-item>
          <text:h text:style-name="P216" text:outline-level="1">libcstl字符串</text:h>
        </text:list-item>
      </text:list>
      <text:p text:style-name="P78">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1483720322" text:continue-numbering="true" text:style-name="WW8Num13">
        <text:list-item>
          <text:list>
            <text:list-item>
              <text:h text:style-name="P227" text:outline-level="2">两个string_t的使用实例</text:h>
              <text:list>
                <text:list-item>
                  <text:h text:style-name="P237" text:outline-level="3">第一个例子:提取文件名模版</text:h>
                </text:list-item>
              </text:list>
            </text:list-item>
          </text:list>
        </text:list-item>
      </text:list>
      <text:p text:style-name="P89">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soft-page-break/><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94">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oft-page-break/><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text:soft-page-break/>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711694500" text:continue-numbering="true" text:style-name="WW8Num13">
        <text:list-item>
          <text:list>
            <text:list-item>
              <text:list>
                <text:list-item>
                  <text:h text:style-name="P237"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oft-page-break/><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8">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95">t_endinx = string_length(&amp;t_str);</text:p>
      <text:p text:style-name="P15">}</text:p>
      <text:p text:style-name="P8">确定了单词的开始和结尾然后逆序打印单词.</text:p>
      <text:p text:style-name="P15">for(i = t_endinx - 1; i &gt;= (int)t_beginx; --i)</text:p>
      <text:p text:style-name="P15">{</text:p>
      <text:p text:style-name="P96">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数据结果为</text:p>
      <text:p text:style-name="P15">stop &amp; snap</text:p>
      <text:p text:style-name="P15">I was a deer</text:p>
      <text:list xml:id="list274854518" text:continue-numbering="true" text:style-name="WW8Num13">
        <text:list-item>
          <text:list>
            <text:list-item>
              <text:h text:style-name="P227" text:outline-level="2"><text:soft-page-break/>string_t类型的描述</text:h>
              <text:list>
                <text:list-item>
                  <text:h text:style-name="P237" text:outline-level="3">strint_t的能力</text:h>
                </text:list-item>
              </text:list>
            </text:list-item>
          </text:list>
        </text:list-item>
      </text:list>
      <text:p text:style-name="P77"><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849779731" text:continue-numbering="true" text:style-name="WW8Num13">
        <text:list-item>
          <text:list>
            <text:list-item>
              <text:list>
                <text:list-item>
                  <text:h text:style-name="P237" text:outline-level="3">string_t的操作概览</text:h>
                </text:list-item>
              </text:list>
            </text:list-item>
          </text:list>
        </text:list-item>
      </text:list>
      <text:p text:style-name="P77"><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1740388383" text:continue-numbering="true" text:style-name="WW8Num13">
        <text:list-item>
          <text:list>
            <text:list-item>
              <text:list>
                <text:list-item>
                  <text:h text:style-name="P237"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7"><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1161654459" text:continue-numbering="true" text:style-name="WW8Num13">
        <text:list-item>
          <text:list>
            <text:list-item>
              <text:list>
                <text:list-item>
                  <text:h text:style-name="P237"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8">这三个操作函数都是提供了从string_t到C字符串的转换,它们的结果都是普通的C字符串或C字符数组,但是它们之间是有区别的.</text:p>
      <text:p text:style-name="P77"><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80">strint_t t_str;</text:p>
      <text:p text:style-name="P80">string_init_cstr(&amp;t_str, “12345”);</text:p>
      <text:p text:style-name="P81"/>
      <text:p text:style-name="P77"><text:span text:style-name="T11">atoi(string_c_str(&amp;t_str)); <text:s/></text:span><text:span text:style-name="T12"><text:s text:c="23"/>/* 将字符串转变成整数 */</text:span></text:p>
      <text:p text:style-name="P77"><text:span text:style-name="T11">f(string_data(&amp;t_str), string_length(&amp;t_str));</text:span><text:span text:style-name="T12"> <text:s/>/* 使用字符数组及其长度最为参数</text:span></text:p>
      <text:p text:style-name="P81"><text:s text:c="61"/>调用函数f() */</text:p>
      <text:p text:style-name="P80">char ac_buf[100];</text:p>
      <text:p text:style-name="P77"><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80">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1417172652" text:continue-numbering="true" text:style-name="WW8Num13">
        <text:list-item>
          <text:list>
            <text:list-item>
              <text:list>
                <text:list-item>
                  <text:h text:style-name="P237"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480669561" text:continue-numbering="true" text:style-name="WW8Num13">
        <text:list-item>
          <text:list>
            <text:list-item>
              <text:list>
                <text:list-item>
                  <text:h text:style-name="P237"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1497366236" text:continue-numbering="true" text:style-name="WW8Num13">
        <text:list-item>
          <text:list>
            <text:list-item>
              <text:list>
                <text:list-item>
                  <text:h text:style-name="P237"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ext:soft-page-break/>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7"><text:span text:style-name="T11">string_compare_cstr(&amp;t_str, “dcba”);</text:span><text:span text:style-name="T12"> <text:s/>/* return a value &lt; 0 */</text:span></text:p>
      <text:p text:style-name="P77"><text:span text:style-name="T11">string_compare_cstr(&amp;t_str, “ab”);</text:span><text:span text:style-name="T12"> <text:s text:c="3"/>/* return a value &gt; 0 */</text:span></text:p>
      <text:p text:style-name="P77"><text:span text:style-name="T11">string_compare(&amp;t_str, &amp;t_str);</text:span><text:span text:style-name="T12"> <text:s text:c="7"/>/* return 0 */</text:span></text:p>
      <text:p text:style-name="P80">string_compare_substring_substring(&amp;t_str, 0, 2, &amp;t_str, 2, 2); </text:p>
      <text:p text:style-name="P81"><text:s text:c="45"/>/* return a value &lt; 0 “ab” &lt; cd “ */</text:p>
      <text:p text:style-name="P80">string_compare_substring_subcstr(&amp;t_str, 1, 2, “bcx”, 2);</text:p>
      <text:p text:style-name="P81"><text:s text:c="45"/>/* return 0 “bc” == “bc” */</text:p>
      <text:list xml:id="list154342496" text:continue-numbering="true" text:style-name="WW8Num13">
        <text:list-item>
          <text:list>
            <text:list-item>
              <text:list>
                <text:list-item>
                  <text:h text:style-name="P237"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1535576190" text:continue-numbering="true" text:style-name="WW8Num13">
        <text:list-item>
          <text:list>
            <text:list-item>
              <text:list>
                <text:list-item>
                  <text:h text:style-name="P237"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900632015" text:continue-numbering="true" text:style-name="WW8Num13">
        <text:list-item>
          <text:list>
            <text:list-item>
              <text:list>
                <text:list-item>
                  <text:h text:style-name="P237"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1722622485" text:continue-numbering="true" text:style-name="WW8Num13">
        <text:list-item>
          <text:list>
            <text:list-item>
              <text:list>
                <text:list-item>
                  <text:h text:style-name="P237"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897203744" text:continue-numbering="true" text:style-name="WW8Num13">
        <text:list-item>
          <text:list>
            <text:list-item>
              <text:list>
                <text:list-item>
                  <text:h text:style-name="P237"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2021676506" text:continue-numbering="true" text:style-name="WW8Num13">
        <text:list-item>
          <text:list>
            <text:list-item>
              <text:list>
                <text:list-item>
                  <text:h text:style-name="P237"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ext:soft-page-break/>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236664727" text:continue-numbering="true" text:style-name="WW8Num13">
        <text:list-item>
          <text:list>
            <text:list-item>
              <text:list>
                <text:list-item>
                  <text:h text:style-name="P237"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16" draw:style-name="gr1"><draw:rect draw:style-name="gr7" draw:text-style-name="P239" svg:width="17.779cm" svg:height="3.026cm" svg:x="0.002cm" svg:y="0.002cm"><text:p/></draw:rect><draw:frame draw:style-name="gr19" draw:text-style-name="P241" svg:width="17.779cm" svg:height="3.026cm" svg:x="0cm" svg:y="0cm"><draw:text-box><text:p text:style-name="P241"><text:span text:style-name="T79">注意</text:span><text:span text:style-name="T79">:</text:span><text:span text:style-name="T76"> </text:span><text:span text:style-name="T78">string_substr()</text:span><text:span text:style-name="T76">函数的返回值是一个已经初始化的</text:span><text:span text:style-name="T78">string_t</text:span><text:span text:style-name="T76">类型</text:span><text:span text:style-name="T79">,</text:span><text:span text:style-name="T76">所以这个函数的返回值不能忽略</text:span><text:span text:style-name="T79">,</text:span><text:span text:style-name="T79">同时必须使用为初始化的</text:span><text:span text:style-name="T79">string_t</text:span><text:span text:style-name="T79">变量去接收返回值</text:span><text:span text:style-name="T79">,</text:span><text:span text:style-name="T79">使用之后要销毁</text:span><text:span text:style-name="T79">.</text:span><text:span text:style-name="T79">这个函数与</text:span></text:p><text:p text:style-name="P241"><text:span text:style-name="T78">xxxx_equal_range()</text:span><text:span text:style-name="T79">函数一样</text:span><text:span text:style-name="T79">.</text:span></text:p></draw:text-box></draw:frame></draw:g></text:p>
      <text:list xml:id="list791145519" text:continue-numbering="true" text:style-name="WW8Num13">
        <text:list-item>
          <text:list>
            <text:list-item>
              <text:list>
                <text:list-item>
                  <text:h text:style-name="P237"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soft-page-break/><text:tab/>while(string_getline_delimiter(&amp;t_str, stdin, ‘:’))</text:p>
      <text:p text:style-name="P15"><text:tab/>{</text:p>
      <text:p text:style-name="P15"><text:tab/>...</text:p>
      <text:p text:style-name="P15"><text:tab/>}</text:p>
      <text:list xml:id="list2146198556" text:continue-numbering="true" text:style-name="WW8Num13">
        <text:list-item>
          <text:list>
            <text:list-item>
              <text:list>
                <text:list-item>
                  <text:h text:style-name="P237"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776698173" text:continue-numbering="true" text:style-name="WW8Num13">
        <text:list-item>
          <text:list>
            <text:list-item>
              <text:list>
                <text:list-item>
                  <text:h text:style-name="P237" text:outline-level="3">NPOS值</text:h>
                </text:list-item>
              </text:list>
            </text:list-item>
          </text:list>
        </text:list-item>
      </text:list>
      <text:p text:style-name="P78">上一节的查找函数都是使用下标位置为参数,同时返回结果也是下标位置,那么当查找失败时怎么区分呢?&lt;cstl/cstring.h&gt;中定义了值NPOS表示查找失败,例如:</text:p>
      <text:p text:style-name="P80">size_t t_pos = string_find_cstr(&amp;t_str, “not found”);</text:p>
      <text:p text:style-name="P80">if(t_pos == NPOS)</text:p>
      <text:p text:style-name="P88">{</text:p>
      <text:p text:style-name="P88">...<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1661930112" text:continue-numbering="true" text:style-name="WW8Num13">
        <text:list-item>
          <text:list>
            <text:list-item>
              <text:list>
                <text:list-item>
                  <text:h text:style-name="P237"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8">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1"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06T22:29:51</dc:date>
    <meta:editing-cycles>1188</meta:editing-cycles>
    <meta:editing-duration>PT128H06M25S</meta:editing-duration>
    <meta:generator>OpenOffice.org/3.1$Linux OpenOffice.org_project/310m19$Build-9420</meta:generator>
    <dc:creator>Wangbo </dc:creator>
    <meta:document-statistic meta:table-count="165" meta:image-count="15" meta:object-count="0" meta:page-count="229" meta:paragraph-count="8485" meta:word-count="41742" meta:character-count="229355"/>
  </office:meta>
</office:document-meta>
</file>